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normal" officeooo:rsid="012ae591" officeooo:paragraph-rsid="02b05ba3" style:font-weight-asian="normal" style:font-weight-complex="normal"/>
    </style:style>
    <style:style style:name="P2" style:family="paragraph" style:parent-style-name="Standard">
      <style:paragraph-properties fo:line-height="150%"/>
      <style:text-properties fo:font-weight="normal" officeooo:rsid="00aa520e" officeooo:paragraph-rsid="00aa520e" style:font-weight-asian="normal" style:font-weight-complex="normal"/>
    </style:style>
    <style:style style:name="P3" style:family="paragraph" style:parent-style-name="Standard">
      <style:paragraph-properties fo:line-height="150%"/>
      <style:text-properties fo:font-weight="normal" officeooo:rsid="000a664b" officeooo:paragraph-rsid="00381a68" style:font-weight-asian="normal" style:font-weight-complex="normal"/>
    </style:style>
    <style:style style:name="P4" style:family="paragraph" style:parent-style-name="Standard">
      <style:paragraph-properties fo:line-height="150%"/>
      <style:text-properties fo:font-weight="normal" officeooo:paragraph-rsid="00339ad2" style:font-weight-asian="normal" style:font-weight-complex="normal"/>
    </style:style>
    <style:style style:name="P5" style:family="paragraph" style:parent-style-name="Standard">
      <style:paragraph-properties fo:line-height="150%"/>
      <style:text-properties fo:font-weight="normal" officeooo:paragraph-rsid="00f64cc0" style:font-weight-asian="normal" style:font-weight-complex="normal"/>
    </style:style>
    <style:style style:name="P6" style:family="paragraph" style:parent-style-name="Standard">
      <style:paragraph-properties fo:line-height="150%"/>
      <style:text-properties officeooo:paragraph-rsid="02d2c485" style:font-weight-asian="normal"/>
    </style:style>
    <style:style style:name="P7" style:family="paragraph" style:parent-style-name="Standard">
      <style:paragraph-properties fo:line-height="150%"/>
    </style:style>
    <style:style style:name="P8" style:family="paragraph" style:parent-style-name="Standard">
      <style:paragraph-properties fo:line-height="150%"/>
      <style:text-properties fo:font-weight="normal" officeooo:paragraph-rsid="0133675a" style:font-weight-asian="normal" style:font-weight-complex="normal"/>
    </style:style>
    <style:style style:name="P9" style:family="paragraph" style:parent-style-name="Standard">
      <style:paragraph-properties fo:line-height="150%"/>
      <style:text-properties fo:font-weight="normal" officeooo:paragraph-rsid="02569033" style:font-weight-asian="normal" style:font-weight-complex="normal"/>
    </style:style>
    <style:style style:name="P10" style:family="paragraph" style:parent-style-name="Standard">
      <style:paragraph-properties fo:line-height="150%"/>
      <style:text-properties fo:font-weight="normal" officeooo:paragraph-rsid="0217ee7e" fo:background-color="transparent" style:font-weight-asian="normal" style:font-weight-complex="normal"/>
    </style:style>
    <style:style style:name="P11"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2" style:family="paragraph" style:parent-style-name="Standard">
      <style:paragraph-properties fo:line-height="150%"/>
      <style:text-properties fo:font-weight="normal" officeooo:paragraph-rsid="0004660a" style:font-weight-asian="normal" style:font-weight-complex="normal"/>
    </style:style>
    <style:style style:name="P13" style:family="paragraph" style:parent-style-name="Standard">
      <style:paragraph-properties fo:line-height="150%"/>
      <style:text-properties fo:font-weight="normal" officeooo:paragraph-rsid="02f4cdef" style:font-weight-asian="normal" style:font-weight-complex="normal"/>
    </style:style>
    <style:style style:name="P14" style:family="paragraph" style:parent-style-name="Standard">
      <style:paragraph-properties fo:line-height="150%"/>
      <style:text-properties fo:font-weight="normal" officeooo:paragraph-rsid="007d6f04" style:font-weight-asian="normal" style:font-weight-complex="normal"/>
    </style:style>
    <style:style style:name="P15" style:family="paragraph" style:parent-style-name="Standard">
      <style:paragraph-properties fo:line-height="150%"/>
      <style:text-properties fo:font-weight="normal" officeooo:paragraph-rsid="022c8cc5" style:font-weight-asian="normal" style:font-weight-complex="normal"/>
    </style:style>
    <style:style style:name="P16" style:family="paragraph" style:parent-style-name="Standard">
      <style:paragraph-properties fo:line-height="150%"/>
      <style:text-properties fo:font-weight="normal" officeooo:rsid="017a329d" officeooo:paragraph-rsid="01f7d096" style:font-weight-asian="normal" style:font-weight-complex="normal"/>
    </style:style>
    <style:style style:name="P17" style:family="paragraph" style:parent-style-name="Standard">
      <style:paragraph-properties fo:line-height="150%"/>
      <style:text-properties fo:font-weight="normal" officeooo:paragraph-rsid="01f7d096" style:font-weight-asian="normal" style:font-weight-complex="normal"/>
    </style:style>
    <style:style style:name="P18" style:family="paragraph" style:parent-style-name="Standard">
      <style:paragraph-properties fo:line-height="150%"/>
      <style:text-properties fo:font-weight="normal" officeooo:paragraph-rsid="03277df1" style:font-weight-asian="normal" style:font-weight-complex="normal"/>
    </style:style>
    <style:style style:name="P19" style:family="paragraph" style:parent-style-name="Standard">
      <style:paragraph-properties fo:line-height="150%"/>
      <style:text-properties fo:font-weight="normal" officeooo:paragraph-rsid="029fc092" style:font-weight-asian="normal" style:font-weight-complex="normal"/>
    </style:style>
    <style:style style:name="P20" style:family="paragraph" style:parent-style-name="Standard">
      <style:paragraph-properties fo:line-height="150%"/>
      <style:text-properties fo:font-weight="normal" officeooo:rsid="02aee9c1" officeooo:paragraph-rsid="030da48c" style:font-weight-asian="normal" style:font-weight-complex="normal"/>
    </style:style>
    <style:style style:name="P21" style:family="paragraph" style:parent-style-name="Standard">
      <style:paragraph-properties fo:line-height="150%"/>
      <style:text-properties fo:font-weight="normal" officeooo:paragraph-rsid="02efd041" style:font-weight-asian="normal" style:font-weight-complex="normal"/>
    </style:style>
    <style:style style:name="P22" style:family="paragraph" style:parent-style-name="Standard">
      <style:paragraph-properties fo:line-height="150%"/>
      <style:text-properties fo:font-weight="normal" officeooo:paragraph-rsid="0097d4dc" style:font-weight-asian="normal" style:font-weight-complex="normal"/>
    </style:style>
    <style:style style:name="P23" style:family="paragraph" style:parent-style-name="Standard">
      <style:paragraph-properties fo:line-height="150%"/>
      <style:text-properties fo:font-weight="normal" officeooo:rsid="00aa520e" officeooo:paragraph-rsid="03166eec" style:font-weight-asian="normal" style:font-weight-complex="normal"/>
    </style:style>
    <style:style style:name="P24" style:family="paragraph" style:parent-style-name="Standard">
      <style:paragraph-properties fo:line-height="150%"/>
      <style:text-properties fo:font-weight="normal" officeooo:rsid="012ae591" officeooo:paragraph-rsid="02b05ba3" style:font-weight-asian="normal" style:font-weight-complex="normal"/>
    </style:style>
    <style:style style:name="P25" style:family="paragraph" style:parent-style-name="Standard">
      <style:paragraph-properties fo:line-height="150%"/>
      <style:text-properties fo:font-weight="normal" officeooo:rsid="012ae591" officeooo:paragraph-rsid="012ae591" style:font-weight-asian="normal" style:font-weight-complex="normal"/>
    </style:style>
    <style:style style:name="P26" style:family="paragraph" style:parent-style-name="Standard">
      <style:paragraph-properties fo:line-height="150%"/>
      <style:text-properties fo:font-weight="normal" officeooo:rsid="00aa520e" officeooo:paragraph-rsid="00aa520e" style:font-weight-asian="normal" style:font-weight-complex="normal"/>
    </style:style>
    <style:style style:name="P27" style:family="paragraph" style:parent-style-name="Standard">
      <style:paragraph-properties fo:line-height="150%"/>
      <style:text-properties fo:font-weight="normal" officeooo:rsid="00aa520e" officeooo:paragraph-rsid="03166eec" style:font-weight-asian="normal" style:font-weight-complex="normal"/>
    </style:style>
    <style:style style:name="P28" style:family="paragraph" style:parent-style-name="Standard">
      <style:paragraph-properties fo:line-height="150%"/>
      <style:text-properties fo:font-weight="normal" officeooo:rsid="00aa520e" officeooo:paragraph-rsid="00e40c50" style:font-weight-asian="normal" style:font-weight-complex="normal"/>
    </style:style>
    <style:style style:name="P29" style:family="paragraph" style:parent-style-name="Standard">
      <style:paragraph-properties fo:line-height="150%"/>
      <style:text-properties fo:font-weight="normal" officeooo:rsid="000a664b" officeooo:paragraph-rsid="00381a68" style:font-weight-asian="normal" style:font-weight-complex="normal"/>
    </style:style>
    <style:style style:name="P30" style:family="paragraph" style:parent-style-name="Standard">
      <style:paragraph-properties fo:line-height="150%"/>
      <style:text-properties fo:font-weight="normal" officeooo:rsid="000a664b" officeooo:paragraph-rsid="003be1db" style:font-weight-asian="normal" style:font-weight-complex="normal"/>
    </style:style>
    <style:style style:name="P31" style:family="paragraph" style:parent-style-name="Standard">
      <style:paragraph-properties fo:line-height="150%"/>
      <style:text-properties fo:font-weight="normal" officeooo:rsid="000a664b" officeooo:paragraph-rsid="0046ea9a" style:font-weight-asian="normal" style:font-weight-complex="normal"/>
    </style:style>
    <style:style style:name="P32" style:family="paragraph" style:parent-style-name="Standard">
      <style:paragraph-properties fo:line-height="150%"/>
      <style:text-properties fo:font-weight="normal" officeooo:paragraph-rsid="00339ad2" style:font-weight-asian="normal" style:font-weight-complex="normal"/>
    </style:style>
    <style:style style:name="P33" style:family="paragraph" style:parent-style-name="Standard">
      <style:paragraph-properties fo:line-height="150%"/>
      <style:text-properties fo:font-weight="normal" officeooo:paragraph-rsid="00f64cc0" style:font-weight-asian="normal" style:font-weight-complex="normal"/>
    </style:style>
    <style:style style:name="P34" style:family="paragraph" style:parent-style-name="Standard">
      <style:paragraph-properties fo:line-height="150%"/>
      <style:text-properties fo:font-weight="normal" officeooo:paragraph-rsid="0133675a" style:font-weight-asian="normal" style:font-weight-complex="normal"/>
    </style:style>
    <style:style style:name="P35" style:family="paragraph" style:parent-style-name="Standard">
      <style:paragraph-properties fo:line-height="150%"/>
      <style:text-properties fo:font-weight="normal" officeooo:paragraph-rsid="02569033" style:font-weight-asian="normal" style:font-weight-complex="normal"/>
    </style:style>
    <style:style style:name="P36" style:family="paragraph" style:parent-style-name="Standard">
      <style:paragraph-properties fo:line-height="150%"/>
      <style:text-properties fo:font-weight="normal" officeooo:paragraph-rsid="0004660a" style:font-weight-asian="normal" style:font-weight-complex="normal"/>
    </style:style>
    <style:style style:name="P37" style:family="paragraph" style:parent-style-name="Standard">
      <style:paragraph-properties fo:line-height="150%"/>
      <style:text-properties fo:font-weight="normal" officeooo:paragraph-rsid="02f4cdef" style:font-weight-asian="normal" style:font-weight-complex="normal"/>
    </style:style>
    <style:style style:name="P38" style:family="paragraph" style:parent-style-name="Standard">
      <style:paragraph-properties fo:line-height="150%"/>
      <style:text-properties fo:font-weight="normal" officeooo:paragraph-rsid="007d6f04" style:font-weight-asian="normal" style:font-weight-complex="normal"/>
    </style:style>
    <style:style style:name="P39" style:family="paragraph" style:parent-style-name="Standard">
      <style:paragraph-properties fo:line-height="150%"/>
      <style:text-properties fo:font-weight="normal" officeooo:paragraph-rsid="022c8cc5" style:font-weight-asian="normal" style:font-weight-complex="normal"/>
    </style:style>
    <style:style style:name="P40" style:family="paragraph" style:parent-style-name="Standard">
      <style:paragraph-properties fo:line-height="150%"/>
      <style:text-properties fo:font-weight="normal" officeooo:paragraph-rsid="01f7d096" style:font-weight-asian="normal" style:font-weight-complex="normal"/>
    </style:style>
    <style:style style:name="P41" style:family="paragraph" style:parent-style-name="Standard">
      <style:paragraph-properties fo:line-height="150%"/>
      <style:text-properties fo:font-weight="normal" officeooo:paragraph-rsid="03277df1" style:font-weight-asian="normal" style:font-weight-complex="normal"/>
    </style:style>
    <style:style style:name="P42" style:family="paragraph" style:parent-style-name="Standard">
      <style:paragraph-properties fo:line-height="150%"/>
      <style:text-properties fo:font-weight="normal" officeooo:paragraph-rsid="029fc092" style:font-weight-asian="normal" style:font-weight-complex="normal"/>
    </style:style>
    <style:style style:name="P43" style:family="paragraph" style:parent-style-name="Standard">
      <style:paragraph-properties fo:line-height="150%"/>
      <style:text-properties fo:font-weight="normal" officeooo:paragraph-rsid="02efd041" style:font-weight-asian="normal" style:font-weight-complex="normal"/>
    </style:style>
    <style:style style:name="P44" style:family="paragraph" style:parent-style-name="Standard">
      <style:paragraph-properties fo:line-height="150%"/>
      <style:text-properties fo:font-weight="normal" officeooo:paragraph-rsid="0097d4dc" style:font-weight-asian="normal" style:font-weight-complex="normal"/>
    </style:style>
    <style:style style:name="P45" style:family="paragraph" style:parent-style-name="Standard">
      <style:paragraph-properties fo:line-height="150%"/>
      <style:text-properties fo:font-weight="normal" officeooo:paragraph-rsid="01e372d2" style:font-weight-asian="normal" style:font-weight-complex="normal"/>
    </style:style>
    <style:style style:name="P46" style:family="paragraph" style:parent-style-name="Standard">
      <style:paragraph-properties fo:line-height="150%"/>
      <style:text-properties fo:font-weight="normal" officeooo:paragraph-rsid="017a329d" style:font-weight-asian="normal" style:font-weight-complex="normal"/>
    </style:style>
    <style:style style:name="P47" style:family="paragraph" style:parent-style-name="Standard">
      <style:paragraph-properties fo:line-height="150%"/>
      <style:text-properties fo:font-weight="normal" officeooo:paragraph-rsid="00153305" style:font-weight-asian="normal" style:font-weight-complex="normal"/>
    </style:style>
    <style:style style:name="P48" style:family="paragraph" style:parent-style-name="Standard">
      <style:paragraph-properties fo:line-height="150%"/>
      <style:text-properties fo:font-weight="normal" officeooo:paragraph-rsid="025ad070" style:font-weight-asian="normal" style:font-weight-complex="normal"/>
    </style:style>
    <style:style style:name="P49" style:family="paragraph" style:parent-style-name="Standard">
      <style:paragraph-properties fo:line-height="150%"/>
      <style:text-properties fo:font-weight="normal" officeooo:rsid="017a329d" officeooo:paragraph-rsid="01f7d096" style:font-weight-asian="normal" style:font-weight-complex="normal"/>
    </style:style>
    <style:style style:name="P50" style:family="paragraph" style:parent-style-name="Standard">
      <style:paragraph-properties fo:line-height="150%"/>
      <style:text-properties fo:font-weight="normal" officeooo:rsid="02aee9c1" officeooo:paragraph-rsid="030da48c" style:font-weight-asian="normal" style:font-weight-complex="normal"/>
    </style:style>
    <style:style style:name="P51" style:family="paragraph" style:parent-style-name="Standard">
      <style:paragraph-properties fo:line-height="150%"/>
      <style:text-properties fo:font-weight="normal" officeooo:paragraph-rsid="0217ee7e" fo:background-color="transparent" style:font-weight-asian="normal" style:font-weight-complex="normal"/>
    </style:style>
    <style:style style:name="P52" style:family="paragraph" style:parent-style-name="Standard">
      <style:paragraph-properties fo:line-height="150%"/>
      <style:text-properties officeooo:paragraph-rsid="02d2c485" style:font-weight-asian="normal"/>
    </style:style>
    <style:style style:name="P53" style:family="paragraph" style:parent-style-name="Standard">
      <style:paragraph-properties fo:line-height="150%"/>
      <style:text-properties officeooo:paragraph-rsid="000ee3d2" style:font-weight-asian="normal"/>
    </style:style>
    <style:style style:name="P54" style:family="paragraph" style:parent-style-name="Standard">
      <style:paragraph-properties fo:line-height="150%"/>
    </style:style>
    <style:style style:name="P55" style:family="paragraph" style:parent-style-name="Standard">
      <style:paragraph-properties fo:line-height="150%"/>
      <style:text-properties officeooo:paragraph-rsid="0209275a"/>
    </style:style>
    <style:style style:name="P56" style:family="paragraph" style:parent-style-name="Standard">
      <style:paragraph-properties fo:line-height="150%"/>
      <style:text-properties officeooo:paragraph-rsid="0004660a"/>
    </style:style>
    <style:style style:name="P57" style:family="paragraph" style:parent-style-name="Standard">
      <style:paragraph-properties fo:line-height="150%"/>
      <style:text-properties officeooo:paragraph-rsid="0302f4e6"/>
    </style:style>
    <style:style style:name="P58"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59" style:family="paragraph" style:parent-style-name="Standard">
      <style:paragraph-properties fo:line-height="150%"/>
      <style:text-properties fo:font-weight="bold" officeooo:paragraph-rsid="0004660a" style:font-weight-asian="bold" style:font-weight-complex="bold"/>
    </style:style>
    <style:style style:name="P60"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61"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2d2c485" style:font-name-asian="Liberation Serif" style:font-size-asian="10.5pt" style:font-style-asian="normal" style:font-weight-asian="normal" style:font-weight-complex="normal"/>
    </style:style>
    <style:style style:name="P62"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63"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64"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65"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66"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67" style:family="paragraph" style:parent-style-name="Standard">
      <style:text-properties style:font-name="Liberation Serif" fo:font-size="12pt"/>
    </style:style>
    <style:style style:name="P68" style:family="paragraph" style:parent-style-name="Standard">
      <style:paragraph-properties fo:line-height="150%" fo:break-before="page"/>
      <style:text-properties fo:font-weight="bold" officeooo:paragraph-rsid="0004660a" style:font-weight-asian="bold" style:font-weight-complex="bold"/>
    </style:style>
    <style:style style:name="P69"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70"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71"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2" style:family="paragraph" style:parent-style-name="Standard">
      <style:paragraph-properties fo:line-height="150%"/>
      <style:text-properties fo:font-weight="normal" officeooo:rsid="017a329d" officeooo:paragraph-rsid="01f7d096" style:font-weight-asian="normal" style:font-weight-complex="normal"/>
    </style:style>
    <style:style style:name="P73" style:family="paragraph" style:parent-style-name="Standard">
      <style:paragraph-properties fo:line-height="150%"/>
      <style:text-properties fo:font-weight="normal" officeooo:paragraph-rsid="0133675a" style:font-weight-asian="normal" style:font-weight-complex="normal"/>
    </style:style>
    <style:style style:name="P74" style:family="paragraph" style:parent-style-name="Standard">
      <style:paragraph-properties fo:line-height="150%"/>
      <style:text-properties fo:font-weight="normal" officeooo:paragraph-rsid="00339ad2" style:font-weight-asian="normal" style:font-weight-complex="normal"/>
    </style:style>
    <style:style style:name="P75" style:family="paragraph" style:parent-style-name="Standard">
      <style:paragraph-properties fo:line-height="150%"/>
      <style:text-properties fo:font-weight="normal" officeooo:paragraph-rsid="00f64cc0" style:font-weight-asian="normal" style:font-weight-complex="normal"/>
    </style:style>
    <style:style style:name="P76" style:family="paragraph" style:parent-style-name="Standard">
      <style:paragraph-properties fo:line-height="150%"/>
      <style:text-properties fo:font-weight="normal" officeooo:paragraph-rsid="02569033" style:font-weight-asian="normal" style:font-weight-complex="normal"/>
    </style:style>
    <style:style style:name="P77" style:family="paragraph" style:parent-style-name="Standard">
      <style:paragraph-properties fo:line-height="150%"/>
      <style:text-properties fo:font-weight="normal" officeooo:paragraph-rsid="0004660a" style:font-weight-asian="normal" style:font-weight-complex="normal"/>
    </style:style>
    <style:style style:name="P78" style:family="paragraph" style:parent-style-name="Standard">
      <style:paragraph-properties fo:line-height="150%"/>
      <style:text-properties fo:font-weight="normal" officeooo:paragraph-rsid="02f4cdef" style:font-weight-asian="normal" style:font-weight-complex="normal"/>
    </style:style>
    <style:style style:name="P79" style:family="paragraph" style:parent-style-name="Standard">
      <style:paragraph-properties fo:line-height="150%"/>
      <style:text-properties fo:font-weight="normal" officeooo:paragraph-rsid="007d6f04" style:font-weight-asian="normal" style:font-weight-complex="normal"/>
    </style:style>
    <style:style style:name="P80" style:family="paragraph" style:parent-style-name="Standard">
      <style:paragraph-properties fo:line-height="150%"/>
      <style:text-properties fo:font-weight="normal" officeooo:paragraph-rsid="022c8cc5" style:font-weight-asian="normal" style:font-weight-complex="normal"/>
    </style:style>
    <style:style style:name="P81" style:family="paragraph" style:parent-style-name="Standard">
      <style:paragraph-properties fo:line-height="150%"/>
      <style:text-properties fo:font-weight="normal" officeooo:paragraph-rsid="01f7d096" style:font-weight-asian="normal" style:font-weight-complex="normal"/>
    </style:style>
    <style:style style:name="P82" style:family="paragraph" style:parent-style-name="Standard">
      <style:paragraph-properties fo:line-height="150%"/>
      <style:text-properties fo:font-weight="normal" officeooo:paragraph-rsid="03277df1" style:font-weight-asian="normal" style:font-weight-complex="normal"/>
    </style:style>
    <style:style style:name="P83" style:family="paragraph" style:parent-style-name="Standard">
      <style:paragraph-properties fo:line-height="150%"/>
      <style:text-properties fo:font-weight="normal" officeooo:paragraph-rsid="029fc092" style:font-weight-asian="normal" style:font-weight-complex="normal"/>
    </style:style>
    <style:style style:name="P84" style:family="paragraph" style:parent-style-name="Standard">
      <style:paragraph-properties fo:line-height="150%"/>
      <style:text-properties fo:font-weight="normal" officeooo:paragraph-rsid="02efd041" style:font-weight-asian="normal" style:font-weight-complex="normal"/>
    </style:style>
    <style:style style:name="P85" style:family="paragraph" style:parent-style-name="Standard">
      <style:paragraph-properties fo:line-height="150%"/>
      <style:text-properties fo:font-weight="normal" officeooo:paragraph-rsid="0097d4dc" style:font-weight-asian="normal" style:font-weight-complex="normal"/>
    </style:style>
    <style:style style:name="P86" style:family="paragraph" style:parent-style-name="Standard">
      <style:paragraph-properties fo:line-height="150%"/>
      <style:text-properties fo:font-weight="normal" officeooo:rsid="012ae591" officeooo:paragraph-rsid="02b05ba3" style:font-weight-asian="normal" style:font-weight-complex="normal"/>
    </style:style>
    <style:style style:name="P87" style:family="paragraph" style:parent-style-name="Standard">
      <style:paragraph-properties fo:line-height="150%"/>
      <style:text-properties fo:font-weight="normal" officeooo:rsid="00aa520e" officeooo:paragraph-rsid="00aa520e" style:font-weight-asian="normal" style:font-weight-complex="normal"/>
    </style:style>
    <style:style style:name="P88" style:family="paragraph" style:parent-style-name="Standard">
      <style:paragraph-properties fo:line-height="150%"/>
      <style:text-properties fo:font-weight="normal" officeooo:rsid="00aa520e" officeooo:paragraph-rsid="03166eec" style:font-weight-asian="normal" style:font-weight-complex="normal"/>
    </style:style>
    <style:style style:name="P89" style:family="paragraph" style:parent-style-name="Standard">
      <style:paragraph-properties fo:line-height="150%"/>
      <style:text-properties fo:font-weight="normal" officeooo:rsid="000a664b" officeooo:paragraph-rsid="00381a68" style:font-weight-asian="normal" style:font-weight-complex="normal"/>
    </style:style>
    <style:style style:name="P90" style:family="paragraph" style:parent-style-name="Standard">
      <style:paragraph-properties fo:line-height="150%"/>
      <style:text-properties fo:font-weight="normal" officeooo:rsid="02aee9c1" officeooo:paragraph-rsid="030da48c" style:font-weight-asian="normal" style:font-weight-complex="normal"/>
    </style:style>
    <style:style style:name="P91" style:family="paragraph" style:parent-style-name="Standard">
      <style:paragraph-properties fo:line-height="150%"/>
      <style:text-properties fo:font-weight="normal" officeooo:paragraph-rsid="0217ee7e" fo:background-color="transparent" style:font-weight-asian="normal" style:font-weight-complex="normal"/>
    </style:style>
    <style:style style:name="P92"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93" style:family="paragraph" style:parent-style-name="Standard">
      <style:paragraph-properties fo:line-height="150%"/>
      <style:text-properties officeooo:paragraph-rsid="02d2c485" style:font-weight-asian="normal"/>
    </style:style>
    <style:style style:name="P94" style:family="paragraph" style:parent-style-name="Standard">
      <style:paragraph-properties fo:line-height="150%"/>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fo:font-style="normal" officeooo:rsid="01148fc6" style:font-style-asian="normal" style:font-style-complex="normal"/>
    </style:style>
    <style:style style:name="T4" style:family="text">
      <style:text-properties style:font-name="Liberation Serif1" fo:font-style="normal" officeooo:rsid="01a158d6" style:font-style-asian="normal" style:font-style-complex="normal"/>
    </style:style>
    <style:style style:name="T5" style:family="text">
      <style:text-properties fo:color="#000000" fo:font-weight="normal" officeooo:rsid="0006daf5" style:font-weight-complex="normal"/>
    </style:style>
    <style:style style:name="T6" style:family="text">
      <style:text-properties fo:color="#000000" fo:font-weight="normal" officeooo:rsid="01163101" style:font-weight-complex="normal"/>
    </style:style>
    <style:style style:name="T7" style:family="text">
      <style:text-properties fo:font-variant="normal" fo:text-transform="none" fo:color="#000000" style:text-position="0% 100%" style:font-name="Liberation Serif" fo:letter-spacing="normal" fo:font-style="normal" fo:font-weight="normal" officeooo:rsid="0006daf5" style:font-name-asian="Liberation Serif" style:font-size-asian="10.5pt" style:font-style-asian="normal" style:font-weight-asian="normal" style:font-style-complex="normal" style:font-weight-complex="normal"/>
    </style:style>
    <style:style style:name="T8" style:family="text">
      <style:text-properties fo:font-variant="normal" fo:text-transform="none" fo:color="#000000" style:text-position="0% 100%" style:font-name="Liberation Serif" fo:letter-spacing="normal" fo:font-style="normal" fo:font-weight="normal" officeooo:rsid="000ee3d2" style:font-name-asian="Liberation Serif" style:font-size-asian="10.5pt" style:font-style-asian="normal" style:font-weight-asian="normal" style:font-style-complex="normal" style:font-weight-complex="normal"/>
    </style:style>
    <style:style style:name="T9" style:family="text">
      <style:text-properties fo:font-variant="normal" fo:text-transform="none" fo:color="#000000" style:text-position="0% 100%" style:font-name="Liberation Serif" fo:letter-spacing="normal" fo:font-style="normal" fo:font-weight="normal" officeooo:rsid="00093ce7" style:font-name-asian="Liberation Serif" style:font-size-asian="10.5pt" style:font-style-asian="normal" style:font-weight-asian="normal" style:font-style-complex="normal" style:font-weight-complex="normal"/>
    </style:style>
    <style:style style:name="T10"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weight-asian="normal" style:font-style-complex="normal"/>
    </style:style>
    <style:style style:name="T11" style:family="text">
      <style:text-properties fo:font-variant="normal" fo:text-transform="none" fo:color="#000000" style:text-position="0% 100%" style:font-name="Liberation Serif" fo:letter-spacing="normal" fo:font-style="italic" fo:font-weight="normal" officeooo:rsid="0006daf5" style:font-name-asian="Liberation Serif" style:font-size-asian="10.5pt" style:font-style-asian="italic" style:font-weight-asian="normal" style:font-style-complex="italic" style:font-weight-complex="normal"/>
    </style:style>
    <style:style style:name="T12" style:family="text">
      <style:text-properties fo:font-variant="normal" fo:text-transform="none" fo:color="#000000" style:text-position="sub 58%" style:font-name="Liberation Serif" fo:letter-spacing="normal" fo:font-style="normal" fo:font-weight="normal" officeooo:rsid="00093ce7" style:font-name-asian="Liberation Serif" style:font-size-asian="10.5pt" style:font-style-asian="normal" style:font-weight-asian="normal" style:font-style-complex="normal" style:font-weight-complex="normal"/>
    </style:style>
    <style:style style:name="T13" style:family="text">
      <style:text-properties fo:font-variant="normal" fo:text-transform="none" fo:color="#000000" style:text-position="0% 100%" style:font-name="Liberation Serif" fo:letter-spacing="normal" fo:font-style="italic" fo:font-weight="normal" officeooo:rsid="0130c029" style:font-name-asian="Liberation Serif" style:font-size-asian="10.5pt" style:font-style-asian="italic" style:font-weight-asian="normal" style:font-style-complex="italic" style:font-weight-complex="normal"/>
    </style:style>
    <style:style style:name="T14" style:family="text">
      <style:text-properties fo:font-variant="normal" fo:text-transform="none" fo:color="#000000" style:text-position="0% 100%" style:font-name="Liberation Serif" fo:letter-spacing="normal" fo:font-style="normal" fo:font-weight="normal" officeooo:rsid="00110c07" style:font-name-asian="Liberation Serif" style:font-size-asian="10.5pt" style:font-style-asian="normal" style:font-weight-asian="normal" style:font-style-complex="normal" style:font-weight-complex="normal"/>
    </style:style>
    <style:style style:name="T15" style:family="text">
      <style:text-properties fo:font-variant="normal" fo:text-transform="none" fo:color="#000000" style:text-position="super 58%" style:font-name="Liberation Serif" fo:letter-spacing="normal" fo:font-style="normal" fo:font-weight="normal" officeooo:rsid="000ee3d2" style:font-name-asian="Liberation Serif" style:font-size-asian="10.5pt" style:font-style-asian="normal" style:font-weight-asian="normal" style:font-style-complex="normal" style:font-weight-complex="normal"/>
    </style:style>
    <style:style style:name="T16" style:family="text">
      <style:text-properties fo:font-variant="normal" fo:text-transform="none" fo:color="#000000" style:text-position="0% 100%" style:font-name="Liberation Serif" fo:letter-spacing="normal" fo:font-style="italic" fo:font-weight="normal" officeooo:rsid="020ad4c5" style:font-name-asian="Liberation Serif" style:font-size-asian="10.5pt" style:font-style-asian="italic" style:font-weight-asian="normal" style:font-style-complex="italic" style:font-weight-complex="normal"/>
    </style:style>
    <style:style style:name="T17" style:family="text">
      <style:text-properties fo:font-variant="normal" fo:text-transform="none" fo:color="#000000" style:text-position="0% 100%" style:font-name="Liberation Serif" fo:letter-spacing="normal" fo:font-style="normal" fo:font-weight="normal" officeooo:rsid="020ad4c5" style:font-name-asian="Liberation Serif" style:font-size-asian="10.5pt" style:font-style-asian="normal" style:font-weight-asian="normal" style:font-style-complex="normal" style:font-weight-complex="normal"/>
    </style:style>
    <style:style style:name="T18" style:family="text">
      <style:text-properties fo:font-variant="normal" fo:text-transform="none" fo:color="#000000" style:text-position="sub 58%" style:font-name="Liberation Serif" fo:letter-spacing="normal" fo:font-style="normal" fo:font-weight="normal" officeooo:rsid="020ad4c5" style:font-name-asian="Liberation Serif" style:font-size-asian="10.5pt" style:font-style-asian="normal" style:font-weight-asian="normal" style:font-style-complex="normal" style:font-weight-complex="normal"/>
    </style:style>
    <style:style style:name="T19" style:family="text">
      <style:text-properties style:font-name="Liberation Serif1" officeooo:rsid="00b475d4"/>
    </style:style>
    <style:style style:name="T20"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21"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22"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23"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24" style:family="text">
      <style:text-properties fo:font-variant="normal" fo:text-transform="none" fo:color="#000000" style:font-name="Liberation Serif" fo:letter-spacing="normal" fo:font-style="normal" officeooo:rsid="000fa3bf" style:font-name-asian="Liberation Serif" style:font-size-asian="10.5pt" style:font-style-asian="normal" style:font-style-complex="normal"/>
    </style:style>
    <style:style style:name="T25" style:family="text">
      <style:text-properties fo:font-variant="normal" fo:text-transform="none" fo:color="#000000" style:font-name="Liberation Serif" fo:letter-spacing="normal" fo:font-style="normal" officeooo:rsid="01a075e1" style:font-name-asian="Liberation Serif" style:font-size-asian="10.5pt" style:font-style-asian="normal" style:font-style-complex="normal"/>
    </style:style>
    <style:style style:name="T26"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27"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28"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9"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30"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31" style:family="text">
      <style:text-properties fo:font-style="normal" officeooo:rsid="0138cd3d" style:font-style-asian="normal" style:font-style-complex="normal"/>
    </style:style>
    <style:style style:name="T32" style:family="text">
      <style:text-properties style:text-position="0% 100%" officeooo:rsid="01b0de0f"/>
    </style:style>
    <style:style style:name="T33" style:family="text">
      <style:text-properties style:text-position="0% 100%"/>
    </style:style>
    <style:style style:name="T34" style:family="text">
      <style:text-properties fo:font-style="normal" officeooo:rsid="0067811c" style:font-style-asian="normal" style:font-style-complex="normal"/>
    </style:style>
    <style:style style:name="T35" style:family="text">
      <style:text-properties fo:font-style="normal" officeooo:rsid="006ce9a7" style:font-style-asian="normal" style:font-style-complex="normal"/>
    </style:style>
    <style:style style:name="T36" style:family="text">
      <style:text-properties fo:font-style="normal" officeooo:rsid="006f26e4" style:font-style-asian="normal" style:font-style-complex="normal"/>
    </style:style>
    <style:style style:name="T37" style:family="text">
      <style:text-properties style:text-position="0% 100%" fo:font-style="normal" officeooo:rsid="015a9069" style:font-style-asian="normal" style:font-style-complex="normal"/>
    </style:style>
    <style:style style:name="T38" style:family="text">
      <style:text-properties style:text-position="0% 100%" fo:font-style="normal" officeooo:rsid="00965377" style:font-style-asian="normal" style:font-style-complex="normal"/>
    </style:style>
    <style:style style:name="T39" style:family="text">
      <style:text-properties style:text-position="0% 100%" fo:font-style="normal" officeooo:rsid="01937f76" style:font-style-asian="normal" style:font-style-complex="normal"/>
    </style:style>
    <style:style style:name="T40" style:family="text">
      <style:text-properties style:text-position="0% 100%" fo:font-style="normal" officeooo:rsid="0229b552" style:font-style-asian="normal" style:font-style-complex="normal"/>
    </style:style>
    <style:style style:name="T41" style:family="text">
      <style:text-properties style:text-position="0% 100%" fo:font-style="normal" officeooo:rsid="023e842a" style:font-style-asian="normal" style:font-style-complex="normal"/>
    </style:style>
    <style:style style:name="T42" style:family="text">
      <style:text-properties style:text-position="0% 100%" fo:font-style="normal" officeooo:rsid="023f05d6" style:font-style-asian="normal" style:font-style-complex="normal"/>
    </style:style>
    <style:style style:name="T43" style:family="text">
      <style:text-properties fo:font-style="normal" officeooo:rsid="026d6dca" style:font-style-asian="normal" style:font-style-complex="normal"/>
    </style:style>
    <style:style style:name="T44" style:family="text">
      <style:text-properties fo:font-style="normal" officeooo:rsid="00726ad8" style:font-style-asian="normal" style:font-style-complex="normal"/>
    </style:style>
    <style:style style:name="T45" style:family="text">
      <style:text-properties style:text-position="0% 100%" fo:font-style="normal" officeooo:rsid="00768b17" style:font-style-asian="normal" style:font-style-complex="normal"/>
    </style:style>
    <style:style style:name="T46" style:family="text">
      <style:text-properties style:text-position="0% 100%" fo:font-style="normal" officeooo:rsid="026f451b" style:font-style-asian="normal" style:font-style-complex="normal"/>
    </style:style>
    <style:style style:name="T47" style:family="text">
      <style:text-properties style:text-position="0% 100%" fo:font-style="normal" officeooo:rsid="0270ef76" style:font-style-asian="normal" style:font-style-complex="normal"/>
    </style:style>
    <style:style style:name="T48" style:family="text">
      <style:text-properties style:text-position="0% 100%" fo:font-style="normal" officeooo:rsid="01a3bd94" style:font-style-asian="normal" style:font-style-complex="normal"/>
    </style:style>
    <style:style style:name="T49" style:family="text">
      <style:text-properties style:text-position="0% 100%" fo:font-style="normal" officeooo:rsid="02748077" style:font-style-asian="normal" style:font-style-complex="normal"/>
    </style:style>
    <style:style style:name="T50" style:family="text">
      <style:text-properties style:text-position="0% 100%" fo:font-style="normal" officeooo:rsid="027be093" style:font-style-asian="normal" style:font-style-complex="normal"/>
    </style:style>
    <style:style style:name="T51" style:family="text">
      <style:text-properties style:text-position="0% 100%" fo:font-style="normal" officeooo:rsid="027c4e37" style:font-style-asian="normal" style:font-style-complex="normal"/>
    </style:style>
    <style:style style:name="T52" style:family="text">
      <style:text-properties style:text-position="0% 100%" fo:font-style="normal" officeooo:rsid="027de956" style:font-style-asian="normal" style:font-style-complex="normal"/>
    </style:style>
    <style:style style:name="T53" style:family="text">
      <style:text-properties style:text-position="0% 100%" fo:font-style="normal" officeooo:rsid="01856f96" style:font-style-asian="normal" style:font-style-complex="normal"/>
    </style:style>
    <style:style style:name="T54" style:family="text">
      <style:text-properties officeooo:rsid="00860432"/>
    </style:style>
    <style:style style:name="T55" style:family="text">
      <style:text-properties officeooo:rsid="0160deee"/>
    </style:style>
    <style:style style:name="T56" style:family="text">
      <style:text-properties officeooo:rsid="017a329d"/>
    </style:style>
    <style:style style:name="T57" style:family="text">
      <style:text-properties style:text-position="0% 100%" officeooo:rsid="00bad510"/>
    </style:style>
    <style:style style:name="T58" style:family="text">
      <style:text-properties style:text-position="0% 100%" officeooo:rsid="0169a374"/>
    </style:style>
    <style:style style:name="T59" style:family="text">
      <style:text-properties style:text-position="0% 100%" fo:font-style="italic" officeooo:rsid="016c5f1d" style:font-style-asian="italic" style:font-style-complex="italic"/>
    </style:style>
    <style:style style:name="T60" style:family="text">
      <style:text-properties style:text-position="0% 100%" fo:font-style="normal" officeooo:rsid="016c5f1d" style:font-style-asian="normal" style:font-style-complex="normal"/>
    </style:style>
    <style:style style:name="T61" style:family="text">
      <style:text-properties style:text-position="0% 100%" fo:font-style="italic" officeooo:rsid="0169a374" style:font-style-asian="italic" style:font-style-complex="italic"/>
    </style:style>
    <style:style style:name="T62" style:family="text">
      <style:text-properties style:text-position="0% 100%" officeooo:rsid="0167f275"/>
    </style:style>
    <style:style style:name="T63" style:family="text">
      <style:text-properties style:text-position="0% 100%" officeooo:rsid="016c5f1d"/>
    </style:style>
    <style:style style:name="T64" style:family="text">
      <style:text-properties style:text-position="0% 100%" officeooo:rsid="016d3349"/>
    </style:style>
    <style:style style:name="T65" style:family="text">
      <style:text-properties style:text-position="0% 100%" officeooo:rsid="00c10919"/>
    </style:style>
    <style:style style:name="T66" style:family="text">
      <style:text-properties style:text-position="0% 100%" officeooo:rsid="01903a66"/>
    </style:style>
    <style:style style:name="T67" style:family="text">
      <style:text-properties style:text-position="0% 100%" officeooo:rsid="01a3bd94"/>
    </style:style>
    <style:style style:name="T68" style:family="text">
      <style:text-properties officeooo:rsid="00cdf6ac"/>
    </style:style>
    <style:style style:name="T69" style:family="text">
      <style:text-properties officeooo:rsid="00abf227"/>
    </style:style>
    <style:style style:name="T70" style:family="text">
      <style:text-properties officeooo:rsid="003e6c18"/>
    </style:style>
    <style:style style:name="T71" style:family="text">
      <style:text-properties fo:font-style="normal" officeooo:rsid="01148fc6" style:font-style-asian="normal" style:font-style-complex="normal"/>
    </style:style>
    <style:style style:name="T72" style:family="text">
      <style:text-properties fo:font-style="normal" officeooo:rsid="0138cd3d" style:font-style-asian="normal" style:font-style-complex="normal"/>
    </style:style>
    <style:style style:name="T73" style:family="text">
      <style:text-properties fo:font-style="normal" officeooo:rsid="0067811c" style:font-style-asian="normal" style:font-style-complex="normal"/>
    </style:style>
    <style:style style:name="T74" style:family="text">
      <style:text-properties fo:font-style="normal" officeooo:rsid="006ce9a7" style:font-style-asian="normal" style:font-style-complex="normal"/>
    </style:style>
    <style:style style:name="T75" style:family="text">
      <style:text-properties fo:font-style="normal" officeooo:rsid="006f26e4" style:font-style-asian="normal" style:font-style-complex="normal"/>
    </style:style>
    <style:style style:name="T76" style:family="text">
      <style:text-properties fo:font-style="normal" officeooo:rsid="026d6dca" style:font-style-asian="normal" style:font-style-complex="normal"/>
    </style:style>
    <style:style style:name="T77" style:family="text">
      <style:text-properties fo:font-style="normal" officeooo:rsid="00726ad8" style:font-style-asian="normal" style:font-style-complex="normal"/>
    </style:style>
    <style:style style:name="T78" style:family="text">
      <style:text-properties fo:font-style="normal" officeooo:rsid="0020449e" style:font-style-asian="normal" style:font-style-complex="normal"/>
    </style:style>
    <style:style style:name="T79" style:family="text">
      <style:text-properties fo:font-style="normal" officeooo:rsid="00339ad2" style:font-style-asian="normal" style:font-style-complex="normal"/>
    </style:style>
    <style:style style:name="T80" style:family="text">
      <style:text-properties fo:font-style="normal" officeooo:rsid="006eceed" style:font-style-asian="normal" style:font-style-complex="normal"/>
    </style:style>
    <style:style style:name="T81" style:family="text">
      <style:text-properties fo:font-style="normal" officeooo:rsid="01b0de0f" style:font-style-asian="normal" style:font-style-complex="normal"/>
    </style:style>
    <style:style style:name="T82" style:family="text">
      <style:text-properties fo:font-style="normal" officeooo:rsid="000fa3bf" style:font-style-asian="normal" style:font-style-complex="normal"/>
    </style:style>
    <style:style style:name="T83" style:family="text">
      <style:text-properties fo:font-style="normal" officeooo:rsid="0034e9b1" style:font-style-asian="normal" style:font-style-complex="normal"/>
    </style:style>
    <style:style style:name="T84" style:family="text">
      <style:text-properties fo:font-style="normal" officeooo:rsid="00369e82" style:font-style-asian="normal" style:font-style-complex="normal"/>
    </style:style>
    <style:style style:name="T85" style:family="text">
      <style:text-properties fo:font-style="normal" officeooo:rsid="0036d57b" style:font-style-asian="normal" style:font-style-complex="normal"/>
    </style:style>
    <style:style style:name="T86" style:family="text">
      <style:text-properties fo:font-style="normal" officeooo:rsid="0036e442" style:font-style-asian="normal" style:font-style-complex="normal"/>
    </style:style>
    <style:style style:name="T87" style:family="text">
      <style:text-properties fo:font-style="normal" officeooo:rsid="003c9e76" style:font-style-asian="normal" style:font-style-complex="normal"/>
    </style:style>
    <style:style style:name="T88" style:family="text">
      <style:text-properties fo:font-style="normal" officeooo:rsid="003dea43" style:font-style-asian="normal" style:font-style-complex="normal"/>
    </style:style>
    <style:style style:name="T89" style:family="text">
      <style:text-properties fo:font-style="normal" officeooo:rsid="0046ea9a" style:font-style-asian="normal" style:font-style-complex="normal"/>
    </style:style>
    <style:style style:name="T90" style:family="text">
      <style:text-properties fo:font-style="normal" officeooo:rsid="00611966" style:font-style-asian="normal" style:font-style-complex="normal"/>
    </style:style>
    <style:style style:name="T91" style:family="text">
      <style:text-properties fo:font-style="normal" officeooo:rsid="0065da6b" style:font-style-asian="normal" style:font-style-complex="normal"/>
    </style:style>
    <style:style style:name="T92" style:family="text">
      <style:text-properties fo:font-style="normal" officeooo:rsid="006978c0" style:font-style-asian="normal" style:font-style-complex="normal"/>
    </style:style>
    <style:style style:name="T93" style:family="text">
      <style:text-properties fo:font-style="normal" officeooo:rsid="006a6e3a" style:font-style-asian="normal" style:font-style-complex="normal"/>
    </style:style>
    <style:style style:name="T94" style:family="text">
      <style:text-properties fo:font-style="normal" officeooo:rsid="006acb6e" style:font-style-asian="normal" style:font-style-complex="normal"/>
    </style:style>
    <style:style style:name="T95" style:family="text">
      <style:text-properties fo:font-style="normal" officeooo:rsid="006c7e7a" style:font-style-asian="normal" style:font-style-complex="normal"/>
    </style:style>
    <style:style style:name="T96" style:family="text">
      <style:text-properties fo:font-style="normal" officeooo:rsid="006cb25f" style:font-style-asian="normal" style:font-style-complex="normal"/>
    </style:style>
    <style:style style:name="T97" style:family="text">
      <style:text-properties fo:font-style="normal" officeooo:rsid="0095a63e" style:font-style-asian="normal" style:font-style-complex="normal"/>
    </style:style>
    <style:style style:name="T98" style:family="text">
      <style:text-properties fo:font-style="normal" officeooo:rsid="00965377" style:font-style-asian="normal" style:font-style-complex="normal"/>
    </style:style>
    <style:style style:name="T99" style:family="text">
      <style:text-properties fo:font-style="normal" officeooo:rsid="00d5a54b" style:font-style-asian="normal" style:font-style-complex="normal"/>
    </style:style>
    <style:style style:name="T100" style:family="text">
      <style:text-properties fo:font-style="normal" officeooo:rsid="010f1067" style:font-style-asian="normal" style:font-style-complex="normal"/>
    </style:style>
    <style:style style:name="T101" style:family="text">
      <style:text-properties fo:font-style="normal" officeooo:rsid="011374e4" style:font-style-asian="normal" style:font-style-complex="normal"/>
    </style:style>
    <style:style style:name="T102" style:family="text">
      <style:text-properties fo:font-style="normal" officeooo:rsid="011ba748" style:font-style-asian="normal" style:font-style-complex="normal"/>
    </style:style>
    <style:style style:name="T103" style:family="text">
      <style:text-properties fo:font-style="normal" officeooo:rsid="011ee8f5" style:font-style-asian="normal" style:font-style-complex="normal"/>
    </style:style>
    <style:style style:name="T104" style:family="text">
      <style:text-properties fo:font-style="normal" officeooo:rsid="01225d44" style:font-style-asian="normal" style:font-style-complex="normal"/>
    </style:style>
    <style:style style:name="T105" style:family="text">
      <style:text-properties fo:font-style="normal" officeooo:rsid="0135502a" style:font-style-asian="normal" style:font-style-complex="normal"/>
    </style:style>
    <style:style style:name="T106" style:family="text">
      <style:text-properties fo:font-style="normal" officeooo:rsid="01444b5c" style:font-style-asian="normal" style:font-style-complex="normal"/>
    </style:style>
    <style:style style:name="T107" style:family="text">
      <style:text-properties fo:font-style="normal" officeooo:rsid="01455498" style:font-style-asian="normal" style:font-style-complex="normal"/>
    </style:style>
    <style:style style:name="T108" style:family="text">
      <style:text-properties fo:font-style="normal" officeooo:rsid="01623ff2" style:font-style-asian="normal" style:font-style-complex="normal"/>
    </style:style>
    <style:style style:name="T109" style:family="text">
      <style:text-properties fo:font-style="normal" officeooo:rsid="0240e80a" style:font-style-asian="normal" style:font-style-complex="normal"/>
    </style:style>
    <style:style style:name="T110" style:family="text">
      <style:text-properties fo:font-style="normal" officeooo:rsid="024410ff" style:font-style-asian="normal" style:font-style-complex="normal"/>
    </style:style>
    <style:style style:name="T111" style:family="text">
      <style:text-properties fo:font-style="normal" officeooo:rsid="02460c66" style:font-style-asian="normal" style:font-style-complex="normal"/>
    </style:style>
    <style:style style:name="T112" style:family="text">
      <style:text-properties fo:font-style="normal" officeooo:rsid="026c2abf" style:font-style-asian="normal" style:font-style-complex="normal"/>
    </style:style>
    <style:style style:name="T113" style:family="text">
      <style:text-properties fo:font-style="normal" officeooo:rsid="028e6349" style:font-style-asian="normal" style:font-style-complex="normal"/>
    </style:style>
    <style:style style:name="T114" style:family="text">
      <style:text-properties fo:font-style="normal" officeooo:rsid="028f1daf" style:font-style-asian="normal" style:font-style-complex="normal"/>
    </style:style>
    <style:style style:name="T115" style:family="text">
      <style:text-properties fo:font-style="normal" officeooo:rsid="02e67ecb" style:font-style-asian="normal" style:font-style-complex="normal"/>
    </style:style>
    <style:style style:name="T116" style:family="text">
      <style:text-properties fo:font-style="normal" officeooo:rsid="02e6a532" style:font-style-asian="normal" style:font-style-complex="normal"/>
    </style:style>
    <style:style style:name="T117" style:family="text">
      <style:text-properties fo:font-style="normal" officeooo:rsid="02e86b02" style:font-style-asian="normal" style:font-style-complex="normal"/>
    </style:style>
    <style:style style:name="T118" style:family="text">
      <style:text-properties fo:font-style="normal" style:text-underline-style="none" officeooo:rsid="003c9e76" style:font-style-asian="normal" style:font-style-complex="normal"/>
    </style:style>
    <style:style style:name="T119" style:family="text">
      <style:text-properties style:font-name="Liberation Serif1"/>
    </style:style>
    <style:style style:name="T120" style:family="text">
      <style:text-properties style:font-name="Liberation Serif1" fo:font-style="normal" officeooo:rsid="01a158d6" style:font-style-asian="normal" style:font-style-complex="normal"/>
    </style:style>
    <style:style style:name="T121" style:family="text">
      <style:text-properties style:font-name="Liberation Serif1" fo:font-style="normal" officeooo:rsid="00222a4a" style:font-style-asian="normal" style:font-style-complex="normal"/>
    </style:style>
    <style:style style:name="T122" style:family="text">
      <style:text-properties style:font-name="Liberation Serif1" fo:font-style="normal" officeooo:rsid="00611966" style:font-style-asian="normal" style:font-style-complex="normal"/>
    </style:style>
    <style:style style:name="T123" style:family="text">
      <style:text-properties style:font-name="Liberation Serif1" fo:font-style="normal" officeooo:rsid="00237409" style:font-style-asian="normal" style:font-style-complex="normal"/>
    </style:style>
    <style:style style:name="T124" style:family="text">
      <style:text-properties style:font-name="Liberation Serif1" fo:font-style="normal" officeooo:rsid="00058766" style:font-style-asian="normal" style:font-style-complex="normal"/>
    </style:style>
    <style:style style:name="T125" style:family="text">
      <style:text-properties style:font-name="Liberation Serif1" fo:font-style="normal" officeooo:rsid="0020449e" style:font-style-asian="normal" style:font-style-complex="normal"/>
    </style:style>
    <style:style style:name="T126" style:family="text">
      <style:text-properties style:font-name="Liberation Serif1" fo:font-style="normal" officeooo:rsid="00229e06" style:font-style-asian="normal" style:font-style-complex="normal"/>
    </style:style>
    <style:style style:name="T127" style:family="text">
      <style:text-properties style:font-name="Liberation Serif1" fo:font-style="normal" officeooo:rsid="00262ced" style:font-style-asian="normal" style:font-style-complex="normal"/>
    </style:style>
    <style:style style:name="T128" style:family="text">
      <style:text-properties style:font-name="Liberation Serif1" fo:font-style="normal" officeooo:rsid="006206e9" style:font-style-asian="normal" style:font-style-complex="normal"/>
    </style:style>
    <style:style style:name="T129" style:family="text">
      <style:text-properties style:font-name="Liberation Serif1" fo:font-style="normal" officeooo:rsid="00636cf0" style:font-style-asian="normal" style:font-style-complex="normal"/>
    </style:style>
    <style:style style:name="T130" style:family="text">
      <style:text-properties style:font-name="Liberation Serif1" fo:font-style="normal" officeooo:rsid="0064ff87" style:font-style-asian="normal" style:font-style-complex="normal"/>
    </style:style>
    <style:style style:name="T131" style:family="text">
      <style:text-properties style:font-name="Liberation Serif1" fo:font-style="normal" officeooo:rsid="00f64cc0" style:font-style-asian="normal" style:font-style-complex="normal"/>
    </style:style>
    <style:style style:name="T132" style:family="text">
      <style:text-properties style:font-name="Liberation Serif1" fo:font-style="normal" officeooo:rsid="01148fc6" style:font-style-asian="normal" style:font-style-complex="normal"/>
    </style:style>
    <style:style style:name="T133" style:family="text">
      <style:text-properties style:font-name="Liberation Serif1" fo:font-style="normal" officeooo:rsid="0115bfa2" style:font-style-asian="normal" style:font-style-complex="normal"/>
    </style:style>
    <style:style style:name="T134" style:family="text">
      <style:text-properties style:font-name="Liberation Serif1" fo:font-style="normal" officeooo:rsid="02e6556f" style:font-style-asian="normal" style:font-style-complex="normal"/>
    </style:style>
    <style:style style:name="T135" style:family="text">
      <style:text-properties style:font-name="Liberation Serif1" fo:font-style="normal" officeooo:rsid="02e67ecb" style:font-style-asian="normal" style:font-style-complex="normal"/>
    </style:style>
    <style:style style:name="T136" style:family="text">
      <style:text-properties style:font-name="Liberation Serif1" officeooo:rsid="00b475d4"/>
    </style:style>
    <style:style style:name="T137" style:family="text">
      <style:text-properties style:font-name="Liberation Serif1" fo:font-weight="normal" officeooo:rsid="0006daf5" style:font-weight-asian="normal" style:font-weight-complex="normal"/>
    </style:style>
    <style:style style:name="T138" style:family="text">
      <style:text-properties style:font-name="Liberation Serif1" fo:font-weight="normal" officeooo:rsid="01627219" style:font-weight-asian="normal" style:font-weight-complex="normal"/>
    </style:style>
    <style:style style:name="T139" style:family="text">
      <style:text-properties style:font-name="Liberation Serif1" fo:font-weight="normal" officeooo:rsid="01df8b51" style:font-weight-asian="normal" style:font-weight-complex="normal"/>
    </style:style>
    <style:style style:name="T140" style:family="text">
      <style:text-properties style:font-name="Liberation Serif1" fo:font-weight="normal" officeooo:rsid="00058766" style:font-weight-asian="normal" style:font-weight-complex="normal"/>
    </style:style>
    <style:style style:name="T141" style:family="text">
      <style:text-properties style:font-name="Liberation Serif1" fo:font-weight="normal" officeooo:rsid="00063587" style:font-weight-asian="normal" style:font-weight-complex="normal"/>
    </style:style>
    <style:style style:name="T142" style:family="text">
      <style:text-properties style:font-name="Liberation Serif1" fo:font-weight="normal" officeooo:rsid="01e03a5c" style:font-weight-asian="normal" style:font-weight-complex="normal"/>
    </style:style>
    <style:style style:name="T143" style:family="text">
      <style:text-properties style:font-name="Liberation Serif1" fo:font-weight="normal" officeooo:rsid="01dfff33" style:font-weight-asian="normal" style:font-weight-complex="normal"/>
    </style:style>
    <style:style style:name="T144" style:family="text">
      <style:text-properties style:font-name="Liberation Serif1" fo:font-weight="normal" officeooo:rsid="01e1df82" style:font-weight-asian="normal" style:font-weight-complex="normal"/>
    </style:style>
    <style:style style:name="T145" style:family="text">
      <style:text-properties style:font-name="Liberation Serif1" fo:font-weight="normal" officeooo:rsid="02a6061e" style:font-weight-asian="normal" style:font-weight-complex="normal"/>
    </style:style>
    <style:style style:name="T146" style:family="text">
      <style:text-properties style:font-name="Liberation Serif1" officeooo:rsid="00ca309a"/>
    </style:style>
    <style:style style:name="T147" style:family="text">
      <style:text-properties style:font-name="Liberation Serif1" officeooo:rsid="000fa3bf"/>
    </style:style>
    <style:style style:name="T148" style:family="text">
      <style:text-properties style:font-name="Liberation Serif1" officeooo:rsid="00b62140"/>
    </style:style>
    <style:style style:name="T149" style:family="text">
      <style:text-properties style:font-name="Liberation Serif1" officeooo:rsid="017441da"/>
    </style:style>
    <style:style style:name="T150" style:family="text">
      <style:text-properties style:font-name="Liberation Serif1" officeooo:rsid="0006daf5"/>
    </style:style>
    <style:style style:name="T151" style:family="text">
      <style:text-properties style:font-name="Liberation Serif1" fo:font-style="italic" officeooo:rsid="00237409" style:font-style-asian="italic" style:font-style-complex="italic"/>
    </style:style>
    <style:style style:name="T152" style:family="text">
      <style:text-properties style:font-name="Liberation Serif1" fo:font-style="italic" officeooo:rsid="00f64cc0" style:font-style-asian="italic" style:font-style-complex="italic"/>
    </style:style>
    <style:style style:name="T153" style:family="text">
      <style:text-properties style:font-name="Liberation Serif1" fo:font-style="italic" fo:font-weight="normal" officeooo:rsid="0006daf5" style:font-style-asian="italic" style:font-style-complex="italic" style:font-weight-complex="normal"/>
    </style:style>
    <style:style style:name="T154" style:family="text">
      <style:text-properties style:font-name="Liberation Serif1" officeooo:rsid="000d9c89"/>
    </style:style>
    <style:style style:name="T155" style:family="text">
      <style:text-properties style:font-name="Liberation Serif1" officeooo:rsid="00a0ccb0"/>
    </style:style>
    <style:style style:name="T156" style:family="text">
      <style:text-properties style:font-name="Liberation Serif1" officeooo:rsid="00b34b6b"/>
    </style:style>
    <style:style style:name="T157" style:family="text">
      <style:text-properties style:font-name="Liberation Serif1" officeooo:rsid="00c8f3eb"/>
    </style:style>
    <style:style style:name="T158" style:family="text">
      <style:text-properties style:font-name="Liberation Serif1" officeooo:rsid="00cc9fab"/>
    </style:style>
    <style:style style:name="T159" style:family="text">
      <style:text-properties style:font-name="Liberation Serif1" officeooo:rsid="0115bfa2"/>
    </style:style>
    <style:style style:name="T160" style:family="text">
      <style:text-properties style:font-name="Liberation Serif1" officeooo:rsid="01191934"/>
    </style:style>
    <style:style style:name="T161" style:family="text">
      <style:text-properties style:font-name="Liberation Serif1" officeooo:rsid="01762e85"/>
    </style:style>
    <style:style style:name="T162" style:family="text">
      <style:text-properties style:font-name="Liberation Serif1" officeooo:rsid="01e1df82"/>
    </style:style>
    <style:style style:name="T163" style:family="text">
      <style:text-properties style:font-name="Liberation Serif1" officeooo:rsid="0210be4d"/>
    </style:style>
    <style:style style:name="T164" style:family="text">
      <style:text-properties style:font-name="Liberation Serif1" officeooo:rsid="0263aaec"/>
    </style:style>
    <style:style style:name="T165" style:family="text">
      <style:text-properties style:font-name="Liberation Serif1" officeooo:rsid="02c18d53"/>
    </style:style>
    <style:style style:name="T166" style:family="text">
      <style:text-properties fo:color="#000000" fo:font-weight="normal" officeooo:rsid="0006daf5" style:font-weight-complex="normal"/>
    </style:style>
    <style:style style:name="T167" style:family="text">
      <style:text-properties fo:color="#000000" fo:font-weight="normal" officeooo:rsid="01163101" style:font-weight-complex="normal"/>
    </style:style>
    <style:style style:name="T168" style:family="text">
      <style:text-properties fo:color="#000000" fo:font-weight="normal" officeooo:rsid="01b09021" style:font-weight-complex="normal"/>
    </style:style>
    <style:style style:name="T169" style:family="text">
      <style:text-properties fo:color="#000000" fo:font-weight="normal" officeooo:rsid="02cb3c8e" style:font-weight-complex="normal"/>
    </style:style>
    <style:style style:name="T170" style:family="text">
      <style:text-properties fo:color="#000000" fo:font-weight="normal" officeooo:rsid="02ccd645" style:font-weight-complex="normal"/>
    </style:style>
    <style:style style:name="T171" style:family="text">
      <style:text-properties fo:color="#000000" fo:font-weight="normal" officeooo:rsid="02cdd8fd" style:font-weight-complex="normal"/>
    </style:style>
    <style:style style:name="T172" style:family="text">
      <style:text-properties fo:color="#000000" fo:font-weight="normal" officeooo:rsid="02cfd7bf" style:font-weight-complex="normal"/>
    </style:style>
    <style:style style:name="T173" style:family="text">
      <style:text-properties fo:color="#000000" fo:font-weight="normal" officeooo:rsid="02d64132" style:font-weight-complex="normal"/>
    </style:style>
    <style:style style:name="T174"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75" style:family="text">
      <style:text-properties fo:color="#000000" style:text-position="0% 100%" style:font-name="Liberation Serif" fo:font-weight="normal" officeooo:rsid="01b09021" style:font-name-asian="Liberation Serif" style:font-weight-complex="normal"/>
    </style:style>
    <style:style style:name="T176" style:family="text">
      <style:text-properties fo:color="#000000" style:text-position="0% 100%" style:font-name="Liberation Serif" fo:font-weight="normal" officeooo:rsid="02ccd645" style:font-name-asian="Liberation Serif" style:font-weight-complex="normal"/>
    </style:style>
    <style:style style:name="T177" style:family="text">
      <style:text-properties fo:color="#000000" style:text-position="0% 100%" fo:font-weight="normal" officeooo:rsid="02cfd7bf" style:font-weight-complex="normal"/>
    </style:style>
    <style:style style:name="T178" style:family="text">
      <style:text-properties fo:color="#000000" style:text-position="sub 58%" style:font-name="Liberation Serif" fo:font-weight="normal" officeooo:rsid="00093ce7" style:font-name-asian="Liberation Serif" style:font-weight-complex="normal"/>
    </style:style>
    <style:style style:name="T179" style:family="text">
      <style:text-properties fo:color="#000000" style:text-position="sub 58%" fo:font-weight="normal" officeooo:rsid="02d2c485" style:font-weight-complex="normal"/>
    </style:style>
    <style:style style:name="T180" style:family="text">
      <style:text-properties fo:color="#000000" fo:font-style="italic" fo:font-weight="normal" officeooo:rsid="02d2c485" style:font-style-asian="italic" style:font-style-complex="italic" style:font-weight-complex="normal"/>
    </style:style>
    <style:style style:name="T181" style:family="text">
      <style:text-properties fo:font-variant="normal" fo:text-transform="none" fo:color="#000000" style:text-position="0% 100%" style:font-name="Liberation Serif" fo:letter-spacing="normal" fo:font-style="normal" fo:font-weight="normal" officeooo:rsid="0006daf5" style:font-name-asian="Liberation Serif" style:font-size-asian="10.5pt" style:font-style-asian="normal" style:font-weight-asian="normal" style:font-style-complex="normal" style:font-weight-complex="normal"/>
    </style:style>
    <style:style style:name="T182" style:family="text">
      <style:text-properties fo:font-variant="normal" fo:text-transform="none" fo:color="#000000" style:text-position="0% 100%" style:font-name="Liberation Serif" fo:letter-spacing="normal" fo:font-style="normal" fo:font-weight="normal" officeooo:rsid="000ee3d2" style:font-name-asian="Liberation Serif" style:font-size-asian="10.5pt" style:font-style-asian="normal" style:font-weight-asian="normal" style:font-style-complex="normal" style:font-weight-complex="normal"/>
    </style:style>
    <style:style style:name="T183" style:family="text">
      <style:text-properties fo:font-variant="normal" fo:text-transform="none" fo:color="#000000" style:text-position="0% 100%" style:font-name="Liberation Serif" fo:letter-spacing="normal" fo:font-style="normal" fo:font-weight="normal" officeooo:rsid="00093ce7" style:font-name-asian="Liberation Serif" style:font-size-asian="10.5pt" style:font-style-asian="normal" style:font-weight-asian="normal" style:font-style-complex="normal" style:font-weight-complex="normal"/>
    </style:style>
    <style:style style:name="T184" style:family="text">
      <style:text-properties fo:font-variant="normal" fo:text-transform="none" fo:color="#000000" style:text-position="0% 100%" style:font-name="Liberation Serif" fo:letter-spacing="normal" fo:font-style="normal" fo:font-weight="normal" officeooo:rsid="00110c07" style:font-name-asian="Liberation Serif" style:font-size-asian="10.5pt" style:font-style-asian="normal" style:font-weight-asian="normal" style:font-style-complex="normal" style:font-weight-complex="normal"/>
    </style:style>
    <style:style style:name="T185" style:family="text">
      <style:text-properties fo:font-variant="normal" fo:text-transform="none" fo:color="#000000" style:text-position="0% 100%" style:font-name="Liberation Serif" fo:letter-spacing="normal" fo:font-style="normal" fo:font-weight="normal" officeooo:rsid="020ad4c5" style:font-name-asian="Liberation Serif" style:font-size-asian="10.5pt" style:font-style-asian="normal" style:font-weight-asian="normal" style:font-style-complex="normal" style:font-weight-complex="normal"/>
    </style:style>
    <style:style style:name="T186" style:family="text">
      <style:text-properties fo:font-variant="normal" fo:text-transform="none" fo:color="#000000" style:text-position="0% 1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187" style:family="text">
      <style:text-properties fo:font-variant="normal" fo:text-transform="none" fo:color="#000000" style:text-position="0% 100%" style:font-name="Liberation Serif" fo:letter-spacing="normal" fo:font-style="normal" fo:font-weight="normal" officeooo:rsid="02cdd8fd" style:font-name-asian="Liberation Serif" style:font-size-asian="10.5pt" style:font-style-asian="normal" style:font-style-complex="normal" style:font-weight-complex="normal"/>
    </style:style>
    <style:style style:name="T188" style:family="text">
      <style:text-properties fo:font-variant="normal" fo:text-transform="none" fo:color="#000000" style:text-position="0% 100%" style:font-name="Liberation Serif" fo:letter-spacing="normal" fo:font-style="normal" fo:font-weight="normal" officeooo:rsid="02d0ce6f" style:font-name-asian="Liberation Serif" style:font-size-asian="10.5pt" style:font-style-asian="normal" style:font-style-complex="normal" style:font-weight-complex="normal"/>
    </style:style>
    <style:style style:name="T189" style:family="text">
      <style:text-properties fo:font-variant="normal" fo:text-transform="none" fo:color="#000000" style:text-position="0% 100%"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190"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weight-asian="normal" style:font-style-complex="normal"/>
    </style:style>
    <style:style style:name="T191"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192" style:family="text">
      <style:text-properties fo:font-variant="normal" fo:text-transform="none" fo:color="#000000" style:text-position="0% 100%" style:font-name="Liberation Serif" fo:letter-spacing="normal" fo:font-style="normal" officeooo:rsid="025e4bde" style:font-name-asian="Liberation Serif" style:font-size-asian="10.5pt" style:font-style-asian="normal" style:font-style-complex="normal"/>
    </style:style>
    <style:style style:name="T193"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normal" style:font-style-complex="normal"/>
    </style:style>
    <style:style style:name="T194" style:family="text">
      <style:text-properties fo:font-variant="normal" fo:text-transform="none" fo:color="#000000" style:text-position="0% 100%" style:font-name="Liberation Serif" fo:letter-spacing="normal" fo:font-style="normal" officeooo:rsid="02ca5cbf" style:font-name-asian="Liberation Serif" style:font-size-asian="10.5pt" style:font-style-asian="normal" style:font-style-complex="normal"/>
    </style:style>
    <style:style style:name="T195"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style-complex="normal"/>
    </style:style>
    <style:style style:name="T196" style:family="text">
      <style:text-properties fo:font-variant="normal" fo:text-transform="none" fo:color="#000000" style:text-position="0% 100%" style:font-name="Liberation Serif" fo:letter-spacing="normal" fo:font-style="normal" officeooo:rsid="02d2c485" style:font-name-asian="Liberation Serif" style:font-size-asian="10.5pt" style:font-style-asian="normal" style:font-style-complex="normal"/>
    </style:style>
    <style:style style:name="T197" style:family="text">
      <style:text-properties fo:font-variant="normal" fo:text-transform="none" fo:color="#000000" style:text-position="0% 100%" style:font-name="Liberation Serif" fo:letter-spacing="normal" fo:font-style="normal" officeooo:rsid="02d380f2" style:font-name-asian="Liberation Serif" style:font-size-asian="10.5pt" style:font-style-asian="normal" style:font-style-complex="normal"/>
    </style:style>
    <style:style style:name="T198" style:family="text">
      <style:text-properties fo:font-variant="normal" fo:text-transform="none" fo:color="#000000" style:text-position="0% 100%" style:font-name="Liberation Serif" fo:letter-spacing="normal" fo:font-style="normal" officeooo:rsid="000ee3d2" style:font-name-asian="Liberation Serif" style:font-size-asian="10.5pt" style:font-style-asian="normal" style:font-style-complex="normal"/>
    </style:style>
    <style:style style:name="T199" style:family="text">
      <style:text-properties fo:font-variant="normal" fo:text-transform="none" fo:color="#000000" style:text-position="0% 100%" style:font-name="Liberation Serif" fo:letter-spacing="normal" fo:font-style="normal" officeooo:rsid="02d45fbf" style:font-name-asian="Liberation Serif" style:font-size-asian="10.5pt" style:font-style-asian="normal" style:font-style-complex="normal"/>
    </style:style>
    <style:style style:name="T200"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italic" style:font-style-complex="normal"/>
    </style:style>
    <style:style style:name="T201" style:family="text">
      <style:text-properties fo:font-variant="normal" fo:text-transform="none" fo:color="#000000" style:text-position="0% 100%" style:font-name="Liberation Serif" fo:letter-spacing="normal" fo:font-style="italic" fo:font-weight="normal" officeooo:rsid="0006daf5" style:font-name-asian="Liberation Serif" style:font-size-asian="10.5pt" style:font-style-asian="italic" style:font-weight-asian="normal" style:font-style-complex="italic" style:font-weight-complex="normal"/>
    </style:style>
    <style:style style:name="T202" style:family="text">
      <style:text-properties fo:font-variant="normal" fo:text-transform="none" fo:color="#000000" style:text-position="0% 100%" style:font-name="Liberation Serif" fo:letter-spacing="normal" fo:font-style="italic" fo:font-weight="normal" officeooo:rsid="0130c029" style:font-name-asian="Liberation Serif" style:font-size-asian="10.5pt" style:font-style-asian="italic" style:font-weight-asian="normal" style:font-style-complex="italic" style:font-weight-complex="normal"/>
    </style:style>
    <style:style style:name="T203" style:family="text">
      <style:text-properties fo:font-variant="normal" fo:text-transform="none" fo:color="#000000" style:text-position="0% 100%" style:font-name="Liberation Serif" fo:letter-spacing="normal" fo:font-style="italic" fo:font-weight="normal" officeooo:rsid="020ad4c5" style:font-name-asian="Liberation Serif" style:font-size-asian="10.5pt" style:font-style-asian="italic" style:font-weight-asian="normal" style:font-style-complex="italic" style:font-weight-complex="normal"/>
    </style:style>
    <style:style style:name="T204" style:family="text">
      <style:text-properties fo:font-variant="normal" fo:text-transform="none" fo:color="#000000" style:text-position="0% 100%" style:font-name="Liberation Serif" fo:letter-spacing="normal" fo:font-style="italic" fo:font-weight="normal" officeooo:rsid="02d2c485" style:font-name-asian="Liberation Serif" style:font-size-asian="10.5pt" style:font-style-asian="italic" style:font-style-complex="italic" style:font-weight-complex="normal"/>
    </style:style>
    <style:style style:name="T205" style:family="text">
      <style:text-properties fo:font-variant="normal" fo:text-transform="none" fo:color="#000000" style:text-position="0% 100%" style:font-name="Liberation Serif" fo:letter-spacing="normal" fo:font-style="italic" officeooo:rsid="02c9d22c" style:font-name-asian="Liberation Serif" style:font-size-asian="10.5pt" style:font-style-asian="italic" style:font-style-complex="italic"/>
    </style:style>
    <style:style style:name="T206" style:family="text">
      <style:text-properties fo:font-variant="normal" fo:text-transform="none" fo:color="#000000" style:text-position="0% 100%" style:font-name="Liberation Serif" fo:letter-spacing="normal" fo:font-style="italic" officeooo:rsid="020ad4c5" style:font-name-asian="Liberation Serif" style:font-size-asian="10.5pt" style:font-style-asian="italic" style:font-style-complex="italic"/>
    </style:style>
    <style:style style:name="T207" style:family="text">
      <style:text-properties fo:font-variant="normal" fo:text-transform="none" fo:color="#000000" style:text-position="0% 100%" style:font-name="Liberation Serif" fo:letter-spacing="normal" fo:font-style="italic" officeooo:rsid="0006daf5" style:font-name-asian="Liberation Serif" style:font-size-asian="10.5pt" style:font-style-asian="italic" style:font-style-complex="italic"/>
    </style:style>
    <style:style style:name="T208" style:family="text">
      <style:text-properties fo:font-variant="normal" fo:text-transform="none" fo:color="#000000" style:text-position="0% 100%" style:font-name="Liberation Serif" fo:letter-spacing="normal" fo:font-style="italic" officeooo:rsid="02d2c485" style:font-name-asian="Liberation Serif" style:font-size-asian="10.5pt" style:font-style-asian="italic" style:font-style-complex="italic"/>
    </style:style>
    <style:style style:name="T209" style:family="text">
      <style:text-properties fo:font-variant="normal" fo:text-transform="none" fo:color="#000000" style:text-position="0% 100%" style:font-name="Liberation Serif" fo:letter-spacing="normal" fo:font-style="italic" officeooo:rsid="02d380f2" style:font-name-asian="Liberation Serif" style:font-size-asian="10.5pt" style:font-style-asian="italic" style:font-style-complex="italic"/>
    </style:style>
    <style:style style:name="T210"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211"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12" style:family="text">
      <style:text-properties fo:font-variant="normal" fo:text-transform="none" fo:color="#000000" style:text-position="sub 58%" style:font-name="Liberation Serif" fo:letter-spacing="normal" fo:font-style="normal" fo:font-weight="normal" officeooo:rsid="00093ce7" style:font-name-asian="Liberation Serif" style:font-size-asian="10.5pt" style:font-style-asian="normal" style:font-weight-asian="normal" style:font-style-complex="normal" style:font-weight-complex="normal"/>
    </style:style>
    <style:style style:name="T213" style:family="text">
      <style:text-properties fo:font-variant="normal" fo:text-transform="none" fo:color="#000000" style:text-position="sub 58%" style:font-name="Liberation Serif" fo:letter-spacing="normal" fo:font-style="normal" fo:font-weight="normal" officeooo:rsid="020ad4c5" style:font-name-asian="Liberation Serif" style:font-size-asian="10.5pt" style:font-style-asian="normal" style:font-weight-asian="normal" style:font-style-complex="normal" style:font-weight-complex="normal"/>
    </style:style>
    <style:style style:name="T214" style:family="text">
      <style:text-properties fo:font-variant="normal" fo:text-transform="none" fo:color="#000000" style:text-position="sub 58%"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215" style:family="text">
      <style:text-properties fo:font-variant="normal" fo:text-transform="none" fo:color="#000000" style:text-position="sub 58%" style:font-name="Liberation Serif" fo:letter-spacing="normal" fo:font-style="normal" officeooo:rsid="02c9d22c" style:font-name-asian="Liberation Serif" style:font-size-asian="10.5pt" style:font-style-asian="italic" style:font-style-complex="normal"/>
    </style:style>
    <style:style style:name="T216" style:family="text">
      <style:text-properties fo:font-variant="normal" fo:text-transform="none" fo:color="#000000" style:text-position="sub 58%" style:font-name="Liberation Serif" fo:letter-spacing="normal" fo:font-style="normal" officeooo:rsid="02ca5cbf" style:font-name-asian="Liberation Serif" style:font-size-asian="10.5pt" style:font-style-asian="normal" style:font-style-complex="normal"/>
    </style:style>
    <style:style style:name="T217" style:family="text">
      <style:text-properties fo:font-variant="normal" fo:text-transform="none" fo:color="#000000" style:text-position="sub 58%" style:font-name="Liberation Serif" fo:letter-spacing="normal" fo:font-style="normal" officeooo:rsid="020ad4c5" style:font-name-asian="Liberation Serif" style:font-size-asian="10.5pt" style:font-style-asian="normal" style:font-style-complex="normal"/>
    </style:style>
    <style:style style:name="T218" style:family="text">
      <style:text-properties fo:font-variant="normal" fo:text-transform="none" fo:color="#000000" style:text-position="sub 58%" style:font-name="Liberation Serif" fo:letter-spacing="normal" fo:font-style="normal" officeooo:rsid="00093ce7" style:font-name-asian="Liberation Serif" style:font-size-asian="10.5pt" style:font-style-asian="normal" style:font-style-complex="normal"/>
    </style:style>
    <style:style style:name="T219" style:family="text">
      <style:text-properties fo:font-variant="normal" fo:text-transform="none" fo:color="#000000" style:text-position="sub 58%" style:font-name="Liberation Serif" fo:letter-spacing="normal" fo:font-style="normal" officeooo:rsid="02d380f2" style:font-name-asian="Liberation Serif" style:font-size-asian="10.5pt" style:font-style-asian="normal" style:font-style-complex="normal"/>
    </style:style>
    <style:style style:name="T220" style:family="text">
      <style:text-properties fo:font-variant="normal" fo:text-transform="none" fo:color="#000000" style:text-position="sub 58%" style:font-name="Liberation Serif" fo:letter-spacing="normal" fo:font-style="italic" officeooo:rsid="02d380f2" style:font-name-asian="Liberation Serif" style:font-size-asian="10.5pt" style:font-style-asian="italic" style:font-style-complex="italic"/>
    </style:style>
    <style:style style:name="T221"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222" style:family="text">
      <style:text-properties fo:font-variant="normal" fo:text-transform="none" fo:color="#000000" style:text-position="super 58%" style:font-name="Liberation Serif" fo:letter-spacing="normal" fo:font-style="normal" fo:font-weight="normal" officeooo:rsid="000ee3d2" style:font-name-asian="Liberation Serif" style:font-size-asian="10.5pt" style:font-style-asian="normal" style:font-weight-asian="normal" style:font-style-complex="normal" style:font-weight-complex="normal"/>
    </style:style>
    <style:style style:name="T223" style:family="text">
      <style:text-properties fo:font-variant="normal" fo:text-transform="none" fo:color="#000000" style:text-position="super 58%" style:font-name="Liberation Serif" fo:letter-spacing="normal" fo:font-style="normal" officeooo:rsid="000ee3d2" style:font-name-asian="Liberation Serif" style:font-size-asian="10.5pt" style:font-style-asian="normal" style:font-style-complex="normal"/>
    </style:style>
    <style:style style:name="T224" style:family="text">
      <style:text-properties fo:font-variant="normal" fo:text-transform="none" fo:color="#000000" style:text-position="super 58%" style:font-name="Liberation Serif" fo:letter-spacing="normal" fo:font-style="normal" officeooo:rsid="02d45fbf" style:font-name-asian="Liberation Serif" style:font-size-asian="10.5pt" style:font-style-asian="normal" style:font-style-complex="normal"/>
    </style:style>
    <style:style style:name="T225"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226"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227"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28"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229"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230"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231"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232"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233"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234"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235"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236"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237" style:family="text">
      <style:text-properties fo:font-variant="normal" fo:text-transform="none" fo:color="#000000" style:font-name="Liberation Serif" fo:letter-spacing="normal" officeooo:rsid="02c53312" style:font-name-asian="Liberation Serif" style:font-size-asian="10.5pt" style:font-style-asian="normal"/>
    </style:style>
    <style:style style:name="T238" style:family="text">
      <style:text-properties fo:font-variant="normal" fo:text-transform="none" fo:color="#000000" style:font-name="Liberation Serif" fo:letter-spacing="normal" officeooo:rsid="02d72009" style:font-name-asian="Liberation Serif" style:font-size-asian="10.5pt" style:font-style-asian="normal"/>
    </style:style>
    <style:style style:name="T239"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240" style:family="text">
      <style:text-properties fo:font-variant="normal" fo:text-transform="none" fo:color="#000000" style:font-name="Liberation Serif" fo:letter-spacing="normal" fo:font-style="italic" fo:font-weight="normal" officeooo:rsid="009e0b76" style:font-name-asian="Liberation Serif" style:font-size-asian="10.5pt" style:font-style-asian="italic" style:font-style-complex="italic" style:font-weight-complex="normal"/>
    </style:style>
    <style:style style:name="T241"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242" style:family="text">
      <style:text-properties fo:font-variant="normal" fo:text-transform="none" fo:color="#000000" style:font-name="Liberation Serif" fo:letter-spacing="normal" fo:font-style="normal" officeooo:rsid="000fa3bf" style:font-name-asian="Liberation Serif" style:font-size-asian="10.5pt" style:font-style-asian="normal" style:font-style-complex="normal"/>
    </style:style>
    <style:style style:name="T243" style:family="text">
      <style:text-properties fo:font-variant="normal" fo:text-transform="none" fo:color="#000000" style:font-name="Liberation Serif" fo:letter-spacing="normal" fo:font-style="normal" officeooo:rsid="01a075e1" style:font-name-asian="Liberation Serif" style:font-size-asian="10.5pt" style:font-style-asian="normal" style:font-style-complex="normal"/>
    </style:style>
    <style:style style:name="T244" style:family="text">
      <style:text-properties fo:font-variant="normal" fo:text-transform="none" fo:color="#0000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245" style:family="text">
      <style:text-properties fo:font-variant="normal" fo:text-transform="none" fo:color="#000000" style:font-name="Liberation Serif" fo:letter-spacing="normal" fo:font-style="normal" fo:font-weight="normal" officeooo:rsid="02cb3c8e" style:font-name-asian="Liberation Serif" style:font-size-asian="10.5pt" style:font-style-asian="normal" style:font-style-complex="normal" style:font-weight-complex="normal"/>
    </style:style>
    <style:style style:name="T246"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247"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48"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249"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250"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251"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252"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253"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254"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255" style:family="text">
      <style:text-properties fo:font-variant="normal" fo:text-transform="none" fo:color="#000000" style:font-name="Liberation Serif" fo:letter-spacing="normal" fo:font-weight="normal" officeooo:rsid="009e0b76" style:font-name-asian="Liberation Serif" style:font-size-asian="10.5pt" style:font-style-asian="normal" style:font-weight-complex="normal"/>
    </style:style>
    <style:style style:name="T256" style:family="text">
      <style:text-properties fo:font-variant="normal" fo:text-transform="none" fo:color="#000000" style:font-name="Liberation Serif" fo:letter-spacing="normal" fo:font-weight="normal" officeooo:rsid="02c948b0" style:font-name-asian="Liberation Serif" style:font-size-asian="10.5pt" style:font-style-asian="normal" style:font-weight-complex="normal"/>
    </style:style>
    <style:style style:name="T257" style:family="text">
      <style:text-properties fo:font-variant="normal" fo:text-transform="none" fo:color="#000000" style:font-name="Liberation Serif" fo:letter-spacing="normal" fo:font-weight="normal" officeooo:rsid="02d2c485" style:font-name-asian="Liberation Serif" style:font-size-asian="10.5pt" style:font-style-asian="normal" style:font-weight-complex="normal"/>
    </style:style>
    <style:style style:name="T258" style:family="text">
      <style:text-properties fo:font-variant="normal" fo:text-transform="none" fo:color="#000000" style:font-name="Liberation Serif" fo:letter-spacing="normal" fo:font-weight="normal" officeooo:rsid="02c9d22c" style:font-name-asian="Liberation Serif" style:font-size-asian="10.5pt" style:font-style-asian="normal" style:font-weight-complex="normal"/>
    </style:style>
    <style:style style:name="T259"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260"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261"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262"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263"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264"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265"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266"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267"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268" style:family="text">
      <style:text-properties fo:font-variant="normal" fo:text-transform="none" fo:color="#000000" style:font-name="Liberation Serif1" fo:letter-spacing="normal" officeooo:rsid="02c52258" fo:background-color="transparent" loext:char-shading-value="0" style:font-name-asian="Liberation Serif" style:font-size-asian="10.5pt" style:font-style-asian="normal"/>
    </style:style>
    <style:style style:name="T269"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270"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271"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272"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73"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274"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275"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276" style:family="text">
      <style:text-properties style:text-position="0% 100%"/>
    </style:style>
    <style:style style:name="T277" style:family="text">
      <style:text-properties style:text-position="0% 100%" officeooo:rsid="01b0de0f"/>
    </style:style>
    <style:style style:name="T278" style:family="text">
      <style:text-properties style:text-position="0% 100%" fo:font-style="normal" officeooo:rsid="015a9069" style:font-style-asian="normal" style:font-style-complex="normal"/>
    </style:style>
    <style:style style:name="T279" style:family="text">
      <style:text-properties style:text-position="0% 100%" fo:font-style="normal" officeooo:rsid="00965377" style:font-style-asian="normal" style:font-style-complex="normal"/>
    </style:style>
    <style:style style:name="T280" style:family="text">
      <style:text-properties style:text-position="0% 100%" fo:font-style="normal" officeooo:rsid="01937f76" style:font-style-asian="normal" style:font-style-complex="normal"/>
    </style:style>
    <style:style style:name="T281" style:family="text">
      <style:text-properties style:text-position="0% 100%" fo:font-style="normal" officeooo:rsid="0229b552" style:font-style-asian="normal" style:font-style-complex="normal"/>
    </style:style>
    <style:style style:name="T282" style:family="text">
      <style:text-properties style:text-position="0% 100%" fo:font-style="normal" officeooo:rsid="023e842a" style:font-style-asian="normal" style:font-style-complex="normal"/>
    </style:style>
    <style:style style:name="T283" style:family="text">
      <style:text-properties style:text-position="0% 100%" fo:font-style="normal" officeooo:rsid="023f05d6" style:font-style-asian="normal" style:font-style-complex="normal"/>
    </style:style>
    <style:style style:name="T284" style:family="text">
      <style:text-properties style:text-position="0% 100%" fo:font-style="normal" officeooo:rsid="00768b17" style:font-style-asian="normal" style:font-style-complex="normal"/>
    </style:style>
    <style:style style:name="T285" style:family="text">
      <style:text-properties style:text-position="0% 100%" fo:font-style="normal" officeooo:rsid="026f451b" style:font-style-asian="normal" style:font-style-complex="normal"/>
    </style:style>
    <style:style style:name="T286" style:family="text">
      <style:text-properties style:text-position="0% 100%" fo:font-style="normal" officeooo:rsid="0270ef76" style:font-style-asian="normal" style:font-style-complex="normal"/>
    </style:style>
    <style:style style:name="T287" style:family="text">
      <style:text-properties style:text-position="0% 100%" fo:font-style="normal" officeooo:rsid="01a3bd94" style:font-style-asian="normal" style:font-style-complex="normal"/>
    </style:style>
    <style:style style:name="T288" style:family="text">
      <style:text-properties style:text-position="0% 100%" fo:font-style="normal" officeooo:rsid="02748077" style:font-style-asian="normal" style:font-style-complex="normal"/>
    </style:style>
    <style:style style:name="T289" style:family="text">
      <style:text-properties style:text-position="0% 100%" fo:font-style="normal" officeooo:rsid="027be093" style:font-style-asian="normal" style:font-style-complex="normal"/>
    </style:style>
    <style:style style:name="T290" style:family="text">
      <style:text-properties style:text-position="0% 100%" fo:font-style="normal" officeooo:rsid="027c4e37" style:font-style-asian="normal" style:font-style-complex="normal"/>
    </style:style>
    <style:style style:name="T291" style:family="text">
      <style:text-properties style:text-position="0% 100%" fo:font-style="normal" officeooo:rsid="027de956" style:font-style-asian="normal" style:font-style-complex="normal"/>
    </style:style>
    <style:style style:name="T292" style:family="text">
      <style:text-properties style:text-position="0% 100%" fo:font-style="normal" officeooo:rsid="01856f96" style:font-style-asian="normal" style:font-style-complex="normal"/>
    </style:style>
    <style:style style:name="T293" style:family="text">
      <style:text-properties style:text-position="0% 100%" fo:font-style="normal" officeooo:rsid="016c5f1d" style:font-style-asian="normal" style:font-style-complex="normal"/>
    </style:style>
    <style:style style:name="T294" style:family="text">
      <style:text-properties style:text-position="0% 100%" fo:font-style="normal" officeooo:rsid="013e7343" style:font-style-asian="normal" style:font-style-complex="normal"/>
    </style:style>
    <style:style style:name="T295" style:family="text">
      <style:text-properties style:text-position="0% 100%" fo:font-style="normal" officeooo:rsid="0135502a" style:font-style-asian="normal" style:font-style-complex="normal"/>
    </style:style>
    <style:style style:name="T296" style:family="text">
      <style:text-properties style:text-position="0% 100%" fo:font-style="normal" officeooo:rsid="011ba748" style:font-style-asian="normal" style:font-style-complex="normal"/>
    </style:style>
    <style:style style:name="T297" style:family="text">
      <style:text-properties style:text-position="0% 100%" fo:font-style="normal" officeooo:rsid="00726ad8" style:font-style-asian="normal" style:font-style-complex="normal"/>
    </style:style>
    <style:style style:name="T298" style:family="text">
      <style:text-properties style:text-position="0% 100%" fo:font-style="normal" officeooo:rsid="00755529" style:font-style-asian="normal" style:font-style-complex="normal"/>
    </style:style>
    <style:style style:name="T299" style:family="text">
      <style:text-properties style:text-position="0% 100%" fo:font-style="normal" officeooo:rsid="007d6f04" style:font-style-asian="normal" style:font-style-complex="normal"/>
    </style:style>
    <style:style style:name="T300" style:family="text">
      <style:text-properties style:text-position="0% 100%" fo:font-style="normal" officeooo:rsid="01b0de0f" style:font-style-asian="normal" style:font-style-complex="normal"/>
    </style:style>
    <style:style style:name="T301" style:family="text">
      <style:text-properties style:text-position="0% 100%" fo:font-style="normal" officeooo:rsid="015c5674" style:font-style-asian="normal" style:font-style-complex="normal"/>
    </style:style>
    <style:style style:name="T302" style:family="text">
      <style:text-properties style:text-position="0% 100%" fo:font-style="normal" officeooo:rsid="0077b691" style:font-style-asian="normal" style:font-style-complex="normal"/>
    </style:style>
    <style:style style:name="T303" style:family="text">
      <style:text-properties style:text-position="0% 100%" fo:font-style="normal" officeooo:rsid="008a499a" style:font-style-asian="normal" style:font-style-complex="normal"/>
    </style:style>
    <style:style style:name="T304" style:family="text">
      <style:text-properties style:text-position="0% 100%" fo:font-style="normal" officeooo:rsid="0078ff81" style:font-style-asian="normal" style:font-style-complex="normal"/>
    </style:style>
    <style:style style:name="T305" style:family="text">
      <style:text-properties style:text-position="0% 100%" fo:font-style="normal" officeooo:rsid="007db258" style:font-style-asian="normal" style:font-style-complex="normal"/>
    </style:style>
    <style:style style:name="T306" style:family="text">
      <style:text-properties style:text-position="0% 100%" fo:font-style="normal" officeooo:rsid="01623ff2" style:font-style-asian="normal" style:font-style-complex="normal"/>
    </style:style>
    <style:style style:name="T307" style:family="text">
      <style:text-properties style:text-position="0% 100%" fo:font-style="normal" officeooo:rsid="018215b5" style:font-style-asian="normal" style:font-style-complex="normal"/>
    </style:style>
    <style:style style:name="T308" style:family="text">
      <style:text-properties style:text-position="0% 100%" fo:font-style="normal" officeooo:rsid="0182b2c3" style:font-style-asian="normal" style:font-style-complex="normal"/>
    </style:style>
    <style:style style:name="T309" style:family="text">
      <style:text-properties style:text-position="0% 100%" fo:font-style="normal" officeooo:rsid="01946709" style:font-style-asian="normal" style:font-style-complex="normal"/>
    </style:style>
    <style:style style:name="T310" style:family="text">
      <style:text-properties style:text-position="0% 100%" fo:font-style="normal" officeooo:rsid="0191d529" style:font-style-asian="normal" style:font-style-complex="normal"/>
    </style:style>
    <style:style style:name="T311" style:family="text">
      <style:text-properties style:text-position="0% 100%" fo:font-style="normal" officeooo:rsid="003c9e76" style:font-style-asian="normal" style:font-style-complex="normal"/>
    </style:style>
    <style:style style:name="T312" style:family="text">
      <style:text-properties style:text-position="0% 100%" fo:font-style="normal" officeooo:rsid="003dea43" style:font-style-asian="normal" style:font-style-complex="normal"/>
    </style:style>
    <style:style style:name="T313" style:family="text">
      <style:text-properties style:text-position="0% 100%" fo:font-style="normal" officeooo:rsid="0089b805" style:font-style-asian="normal" style:font-style-complex="normal"/>
    </style:style>
    <style:style style:name="T314" style:family="text">
      <style:text-properties style:text-position="0% 100%" fo:font-style="normal" officeooo:rsid="00db9436" style:font-style-asian="normal" style:font-style-complex="normal"/>
    </style:style>
    <style:style style:name="T315" style:family="text">
      <style:text-properties style:text-position="0% 100%" fo:font-style="normal" officeooo:rsid="010f1067" style:font-style-asian="normal" style:font-style-complex="normal"/>
    </style:style>
    <style:style style:name="T316" style:family="text">
      <style:text-properties style:text-position="0% 100%" fo:font-style="normal" officeooo:rsid="0138cd3d" style:font-style-asian="normal" style:font-style-complex="normal"/>
    </style:style>
    <style:style style:name="T317" style:family="text">
      <style:text-properties style:text-position="0% 100%" fo:font-style="normal" officeooo:rsid="013997b7" style:font-style-asian="normal" style:font-style-complex="normal"/>
    </style:style>
    <style:style style:name="T318" style:family="text">
      <style:text-properties style:text-position="0% 100%" fo:font-style="normal" officeooo:rsid="013a3c4b" style:font-style-asian="normal" style:font-style-complex="normal"/>
    </style:style>
    <style:style style:name="T319" style:family="text">
      <style:text-properties style:text-position="0% 100%" fo:font-style="normal" officeooo:rsid="013db570" style:font-style-asian="normal" style:font-style-complex="normal"/>
    </style:style>
    <style:style style:name="T320" style:family="text">
      <style:text-properties style:text-position="0% 100%" fo:font-style="normal" officeooo:rsid="01455498" style:font-style-asian="normal" style:font-style-complex="normal"/>
    </style:style>
    <style:style style:name="T321" style:family="text">
      <style:text-properties style:text-position="0% 100%" fo:font-style="normal" officeooo:rsid="0156aa4c" style:font-style-asian="normal" style:font-style-complex="normal"/>
    </style:style>
    <style:style style:name="T322" style:family="text">
      <style:text-properties style:text-position="0% 100%" fo:font-style="normal" officeooo:rsid="0158961c" style:font-style-asian="normal" style:font-style-complex="normal"/>
    </style:style>
    <style:style style:name="T323" style:family="text">
      <style:text-properties style:text-position="0% 100%" fo:font-style="normal" officeooo:rsid="0177912c" style:font-style-asian="normal" style:font-style-complex="normal"/>
    </style:style>
    <style:style style:name="T324" style:family="text">
      <style:text-properties style:text-position="0% 100%" fo:font-style="normal" officeooo:rsid="017ac911" style:font-style-asian="normal" style:font-style-complex="normal"/>
    </style:style>
    <style:style style:name="T325" style:family="text">
      <style:text-properties style:text-position="0% 100%" fo:font-style="normal" officeooo:rsid="01f4c67d" style:font-style-asian="normal" style:font-style-complex="normal"/>
    </style:style>
    <style:style style:name="T326" style:family="text">
      <style:text-properties style:text-position="0% 100%" fo:font-style="normal" officeooo:rsid="021532ec" style:font-style-asian="normal" style:font-style-complex="normal"/>
    </style:style>
    <style:style style:name="T327" style:family="text">
      <style:text-properties style:text-position="0% 100%" fo:font-style="normal" officeooo:rsid="02193d28" style:font-style-asian="normal" style:font-style-complex="normal"/>
    </style:style>
    <style:style style:name="T328" style:family="text">
      <style:text-properties style:text-position="0% 100%" fo:font-style="normal" officeooo:rsid="021ace40" style:font-style-asian="normal" style:font-style-complex="normal"/>
    </style:style>
    <style:style style:name="T329" style:family="text">
      <style:text-properties style:text-position="0% 100%" fo:font-style="normal" officeooo:rsid="0227ed17" style:font-style-asian="normal" style:font-style-complex="normal"/>
    </style:style>
    <style:style style:name="T330" style:family="text">
      <style:text-properties style:text-position="0% 100%" fo:font-style="normal" officeooo:rsid="022b40c7" style:font-style-asian="normal" style:font-style-complex="normal"/>
    </style:style>
    <style:style style:name="T331" style:family="text">
      <style:text-properties style:text-position="0% 100%" fo:font-style="normal" officeooo:rsid="022e0603" style:font-style-asian="normal" style:font-style-complex="normal"/>
    </style:style>
    <style:style style:name="T332" style:family="text">
      <style:text-properties style:text-position="0% 100%" fo:font-style="normal" officeooo:rsid="023d55a2" style:font-style-asian="normal" style:font-style-complex="normal"/>
    </style:style>
    <style:style style:name="T333" style:family="text">
      <style:text-properties style:text-position="0% 100%" fo:font-style="normal" officeooo:rsid="024410ff" style:font-style-asian="normal" style:font-style-complex="normal"/>
    </style:style>
    <style:style style:name="T334" style:family="text">
      <style:text-properties style:text-position="0% 100%" fo:font-style="normal" officeooo:rsid="02487903" style:font-style-asian="normal" style:font-style-complex="normal"/>
    </style:style>
    <style:style style:name="T335" style:family="text">
      <style:text-properties style:text-position="0% 100%" fo:font-style="normal" officeooo:rsid="024d1ab0" style:font-style-asian="normal" style:font-style-complex="normal"/>
    </style:style>
    <style:style style:name="T336" style:family="text">
      <style:text-properties style:text-position="0% 100%" fo:font-style="normal" officeooo:rsid="026f51b2" style:font-style-asian="normal" style:font-style-complex="normal"/>
    </style:style>
    <style:style style:name="T337" style:family="text">
      <style:text-properties style:text-position="0% 100%" fo:font-style="normal" officeooo:rsid="0270e18b" style:font-style-asian="normal" style:font-style-complex="normal"/>
    </style:style>
    <style:style style:name="T338" style:family="text">
      <style:text-properties style:text-position="0% 100%" fo:font-style="normal" officeooo:rsid="0270ec65" style:font-style-asian="normal" style:font-style-complex="normal"/>
    </style:style>
    <style:style style:name="T339" style:family="text">
      <style:text-properties style:text-position="0% 100%" fo:font-style="normal" officeooo:rsid="0271f69c" style:font-style-asian="normal" style:font-style-complex="normal"/>
    </style:style>
    <style:style style:name="T340" style:family="text">
      <style:text-properties style:text-position="0% 100%" fo:font-style="normal" officeooo:rsid="0272e872" style:font-style-asian="normal" style:font-style-complex="normal"/>
    </style:style>
    <style:style style:name="T341" style:family="text">
      <style:text-properties style:text-position="0% 100%" fo:font-style="normal" officeooo:rsid="02744bf7" style:font-style-asian="normal" style:font-style-complex="normal"/>
    </style:style>
    <style:style style:name="T342" style:family="text">
      <style:text-properties style:text-position="0% 100%" fo:font-style="normal" officeooo:rsid="0275fcb1" style:font-style-asian="normal" style:font-style-complex="normal"/>
    </style:style>
    <style:style style:name="T343" style:family="text">
      <style:text-properties style:text-position="0% 100%" fo:font-style="normal" officeooo:rsid="0276ae9a" style:font-style-asian="normal" style:font-style-complex="normal"/>
    </style:style>
    <style:style style:name="T344" style:family="text">
      <style:text-properties style:text-position="0% 100%" fo:font-style="normal" officeooo:rsid="0278f702" style:font-style-asian="normal" style:font-style-complex="normal"/>
    </style:style>
    <style:style style:name="T345" style:family="text">
      <style:text-properties style:text-position="0% 100%" fo:font-style="normal" officeooo:rsid="027a32a7" style:font-style-asian="normal" style:font-style-complex="normal"/>
    </style:style>
    <style:style style:name="T346" style:family="text">
      <style:text-properties style:text-position="0% 100%" fo:font-style="normal" officeooo:rsid="027f6e40" style:font-style-asian="normal" style:font-style-complex="normal"/>
    </style:style>
    <style:style style:name="T347" style:family="text">
      <style:text-properties style:text-position="0% 100%" fo:font-style="normal" officeooo:rsid="027fb7bf" style:font-style-asian="normal" style:font-style-complex="normal"/>
    </style:style>
    <style:style style:name="T348" style:family="text">
      <style:text-properties style:text-position="0% 100%" fo:font-style="normal" officeooo:rsid="028e6349" style:font-style-asian="normal" style:font-style-complex="normal"/>
    </style:style>
    <style:style style:name="T349" style:family="text">
      <style:text-properties style:text-position="0% 100%" fo:font-style="normal" officeooo:rsid="028f1daf" style:font-style-asian="normal" style:font-style-complex="normal"/>
    </style:style>
    <style:style style:name="T350" style:family="text">
      <style:text-properties style:text-position="0% 100%" fo:font-style="normal" officeooo:rsid="028fbebe" style:font-style-asian="normal" style:font-style-complex="normal"/>
    </style:style>
    <style:style style:name="T351" style:family="text">
      <style:text-properties style:text-position="0% 100%" fo:font-style="normal" officeooo:rsid="02de619e" style:font-style-asian="normal" style:font-style-complex="normal"/>
    </style:style>
    <style:style style:name="T352" style:family="text">
      <style:text-properties style:text-position="0% 100%" fo:font-style="normal" officeooo:rsid="02e0d732" style:font-style-asian="normal" style:font-style-complex="normal"/>
    </style:style>
    <style:style style:name="T353" style:family="text">
      <style:text-properties style:text-position="0% 100%" fo:font-style="normal" officeooo:rsid="02e105df" style:font-style-asian="normal" style:font-style-complex="normal"/>
    </style:style>
    <style:style style:name="T354" style:family="text">
      <style:text-properties style:text-position="0% 100%" fo:font-style="normal" officeooo:rsid="02e30a9d" style:font-style-asian="normal" style:font-style-complex="normal"/>
    </style:style>
    <style:style style:name="T355" style:family="text">
      <style:text-properties style:text-position="0% 100%" fo:font-style="normal" officeooo:rsid="02e445b8" style:font-style-asian="normal" style:font-style-complex="normal"/>
    </style:style>
    <style:style style:name="T356" style:family="text">
      <style:text-properties style:text-position="0% 100%" fo:font-style="normal" officeooo:rsid="02e5377a" style:font-style-asian="normal" style:font-style-complex="normal"/>
    </style:style>
    <style:style style:name="T357" style:family="text">
      <style:text-properties style:text-position="0% 100%" fo:font-style="normal" officeooo:rsid="02e6a532" style:font-style-asian="normal" style:font-style-complex="normal"/>
    </style:style>
    <style:style style:name="T358" style:family="text">
      <style:text-properties style:text-position="0% 100%" fo:font-style="normal" officeooo:rsid="02e86b02" style:font-style-asian="normal" style:font-style-complex="normal"/>
    </style:style>
    <style:style style:name="T359" style:family="text">
      <style:text-properties style:text-position="0% 100%" fo:font-style="normal" officeooo:rsid="02e992ab" style:font-style-asian="normal" style:font-style-complex="normal"/>
    </style:style>
    <style:style style:name="T360" style:family="text">
      <style:text-properties style:text-position="0% 100%" fo:font-style="normal" officeooo:rsid="02eb34ba" style:font-style-asian="normal" style:font-style-complex="normal"/>
    </style:style>
    <style:style style:name="T361" style:family="text">
      <style:text-properties style:text-position="0% 100%" fo:font-style="normal" officeooo:rsid="02f2d63f" style:font-style-asian="normal" style:font-style-complex="normal"/>
    </style:style>
    <style:style style:name="T362" style:family="text">
      <style:text-properties style:text-position="0% 100%" fo:font-style="normal" officeooo:rsid="02f368a2" style:font-style-asian="normal" style:font-style-complex="normal"/>
    </style:style>
    <style:style style:name="T363" style:family="text">
      <style:text-properties style:text-position="0% 100%" fo:font-style="normal" officeooo:rsid="02f4be3b" style:font-style-asian="normal" style:font-style-complex="normal"/>
    </style:style>
    <style:style style:name="T364" style:family="text">
      <style:text-properties style:text-position="0% 100%" fo:font-style="normal" officeooo:rsid="02f64781" style:font-style-asian="normal" style:font-style-complex="normal"/>
    </style:style>
    <style:style style:name="T365" style:family="text">
      <style:text-properties style:text-position="0% 100%" fo:font-style="normal" style:text-underline-style="none" officeooo:rsid="003c9e76" style:font-style-asian="normal" style:font-style-complex="normal"/>
    </style:style>
    <style:style style:name="T366" style:family="text">
      <style:text-properties style:text-position="0% 100%" officeooo:rsid="00bad510"/>
    </style:style>
    <style:style style:name="T367" style:family="text">
      <style:text-properties style:text-position="0% 100%" officeooo:rsid="0169a374"/>
    </style:style>
    <style:style style:name="T368" style:family="text">
      <style:text-properties style:text-position="0% 100%" fo:font-style="italic" officeooo:rsid="016c5f1d" style:font-style-asian="italic" style:font-style-complex="italic"/>
    </style:style>
    <style:style style:name="T369" style:family="text">
      <style:text-properties style:text-position="0% 100%" fo:font-style="italic" officeooo:rsid="013db570" style:font-style-asian="italic" style:font-style-complex="italic"/>
    </style:style>
    <style:style style:name="T370" style:family="text">
      <style:text-properties style:text-position="0% 100%" fo:font-style="italic" officeooo:rsid="013e7343" style:font-style-asian="italic" style:font-style-complex="italic"/>
    </style:style>
    <style:style style:name="T371" style:family="text">
      <style:text-properties style:text-position="0% 100%" fo:font-style="italic" officeooo:rsid="017cd77a" style:font-style-asian="italic" style:font-style-complex="italic"/>
    </style:style>
    <style:style style:name="T372" style:family="text">
      <style:text-properties style:text-position="0% 100%" fo:font-style="italic" officeooo:rsid="00db9436" style:font-style-asian="italic" style:font-style-complex="italic"/>
    </style:style>
    <style:style style:name="T373" style:family="text">
      <style:text-properties style:text-position="0% 100%" fo:font-style="italic" officeooo:rsid="01623ff2" style:font-style-asian="italic" style:font-style-complex="italic"/>
    </style:style>
    <style:style style:name="T374" style:family="text">
      <style:text-properties style:text-position="0% 100%" fo:font-style="italic" officeooo:rsid="0169a374" style:font-style-asian="italic" style:font-style-complex="italic"/>
    </style:style>
    <style:style style:name="T375" style:family="text">
      <style:text-properties style:text-position="0% 100%" officeooo:rsid="0167f275"/>
    </style:style>
    <style:style style:name="T376" style:family="text">
      <style:text-properties style:text-position="0% 100%" officeooo:rsid="016c5f1d"/>
    </style:style>
    <style:style style:name="T377" style:family="text">
      <style:text-properties style:text-position="0% 100%" officeooo:rsid="016d3349"/>
    </style:style>
    <style:style style:name="T378" style:family="text">
      <style:text-properties style:text-position="0% 100%" officeooo:rsid="00c10919"/>
    </style:style>
    <style:style style:name="T379" style:family="text">
      <style:text-properties style:text-position="0% 100%" officeooo:rsid="01903a66"/>
    </style:style>
    <style:style style:name="T380" style:family="text">
      <style:text-properties style:text-position="0% 100%" officeooo:rsid="01a3bd94"/>
    </style:style>
    <style:style style:name="T381" style:family="text">
      <style:text-properties style:text-position="0% 100%" style:font-name="Liberation Serif1" fo:font-style="normal" officeooo:rsid="02087e80" style:font-style-asian="normal" style:font-style-complex="normal"/>
    </style:style>
    <style:style style:name="T382" style:family="text">
      <style:text-properties style:text-position="0% 100%" style:font-name="Liberation Serif1" fo:font-style="normal" officeooo:rsid="00636cf0" style:font-style-asian="normal" style:font-style-complex="normal"/>
    </style:style>
    <style:style style:name="T383" style:family="text">
      <style:text-properties style:text-position="0% 100%" style:font-name="Liberation Serif1" fo:font-style="normal" officeooo:rsid="0020449e" style:font-style-asian="normal" style:font-style-complex="normal"/>
    </style:style>
    <style:style style:name="T384" style:family="text">
      <style:text-properties style:text-position="0% 100%" style:font-name="Liberation Serif1" fo:font-style="normal" officeooo:rsid="00222a4a" style:font-style-asian="normal" style:font-style-complex="normal"/>
    </style:style>
    <style:style style:name="T385" style:family="text">
      <style:text-properties style:text-position="0% 100%" style:font-name="Liberation Serif1" fo:font-style="normal" officeooo:rsid="0025147f" style:font-style-asian="normal" style:font-style-complex="normal"/>
    </style:style>
    <style:style style:name="T386" style:family="text">
      <style:text-properties style:text-position="0% 100%" style:font-name="Liberation Serif1" fo:font-style="normal" officeooo:rsid="00262ced" style:font-style-asian="normal" style:font-style-complex="normal"/>
    </style:style>
    <style:style style:name="T387" style:family="text">
      <style:text-properties style:text-position="0% 100%" style:font-name="Liberation Serif1" fo:font-style="normal" officeooo:rsid="00237409" style:font-style-asian="normal" style:font-style-complex="normal"/>
    </style:style>
    <style:style style:name="T388" style:family="text">
      <style:text-properties style:text-position="0% 100%" style:font-name="Liberation Serif1" fo:font-style="normal" officeooo:rsid="00f64cc0" style:font-style-asian="normal" style:font-style-complex="normal"/>
    </style:style>
    <style:style style:name="T389" style:family="text">
      <style:text-properties style:text-position="0% 100%" style:font-name="Liberation Serif1" officeooo:rsid="00dd6597"/>
    </style:style>
    <style:style style:name="T390" style:family="text">
      <style:text-properties style:text-position="0% 100%" style:font-name="Liberation Serif1" officeooo:rsid="00de6077"/>
    </style:style>
    <style:style style:name="T391" style:family="text">
      <style:text-properties style:text-position="0% 100%" style:font-name="Liberation Serif1" officeooo:rsid="000d9c89"/>
    </style:style>
    <style:style style:name="T392" style:family="text">
      <style:text-properties style:text-position="0% 100%" style:font-name="Liberation Serif1" fo:font-style="italic" fo:font-weight="normal" officeooo:rsid="0006daf5" style:font-style-asian="italic" style:font-style-complex="italic" style:font-weight-complex="normal"/>
    </style:style>
    <style:style style:name="T393" style:family="text">
      <style:text-properties style:text-position="0% 100%" style:font-name="Liberation Serif1" fo:font-weight="normal" officeooo:rsid="00093ce7" style:font-weight-complex="normal"/>
    </style:style>
    <style:style style:name="T394" style:family="text">
      <style:text-properties style:text-position="0% 100%" style:font-name="Liberation Serif1" fo:font-weight="normal" officeooo:rsid="0006daf5" style:font-weight-complex="normal"/>
    </style:style>
    <style:style style:name="T395" style:family="text">
      <style:text-properties style:text-position="0% 100%" style:font-name="Liberation Serif1" fo:font-weight="normal" officeooo:rsid="000b3897" style:font-weight-complex="normal"/>
    </style:style>
    <style:style style:name="T396" style:family="text">
      <style:text-properties style:text-position="0% 100%" style:font-name="Liberation Serif1" fo:font-weight="normal" officeooo:rsid="00063587" style:font-weight-asian="normal" style:font-weight-complex="normal"/>
    </style:style>
    <style:style style:name="T397" style:family="text">
      <style:text-properties style:text-position="0% 100%" style:font-name="Liberation Serif1" fo:font-weight="normal" officeooo:rsid="0006daf5" style:font-weight-asian="normal" style:font-weight-complex="normal"/>
    </style:style>
    <style:style style:name="T398" style:family="text">
      <style:text-properties style:text-position="0% 100%" style:font-name="Liberation Serif1" officeooo:rsid="000fa3bf"/>
    </style:style>
    <style:style style:name="T399" style:family="text">
      <style:text-properties style:text-position="0% 100%" style:font-name="Liberation Serif1" officeooo:rsid="017cd77a"/>
    </style:style>
    <style:style style:name="T400" style:family="text">
      <style:text-properties style:text-position="0% 100%" style:font-name="Liberation Serif1" officeooo:rsid="017dba8a"/>
    </style:style>
    <style:style style:name="T401" style:family="text">
      <style:text-properties style:text-position="0% 100%" style:font-name="Liberation Serif1" officeooo:rsid="017e1b8a"/>
    </style:style>
    <style:style style:name="T402" style:family="text">
      <style:text-properties style:text-position="0% 100%" style:font-name="Liberation Serif1" officeooo:rsid="01b0de0f"/>
    </style:style>
    <style:style style:name="T403" style:family="text">
      <style:text-properties style:text-position="0% 100%" officeooo:rsid="00dd6597"/>
    </style:style>
    <style:style style:name="T404" style:family="text">
      <style:text-properties style:text-position="0% 100%" officeooo:rsid="00cd8e3a"/>
    </style:style>
    <style:style style:name="T405" style:family="text">
      <style:text-properties style:text-position="0% 100%" officeooo:rsid="00de6077"/>
    </style:style>
    <style:style style:name="T406" style:family="text">
      <style:text-properties style:text-position="0% 100%" officeooo:rsid="00db9436"/>
    </style:style>
    <style:style style:name="T407" style:family="text">
      <style:text-properties style:text-position="0% 100%" officeooo:rsid="00dc33cb"/>
    </style:style>
    <style:style style:name="T408" style:family="text">
      <style:text-properties style:text-position="0% 100%" officeooo:rsid="01208e86"/>
    </style:style>
    <style:style style:name="T409" style:family="text">
      <style:text-properties style:text-position="0% 100%" officeooo:rsid="00bd4a1f"/>
    </style:style>
    <style:style style:name="T410" style:family="text">
      <style:text-properties style:text-position="0% 100%" officeooo:rsid="00bf35e0"/>
    </style:style>
    <style:style style:name="T411" style:family="text">
      <style:text-properties style:text-position="0% 100%" officeooo:rsid="00c0d781"/>
    </style:style>
    <style:style style:name="T412" style:family="text">
      <style:text-properties style:text-position="0% 100%" officeooo:rsid="00c4ba31"/>
    </style:style>
    <style:style style:name="T413" style:family="text">
      <style:text-properties style:text-position="0% 100%" officeooo:rsid="00c8f3eb"/>
    </style:style>
    <style:style style:name="T414" style:family="text">
      <style:text-properties style:text-position="0% 100%" fo:font-weight="normal" officeooo:rsid="01e51e3c" style:font-weight-asian="normal" style:font-weight-complex="normal"/>
    </style:style>
    <style:style style:name="T415" style:family="text">
      <style:text-properties style:text-position="0% 100%" fo:font-weight="normal" officeooo:rsid="0006daf5" style:font-weight-complex="normal"/>
    </style:style>
    <style:style style:name="T416" style:family="text">
      <style:text-properties style:text-position="0% 100%" fo:font-weight="normal" officeooo:rsid="00cffe5d" style:font-weight-complex="normal"/>
    </style:style>
    <style:style style:name="T417" style:family="text">
      <style:text-properties style:text-position="0% 100%" officeooo:rsid="00381a68"/>
    </style:style>
    <style:style style:name="T418" style:family="text">
      <style:text-properties style:text-position="0% 100%" officeooo:rsid="003fcc52"/>
    </style:style>
    <style:style style:name="T419" style:family="text">
      <style:text-properties style:text-position="0% 100%" officeooo:rsid="00450c56"/>
    </style:style>
    <style:style style:name="T420" style:family="text">
      <style:text-properties style:text-position="0% 100%" officeooo:rsid="00bc719d"/>
    </style:style>
    <style:style style:name="T421" style:family="text">
      <style:text-properties style:text-position="0% 100%" officeooo:rsid="00bc95ca"/>
    </style:style>
    <style:style style:name="T422" style:family="text">
      <style:text-properties style:text-position="0% 100%" officeooo:rsid="00c278dc"/>
    </style:style>
    <style:style style:name="T423" style:family="text">
      <style:text-properties style:text-position="0% 100%" officeooo:rsid="00c8ec5d"/>
    </style:style>
    <style:style style:name="T424" style:family="text">
      <style:text-properties style:text-position="0% 100%" officeooo:rsid="00cc9fab"/>
    </style:style>
    <style:style style:name="T425" style:family="text">
      <style:text-properties style:text-position="0% 100%" officeooo:rsid="00ccb347"/>
    </style:style>
    <style:style style:name="T426" style:family="text">
      <style:text-properties style:text-position="0% 100%" officeooo:rsid="00cdf6ac"/>
    </style:style>
    <style:style style:name="T427" style:family="text">
      <style:text-properties style:text-position="0% 100%" officeooo:rsid="00dfe882"/>
    </style:style>
    <style:style style:name="T428" style:family="text">
      <style:text-properties style:text-position="0% 100%" officeooo:rsid="00f21c76"/>
    </style:style>
    <style:style style:name="T429" style:family="text">
      <style:text-properties style:text-position="0% 100%" officeooo:rsid="00f2ca34"/>
    </style:style>
    <style:style style:name="T430" style:family="text">
      <style:text-properties style:text-position="0% 100%" officeooo:rsid="0039f8a9"/>
    </style:style>
    <style:style style:name="T431" style:family="text">
      <style:text-properties style:text-position="0% 100%" officeooo:rsid="0163e365"/>
    </style:style>
    <style:style style:name="T432" style:family="text">
      <style:text-properties style:text-position="0% 100%" officeooo:rsid="0165d405"/>
    </style:style>
    <style:style style:name="T433" style:family="text">
      <style:text-properties style:text-position="0% 100%" officeooo:rsid="01676d3f"/>
    </style:style>
    <style:style style:name="T434" style:family="text">
      <style:text-properties style:text-position="0% 100%" officeooo:rsid="01692ad3"/>
    </style:style>
    <style:style style:name="T435" style:family="text">
      <style:text-properties style:text-position="0% 100%" officeooo:rsid="016ba94e"/>
    </style:style>
    <style:style style:name="T436" style:family="text">
      <style:text-properties style:text-position="0% 100%" officeooo:rsid="016c4b61"/>
    </style:style>
    <style:style style:name="T437" style:family="text">
      <style:text-properties style:text-position="0% 100%" officeooo:rsid="016efdcd"/>
    </style:style>
    <style:style style:name="T438" style:family="text">
      <style:text-properties style:text-position="0% 100%" officeooo:rsid="016fea6c"/>
    </style:style>
    <style:style style:name="T439" style:family="text">
      <style:text-properties style:text-position="0% 100%" officeooo:rsid="017cd77a"/>
    </style:style>
    <style:style style:name="T440" style:family="text">
      <style:text-properties style:text-position="0% 100%" officeooo:rsid="017e1b8a"/>
    </style:style>
    <style:style style:name="T441" style:family="text">
      <style:text-properties style:text-position="0% 100%" officeooo:rsid="018e3b36"/>
    </style:style>
    <style:style style:name="T442" style:family="text">
      <style:text-properties style:text-position="0% 100%" officeooo:rsid="0190f126"/>
    </style:style>
    <style:style style:name="T443" style:family="text">
      <style:text-properties style:text-position="0% 100%" officeooo:rsid="0191d529"/>
    </style:style>
    <style:style style:name="T444" style:family="text">
      <style:text-properties style:text-position="0% 100%" officeooo:rsid="0192e975"/>
    </style:style>
    <style:style style:name="T445" style:family="text">
      <style:text-properties style:text-position="0% 100%" officeooo:rsid="01946709"/>
    </style:style>
    <style:style style:name="T446" style:family="text">
      <style:text-properties style:text-position="0% 100%" officeooo:rsid="01964359"/>
    </style:style>
    <style:style style:name="T447" style:family="text">
      <style:text-properties style:text-position="0% 100%" officeooo:rsid="0196b48e"/>
    </style:style>
    <style:style style:name="T448" style:family="text">
      <style:text-properties style:text-position="0% 100%" officeooo:rsid="003c9e76"/>
    </style:style>
    <style:style style:name="T449" style:family="text">
      <style:text-properties style:text-position="0% 100%" officeooo:rsid="01f3377b"/>
    </style:style>
    <style:style style:name="T450" style:family="text">
      <style:text-properties style:text-position="0% 100%" officeooo:rsid="0290aadb"/>
    </style:style>
    <style:style style:name="T451" style:family="text">
      <style:text-properties style:text-position="0% 100%" officeooo:rsid="029244e8"/>
    </style:style>
    <style:style style:name="T452" style:family="text">
      <style:text-properties style:text-position="0% 100%" officeooo:rsid="029bf938"/>
    </style:style>
    <style:style style:name="T453" style:family="text">
      <style:text-properties style:text-position="0% 100%" officeooo:rsid="029d5d36"/>
    </style:style>
    <style:style style:name="T454" style:family="text">
      <style:text-properties style:text-position="0% 100%" officeooo:rsid="029e22e6"/>
    </style:style>
    <style:style style:name="T455" style:family="text">
      <style:text-properties style:text-position="0% 100%" officeooo:rsid="029fc092"/>
    </style:style>
    <style:style style:name="T456" style:family="text">
      <style:text-properties style:text-position="0% 100%" officeooo:rsid="02a0809b"/>
    </style:style>
    <style:style style:name="T457" style:family="text">
      <style:text-properties style:text-position="0% 100%" officeooo:rsid="02a237f1"/>
    </style:style>
    <style:style style:name="T458" style:family="text">
      <style:text-properties style:text-position="0% 100%" officeooo:rsid="02da8815"/>
    </style:style>
    <style:style style:name="T459" style:family="text">
      <style:text-properties style:text-position="0% 100%" officeooo:rsid="02eb34ba"/>
    </style:style>
    <style:style style:name="T460" style:family="text">
      <style:text-properties style:text-position="0% 100%" officeooo:rsid="02ee2aa2"/>
    </style:style>
    <style:style style:name="T461" style:family="text">
      <style:text-properties style:text-position="0% 100%" officeooo:rsid="02efd041"/>
    </style:style>
    <style:style style:name="T462" style:family="text">
      <style:text-properties style:text-position="0% 100%" officeooo:rsid="02f1a0bb"/>
    </style:style>
    <style:style style:name="T463" style:family="text">
      <style:text-properties style:text-position="0% 100%" officeooo:rsid="030a5374"/>
    </style:style>
    <style:style style:name="T464" style:family="text">
      <style:text-properties style:text-position="0% 100%" officeooo:rsid="030c49e8"/>
    </style:style>
    <style:style style:name="T465" style:family="text">
      <style:text-properties style:text-position="0% 100%" officeooo:rsid="03277df1"/>
    </style:style>
    <style:style style:name="T466" style:family="text">
      <style:text-properties style:text-position="0% 100%" officeooo:rsid="032ad612"/>
    </style:style>
    <style:style style:name="T467" style:family="text">
      <style:text-properties style:text-position="0% 100%" officeooo:rsid="032bc070"/>
    </style:style>
    <style:style style:name="T468" style:family="text">
      <style:text-properties style:text-position="0% 100%" officeooo:rsid="032cbe26"/>
    </style:style>
    <style:style style:name="T469" style:family="text">
      <style:text-properties style:text-position="0% 100%" officeooo:rsid="032cce85"/>
    </style:style>
    <style:style style:name="T470" style:family="text">
      <style:text-properties style:text-position="0% 100%" officeooo:rsid="032e4bd0"/>
    </style:style>
    <style:style style:name="T471" style:family="text">
      <style:text-properties style:text-position="0% 100%" officeooo:rsid="033007df"/>
    </style:style>
    <style:style style:name="T472" style:family="text">
      <style:text-properties style:text-position="0% 100%" officeooo:rsid="0330b742"/>
    </style:style>
    <style:style style:name="T473" style:family="text">
      <style:text-properties officeooo:rsid="00860432"/>
    </style:style>
    <style:style style:name="T474" style:family="text">
      <style:text-properties officeooo:rsid="0160deee"/>
    </style:style>
    <style:style style:name="T475" style:family="text">
      <style:text-properties officeooo:rsid="017a329d"/>
    </style:style>
    <style:style style:name="T476" style:family="text">
      <style:text-properties officeooo:rsid="00cdf6ac"/>
    </style:style>
    <style:style style:name="T477" style:family="text">
      <style:text-properties officeooo:rsid="003c9e76"/>
    </style:style>
    <style:style style:name="T478" style:family="text">
      <style:text-properties officeooo:rsid="003fcc52"/>
    </style:style>
    <style:style style:name="T479" style:family="text">
      <style:text-properties style:text-position="sub 58%" fo:font-weight="normal" officeooo:rsid="01e51e3c" style:font-weight-asian="normal" style:font-weight-complex="normal"/>
    </style:style>
    <style:style style:name="T480" style:family="text">
      <style:text-properties style:text-position="sub 58%" fo:font-style="normal" fo:font-weight="normal" officeooo:rsid="01e445f4" style:font-style-asian="normal" style:font-weight-asian="normal" style:font-style-complex="normal" style:font-weight-complex="normal"/>
    </style:style>
    <style:style style:name="T481" style:family="text">
      <style:text-properties style:text-position="sub 58%" style:font-name="Liberation Serif1" fo:font-weight="normal" officeooo:rsid="00093ce7" style:font-weight-complex="normal"/>
    </style:style>
    <style:style style:name="T482" style:family="text">
      <style:text-properties style:text-position="sub 58%" style:font-name="Liberation Serif1" fo:font-weight="normal" officeooo:rsid="0006daf5" style:font-weight-complex="normal"/>
    </style:style>
    <style:style style:name="T483" style:family="text">
      <style:text-properties style:text-position="sub 58%" officeooo:rsid="00db9436"/>
    </style:style>
    <style:style style:name="T484" style:family="text">
      <style:text-properties style:text-position="sub 58%" officeooo:rsid="00dc33cb"/>
    </style:style>
    <style:style style:name="T485" style:family="text">
      <style:text-properties fo:font-weight="normal" style:font-weight-asian="normal" style:font-weight-complex="normal"/>
    </style:style>
    <style:style style:name="T486" style:family="text">
      <style:text-properties fo:font-weight="normal" officeooo:rsid="0025147f" style:font-weight-asian="normal" style:font-weight-complex="normal"/>
    </style:style>
    <style:style style:name="T487" style:family="text">
      <style:text-properties fo:font-weight="normal" officeooo:rsid="00058766" style:font-weight-asian="normal" style:font-weight-complex="normal"/>
    </style:style>
    <style:style style:name="T488" style:family="text">
      <style:text-properties fo:font-weight="normal" officeooo:rsid="01e445f4" style:font-weight-asian="normal" style:font-weight-complex="normal"/>
    </style:style>
    <style:style style:name="T489" style:family="text">
      <style:text-properties fo:font-weight="normal" officeooo:rsid="01e51e3c" style:font-weight-asian="normal" style:font-weight-complex="normal"/>
    </style:style>
    <style:style style:name="T490" style:family="text">
      <style:text-properties fo:font-weight="normal" officeooo:rsid="0208dd4b" style:font-weight-asian="normal" style:font-weight-complex="normal"/>
    </style:style>
    <style:style style:name="T491" style:family="text">
      <style:text-properties fo:font-weight="normal" officeooo:rsid="0201be14" style:font-weight-asian="normal" style:font-weight-complex="normal"/>
    </style:style>
    <style:style style:name="T492" style:family="text">
      <style:text-properties fo:font-weight="normal" officeooo:rsid="0204e712" style:font-weight-asian="normal" style:font-weight-complex="normal"/>
    </style:style>
    <style:style style:name="T493" style:family="text">
      <style:text-properties fo:font-weight="normal" officeooo:rsid="02030786" style:font-weight-asian="normal" style:font-weight-complex="normal"/>
    </style:style>
    <style:style style:name="T494" style:family="text">
      <style:text-properties fo:font-weight="normal" officeooo:rsid="02062b66" style:font-weight-asian="normal" style:font-weight-complex="normal"/>
    </style:style>
    <style:style style:name="T495" style:family="text">
      <style:text-properties fo:font-weight="normal" officeooo:rsid="02073738" style:font-weight-asian="normal" style:font-weight-complex="normal"/>
    </style:style>
    <style:style style:name="T496" style:family="text">
      <style:text-properties fo:font-weight="normal" officeooo:rsid="02acec04" style:font-weight-asian="normal" style:font-weight-complex="normal"/>
    </style:style>
    <style:style style:name="T497" style:family="text">
      <style:text-properties fo:font-weight="normal" officeooo:rsid="02ff89fb" style:font-weight-asian="normal" style:font-weight-complex="normal"/>
    </style:style>
    <style:style style:name="T498" style:family="text">
      <style:text-properties fo:font-weight="normal" officeooo:rsid="03021c57" style:font-weight-asian="normal" style:font-weight-complex="normal"/>
    </style:style>
    <style:style style:name="T499" style:family="text">
      <style:text-properties fo:font-weight="normal" style:font-weight-complex="normal"/>
    </style:style>
    <style:style style:name="T500" style:family="text">
      <style:text-properties fo:font-weight="normal" officeooo:rsid="00cffe5d" style:font-weight-complex="normal"/>
    </style:style>
    <style:style style:name="T501" style:family="text">
      <style:text-properties fo:font-weight="normal" officeooo:rsid="0130c029" style:font-weight-complex="normal"/>
    </style:style>
    <style:style style:name="T502" style:family="text">
      <style:text-properties fo:font-weight="normal" officeooo:rsid="0006daf5" style:font-weight-complex="normal"/>
    </style:style>
    <style:style style:name="T503" style:family="text">
      <style:text-properties fo:font-weight="normal" officeooo:rsid="00d3987a" style:font-weight-complex="normal"/>
    </style:style>
    <style:style style:name="T504" style:family="text">
      <style:text-properties fo:font-weight="normal" officeooo:rsid="00d023c6" style:font-weight-complex="normal"/>
    </style:style>
    <style:style style:name="T505" style:family="text">
      <style:text-properties fo:font-weight="normal" officeooo:rsid="00d1e7c8" style:font-weight-complex="normal"/>
    </style:style>
    <style:style style:name="T506" style:family="text">
      <style:text-properties fo:font-weight="normal" officeooo:rsid="00d2411a" style:font-weight-complex="normal"/>
    </style:style>
    <style:style style:name="T507" style:family="text">
      <style:text-properties officeooo:rsid="0006daf5"/>
    </style:style>
    <style:style style:name="T508" style:family="text">
      <style:text-properties officeooo:rsid="001eb37f"/>
    </style:style>
    <style:style style:name="T509" style:family="text">
      <style:text-properties fo:font-style="italic" style:font-style-asian="italic"/>
    </style:style>
    <style:style style:name="T510" style:family="text">
      <style:text-properties fo:font-style="italic" officeooo:rsid="006ce9a7" style:font-style-asian="italic" style:font-style-complex="italic"/>
    </style:style>
    <style:style style:name="T511" style:family="text">
      <style:text-properties fo:font-style="italic" officeooo:rsid="003c9e76" style:font-style-asian="italic" style:font-style-complex="italic"/>
    </style:style>
    <style:style style:name="T512" style:family="text">
      <style:text-properties fo:font-style="italic" officeooo:rsid="003dea43" style:font-style-asian="italic" style:font-style-complex="italic"/>
    </style:style>
    <style:style style:name="T513" style:family="text">
      <style:text-properties fo:font-style="italic" officeooo:rsid="0065da6b" style:font-style-asian="italic" style:font-style-complex="italic"/>
    </style:style>
    <style:style style:name="T514" style:family="text">
      <style:text-properties fo:font-style="italic" officeooo:rsid="006978c0" style:font-style-asian="italic" style:font-style-complex="italic"/>
    </style:style>
    <style:style style:name="T515" style:family="text">
      <style:text-properties fo:font-style="italic" officeooo:rsid="006eceed" style:font-style-asian="italic" style:font-style-complex="italic"/>
    </style:style>
    <style:style style:name="T516" style:family="text">
      <style:text-properties fo:font-style="italic" officeooo:rsid="00d5a54b" style:font-style-asian="italic" style:font-style-complex="italic"/>
    </style:style>
    <style:style style:name="T517" style:family="text">
      <style:text-properties fo:font-style="italic" officeooo:rsid="0135502a" style:font-style-asian="italic" style:font-style-complex="italic"/>
    </style:style>
    <style:style style:name="T518" style:family="text">
      <style:text-properties fo:font-style="italic" officeooo:rsid="01444b5c" style:font-style-asian="italic" style:font-style-complex="italic"/>
    </style:style>
    <style:style style:name="T519" style:family="text">
      <style:text-properties fo:font-style="italic" officeooo:rsid="01623ff2" style:font-style-asian="italic" style:font-style-complex="italic"/>
    </style:style>
    <style:style style:name="T520" style:family="text">
      <style:text-properties fo:font-style="italic" officeooo:rsid="017ac911" style:font-style-asian="italic" style:font-style-complex="italic"/>
    </style:style>
    <style:style style:name="T521" style:family="text">
      <style:text-properties fo:font-style="italic" officeooo:rsid="024410ff" style:font-style-asian="italic" style:font-style-complex="italic"/>
    </style:style>
    <style:style style:name="T522" style:family="text">
      <style:text-properties fo:font-style="italic" fo:font-weight="normal" officeooo:rsid="01e445f4" style:font-style-asian="italic" style:font-weight-asian="normal" style:font-style-complex="italic" style:font-weight-complex="normal"/>
    </style:style>
    <style:style style:name="T523" style:family="text">
      <style:text-properties fo:font-style="italic" fo:font-weight="normal" officeooo:rsid="01e51e3c" style:font-style-asian="italic" style:font-weight-asian="normal" style:font-style-complex="italic" style:font-weight-complex="normal"/>
    </style:style>
    <style:style style:name="T524" style:family="text">
      <style:text-properties style:text-position="super 58%" fo:font-style="normal" officeooo:rsid="007d6f04" style:font-style-asian="normal" style:font-style-complex="normal"/>
    </style:style>
    <style:style style:name="T525" style:family="text">
      <style:text-properties style:text-position="super 58%" fo:font-style="normal" officeooo:rsid="0077b691" style:font-style-asian="normal" style:font-style-complex="normal"/>
    </style:style>
    <style:style style:name="T526" style:family="text">
      <style:text-properties style:text-position="super 58%" fo:font-style="normal" officeooo:rsid="01937f76" style:font-style-asian="normal" style:font-style-complex="normal"/>
    </style:style>
    <style:style style:name="T527" style:family="text">
      <style:text-properties style:text-position="super 58%" fo:font-style="normal" officeooo:rsid="0182b2c3" style:font-style-asian="normal" style:font-style-complex="normal"/>
    </style:style>
    <style:style style:name="T528" style:family="text">
      <style:text-properties style:text-position="super 58%" fo:font-style="normal" officeooo:rsid="01856f96" style:font-style-asian="normal" style:font-style-complex="normal"/>
    </style:style>
    <style:style style:name="T529" style:family="text">
      <style:text-properties style:text-position="super 58%" fo:font-style="normal" officeooo:rsid="00726ad8" style:font-style-asian="normal" style:font-style-complex="normal"/>
    </style:style>
    <style:style style:name="T530" style:family="text">
      <style:text-properties style:text-position="super 58%" fo:font-style="normal" officeooo:rsid="0078ff81" style:font-style-asian="normal" style:font-style-complex="normal"/>
    </style:style>
    <style:style style:name="T531" style:family="text">
      <style:text-properties style:text-position="super 58%" fo:font-style="normal" officeooo:rsid="0138cd3d" style:font-style-asian="normal" style:font-style-complex="normal"/>
    </style:style>
    <style:style style:name="T532" style:family="text">
      <style:text-properties style:text-position="super 58%" fo:font-style="normal" officeooo:rsid="01455498" style:font-style-asian="normal" style:font-style-complex="normal"/>
    </style:style>
    <style:style style:name="T533" style:family="text">
      <style:text-properties style:text-position="super 58%" fo:font-style="normal" officeooo:rsid="01623ff2" style:font-style-asian="normal" style:font-style-complex="normal"/>
    </style:style>
    <style:style style:name="T534" style:family="text">
      <style:text-properties style:text-position="super 58%" fo:font-style="normal" officeooo:rsid="024410ff" style:font-style-asian="normal" style:font-style-complex="normal"/>
    </style:style>
    <style:style style:name="T535" style:family="text">
      <style:text-properties style:text-position="super 58%" fo:font-style="normal" officeooo:rsid="027a32a7" style:font-style-asian="normal" style:font-style-complex="normal"/>
    </style:style>
    <style:style style:name="T536" style:family="text">
      <style:text-properties style:text-position="super 58%" officeooo:rsid="00860432"/>
    </style:style>
    <style:style style:name="T537" style:family="text">
      <style:text-properties style:text-position="super 58%" style:font-name="Liberation Serif1" fo:font-style="normal" officeooo:rsid="00222a4a" style:font-style-asian="normal" style:font-style-complex="normal"/>
    </style:style>
    <style:style style:name="T538" style:family="text">
      <style:text-properties style:text-position="super 58%" style:font-name="Liberation Serif1" fo:font-style="normal" officeooo:rsid="00229e06" style:font-style-asian="normal" style:font-style-complex="normal"/>
    </style:style>
    <style:style style:name="T539" style:family="text">
      <style:text-properties style:text-position="super 58%" style:font-name="Liberation Serif1" fo:font-style="normal" officeooo:rsid="00636cf0" style:font-style-asian="normal" style:font-style-complex="normal"/>
    </style:style>
    <style:style style:name="T540" style:family="text">
      <style:text-properties style:text-position="super 58%" officeooo:rsid="008fa397"/>
    </style:style>
    <style:style style:name="T541" style:family="text">
      <style:text-properties style:text-position="super 58%" officeooo:rsid="00ba2a3e"/>
    </style:style>
    <style:style style:name="T542" style:family="text">
      <style:text-properties style:text-position="super 58%" officeooo:rsid="00bad510"/>
    </style:style>
    <style:style style:name="T543" style:family="text">
      <style:text-properties style:text-position="super 58%" officeooo:rsid="016ba94e"/>
    </style:style>
    <style:style style:name="T544" style:family="text">
      <style:text-properties style:text-position="super 58%" fo:font-style="italic" officeooo:rsid="017ac911" style:font-style-asian="italic" style:font-style-complex="italic"/>
    </style:style>
    <style:style style:name="T545" style:family="text">
      <style:text-properties style:text-position="super 58%" officeooo:rsid="029fc092"/>
    </style:style>
    <style:style style:name="T546" style:family="text">
      <style:text-properties officeooo:rsid="00ba2a3e"/>
    </style:style>
    <style:style style:name="T547" style:family="text">
      <style:text-properties fo:font-weight="bold" style:font-weight-asian="bold" style:font-weight-complex="bold"/>
    </style:style>
    <style:style style:name="T548" style:family="text">
      <style:text-properties fo:font-weight="bold" officeooo:rsid="00066895" style:font-weight-asian="bold" style:font-weight-complex="bold"/>
    </style:style>
    <style:style style:name="T549" style:family="text">
      <style:text-properties fo:font-weight="bold" officeooo:rsid="000734a5" style:font-weight-asian="bold" style:font-weight-complex="bold"/>
    </style:style>
    <style:style style:name="T550" style:family="text">
      <style:text-properties fo:font-weight="bold" officeooo:rsid="00a728b8" style:font-weight-asian="bold" style:font-weight-complex="bold"/>
    </style:style>
    <style:style style:name="T551" style:family="text">
      <style:text-properties fo:font-weight="bold" officeooo:rsid="00b1e212" style:font-weight-asian="bold" style:font-weight-complex="bold"/>
    </style:style>
    <style:style style:name="T552" style:family="text">
      <style:text-properties officeooo:rsid="000734a5"/>
    </style:style>
    <style:style style:name="T553" style:family="text">
      <style:text-properties style:font-name="Liberation Serif" fo:font-weight="normal" officeooo:rsid="00058766" style:font-weight-asian="normal" style:font-weight-complex="normal"/>
    </style:style>
    <style:style style:name="T554" style:family="text">
      <style:text-properties style:font-name="Liberation Serif" fo:font-weight="normal" officeooo:rsid="00063587" style:font-weight-asian="normal" style:font-weight-complex="normal"/>
    </style:style>
    <style:style style:name="T555" style:family="text">
      <style:text-properties style:font-name="Liberation Serif" officeooo:rsid="01e71338"/>
    </style:style>
    <style:style style:name="T556" style:family="text">
      <style:text-properties officeooo:rsid="00222a4a"/>
    </style:style>
    <style:style style:name="T557" style:family="text">
      <style:text-properties officeooo:rsid="0039f8a9"/>
    </style:style>
    <style:style style:name="T558" style:family="text">
      <style:text-properties officeooo:rsid="0065da6b"/>
    </style:style>
    <style:style style:name="T559" style:family="text">
      <style:text-properties officeooo:rsid="00a682e1"/>
    </style:style>
    <style:style style:name="T560" style:family="text">
      <style:text-properties officeooo:rsid="017441da"/>
    </style:style>
    <style:style style:name="T561" style:family="text">
      <style:text-properties officeooo:rsid="01b3fd14"/>
    </style:style>
    <style:style style:name="T562" style:family="text">
      <style:text-properties officeooo:rsid="01dbcda6"/>
    </style:style>
    <style:style style:name="T563" style:family="text">
      <style:text-properties officeooo:rsid="02eb34ba"/>
    </style:style>
    <style:style style:name="T564" style:family="text">
      <style:text-properties officeooo:rsid="03197f47"/>
    </style:style>
    <style:style style:name="T565" style:family="text">
      <style:text-properties style:use-window-font-color="true"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6" style:family="text">
      <style:text-properties style:font-name="DejaVu Sans" fo:font-size="10pt" fo:language="en" fo:country="US" style:language-asian="zh" style:country-asian="CN" style:language-complex="hi" style:country-complex="IN"/>
    </style:style>
    <style:style style:name="T567" style:family="text">
      <style:text-properties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8" style:family="text">
      <style:text-properties fo:font-size="10pt" fo:language="en" fo:country="US" style:language-asian="zh" style:country-asian="CN" style:language-complex="hi" style:country-complex="IN"/>
    </style:style>
    <style:style style:name="T569"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0"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42425680" text:id="ct42425680">
          <text:insertion>
            <office:change-info>
              <dc:creator>Unknown Author</dc:creator>
              <dc:date>2016-11-28T21:43:00</dc:date>
            </office:change-info>
          </text:insertion>
        </text:changed-region>
        <text:changed-region xml:id="ct43223344" text:id="ct43223344">
          <text:deletion>
            <office:change-info>
              <dc:creator>Unknown Author</dc:creator>
              <dc:date>2016-11-28T21:43:00</dc:date>
            </office:change-info>
            <text:p text:style-name="P1">,</text:p>
          </text:deletion>
        </text:changed-region>
        <text:changed-region xml:id="ct42430368" text:id="ct42430368">
          <text:deletion>
            <office:change-info>
              <dc:creator>Unknown Author</dc:creator>
              <dc:date>2016-11-28T11:59:00</dc:date>
            </office:change-info>
            <text:p text:style-name="P2"><text:span text:style-name="T1">dry</text:span></text:p>
          </text:deletion>
        </text:changed-region>
        <text:changed-region xml:id="ct42431584" text:id="ct42431584">
          <text:insertion>
            <office:change-info>
              <dc:creator>Unknown Author</dc:creator>
              <dc:date>2016-11-28T11:59:00</dc:date>
            </office:change-info>
          </text:insertion>
        </text:changed-region>
        <text:changed-region xml:id="ct90414528" text:id="ct90414528">
          <text:deletion>
            <office:change-info>
              <dc:creator>Unknown Author</dc:creator>
              <dc:date>2016-11-28T21:49:00</dc:date>
            </office:change-info>
            <text:p text:style-name="P2"><text:span text:style-name="T1">50</text:span></text:p>
          </text:deletion>
        </text:changed-region>
        <text:changed-region xml:id="ct83956224" text:id="ct83956224">
          <text:insertion>
            <office:change-info>
              <dc:creator>Unknown Author</dc:creator>
              <dc:date>2016-11-28T21:49:00</dc:date>
            </office:change-info>
          </text:insertion>
        </text:changed-region>
        <text:changed-region xml:id="ct38402048" text:id="ct38402048">
          <text:insertion>
            <office:change-info>
              <dc:creator>Unknown Author</dc:creator>
              <dc:date>2016-11-28T21:49:00</dc:date>
            </office:change-info>
          </text:insertion>
        </text:changed-region>
        <text:changed-region xml:id="ct46036576" text:id="ct46036576">
          <text:deletion>
            <office:change-info>
              <dc:creator>Unknown Author</dc:creator>
              <dc:date>2016-11-28T21:49:00</dc:date>
            </office:change-info>
            <text:p text:style-name="P2"><text:span text:style-name="T1">3</text:span></text:p>
          </text:deletion>
        </text:changed-region>
        <text:changed-region xml:id="ct46040944" text:id="ct46040944">
          <text:deletion>
            <office:change-info>
              <dc:creator>Unknown Author</dc:creator>
              <dc:date>2016-11-28T12:00:00</dc:date>
            </office:change-info>
            <text:p text:style-name="P2"><office:annotation><dc:creator>Joe Warren</dc:creator><dc:date>2016-11-21T16:42:33</dc:date><text:p text:style-name="P95"><text:span text:style-name="T570">I don't think these #s match up with what's in Table 3 – 10 tonnes for Eleanor in April and 22 tonnes (metric) for Cherry in June.</text:span></text:p></office:annotation></text:p>
          </text:deletion>
        </text:changed-region>
        <text:changed-region xml:id="ct46041952" text:id="ct46041952">
          <text:deletion>
            <office:change-info>
              <dc:creator>Unknown Author</dc:creator>
              <dc:date>2016-11-28T12:00:00</dc:date>
            </office:change-info>
            <text:p text:style-name="P2"><office:annotation office:name="__Annotation__6863_139230328011111111111111111111111111111111111111111111111111111111111111111111111111111111111111111111111111111111111111111111111111111111111111111111111111111111"><dc:creator>Joe Warren</dc:creator><dc:date>2016-11-03T14:36:48</dc:date><loext:sender-initials>JW</loext:sender-initials><text:p>Maybe replace w/ shallower ?</text:p></office:annotation><text:span text:style-name="T1">up</text:span><office:annotation-end office:name="__Annotation__6863_139230328011111111111111111111111111111111111111111111111111111111111111111111111111111111111111111111111111111111111111111111111111111111111111111111111111111111"/></text:p>
          </text:deletion>
        </text:changed-region>
        <text:changed-region xml:id="ct46045584" text:id="ct46045584">
          <text:insertion>
            <office:change-info>
              <dc:creator>Unknown Author</dc:creator>
              <dc:date>2016-11-28T12:00:00</dc:date>
            </office:change-info>
          </text:insertion>
        </text:changed-region>
        <text:changed-region xml:id="ct46043664" text:id="ct46043664">
          <text:deletion>
            <office:change-info>
              <dc:creator>Unknown Author</dc:creator>
              <dc:date>2016-11-28T12:11:00</dc:date>
            </office:change-info>
            <text:p text:style-name="P2"><text:span text:style-name="T1">variable</text:span></text:p>
          </text:deletion>
        </text:changed-region>
        <text:changed-region xml:id="ct46046032" text:id="ct46046032">
          <text:deletion>
            <office:change-info>
              <dc:creator>Unknown Author</dc:creator>
              <dc:date>2016-11-28T12:12:00</dc:date>
            </office:change-info>
            <text:p text:style-name="P2"><office:annotation><dc:creator>Joe Warren</dc:creator><dc:date>2016-11-03T14:37:59</dc:date><loext:sender-initials>JW</loext:sender-initials><text:p>Could we replace this with “varied spatially” ?</text:p></office:annotation></text:p>
          </text:deletion>
        </text:changed-region>
        <text:changed-region xml:id="ct46049984" text:id="ct46049984">
          <text:deletion>
            <office:change-info>
              <dc:creator>Unknown Author</dc:creator>
              <dc:date>2016-11-28T12:11:00</dc:date>
            </office:change-info>
            <text:p text:style-name="P2"><text:span text:style-name="T1">distribution and abundance</text:span></text:p>
          </text:deletion>
        </text:changed-region>
        <text:changed-region xml:id="ct46048096" text:id="ct46048096">
          <text:insertion>
            <office:change-info>
              <dc:creator>Unknown Author</dc:creator>
              <dc:date>2016-11-28T12:11:00</dc:date>
            </office:change-info>
          </text:insertion>
        </text:changed-region>
        <text:changed-region xml:id="ct46045808" text:id="ct46045808">
          <text:insertion>
            <office:change-info>
              <dc:creator>Unknown Author</dc:creator>
              <dc:date>2016-11-28T12:24:00</dc:date>
            </office:change-info>
          </text:insertion>
        </text:changed-region>
        <text:changed-region xml:id="ct46034992" text:id="ct46034992">
          <text:deletion>
            <office:change-info>
              <dc:creator>Unknown Author</dc:creator>
              <dc:date>2016-11-28T12:24:00</dc:date>
            </office:change-info>
            <text:p text:style-name="P3"><text:span text:style-name="T2"><text:s/>and</text:span></text:p>
          </text:deletion>
        </text:changed-region>
        <text:changed-region xml:id="ct46041168" text:id="ct46041168">
          <text:insertion>
            <office:change-info>
              <dc:creator>Unknown Author</dc:creator>
              <dc:date>2016-11-28T12:24:00</dc:date>
            </office:change-info>
          </text:insertion>
        </text:changed-region>
        <text:changed-region xml:id="ct46039728" text:id="ct46039728">
          <text:deletion>
            <office:change-info>
              <dc:creator>Unknown Author</dc:creator>
              <dc:date>2016-11-28T12:25:00</dc:date>
            </office:change-info>
            <text:p text:style-name="P3"><text:span text:style-name="T2">are </text:span></text:p>
          </text:deletion>
        </text:changed-region>
        <text:changed-region xml:id="ct46035264" text:id="ct46035264">
          <text:deletion>
            <office:change-info>
              <dc:creator>Unknown Author</dc:creator>
              <dc:date>2016-11-28T12:24:00</dc:date>
            </office:change-info>
            <text:p text:style-name="P3"><text:span text:style-name="T2">of</text:span></text:p>
          </text:deletion>
        </text:changed-region>
        <text:changed-region xml:id="ct46046256" text:id="ct46046256">
          <text:insertion>
            <office:change-info>
              <dc:creator>Unknown Author</dc:creator>
              <dc:date>2016-11-28T12:24:00</dc:date>
            </office:change-info>
          </text:insertion>
        </text:changed-region>
        <text:changed-region xml:id="ct46042176" text:id="ct46042176">
          <text:insertion>
            <office:change-info>
              <dc:creator>Unknown Author</dc:creator>
              <dc:date>2016-11-28T12:25:00</dc:date>
            </office:change-info>
          </text:insertion>
        </text:changed-region>
        <text:changed-region xml:id="ct46071600" text:id="ct46071600">
          <text:deletion>
            <office:change-info>
              <dc:creator>Unknown Author</dc:creator>
              <dc:date>2016-11-28T21:44:00</dc:date>
            </office:change-info>
            <text:p text:style-name="P3"><text:span text:style-name="T2"><office:annotation><dc:creator>Joe Warren</dc:creator><dc:date>2016-10-07T12:41:40</dc:date><loext:sender-initials>JW</loext:sender-initials><text:p text:style-name="P95"><text:span text:style-name="T569">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p>
          </text:deletion>
        </text:changed-region>
        <text:changed-region xml:id="ct46071184" text:id="ct46071184">
          <text:insertion>
            <office:change-info>
              <dc:creator>Unknown Author</dc:creator>
              <dc:date>2016-11-28T12:32:00</dc:date>
            </office:change-info>
          </text:insertion>
        </text:changed-region>
        <text:changed-region xml:id="ct46072688" text:id="ct46072688">
          <text:insertion>
            <office:change-info>
              <dc:creator>Unknown Author</dc:creator>
              <dc:date>2016-11-28T12:33:00</dc:date>
            </office:change-info>
          </text:insertion>
        </text:changed-region>
        <text:changed-region xml:id="ct46076224" text:id="ct46076224">
          <text:insertion>
            <office:change-info>
              <dc:creator>Unknown Author</dc:creator>
              <dc:date>2016-11-28T12:34:00</dc:date>
            </office:change-info>
          </text:insertion>
        </text:changed-region>
        <text:changed-region xml:id="ct46074976" text:id="ct46074976">
          <text:insertion>
            <office:change-info>
              <dc:creator>Unknown Author</dc:creator>
              <dc:date>2016-11-28T12:36:00</dc:date>
            </office:change-info>
          </text:insertion>
        </text:changed-region>
        <text:changed-region xml:id="ct46091184" text:id="ct46091184">
          <text:deletion>
            <office:change-info>
              <dc:creator>Unknown Author</dc:creator>
              <dc:date>2016-11-22T09:17:00</dc:date>
            </office:change-info>
            <text:p text:style-name="P4"><text:span text:style-name="T3"><office:annotation><dc:creator>Joe Warren</dc:creator><dc:date>2016-10-07T12:49:14</dc:date><loext:sender-initials>JW</loext:sender-initials><text:p text:style-name="P95"><text:span text:style-name="T569">I realize I'm the only person who thinks this way, but zooplankton density can be measured in g/cm^3 so I always use numerical density when I mean #/m^3.</text:span></text:p></office:annotation></text:span><text:span text:style-name="T3"><office:annotation><dc:creator>Unknown Author</dc:creator><dc:date>2016-11-17T21:28:20</dc:date><text:p text:style-name="P95"><text:span text:style-name="T567">Reply to Joe Warren (10/07/2016, 12:49): "..."</text:span></text:p><text:p><text:span text:style-name="T568">Ok</text:span></text:p></office:annotation></text:span></text:p>
          </text:deletion>
        </text:changed-region>
        <text:changed-region xml:id="ct42431088" text:id="ct42431088">
          <text:insertion>
            <office:change-info>
              <dc:creator>Unknown Author</dc:creator>
              <dc:date>2016-11-28T16:41:00</dc:date>
            </office:change-info>
          </text:insertion>
        </text:changed-region>
        <text:changed-region xml:id="ct46088512" text:id="ct46088512">
          <text:deletion>
            <office:change-info>
              <dc:creator>Unknown Author</dc:creator>
              <dc:date>2016-11-28T16:41:00</dc:date>
            </office:change-info>
            <text:p text:style-name="P5"><text:span text:style-name="T4">2</text:span></text:p>
          </text:deletion>
        </text:changed-region>
        <text:changed-region xml:id="ct45964720" text:id="ct45964720">
          <text:insertion>
            <office:change-info>
              <dc:creator>Unknown Author</dc:creator>
              <dc:date>2016-11-28T14:57:00</dc:date>
            </office:change-info>
          </text:insertion>
        </text:changed-region>
        <text:changed-region xml:id="ct46354368" text:id="ct46354368">
          <text:insertion>
            <office:change-info>
              <dc:creator>Unknown Author</dc:creator>
              <dc:date>2016-11-28T14:26:00</dc:date>
            </office:change-info>
          </text:insertion>
        </text:changed-region>
        <text:changed-region xml:id="ct46049088" text:id="ct46049088">
          <text:deletion>
            <office:change-info>
              <dc:creator>Unknown Author</dc:creator>
              <dc:date>2016-11-28T14:26:00</dc:date>
            </office:change-info>
            <text:p text:style-name="P6"><text:span text:style-name="T5"><text:s/></text:span></text:p>
          </text:deletion>
        </text:changed-region>
        <text:changed-region xml:id="ct46354592" text:id="ct46354592">
          <text:deletion>
            <office:change-info>
              <dc:creator>Unknown Author</dc:creator>
              <dc:date>2016-11-28T14:24:00</dc:date>
            </office:change-info>
            <text:p text:style-name="P6"><text:span text:style-name="T5">,</text:span></text:p>
          </text:deletion>
        </text:changed-region>
        <text:changed-region xml:id="ct46349568" text:id="ct46349568">
          <text:insertion>
            <office:change-info>
              <dc:creator>Unknown Author</dc:creator>
              <dc:date>2016-11-28T14:26:00</dc:date>
            </office:change-info>
          </text:insertion>
        </text:changed-region>
        <text:changed-region xml:id="ct46355520" text:id="ct46355520">
          <text:insertion>
            <office:change-info>
              <dc:creator>Unknown Author</dc:creator>
              <dc:date>2016-11-28T14:29:00</dc:date>
            </office:change-info>
          </text:insertion>
        </text:changed-region>
        <text:changed-region xml:id="ct46356192" text:id="ct46356192">
          <text:deletion>
            <office:change-info>
              <dc:creator>Unknown Author</dc:creator>
              <dc:date>2016-11-28T14:29:00</dc:date>
            </office:change-info>
            <text:p text:style-name="P6"><text:span text:style-name="T5"><text:s/>t</text:span></text:p>
          </text:deletion>
        </text:changed-region>
        <text:changed-region xml:id="ct46355968" text:id="ct46355968">
          <text:deletion>
            <office:change-info>
              <dc:creator>Unknown Author</dc:creator>
              <dc:date>2016-11-28T14:26:00</dc:date>
            </office:change-info>
            <text:p text:style-name="P6"><text:span text:style-name="T5">ing</text:span></text:p>
          </text:deletion>
        </text:changed-region>
        <text:changed-region xml:id="ct46355744" text:id="ct46355744">
          <text:deletion>
            <office:change-info>
              <dc:creator>Unknown Author</dc:creator>
              <dc:date>2016-11-28T14:29:00</dc:date>
            </office:change-info>
            <text:p text:style-name="P6"><text:span text:style-name="T5">scal</text:span></text:p>
          </text:deletion>
        </text:changed-region>
        <text:changed-region xml:id="ct46358288" text:id="ct46358288">
          <text:insertion>
            <office:change-info>
              <dc:creator>Unknown Author</dc:creator>
              <dc:date>2016-11-28T14:29:00</dc:date>
            </office:change-info>
          </text:insertion>
        </text:changed-region>
        <text:changed-region xml:id="ct46362256" text:id="ct46362256">
          <text:insertion>
            <office:change-info>
              <dc:creator>Unknown Author</dc:creator>
              <dc:date>2016-11-28T14:26:00</dc:date>
            </office:change-info>
          </text:insertion>
        </text:changed-region>
        <text:changed-region xml:id="ct46379072" text:id="ct46379072">
          <text:deletion>
            <office:change-info>
              <dc:creator>Unknown Author</dc:creator>
              <dc:date>2016-11-28T14:26:00</dc:date>
            </office:change-info>
            <text:p text:style-name="P6"><text:span text:style-name="T6">for</text:span></text:p>
          </text:deletion>
        </text:changed-region>
        <text:changed-region xml:id="ct46381872" text:id="ct46381872">
          <text:insertion>
            <office:change-info>
              <dc:creator>Unknown Author</dc:creator>
              <dc:date>2016-11-28T14:26:00</dc:date>
            </office:change-info>
          </text:insertion>
        </text:changed-region>
        <text:changed-region xml:id="ct46382096" text:id="ct46382096">
          <text:deletion>
            <office:change-info>
              <dc:creator>Unknown Author</dc:creator>
              <dc:date>2016-11-28T14:26:00</dc:date>
            </office:change-info>
            <text:p text:style-name="P6"><text:span text:style-name="T5"><text:s/>one</text:span></text:p>
          </text:deletion>
        </text:changed-region>
        <text:changed-region xml:id="ct46353792" text:id="ct46353792">
          <text:deletion>
            <office:change-info>
              <dc:creator>Unknown Author</dc:creator>
              <dc:date>2016-11-28T14:27:00</dc:date>
            </office:change-info>
            <text:p text:style-name="P6"><text:span text:style-name="T5">ing</text:span></text:p>
          </text:deletion>
        </text:changed-region>
        <text:changed-region xml:id="ct46359776" text:id="ct46359776">
          <text:deletion>
            <office:change-info>
              <dc:creator>Unknown Author</dc:creator>
              <dc:date>2016-11-28T14:29:00</dc:date>
            </office:change-info>
            <text:p text:style-name="P6"><text:span text:style-name="T5">calculat</text:span></text:p>
          </text:deletion>
        </text:changed-region>
        <text:changed-region xml:id="ct46392544" text:id="ct46392544">
          <text:insertion>
            <office:change-info>
              <dc:creator>Unknown Author</dc:creator>
              <dc:date>2016-11-28T14:29:00</dc:date>
            </office:change-info>
          </text:insertion>
        </text:changed-region>
        <text:changed-region xml:id="ct46411248" text:id="ct46411248">
          <text:insertion>
            <office:change-info>
              <dc:creator>Unknown Author</dc:creator>
              <dc:date>2016-11-28T14:27:00</dc:date>
            </office:change-info>
          </text:insertion>
        </text:changed-region>
        <text:changed-region xml:id="ct46432192" text:id="ct46432192">
          <text:insertion>
            <office:change-info>
              <dc:creator>Unknown Author</dc:creator>
              <dc:date>2016-11-28T14:27:00</dc:date>
            </office:change-info>
          </text:insertion>
        </text:changed-region>
        <text:changed-region xml:id="ct46464896" text:id="ct46464896">
          <text:insertion>
            <office:change-info>
              <dc:creator>Unknown Author</dc:creator>
              <dc:date>2016-11-28T14:27:00</dc:date>
            </office:change-info>
          </text:insertion>
        </text:changed-region>
        <text:changed-region xml:id="ct46465120" text:id="ct46465120">
          <text:deletion>
            <office:change-info>
              <dc:creator>Unknown Author</dc:creator>
              <dc:date>2016-11-28T15:24:00</dc:date>
            </office:change-info>
            <text:p text:style-name="P7"><text:span text:style-name="T7"><text:s text:c="2"/></text:span><text:span text:style-name="T8">Assuming that t</text:span><text:span text:style-name="T7">he mean of these</text:span><text:span text:style-name="T9"> </text:span><text:span text:style-name="T7">values, </text:span><text:span text:style-name="T10">〈</text:span><text:span text:style-name="T11">σ</text:span><text:span text:style-name="T12">BS</text:span><text:span text:style-name="T10">〉</text:span><text:span text:style-name="T7">, </text:span><text:span text:style-name="T8">is</text:span><text:span text:style-name="T7"> representative for the taxonomic group in question, </text:span><text:span text:style-name="T8">then t</text:span><text:span text:style-name="T7">he density of animals </text:span><text:span text:style-name="T13">n</text:span><text:span text:style-name="T14"> </text:span><text:span text:style-name="T8">(number m</text:span><text:span text:style-name="T15">-3</text:span><text:span text:style-name="T8">) is given by </text:span><text:span text:style-name="T16">n</text:span><text:span text:style-name="T17"> = </text:span><text:span text:style-name="T16">s</text:span><text:span text:style-name="T18">V</text:span><text:span text:style-name="T17"> /〈</text:span><text:span text:style-name="T11">σ</text:span><text:span text:style-name="T12">BS</text:span><text:span text:style-name="T17">〉.</text:span></text:p>
          </text:deletion>
        </text:changed-region>
        <text:changed-region xml:id="ct46250352" text:id="ct46250352">
          <text:deletion>
            <office:change-info>
              <dc:creator>Unknown Author</dc:creator>
              <dc:date>2016-11-28T12:36:00</dc:date>
            </office:change-info>
            <text:p text:style-name="P8"><text:span text:style-name="T19">1</text:span></text:p>
          </text:deletion>
        </text:changed-region>
        <text:changed-region xml:id="ct46251232" text:id="ct46251232">
          <text:insertion>
            <office:change-info>
              <dc:creator>Unknown Author</dc:creator>
              <dc:date>2016-11-28T12:36:00</dc:date>
            </office:change-info>
          </text:insertion>
        </text:changed-region>
        <text:changed-region xml:id="ct46385568" text:id="ct46385568">
          <text:deletion>
            <office:change-info>
              <dc:creator>Unknown Author</dc:creator>
              <dc:date>2016-11-28T12:36:00</dc:date>
            </office:change-info>
            <text:p text:style-name="P8"><text:span text:style-name="T19"><office:annotation><dc:creator>Joe Warren</dc:creator><dc:date>2016-10-07T13:01:07</dc:date><loext:sender-initials>JW</loext:sender-initials><text:p text:style-name="P95"><text:span text:style-name="T569">Is there a reason you used method 1 – brandyn's been using method 2 for all his TS exports ?</text:span></text:p></office:annotation></text:span><text:span text:style-name="T19"><office:annotation><dc:creator>Unknown Author</dc:creator><dc:date>2016-10-28T12:54:26</dc:date><text:p text:style-name="P95"><text:span text:style-name="T567">Reply to Joe Warren (10/07/2016, 13:01): "..."</text:span></text:p><text:p><text:span text:style-name="T568">No reason, just that it’s the first on the list. <text:s/>Is one supposed to be better than the other?</text:span></text:p></office:annotation></text:span><text:span text:style-name="T19"><office:annotation><dc:creator>Joe Warren</dc:creator><dc:date>2016-11-03T14:50:42</dc:date><loext:sender-initials>JW</loext:sender-initials><text:p text:style-name="P95"><text:span text:style-name="T567">Reply to Unknown Author (10/28/2016, 12:54): "..."</text:span></text:p><text:p><text:span text:style-name="T568">I think there is – Brandyn knows the difference – I want to say TS method 1 is for one type of ducers and single target #2 is for the current system/ducers (i.e. what we have). <text:s/>But check w/ Brandyn.</text:span></text:p></office:annotation></text:span><text:span text:style-name="T19"><office:annotation><dc:creator>Unknown Author</dc:creator><dc:date>2016-11-18T09:59:50</dc:date><text:p text:style-name="P95"><text:span text:style-name="T567">Reply to Joe Warren (11/03/2016, 14:50): "..."</text:span></text:p><text:p><text:span text:style-name="T568">Checked the EV docs and method 2 is recommended for Ex60 data. <text:s/>I’ll redo the exports, but Brandyn has the dongle at the moment.</text:span></text:p></office:annotation></text:span><text:span text:style-name="T19"><office:annotation><dc:creator>Joe Warren</dc:creator><dc:date>2016-11-21T16:19:18</dc:date><text:p text:style-name="P95"><text:span text:style-name="T565">Reply to Unknown Author (11/18/2016, 09:59): "..."</text:span></text:p><text:p><text:span text:style-name="T566">Roger. I doubt it will change things much, but should do it just for accuracy's sake.</text:span></text:p></office:annotation></text:span></text:p>
          </text:deletion>
        </text:changed-region>
        <text:changed-region xml:id="ct46395024" text:id="ct46395024">
          <text:insertion>
            <office:change-info>
              <dc:creator>Unknown Author</dc:creator>
              <dc:date>2016-11-28T13:25:00</dc:date>
            </office:change-info>
          </text:insertion>
        </text:changed-region>
        <text:changed-region xml:id="ct46395248" text:id="ct46395248">
          <text:deletion>
            <office:change-info>
              <dc:creator>Unknown Author</dc:creator>
              <dc:date>2016-11-28T13:25:00</dc:date>
            </office:change-info>
            <text:p text:style-name="P8"><text:span text:style-name="T20"><text:s/>and</text:span></text:p>
          </text:deletion>
        </text:changed-region>
        <text:changed-region xml:id="ct46453264" text:id="ct46453264">
          <text:insertion>
            <office:change-info>
              <dc:creator>Unknown Author</dc:creator>
              <dc:date>2016-11-28T13:25:00</dc:date>
            </office:change-info>
          </text:insertion>
        </text:changed-region>
        <text:changed-region xml:id="ct46454064" text:id="ct46454064">
          <text:insertion>
            <office:change-info>
              <dc:creator>Unknown Author</dc:creator>
              <dc:date>2016-11-28T15:28:00</dc:date>
            </office:change-info>
          </text:insertion>
        </text:changed-region>
        <text:changed-region xml:id="ct46456336" text:id="ct46456336">
          <text:insertion>
            <office:change-info>
              <dc:creator>Unknown Author</dc:creator>
              <dc:date>2016-11-28T15:29:00</dc:date>
            </office:change-info>
          </text:insertion>
        </text:changed-region>
        <text:changed-region xml:id="ct46457680" text:id="ct46457680">
          <text:deletion>
            <office:change-info>
              <dc:creator>Unknown Author</dc:creator>
              <dc:date>2016-11-28T14:28:00</dc:date>
            </office:change-info>
            <text:p text:style-name="P8"><text:span text:style-name="T21"><text:s/>using published regressions for calanoid nauplii, the calanoid </text:span><text:span text:style-name="T22">Diaptomus oregonenis</text:span><text:span text:style-name="T23">, and </text:span><text:span text:style-name="T22">Daphnia galeatea</text:span><text:span text:style-name="T23"> </text:span></text:p>
          </text:deletion>
        </text:changed-region>
        <text:changed-region xml:id="ct46457456" text:id="ct46457456">
          <text:deletion>
            <office:change-info>
              <dc:creator>Unknown Author</dc:creator>
              <dc:date>2016-11-28T15:29:00</dc:date>
            </office:change-info>
            <text:p text:style-name="P8"><text:span text:style-name="T24">Numerical densities were converted to </text:span><text:span text:style-name="T25">dry-weight </text:span><text:span text:style-name="T23">biomassses</text:span><text:span text:style-name="T24"> based on the </text:span><text:span text:style-name="T23">measured lengths of the zooplankton in the net samples,</text:span></text:p>
          </text:deletion>
        </text:changed-region>
        <text:changed-region xml:id="ct46457232" text:id="ct46457232">
          <text:deletion>
            <office:change-info>
              <dc:creator>Unknown Author</dc:creator>
              <dc:date>2016-11-28T15:14:00</dc:date>
            </office:change-info>
            <text:p text:style-name="P8"><text:span text:style-name="T26"/></text:p>
            <text:p text:style-name="P8"><text:span text:style-name="T20"/></text:p>
          </text:deletion>
        </text:changed-region>
        <text:changed-region xml:id="ct46457008" text:id="ct46457008">
          <text:deletion>
            <office:change-info>
              <dc:creator>Unknown Author</dc:creator>
              <dc:date>2016-11-28T14:08:00</dc:date>
            </office:change-info>
            <text:p text:style-name="P8"><text:span text:style-name="T20"><text:s/></text:span><text:span text:style-name="T27">and target strengths</text:span><text:span text:style-name="T20"> </text:span><text:span text:style-name="T27">using the following two relations:</text:span></text:p>
          </text:deletion>
        </text:changed-region>
        <text:changed-region xml:id="ct46456784" text:id="ct46456784">
          <text:deletion>
            <office:change-info>
              <dc:creator>Unknown Author</dc:creator>
              <dc:date>2016-11-28T13:44:00</dc:date>
            </office:change-info>
            <text:p text:style-name="P8"><text:span text:style-name="T20">based on </text:span><text:span text:style-name="T27">the</text:span><text:span text:style-name="T20"> proportional abundance</text:span><text:span text:style-name="T28">s</text:span></text:p>
          </text:deletion>
        </text:changed-region>
        <text:changed-region xml:id="ct46456560" text:id="ct46456560">
          <text:deletion>
            <office:change-info>
              <dc:creator>Unknown Author</dc:creator>
              <dc:date>2016-11-28T15:14:00</dc:date>
            </office:change-info>
            <text:p text:style-name="P8"><text:span text:style-name="T20"><text:s/></text:span></text:p>
          </text:deletion>
        </text:changed-region>
        <text:changed-region xml:id="ct46395472" text:id="ct46395472">
          <text:deletion>
            <office:change-info>
              <dc:creator>Unknown Author</dc:creator>
              <dc:date>2016-11-28T15:29:00</dc:date>
            </office:change-info>
            <text:p text:style-name="P9"><text:span text:style-name="T29"><text:s/>.</text:span></text:p>
          </text:deletion>
        </text:changed-region>
        <text:changed-region xml:id="ct46486448" text:id="ct46486448">
          <text:insertion>
            <office:change-info>
              <dc:creator>Unknown Author</dc:creator>
              <dc:date>2016-11-28T13:21:00</dc:date>
            </office:change-info>
          </text:insertion>
        </text:changed-region>
        <text:changed-region xml:id="ct46488688" text:id="ct46488688">
          <text:deletion>
            <office:change-info>
              <dc:creator>Unknown Author</dc:creator>
              <dc:date>2016-11-28T13:21:00</dc:date>
            </office:change-info>
            <text:p text:style-name="P9"><text:span text:style-name="T30"><office:annotation><dc:creator>Joe Warren</dc:creator><dc:date>2016-11-21T16:25:18</dc:date><text:p text:style-name="P95"><text:span text:style-name="T570">Think we need to specify whether this is dry or wet weight.</text:span></text:p></office:annotation></text:span></text:p>
          </text:deletion>
        </text:changed-region>
        <text:changed-region xml:id="ct46281088" text:id="ct46281088">
          <text:deletion>
            <office:change-info>
              <dc:creator>Unknown Author</dc:creator>
              <dc:date>2016-11-28T15:29:00</dc:date>
            </office:change-info>
            <text:p text:style-name="P10"><text:span text:style-name="T31"><office:annotation><dc:creator>Joe Warren</dc:creator><dc:date>2016-11-03T14:54:54</dc:date><loext:sender-initials>JW</loext:sender-initials><text:p>Not sure why comparing acoustic vs biovolume is a test of acoustic vs net sampling of biomass. <text:s/>Probably need to do some conversion of biovolume to biomass (should be pretty trivial given that you've already cited g and h values for zooplankton). <text:s/>But it would make more sense if the comparisons were biomass-base and not some in biomass, some in biovolume.</text:p></office:annotation></text:span><text:span text:style-name="T31"><office:annotation><dc:creator>Unknown Author</dc:creator><dc:date>2016-11-17T23:01:15</dc:date><text:p text:style-name="P95"><text:span text:style-name="T567">Reply to Joe Warren (11/03/2016, 14:54): "..."</text:span></text:p><text:p><text:span text:style-name="T568">Aside from “it gives the cleanest relationship,” one good reason to use biovolume is that it doesn’t require as many extrapolations (i.e. from sample count to numerical density, from sample lengths to estimated mean weights, to estimated biomass density) </text:span></text:p></office:annotation></text:span><text:span text:style-name="T31"><office:annotation><dc:creator>Joe Warren</dc:creator><dc:date>2016-11-21T16:25:53</dc:date><text:p text:style-name="P95"><text:span text:style-name="T565">Reply to Unknown Author (11/17/2016, 23:01): "..."</text:span></text:p><text:p><text:span text:style-name="T566">Yes, given the plots, I'm ok with keeping this as it is.</text:span></text:p></office:annotation></text:span></text:p>
          </text:deletion>
        </text:changed-region>
        <text:changed-region xml:id="ct46505904" text:id="ct46505904">
          <text:insertion>
            <office:change-info>
              <dc:creator>Unknown Author</dc:creator>
              <dc:date>2016-11-28T15:30:00</dc:date>
            </office:change-info>
          </text:insertion>
        </text:changed-region>
        <text:changed-region xml:id="ct46544992" text:id="ct46544992">
          <text:deletion>
            <office:change-info>
              <dc:creator>Unknown Author</dc:creator>
              <dc:date>2016-11-28T15:30:00</dc:date>
            </office:change-info>
            <text:p text:style-name="P11"><text:span text:style-name="T32">ies</text:span><text:span text:style-name="T33"><office:annotation><dc:creator>Joe Warren</dc:creator><dc:date>2016-11-03T14:57:20</dc:date><loext:sender-initials>JW</loext:sender-initials><text:p>Not sure this is correct grammatically, but the sentence needs some modification here.</text:p></office:annotation></text:span><text:span text:style-name="T33"><office:annotation><dc:creator>Unknown Author</dc:creator><dc:date>2016-11-17T23:08:01</dc:date><text:p text:style-name="P95"><text:span text:style-name="T567">Reply to Joe Warren (11/03/2016, 14:57): "..."</text:span></text:p><text:p><text:span text:style-name="T568">I think this fixes it</text:span></text:p></office:annotation></text:span></text:p>
          </text:deletion>
        </text:changed-region>
        <text:changed-region xml:id="ct46545296" text:id="ct46545296">
          <text:insertion>
            <office:change-info>
              <dc:creator>Unknown Author</dc:creator>
              <dc:date>2016-11-28T16:41:00</dc:date>
            </office:change-info>
          </text:insertion>
        </text:changed-region>
        <text:changed-region xml:id="ct46505680" text:id="ct46505680">
          <text:deletion>
            <office:change-info>
              <dc:creator>Unknown Author</dc:creator>
              <dc:date>2016-11-28T16:41:00</dc:date>
            </office:change-info>
            <text:p text:style-name="P12"><text:span text:style-name="T34">4</text:span></text:p>
          </text:deletion>
        </text:changed-region>
        <text:changed-region xml:id="ct46562960" text:id="ct46562960">
          <text:insertion>
            <office:change-info>
              <dc:creator>Unknown Author</dc:creator>
              <dc:date>2016-11-28T16:41:00</dc:date>
            </office:change-info>
          </text:insertion>
        </text:changed-region>
        <text:changed-region xml:id="ct46467056" text:id="ct46467056">
          <text:deletion>
            <office:change-info>
              <dc:creator>Unknown Author</dc:creator>
              <dc:date>2016-11-28T16:41:00</dc:date>
            </office:change-info>
            <text:p text:style-name="P12"><text:span text:style-name="T35">5</text:span></text:p>
          </text:deletion>
        </text:changed-region>
        <text:changed-region xml:id="ct46494704" text:id="ct46494704">
          <text:insertion>
            <office:change-info>
              <dc:creator>Unknown Author</dc:creator>
              <dc:date>2016-11-28T16:41:00</dc:date>
            </office:change-info>
          </text:insertion>
        </text:changed-region>
        <text:changed-region xml:id="ct46494928" text:id="ct46494928">
          <text:deletion>
            <office:change-info>
              <dc:creator>Unknown Author</dc:creator>
              <dc:date>2016-11-28T16:41:00</dc:date>
            </office:change-info>
            <text:p text:style-name="P12"><text:span text:style-name="T36">5</text:span></text:p>
          </text:deletion>
        </text:changed-region>
        <text:changed-region xml:id="ct46509728" text:id="ct46509728">
          <text:insertion>
            <office:change-info>
              <dc:creator>Unknown Author</dc:creator>
              <dc:date>2016-11-28T16:43:00</dc:date>
            </office:change-info>
          </text:insertion>
        </text:changed-region>
        <text:changed-region xml:id="ct46512976" text:id="ct46512976">
          <text:deletion>
            <office:change-info>
              <dc:creator>Unknown Author</dc:creator>
              <dc:date>2016-11-28T16:43:00</dc:date>
            </office:change-info>
            <text:p text:style-name="P12"><text:span text:style-name="T37">6</text:span></text:p>
          </text:deletion>
        </text:changed-region>
        <text:changed-region xml:id="ct46507648" text:id="ct46507648">
          <text:insertion>
            <office:change-info>
              <dc:creator>Unknown Author</dc:creator>
              <dc:date>2016-11-28T17:59:00</dc:date>
            </office:change-info>
          </text:insertion>
        </text:changed-region>
        <text:changed-region xml:id="ct46487632" text:id="ct46487632">
          <text:deletion>
            <office:change-info>
              <dc:creator>Unknown Author</dc:creator>
              <dc:date>2016-11-28T17:59:00</dc:date>
            </office:change-info>
            <text:p text:style-name="P13"><text:span text:style-name="T38">2</text:span></text:p>
          </text:deletion>
        </text:changed-region>
        <text:changed-region xml:id="ct46401296" text:id="ct46401296">
          <text:insertion>
            <office:change-info>
              <dc:creator>Unknown Author</dc:creator>
              <dc:date>2016-11-28T18:04:00</dc:date>
            </office:change-info>
          </text:insertion>
        </text:changed-region>
        <text:changed-region xml:id="ct46380992" text:id="ct46380992">
          <text:insertion>
            <office:change-info>
              <dc:creator>Unknown Author</dc:creator>
              <dc:date>2016-11-28T17:59:00</dc:date>
            </office:change-info>
          </text:insertion>
        </text:changed-region>
        <text:changed-region xml:id="ct46538192" text:id="ct46538192">
          <text:insertion>
            <office:change-info>
              <dc:creator>Unknown Author</dc:creator>
              <dc:date>2016-11-28T18:00:00</dc:date>
            </office:change-info>
          </text:insertion>
        </text:changed-region>
        <text:changed-region xml:id="ct46278608" text:id="ct46278608">
          <text:insertion>
            <office:change-info>
              <dc:creator>Unknown Author</dc:creator>
              <dc:date>2016-11-28T18:04:00</dc:date>
            </office:change-info>
          </text:insertion>
        </text:changed-region>
        <text:changed-region xml:id="ct46458768" text:id="ct46458768">
          <text:insertion>
            <office:change-info>
              <dc:creator>Unknown Author</dc:creator>
              <dc:date>2016-11-28T18:05:00</dc:date>
            </office:change-info>
          </text:insertion>
        </text:changed-region>
        <text:changed-region xml:id="ct46453488" text:id="ct46453488">
          <text:insertion>
            <office:change-info>
              <dc:creator>Unknown Author</dc:creator>
              <dc:date>2016-11-28T18:06:00</dc:date>
            </office:change-info>
          </text:insertion>
        </text:changed-region>
        <text:changed-region xml:id="ct46562176" text:id="ct46562176">
          <text:deletion>
            <office:change-info>
              <dc:creator>Unknown Author</dc:creator>
              <dc:date>2016-11-28T18:05:00</dc:date>
            </office:change-info>
            <text:p text:style-name="P13"><text:span text:style-name="T38"><text:s text:c="2"/></text:span></text:p>
          </text:deletion>
        </text:changed-region>
        <text:changed-region xml:id="ct46495152" text:id="ct46495152">
          <text:insertion>
            <office:change-info>
              <dc:creator>Unknown Author</dc:creator>
              <dc:date>2016-11-28T18:05:00</dc:date>
            </office:change-info>
          </text:insertion>
        </text:changed-region>
        <text:changed-region xml:id="ct46390128" text:id="ct46390128">
          <text:insertion>
            <office:change-info>
              <dc:creator>Unknown Author</dc:creator>
              <dc:date>2016-11-28T17:59:00</dc:date>
            </office:change-info>
          </text:insertion>
        </text:changed-region>
        <text:changed-region xml:id="ct46530288" text:id="ct46530288">
          <text:insertion>
            <office:change-info>
              <dc:creator>Unknown Author</dc:creator>
              <dc:date>2016-11-28T16:04:00</dc:date>
            </office:change-info>
          </text:insertion>
        </text:changed-region>
        <text:changed-region xml:id="ct46178784" text:id="ct46178784">
          <text:deletion>
            <office:change-info>
              <dc:creator>Unknown Author</dc:creator>
              <dc:date>2016-11-28T16:04:00</dc:date>
            </office:change-info>
            <text:p text:style-name="P13"><text:span text:style-name="T39">41</text:span></text:p>
          </text:deletion>
        </text:changed-region>
        <text:changed-region xml:id="ct46562640" text:id="ct46562640">
          <text:insertion>
            <office:change-info>
              <dc:creator>Unknown Author</dc:creator>
              <dc:date>2016-11-28T16:04:00</dc:date>
            </office:change-info>
          </text:insertion>
        </text:changed-region>
        <text:changed-region xml:id="ct46454288" text:id="ct46454288">
          <text:deletion>
            <office:change-info>
              <dc:creator>Unknown Author</dc:creator>
              <dc:date>2016-11-28T16:04:00</dc:date>
            </office:change-info>
            <text:p text:style-name="P13"><text:span text:style-name="T39">7</text:span></text:p>
          </text:deletion>
        </text:changed-region>
        <text:changed-region xml:id="ct45963552" text:id="ct45963552">
          <text:deletion>
            <office:change-info>
              <dc:creator>Unknown Author</dc:creator>
              <dc:date>2016-11-28T15:47:00</dc:date>
            </office:change-info>
            <text:p text:style-name="P13"><text:span text:style-name="T39">11</text:span></text:p>
          </text:deletion>
        </text:changed-region>
        <text:changed-region xml:id="ct46493408" text:id="ct46493408">
          <text:insertion>
            <office:change-info>
              <dc:creator>Unknown Author</dc:creator>
              <dc:date>2016-11-28T15:47:00</dc:date>
            </office:change-info>
          </text:insertion>
        </text:changed-region>
        <text:changed-region xml:id="ct46490512" text:id="ct46490512">
          <text:deletion>
            <office:change-info>
              <dc:creator>Unknown Author</dc:creator>
              <dc:date>2016-11-28T15:47:00</dc:date>
            </office:change-info>
            <text:p text:style-name="P13"><text:span text:style-name="T39">19</text:span></text:p>
          </text:deletion>
        </text:changed-region>
        <text:changed-region xml:id="ct46494336" text:id="ct46494336">
          <text:insertion>
            <office:change-info>
              <dc:creator>Unknown Author</dc:creator>
              <dc:date>2016-11-28T15:47:00</dc:date>
            </office:change-info>
          </text:insertion>
        </text:changed-region>
        <text:changed-region xml:id="ct46529856" text:id="ct46529856">
          <text:insertion>
            <office:change-info>
              <dc:creator>Unknown Author</dc:creator>
              <dc:date>2016-11-28T15:32:00</dc:date>
            </office:change-info>
          </text:insertion>
        </text:changed-region>
        <text:changed-region xml:id="ct46518560" text:id="ct46518560">
          <text:deletion>
            <office:change-info>
              <dc:creator>Unknown Author</dc:creator>
              <dc:date>2016-11-28T15:48:00</dc:date>
            </office:change-info>
            <text:p text:style-name="P13"><text:span text:style-name="T40">86</text:span></text:p>
          </text:deletion>
        </text:changed-region>
        <text:changed-region xml:id="ct46503840" text:id="ct46503840">
          <text:insertion>
            <office:change-info>
              <dc:creator>Unknown Author</dc:creator>
              <dc:date>2016-11-28T15:48:00</dc:date>
            </office:change-info>
          </text:insertion>
        </text:changed-region>
        <text:changed-region xml:id="ct46386464" text:id="ct46386464">
          <text:insertion>
            <office:change-info>
              <dc:creator>Unknown Author</dc:creator>
              <dc:date>2016-11-28T15:49:00</dc:date>
            </office:change-info>
          </text:insertion>
        </text:changed-region>
        <text:changed-region xml:id="ct46250784" text:id="ct46250784">
          <text:deletion>
            <office:change-info>
              <dc:creator>Unknown Author</dc:creator>
              <dc:date>2016-11-28T15:49:00</dc:date>
            </office:change-info>
            <text:p text:style-name="P13"><text:span text:style-name="T40">270</text:span></text:p>
          </text:deletion>
        </text:changed-region>
        <text:changed-region xml:id="ct46490096" text:id="ct46490096">
          <text:deletion>
            <office:change-info>
              <dc:creator>Unknown Author</dc:creator>
              <dc:date>2016-11-28T16:05:00</dc:date>
            </office:change-info>
            <text:p text:style-name="P13"><text:span text:style-name="T41">Cherry </text:span></text:p>
          </text:deletion>
        </text:changed-region>
        <text:changed-region xml:id="ct46491280" text:id="ct46491280">
          <text:insertion>
            <office:change-info>
              <dc:creator>Unknown Author</dc:creator>
              <dc:date>2016-11-28T16:05:00</dc:date>
            </office:change-info>
          </text:insertion>
        </text:changed-region>
        <text:changed-region xml:id="ct46577744" text:id="ct46577744">
          <text:deletion>
            <office:change-info>
              <dc:creator>Unknown Author</dc:creator>
              <dc:date>2016-11-28T16:34:00</dc:date>
            </office:change-info>
            <text:p text:style-name="P13"><text:span text:style-name="T41">lower</text:span></text:p>
          </text:deletion>
        </text:changed-region>
        <text:changed-region xml:id="ct46558480" text:id="ct46558480">
          <text:insertion>
            <office:change-info>
              <dc:creator>Unknown Author</dc:creator>
              <dc:date>2016-11-28T16:34:00</dc:date>
            </office:change-info>
          </text:insertion>
        </text:changed-region>
        <text:changed-region xml:id="ct46396416" text:id="ct46396416">
          <text:insertion>
            <office:change-info>
              <dc:creator>Unknown Author</dc:creator>
              <dc:date>2016-11-28T16:05:00</dc:date>
            </office:change-info>
          </text:insertion>
        </text:changed-region>
        <text:changed-region xml:id="ct46511168" text:id="ct46511168">
          <text:deletion>
            <office:change-info>
              <dc:creator>Unknown Author</dc:creator>
              <dc:date>2016-11-28T16:05:00</dc:date>
            </office:change-info>
            <text:p text:style-name="P13"><text:span text:style-name="T41"><text:s/>Eleanor</text:span></text:p>
          </text:deletion>
        </text:changed-region>
        <text:changed-region xml:id="ct46609456" text:id="ct46609456">
          <text:insertion>
            <office:change-info>
              <dc:creator>Unknown Author</dc:creator>
              <dc:date>2016-11-28T16:34:00</dc:date>
            </office:change-info>
          </text:insertion>
        </text:changed-region>
        <text:changed-region xml:id="ct46508096" text:id="ct46508096">
          <text:deletion>
            <office:change-info>
              <dc:creator>Unknown Author</dc:creator>
              <dc:date>2016-11-28T16:34:00</dc:date>
            </office:change-info>
            <text:p text:style-name="P13"><text:span text:style-name="T42">2</text:span></text:p>
          </text:deletion>
        </text:changed-region>
        <text:changed-region xml:id="ct46496000" text:id="ct46496000">
          <text:deletion>
            <office:change-info>
              <dc:creator>Unknown Author</dc:creator>
              <dc:date>2016-11-28T16:36:00</dc:date>
            </office:change-info>
            <text:p text:style-name="P13"><text:span text:style-name="T42">6</text:span></text:p>
          </text:deletion>
        </text:changed-region>
        <text:changed-region xml:id="ct46541936" text:id="ct46541936">
          <text:insertion>
            <office:change-info>
              <dc:creator>Unknown Author</dc:creator>
              <dc:date>2016-11-28T16:36:00</dc:date>
            </office:change-info>
          </text:insertion>
        </text:changed-region>
        <text:changed-region xml:id="ct46542160" text:id="ct46542160">
          <text:deletion>
            <office:change-info>
              <dc:creator>Unknown Author</dc:creator>
              <dc:date>2016-11-28T16:37:00</dc:date>
            </office:change-info>
            <text:p text:style-name="P13"><text:span text:style-name="T42">78</text:span></text:p>
          </text:deletion>
        </text:changed-region>
        <text:changed-region xml:id="ct46516656" text:id="ct46516656">
          <text:insertion>
            <office:change-info>
              <dc:creator>Unknown Author</dc:creator>
              <dc:date>2016-11-28T16:37:00</dc:date>
            </office:change-info>
          </text:insertion>
        </text:changed-region>
        <text:changed-region xml:id="ct46516224" text:id="ct46516224">
          <text:insertion>
            <office:change-info>
              <dc:creator>Unknown Author</dc:creator>
              <dc:date>2016-11-28T16:37:00</dc:date>
            </office:change-info>
          </text:insertion>
        </text:changed-region>
        <text:changed-region xml:id="ct46584192" text:id="ct46584192">
          <text:deletion>
            <office:change-info>
              <dc:creator>Unknown Author</dc:creator>
              <dc:date>2016-11-28T16:37:00</dc:date>
            </office:change-info>
            <text:p text:style-name="P13"><text:span text:style-name="T42">124</text:span></text:p>
          </text:deletion>
        </text:changed-region>
        <text:changed-region xml:id="ct46566624" text:id="ct46566624">
          <text:insertion>
            <office:change-info>
              <dc:creator>Unknown Author</dc:creator>
              <dc:date>2016-11-28T16:44:00</dc:date>
            </office:change-info>
          </text:insertion>
        </text:changed-region>
        <text:changed-region xml:id="ct46279040" text:id="ct46279040">
          <text:deletion>
            <office:change-info>
              <dc:creator>Unknown Author</dc:creator>
              <dc:date>2016-11-28T16:44:00</dc:date>
            </office:change-info>
            <text:p text:style-name="P14"><text:span text:style-name="T43">4</text:span></text:p>
          </text:deletion>
        </text:changed-region>
        <text:changed-region xml:id="ct46584704" text:id="ct46584704">
          <text:insertion>
            <office:change-info>
              <dc:creator>Unknown Author</dc:creator>
              <dc:date>2016-11-28T16:45:00</dc:date>
            </office:change-info>
          </text:insertion>
        </text:changed-region>
        <text:changed-region xml:id="ct46567424" text:id="ct46567424">
          <text:insertion>
            <office:change-info>
              <dc:creator>Unknown Author</dc:creator>
              <dc:date>2016-11-28T16:45:00</dc:date>
            </office:change-info>
          </text:insertion>
        </text:changed-region>
        <text:changed-region xml:id="ct46567648" text:id="ct46567648">
          <text:deletion>
            <office:change-info>
              <dc:creator>Unknown Author</dc:creator>
              <dc:date>2016-11-28T16:45:00</dc:date>
            </office:change-info>
            <text:p text:style-name="P14"><text:span text:style-name="T44">1</text:span></text:p>
          </text:deletion>
        </text:changed-region>
        <text:changed-region xml:id="ct46580240" text:id="ct46580240">
          <text:deletion>
            <office:change-info>
              <dc:creator>Unknown Author</dc:creator>
              <dc:date>2016-11-28T16:45:00</dc:date>
            </office:change-info>
            <text:p text:style-name="P14"><text:span text:style-name="T45">but</text:span></text:p>
          </text:deletion>
        </text:changed-region>
        <text:changed-region xml:id="ct46600208" text:id="ct46600208">
          <text:insertion>
            <office:change-info>
              <dc:creator>Unknown Author</dc:creator>
              <dc:date>2016-11-28T16:45:00</dc:date>
            </office:change-info>
          </text:insertion>
        </text:changed-region>
        <text:changed-region xml:id="ct46599584" text:id="ct46599584">
          <text:insertion>
            <office:change-info>
              <dc:creator>Unknown Author</dc:creator>
              <dc:date>2016-11-28T16:44:00</dc:date>
            </office:change-info>
          </text:insertion>
        </text:changed-region>
        <text:changed-region xml:id="ct46599808" text:id="ct46599808">
          <text:deletion>
            <office:change-info>
              <dc:creator>Unknown Author</dc:creator>
              <dc:date>2016-11-28T16:44:00</dc:date>
            </office:change-info>
            <text:p text:style-name="P14"><text:span text:style-name="T46">7</text:span></text:p>
          </text:deletion>
        </text:changed-region>
        <text:changed-region xml:id="ct46579968" text:id="ct46579968">
          <text:insertion>
            <office:change-info>
              <dc:creator>Unknown Author</dc:creator>
              <dc:date>2016-11-28T16:45:00</dc:date>
            </office:change-info>
          </text:insertion>
        </text:changed-region>
        <text:changed-region xml:id="ct46480176" text:id="ct46480176">
          <text:deletion>
            <office:change-info>
              <dc:creator>Unknown Author</dc:creator>
              <dc:date>2016-11-28T16:45:00</dc:date>
            </office:change-info>
            <text:p text:style-name="P14"><text:span text:style-name="T47">7</text:span></text:p>
          </text:deletion>
        </text:changed-region>
        <text:changed-region xml:id="ct46583440" text:id="ct46583440">
          <text:insertion>
            <office:change-info>
              <dc:creator>Unknown Author</dc:creator>
              <dc:date>2016-11-28T16:45:00</dc:date>
            </office:change-info>
          </text:insertion>
        </text:changed-region>
        <text:changed-region xml:id="ct46468784" text:id="ct46468784">
          <text:deletion>
            <office:change-info>
              <dc:creator>Unknown Author</dc:creator>
              <dc:date>2016-11-28T16:45:00</dc:date>
            </office:change-info>
            <text:p text:style-name="P14"><text:span text:style-name="T48">8</text:span></text:p>
          </text:deletion>
        </text:changed-region>
        <text:changed-region xml:id="ct46642144" text:id="ct46642144">
          <text:insertion>
            <office:change-info>
              <dc:creator>Unknown Author</dc:creator>
              <dc:date>2016-11-28T16:45:00</dc:date>
            </office:change-info>
          </text:insertion>
        </text:changed-region>
        <text:changed-region xml:id="ct46642368" text:id="ct46642368">
          <text:deletion>
            <office:change-info>
              <dc:creator>Unknown Author</dc:creator>
              <dc:date>2016-11-28T16:45:00</dc:date>
            </office:change-info>
            <text:p text:style-name="P14"><text:span text:style-name="T48">8</text:span></text:p>
          </text:deletion>
        </text:changed-region>
        <text:changed-region xml:id="ct46640160" text:id="ct46640160">
          <text:insertion>
            <office:change-info>
              <dc:creator>Unknown Author</dc:creator>
              <dc:date>2016-11-28T16:45:00</dc:date>
            </office:change-info>
          </text:insertion>
        </text:changed-region>
        <text:changed-region xml:id="ct46630272" text:id="ct46630272">
          <text:deletion>
            <office:change-info>
              <dc:creator>Unknown Author</dc:creator>
              <dc:date>2016-11-28T16:45:00</dc:date>
            </office:change-info>
            <text:p text:style-name="P14"><text:span text:style-name="T49">8</text:span></text:p>
          </text:deletion>
        </text:changed-region>
        <text:changed-region xml:id="ct46673120" text:id="ct46673120">
          <text:insertion>
            <office:change-info>
              <dc:creator>Unknown Author</dc:creator>
              <dc:date>2016-11-28T16:45:00</dc:date>
            </office:change-info>
          </text:insertion>
        </text:changed-region>
        <text:changed-region xml:id="ct46673344" text:id="ct46673344">
          <text:deletion>
            <office:change-info>
              <dc:creator>Unknown Author</dc:creator>
              <dc:date>2016-11-28T16:45:00</dc:date>
            </office:change-info>
            <text:p text:style-name="P14"><text:span text:style-name="T48">8</text:span></text:p>
          </text:deletion>
        </text:changed-region>
        <text:changed-region xml:id="ct46280544" text:id="ct46280544">
          <text:insertion>
            <office:change-info>
              <dc:creator>Unknown Author</dc:creator>
              <dc:date>2016-11-28T16:46:00</dc:date>
            </office:change-info>
          </text:insertion>
        </text:changed-region>
        <text:changed-region xml:id="ct45613424" text:id="ct45613424">
          <text:deletion>
            <office:change-info>
              <dc:creator>Unknown Author</dc:creator>
              <dc:date>2016-11-28T16:46:00</dc:date>
            </office:change-info>
            <text:p text:style-name="P15"><text:span text:style-name="T50">8</text:span></text:p>
          </text:deletion>
        </text:changed-region>
        <text:changed-region xml:id="ct46399840" text:id="ct46399840">
          <text:insertion>
            <office:change-info>
              <dc:creator>Unknown Author</dc:creator>
              <dc:date>2016-11-28T16:46:00</dc:date>
            </office:change-info>
          </text:insertion>
        </text:changed-region>
        <text:changed-region xml:id="ct46558704" text:id="ct46558704">
          <text:deletion>
            <office:change-info>
              <dc:creator>Unknown Author</dc:creator>
              <dc:date>2016-11-28T16:46:00</dc:date>
            </office:change-info>
            <text:p text:style-name="P15"><text:span text:style-name="T51">8</text:span></text:p>
          </text:deletion>
        </text:changed-region>
        <text:changed-region xml:id="ct46486144" text:id="ct46486144">
          <text:insertion>
            <office:change-info>
              <dc:creator>Unknown Author</dc:creator>
              <dc:date>2016-11-28T16:46:00</dc:date>
            </office:change-info>
          </text:insertion>
        </text:changed-region>
        <text:changed-region xml:id="ct46650880" text:id="ct46650880">
          <text:deletion>
            <office:change-info>
              <dc:creator>Unknown Author</dc:creator>
              <dc:date>2016-11-28T16:46:00</dc:date>
            </office:change-info>
            <text:p text:style-name="P15"><text:span text:style-name="T52">8</text:span></text:p>
          </text:deletion>
        </text:changed-region>
        <text:changed-region xml:id="ct46583664" text:id="ct46583664">
          <text:insertion>
            <office:change-info>
              <dc:creator>Unknown Author</dc:creator>
              <dc:date>2016-11-28T16:46:00</dc:date>
            </office:change-info>
          </text:insertion>
        </text:changed-region>
        <text:changed-region xml:id="ct46461136" text:id="ct46461136">
          <text:deletion>
            <office:change-info>
              <dc:creator>Unknown Author</dc:creator>
              <dc:date>2016-11-28T16:46:00</dc:date>
            </office:change-info>
            <text:p text:style-name="P15"><text:span text:style-name="T53">9</text:span></text:p>
          </text:deletion>
        </text:changed-region>
        <text:changed-region xml:id="ct45714480" text:id="ct45714480">
          <text:insertion>
            <office:change-info>
              <dc:creator>Unknown Author</dc:creator>
              <dc:date>2016-11-28T16:51:00</dc:date>
            </office:change-info>
          </text:insertion>
        </text:changed-region>
        <text:changed-region xml:id="ct45737232" text:id="ct45737232">
          <text:deletion>
            <office:change-info>
              <dc:creator>Unknown Author</dc:creator>
              <dc:date>2016-11-28T16:51:00</dc:date>
            </office:change-info>
            <text:p text:style-name="P12"><text:span text:style-name="T54">2</text:span></text:p>
          </text:deletion>
        </text:changed-region>
        <text:changed-region xml:id="ct46493184" text:id="ct46493184">
          <text:insertion>
            <office:change-info>
              <dc:creator>Unknown Author</dc:creator>
              <dc:date>2016-11-28T18:11:00</dc:date>
            </office:change-info>
          </text:insertion>
        </text:changed-region>
        <text:changed-region xml:id="ct46559024" text:id="ct46559024">
          <text:deletion>
            <office:change-info>
              <dc:creator>Unknown Author</dc:creator>
              <dc:date>2016-11-28T18:11:00</dc:date>
            </office:change-info>
            <text:p text:style-name="P12"><text:span text:style-name="T54">8</text:span></text:p>
          </text:deletion>
        </text:changed-region>
        <text:changed-region xml:id="ct46675536" text:id="ct46675536">
          <text:insertion>
            <office:change-info>
              <dc:creator>Unknown Author</dc:creator>
              <dc:date>2016-11-28T18:12:00</dc:date>
            </office:change-info>
          </text:insertion>
        </text:changed-region>
        <text:changed-region xml:id="ct45696720" text:id="ct45696720">
          <text:insertion>
            <office:change-info>
              <dc:creator>Unknown Author</dc:creator>
              <dc:date>2016-11-28T18:13:00</dc:date>
            </office:change-info>
          </text:insertion>
        </text:changed-region>
        <text:changed-region xml:id="ct45715312" text:id="ct45715312">
          <text:insertion>
            <office:change-info>
              <dc:creator>Unknown Author</dc:creator>
              <dc:date>2016-11-28T18:19:00</dc:date>
            </office:change-info>
          </text:insertion>
        </text:changed-region>
        <text:changed-region xml:id="ct46665280" text:id="ct46665280">
          <text:insertion>
            <office:change-info>
              <dc:creator>Unknown Author</dc:creator>
              <dc:date>2016-11-28T18:20:00</dc:date>
            </office:change-info>
          </text:insertion>
        </text:changed-region>
        <text:changed-region xml:id="ct46584928" text:id="ct46584928">
          <text:insertion>
            <office:change-info>
              <dc:creator>Unknown Author</dc:creator>
              <dc:date>2016-11-28T18:21:00</dc:date>
            </office:change-info>
          </text:insertion>
        </text:changed-region>
        <text:changed-region xml:id="ct46490736" text:id="ct46490736">
          <text:insertion>
            <office:change-info>
              <dc:creator>Unknown Author</dc:creator>
              <dc:date>2016-11-28T18:22:00</dc:date>
            </office:change-info>
          </text:insertion>
        </text:changed-region>
        <text:changed-region xml:id="ct46653040" text:id="ct46653040">
          <text:insertion>
            <office:change-info>
              <dc:creator>Unknown Author</dc:creator>
              <dc:date>2016-11-28T18:23:00</dc:date>
            </office:change-info>
          </text:insertion>
        </text:changed-region>
        <text:changed-region xml:id="ct46513200" text:id="ct46513200">
          <text:insertion>
            <office:change-info>
              <dc:creator>Unknown Author</dc:creator>
              <dc:date>2016-11-28T18:24:00</dc:date>
            </office:change-info>
          </text:insertion>
        </text:changed-region>
        <text:changed-region xml:id="ct46279264" text:id="ct46279264">
          <text:insertion>
            <office:change-info>
              <dc:creator>Unknown Author</dc:creator>
              <dc:date>2016-11-28T18:25:00</dc:date>
            </office:change-info>
          </text:insertion>
        </text:changed-region>
        <text:changed-region xml:id="ct46310016" text:id="ct46310016">
          <text:insertion>
            <office:change-info>
              <dc:creator>Unknown Author</dc:creator>
              <dc:date>2016-11-28T18:26:00</dc:date>
            </office:change-info>
          </text:insertion>
        </text:changed-region>
        <text:changed-region xml:id="ct46487984" text:id="ct46487984">
          <text:insertion>
            <office:change-info>
              <dc:creator>Unknown Author</dc:creator>
              <dc:date>2016-11-28T18:27:00</dc:date>
            </office:change-info>
          </text:insertion>
        </text:changed-region>
        <text:changed-region xml:id="ct46577488" text:id="ct46577488">
          <text:deletion>
            <office:change-info>
              <dc:creator>Unknown Author</dc:creator>
              <dc:date>2016-11-28T16:46:00</dc:date>
            </office:change-info>
            <text:p text:style-name="P12"><text:span text:style-name="T55">9</text:span></text:p>
          </text:deletion>
        </text:changed-region>
        <text:changed-region xml:id="ct46572112" text:id="ct46572112">
          <text:insertion>
            <office:change-info>
              <dc:creator>Unknown Author</dc:creator>
              <dc:date>2016-11-28T16:46:00</dc:date>
            </office:change-info>
          </text:insertion>
        </text:changed-region>
        <text:changed-region xml:id="ct46666896" text:id="ct46666896">
          <text:deletion>
            <office:change-info>
              <dc:creator>Unknown Author</dc:creator>
              <dc:date>2016-11-28T16:46:00</dc:date>
            </office:change-info>
            <text:p text:style-name="P16">10</text:p>
          </text:deletion>
        </text:changed-region>
        <text:changed-region xml:id="ct46508320" text:id="ct46508320">
          <text:insertion>
            <office:change-info>
              <dc:creator>Unknown Author</dc:creator>
              <dc:date>2016-11-28T16:46:00</dc:date>
            </office:change-info>
          </text:insertion>
        </text:changed-region>
        <text:changed-region xml:id="ct46667136" text:id="ct46667136">
          <text:deletion>
            <office:change-info>
              <dc:creator>Unknown Author</dc:creator>
              <dc:date>2016-11-28T16:46:00</dc:date>
            </office:change-info>
            <text:p text:style-name="P17"><text:span text:style-name="T56">10</text:span></text:p>
          </text:deletion>
        </text:changed-region>
        <text:changed-region xml:id="ct45812064" text:id="ct45812064">
          <text:insertion>
            <office:change-info>
              <dc:creator>Unknown Author</dc:creator>
              <dc:date>2016-11-28T16:46:00</dc:date>
            </office:change-info>
          </text:insertion>
        </text:changed-region>
        <text:changed-region xml:id="ct45813456" text:id="ct45813456">
          <text:deletion>
            <office:change-info>
              <dc:creator>Unknown Author</dc:creator>
              <dc:date>2016-11-28T16:46:00</dc:date>
            </office:change-info>
            <text:p text:style-name="P17"><text:span text:style-name="T56">10</text:span></text:p>
          </text:deletion>
        </text:changed-region>
        <text:changed-region xml:id="ct46582368" text:id="ct46582368">
          <text:insertion>
            <office:change-info>
              <dc:creator>Unknown Author</dc:creator>
              <dc:date>2016-11-28T16:46:00</dc:date>
            </office:change-info>
          </text:insertion>
        </text:changed-region>
        <text:changed-region xml:id="ct45822080" text:id="ct45822080">
          <text:deletion>
            <office:change-info>
              <dc:creator>Unknown Author</dc:creator>
              <dc:date>2016-11-28T18:27:00</dc:date>
            </office:change-info>
            <text:p text:style-name="P18"><text:span text:style-name="T57"><office:annotation><dc:creator>Joe Warren</dc:creator><dc:date>2016-10-07T13:31:50</dc:date><loext:sender-initials>JW</loext:sender-initials><text:p text:style-name="P95"><text:span text:style-name="T569">Doesn't this preceding text read very much like a result rather than a discussion point ?</text:span></text:p></office:annotation></text:span><text:span text:style-name="T57"><office:annotation><dc:creator>Unknown Author</dc:creator><dc:date>2016-11-17T23:18:08</dc:date><text:p text:style-name="P95"><text:span text:style-name="T567">Reply to Joe Warren (10/07/2016, 13:31): "..."</text:span></text:p><text:p><text:span text:style-name="T568">Maybe, but I think there’s enough interpretation that it belongs here</text:span></text:p></office:annotation></text:span><text:span text:style-name="T57"><office:annotation><dc:creator>Joe Warren</dc:creator><dc:date>2016-11-21T16:31:22</dc:date><text:p text:style-name="P95"><text:span text:style-name="T565">Reply to Unknown Author (11/17/2016, 23:18): "..."</text:span></text:p><text:p><text:span text:style-name="T566">ok.</text:span></text:p></office:annotation></text:span></text:p>
          </text:deletion>
        </text:changed-region>
        <text:changed-region xml:id="ct45690032" text:id="ct45690032">
          <text:insertion>
            <office:change-info>
              <dc:creator>Unknown Author</dc:creator>
              <dc:date>2016-11-28T20:49:00</dc:date>
            </office:change-info>
          </text:insertion>
        </text:changed-region>
        <text:changed-region xml:id="ct46495712" text:id="ct46495712">
          <text:insertion>
            <office:change-info>
              <dc:creator>Unknown Author</dc:creator>
              <dc:date>2016-11-28T20:50:00</dc:date>
            </office:change-info>
          </text:insertion>
        </text:changed-region>
        <text:changed-region xml:id="ct46449248" text:id="ct46449248">
          <text:insertion>
            <office:change-info>
              <dc:creator>Unknown Author</dc:creator>
              <dc:date>2016-11-28T20:51:00</dc:date>
            </office:change-info>
          </text:insertion>
        </text:changed-region>
        <text:changed-region xml:id="ct46513648" text:id="ct46513648">
          <text:insertion>
            <office:change-info>
              <dc:creator>Unknown Author</dc:creator>
              <dc:date>2016-11-28T20:56:00</dc:date>
            </office:change-info>
          </text:insertion>
        </text:changed-region>
        <text:changed-region xml:id="ct45815312" text:id="ct45815312">
          <text:insertion>
            <office:change-info>
              <dc:creator>Unknown Author</dc:creator>
              <dc:date>2016-11-28T20:58:00</dc:date>
            </office:change-info>
          </text:insertion>
        </text:changed-region>
        <text:changed-region xml:id="ct45760048" text:id="ct45760048">
          <text:insertion>
            <office:change-info>
              <dc:creator>Unknown Author</dc:creator>
              <dc:date>2016-11-28T20:58:00</dc:date>
            </office:change-info>
          </text:insertion>
        </text:changed-region>
        <text:changed-region xml:id="ct46491504" text:id="ct46491504">
          <text:insertion>
            <office:change-info>
              <dc:creator>Unknown Author</dc:creator>
              <dc:date>2016-11-28T20:59:00</dc:date>
            </office:change-info>
          </text:insertion>
        </text:changed-region>
        <text:changed-region xml:id="ct46542384" text:id="ct46542384">
          <text:insertion>
            <office:change-info>
              <dc:creator>Unknown Author</dc:creator>
              <dc:date>2016-11-28T21:00:00</dc:date>
            </office:change-info>
          </text:insertion>
        </text:changed-region>
        <text:changed-region xml:id="ct46673568" text:id="ct46673568">
          <text:insertion>
            <office:change-info>
              <dc:creator>Unknown Author</dc:creator>
              <dc:date>2016-11-28T21:00:00</dc:date>
            </office:change-info>
          </text:insertion>
        </text:changed-region>
        <text:changed-region xml:id="ct46279952" text:id="ct46279952">
          <text:insertion>
            <office:change-info>
              <dc:creator>Unknown Author</dc:creator>
              <dc:date>2016-11-28T21:01:00</dc:date>
            </office:change-info>
          </text:insertion>
        </text:changed-region>
        <text:changed-region xml:id="ct45810816" text:id="ct45810816">
          <text:insertion>
            <office:change-info>
              <dc:creator>Unknown Author</dc:creator>
              <dc:date>2016-11-28T21:04:00</dc:date>
            </office:change-info>
          </text:insertion>
        </text:changed-region>
        <text:changed-region xml:id="ct45814864" text:id="ct45814864">
          <text:insertion>
            <office:change-info>
              <dc:creator>Unknown Author</dc:creator>
              <dc:date>2016-11-28T21:08:00</dc:date>
            </office:change-info>
          </text:insertion>
        </text:changed-region>
        <text:changed-region xml:id="ct46509952" text:id="ct46509952">
          <text:insertion>
            <office:change-info>
              <dc:creator>Unknown Author</dc:creator>
              <dc:date>2016-11-28T21:09:00</dc:date>
            </office:change-info>
          </text:insertion>
        </text:changed-region>
        <text:changed-region xml:id="ct46515264" text:id="ct46515264">
          <text:insertion>
            <office:change-info>
              <dc:creator>Unknown Author</dc:creator>
              <dc:date>2016-11-28T21:11:00</dc:date>
            </office:change-info>
          </text:insertion>
        </text:changed-region>
        <text:changed-region xml:id="ct46496320" text:id="ct46496320">
          <text:insertion>
            <office:change-info>
              <dc:creator>Unknown Author</dc:creator>
              <dc:date>2016-11-28T21:12:00</dc:date>
            </office:change-info>
          </text:insertion>
        </text:changed-region>
        <text:changed-region xml:id="ct46489440" text:id="ct46489440">
          <text:insertion>
            <office:change-info>
              <dc:creator>Unknown Author</dc:creator>
              <dc:date>2016-11-28T21:13:00</dc:date>
            </office:change-info>
          </text:insertion>
        </text:changed-region>
        <text:changed-region xml:id="ct46650176" text:id="ct46650176">
          <text:insertion>
            <office:change-info>
              <dc:creator>Unknown Author</dc:creator>
              <dc:date>2016-11-28T21:18:00</dc:date>
            </office:change-info>
          </text:insertion>
        </text:changed-region>
        <text:changed-region xml:id="ct46658064" text:id="ct46658064">
          <text:insertion>
            <office:change-info>
              <dc:creator>Unknown Author</dc:creator>
              <dc:date>2016-11-28T21:14:00</dc:date>
            </office:change-info>
          </text:insertion>
        </text:changed-region>
        <text:changed-region xml:id="ct46480656" text:id="ct46480656">
          <text:insertion>
            <office:change-info>
              <dc:creator>Unknown Author</dc:creator>
              <dc:date>2016-11-28T21:17:00</dc:date>
            </office:change-info>
          </text:insertion>
        </text:changed-region>
        <text:changed-region xml:id="ct46638272" text:id="ct46638272">
          <text:insertion>
            <office:change-info>
              <dc:creator>Unknown Author</dc:creator>
              <dc:date>2016-11-28T21:18:00</dc:date>
            </office:change-info>
          </text:insertion>
        </text:changed-region>
        <text:changed-region xml:id="ct46519536" text:id="ct46519536">
          <text:insertion>
            <office:change-info>
              <dc:creator>Unknown Author</dc:creator>
              <dc:date>2016-11-28T21:19:00</dc:date>
            </office:change-info>
          </text:insertion>
        </text:changed-region>
        <text:changed-region xml:id="ct46469008" text:id="ct46469008">
          <text:insertion>
            <office:change-info>
              <dc:creator>Unknown Author</dc:creator>
              <dc:date>2016-11-28T21:20:00</dc:date>
            </office:change-info>
          </text:insertion>
        </text:changed-region>
        <text:changed-region xml:id="ct46512320" text:id="ct46512320">
          <text:insertion>
            <office:change-info>
              <dc:creator>Unknown Author</dc:creator>
              <dc:date>2016-11-28T21:21:00</dc:date>
            </office:change-info>
          </text:insertion>
        </text:changed-region>
        <text:changed-region xml:id="ct46658672" text:id="ct46658672">
          <text:insertion>
            <office:change-info>
              <dc:creator>Unknown Author</dc:creator>
              <dc:date>2016-11-28T21:23:00</dc:date>
            </office:change-info>
          </text:insertion>
        </text:changed-region>
        <text:changed-region xml:id="ct46649856" text:id="ct46649856">
          <text:insertion>
            <office:change-info>
              <dc:creator>Unknown Author</dc:creator>
              <dc:date>2016-11-28T21:23:00</dc:date>
            </office:change-info>
          </text:insertion>
        </text:changed-region>
        <text:changed-region xml:id="ct46633904" text:id="ct46633904">
          <text:insertion>
            <office:change-info>
              <dc:creator>Unknown Author</dc:creator>
              <dc:date>2016-11-28T21:27:00</dc:date>
            </office:change-info>
          </text:insertion>
        </text:changed-region>
        <text:changed-region xml:id="ct46217104" text:id="ct46217104">
          <text:insertion>
            <office:change-info>
              <dc:creator>Unknown Author</dc:creator>
              <dc:date>2016-11-28T21:28:00</dc:date>
            </office:change-info>
          </text:insertion>
        </text:changed-region>
        <text:changed-region xml:id="ct46219664" text:id="ct46219664">
          <text:insertion>
            <office:change-info>
              <dc:creator>Unknown Author</dc:creator>
              <dc:date>2016-11-28T21:29:00</dc:date>
            </office:change-info>
          </text:insertion>
        </text:changed-region>
        <text:changed-region xml:id="ct46605808" text:id="ct46605808">
          <text:insertion>
            <office:change-info>
              <dc:creator>Unknown Author</dc:creator>
              <dc:date>2016-11-28T21:30:00</dc:date>
            </office:change-info>
          </text:insertion>
        </text:changed-region>
        <text:changed-region xml:id="ct46626448" text:id="ct46626448">
          <text:deletion>
            <office:change-info>
              <dc:creator>Unknown Author</dc:creator>
              <dc:date>2016-11-28T18:47:00</dc:date>
            </office:change-info>
            <text:p text:style-name="P19"><text:span text:style-name="T58">dry</text:span></text:p>
          </text:deletion>
        </text:changed-region>
        <text:changed-region xml:id="ct46677024" text:id="ct46677024">
          <text:insertion>
            <office:change-info>
              <dc:creator>Unknown Author</dc:creator>
              <dc:date>2016-11-28T18:47:00</dc:date>
            </office:change-info>
          </text:insertion>
        </text:changed-region>
        <text:changed-region xml:id="ct46640608" text:id="ct46640608">
          <text:deletion>
            <office:change-info>
              <dc:creator>Unknown Author</dc:creator>
              <dc:date>2016-11-28T18:47:00</dc:date>
            </office:change-info>
            <text:p text:style-name="P19"><text:span text:style-name="T59">W</text:span><text:span text:style-name="T60">,</text:span></text:p>
          </text:deletion>
        </text:changed-region>
        <text:changed-region xml:id="ct46640384" text:id="ct46640384">
          <text:deletion>
            <office:change-info>
              <dc:creator>Unknown Author</dc:creator>
              <dc:date>2016-11-28T18:36:00</dc:date>
            </office:change-info>
            <text:p text:style-name="P19"><text:span text:style-name="T59">D</text:span></text:p>
          </text:deletion>
        </text:changed-region>
        <text:changed-region xml:id="ct46693760" text:id="ct46693760">
          <text:deletion>
            <office:change-info>
              <dc:creator>Unknown Author</dc:creator>
              <dc:date>2016-11-28T18:47:00</dc:date>
            </office:change-info>
            <text:p text:style-name="P19"><text:span text:style-name="T61">, </text:span></text:p>
          </text:deletion>
        </text:changed-region>
        <text:changed-region xml:id="ct46641264" text:id="ct46641264">
          <text:deletion>
            <office:change-info>
              <dc:creator>Unknown Author</dc:creator>
              <dc:date>2016-11-28T18:47:00</dc:date>
            </office:change-info>
            <text:p text:style-name="P19"><text:span text:style-name="T59">V</text:span></text:p>
          </text:deletion>
        </text:changed-region>
        <text:changed-region xml:id="ct46664784" text:id="ct46664784">
          <text:deletion>
            <office:change-info>
              <dc:creator>Unknown Author</dc:creator>
              <dc:date>2016-11-28T18:37:00</dc:date>
            </office:change-info>
            <text:p text:style-name="P19"><text:span text:style-name="T59">D</text:span></text:p>
          </text:deletion>
        </text:changed-region>
        <text:changed-region xml:id="ct46664480" text:id="ct46664480">
          <text:deletion>
            <office:change-info>
              <dc:creator>Unknown Author</dc:creator>
              <dc:date>2016-11-28T18:47:00</dc:date>
            </office:change-info>
            <text:p text:style-name="P19"><text:span text:style-name="T61">, </text:span></text:p>
          </text:deletion>
        </text:changed-region>
        <text:changed-region xml:id="ct46694928" text:id="ct46694928">
          <text:deletion>
            <office:change-info>
              <dc:creator>Unknown Author</dc:creator>
              <dc:date>2016-11-28T18:46:00</dc:date>
            </office:change-info>
            <text:p text:style-name="P19"><text:span text:style-name="T62">,</text:span></text:p>
          </text:deletion>
        </text:changed-region>
        <text:changed-region xml:id="ct46648304" text:id="ct46648304">
          <text:deletion>
            <office:change-info>
              <dc:creator>Unknown Author</dc:creator>
              <dc:date>2016-11-28T18:47:00</dc:date>
            </office:change-info>
            <text:p text:style-name="P19"><text:span text:style-name="T63">dry</text:span></text:p>
          </text:deletion>
        </text:changed-region>
        <text:changed-region xml:id="ct46649392" text:id="ct46649392">
          <text:deletion>
            <office:change-info>
              <dc:creator>Unknown Author</dc:creator>
              <dc:date>2016-11-28T18:51:00</dc:date>
            </office:change-info>
            <text:p text:style-name="P19"><text:span text:style-name="T63">5-6</text:span></text:p>
          </text:deletion>
        </text:changed-region>
        <text:changed-region xml:id="ct46608624" text:id="ct46608624">
          <text:insertion>
            <office:change-info>
              <dc:creator>Unknown Author</dc:creator>
              <dc:date>2016-11-28T18:51:00</dc:date>
            </office:change-info>
          </text:insertion>
        </text:changed-region>
        <text:changed-region xml:id="ct45872352" text:id="ct45872352">
          <text:deletion>
            <office:change-info>
              <dc:creator>Unknown Author</dc:creator>
              <dc:date>2016-11-28T18:51:00</dc:date>
            </office:change-info>
            <text:p text:style-name="P20"><text:span text:style-name="T64">[</text:span><text:span text:style-name="T33">add a paragraph describing the ability to survey multiple trophic levels <text:s/>and estimate body-of-water biomass for two different levels of the ecosystem and how this is awesome, etc. Basically discuss what we think we can get out of Table 3.</text:span></text:p>
          </text:deletion>
        </text:changed-region>
        <text:changed-region xml:id="ct46455328" text:id="ct46455328">
          <text:deletion>
            <office:change-info>
              <dc:creator>Unknown Author</dc:creator>
              <dc:date>2016-11-28T17:15:00</dc:date>
            </office:change-info>
            <text:p text:style-name="P21"><text:span text:style-name="T65">, </text:span><text:span text:style-name="T66">which might remain suspended near the stream mouth but would settle out rapidly further into the lake basin</text:span></text:p>
          </text:deletion>
        </text:changed-region>
        <text:changed-region xml:id="ct46691312" text:id="ct46691312">
          <text:deletion>
            <office:change-info>
              <dc:creator>Unknown Author</dc:creator>
              <dc:date>2016-11-28T17:18:00</dc:date>
            </office:change-info>
            <text:p text:style-name="P21"><text:span text:style-name="T65"><office:annotation><dc:creator>Joe Warren</dc:creator><dc:date>2016-10-07T13:34:02</dc:date><loext:sender-initials>JW</loext:sender-initials><text:p text:style-name="P95"><text:span text:style-name="T569">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span text:style-name="T65"><office:annotation><dc:creator>Unknown Author</dc:creator><dc:date>2016-11-17T23:19:07</dc:date><text:p text:style-name="P95"><text:span text:style-name="T567">Reply to Joe Warren (10/07/2016, 13:34): "..."</text:span></text:p><text:p><text:span text:style-name="T568">I do think it’s a possibility. <text:s/>Besides, if we delete, it a reviewer <text:s/>is basically guaranteed to ask about it...</text:span></text:p></office:annotation></text:span><text:span text:style-name="T65"><office:annotation><dc:creator>Joe Warren</dc:creator><dc:date>2016-11-21T16:32:58</dc:date><text:p text:style-name="P95"><text:span text:style-name="T565">Reply to Unknown Author (11/17/2016, 23:19): "..."</text:span></text:p><text:p><text:span text:style-name="T566">OK, maybe I'd just add a sentence at the end saying something like, “although this is possible, we consider it unlikely to affect the overall results of the study” or some other wishy-washy statement.</text:span></text:p></office:annotation></text:span></text:p>
          </text:deletion>
        </text:changed-region>
        <text:changed-region xml:id="ct46729344" text:id="ct46729344">
          <text:insertion>
            <office:change-info>
              <dc:creator>Unknown Author</dc:creator>
              <dc:date>2016-11-28T16:52:00</dc:date>
            </office:change-info>
          </text:insertion>
        </text:changed-region>
        <text:changed-region xml:id="ct46631600" text:id="ct46631600">
          <text:insertion>
            <office:change-info>
              <dc:creator>Unknown Author</dc:creator>
              <dc:date>2016-11-28T17:03:00</dc:date>
            </office:change-info>
          </text:insertion>
        </text:changed-region>
        <text:changed-region xml:id="ct46728288" text:id="ct46728288">
          <text:insertion>
            <office:change-info>
              <dc:creator>Unknown Author</dc:creator>
              <dc:date>2016-11-28T17:15:00</dc:date>
            </office:change-info>
          </text:insertion>
        </text:changed-region>
        <text:changed-region xml:id="ct46775728" text:id="ct46775728">
          <text:insertion>
            <office:change-info>
              <dc:creator>Unknown Author</dc:creator>
              <dc:date>2016-11-28T17:16:00</dc:date>
            </office:change-info>
          </text:insertion>
        </text:changed-region>
        <text:changed-region xml:id="ct46772320" text:id="ct46772320">
          <text:insertion>
            <office:change-info>
              <dc:creator>Unknown Author</dc:creator>
              <dc:date>2016-11-28T17:17:00</dc:date>
            </office:change-info>
          </text:insertion>
        </text:changed-region>
        <text:changed-region xml:id="ct46776736" text:id="ct46776736">
          <text:insertion>
            <office:change-info>
              <dc:creator>Unknown Author</dc:creator>
              <dc:date>2016-11-28T17:18:00</dc:date>
            </office:change-info>
          </text:insertion>
        </text:changed-region>
        <text:changed-region xml:id="ct45859840" text:id="ct45859840">
          <text:deletion>
            <office:change-info>
              <dc:creator>Unknown Author</dc:creator>
              <dc:date>2016-11-28T16:47:00</dc:date>
            </office:change-info>
            <text:p text:style-name="P22"><text:span text:style-name="T67">10</text:span></text:p>
          </text:deletion>
        </text:changed-region>
        <text:changed-region xml:id="ct45871776" text:id="ct45871776">
          <text:insertion>
            <office:change-info>
              <dc:creator>Unknown Author</dc:creator>
              <dc:date>2016-11-28T16:47:00</dc:date>
            </office:change-info>
          </text:insertion>
        </text:changed-region>
        <text:changed-region xml:id="ct46750960" text:id="ct46750960">
          <text:insertion>
            <office:change-info>
              <dc:creator>Unknown Author</dc:creator>
              <dc:date>2016-11-28T19:12:00</dc:date>
            </office:change-info>
          </text:insertion>
        </text:changed-region>
        <text:changed-region xml:id="ct46777440" text:id="ct46777440">
          <text:insertion>
            <office:change-info>
              <dc:creator>Unknown Author</dc:creator>
              <dc:date>2016-11-28T19:14:00</dc:date>
            </office:change-info>
          </text:insertion>
        </text:changed-region>
        <text:changed-region xml:id="ct45870336" text:id="ct45870336">
          <text:insertion>
            <office:change-info>
              <dc:creator>Unknown Author</dc:creator>
              <dc:date>2016-11-28T19:14:00</dc:date>
            </office:change-info>
          </text:insertion>
        </text:changed-region>
        <text:changed-region xml:id="ct46737008" text:id="ct46737008">
          <text:insertion>
            <office:change-info>
              <dc:creator>Unknown Author</dc:creator>
              <dc:date>2016-11-28T19:14:00</dc:date>
            </office:change-info>
          </text:insertion>
        </text:changed-region>
        <text:changed-region xml:id="ct46509200" text:id="ct46509200">
          <text:deletion>
            <office:change-info>
              <dc:creator>Unknown Author</dc:creator>
              <dc:date>2016-11-28T19:18:00</dc:date>
            </office:change-info>
            <text:p text:style-name="P23"><text:span text:style-name="T68"><text:s/></text:span></text:p>
          </text:deletion>
        </text:changed-region>
        <text:changed-region xml:id="ct46646784" text:id="ct46646784">
          <text:deletion>
            <office:change-info>
              <dc:creator>Unknown Author</dc:creator>
              <dc:date>2016-11-28T19:15:00</dc:date>
            </office:change-info>
            <text:p text:style-name="P23"><text:span text:style-name="T68">,</text:span></text:p>
          </text:deletion>
        </text:changed-region>
        <text:changed-region xml:id="ct46631824" text:id="ct46631824">
          <text:deletion>
            <office:change-info>
              <dc:creator>Unknown Author</dc:creator>
              <dc:date>2016-11-28T19:18:00</dc:date>
            </office:change-info>
            <text:p text:style-name="P23"><text:span text:style-name="T68"><text:s/>sample large volumes of water quickly at high spatial resolution</text:span></text:p>
          </text:deletion>
        </text:changed-region>
        <text:changed-region xml:id="ct46600624" text:id="ct46600624">
          <text:deletion>
            <office:change-info>
              <dc:creator>Unknown Author</dc:creator>
              <dc:date>2016-11-28T19:14:00</dc:date>
            </office:change-info>
            <text:p text:style-name="P23"><text:span text:style-name="T68">can</text:span></text:p>
          </text:deletion>
        </text:changed-region>
        <text:changed-region xml:id="ct46729568" text:id="ct46729568">
          <text:deletion>
            <office:change-info>
              <dc:creator>Unknown Author</dc:creator>
              <dc:date>2016-11-28T19:18:00</dc:date>
            </office:change-info>
            <text:p text:style-name="P23"><text:span text:style-name="T68">coustics </text:span></text:p>
          </text:deletion>
        </text:changed-region>
        <text:changed-region xml:id="ct46652240" text:id="ct46652240">
          <text:deletion>
            <office:change-info>
              <dc:creator>Unknown Author</dc:creator>
              <dc:date>2016-11-28T19:14:00</dc:date>
            </office:change-info>
            <text:p text:style-name="P23"><text:span text:style-name="T68">A</text:span></text:p>
          </text:deletion>
        </text:changed-region>
        <text:changed-region xml:id="ct46469232" text:id="ct46469232">
          <text:insertion>
            <office:change-info>
              <dc:creator>Unknown Author</dc:creator>
              <dc:date>2016-11-28T19:18:00</dc:date>
            </office:change-info>
          </text:insertion>
        </text:changed-region>
        <text:changed-region xml:id="ct46412336" text:id="ct46412336">
          <text:deletion>
            <office:change-info>
              <dc:creator>Unknown Author</dc:creator>
              <dc:date>2016-11-28T19:18:00</dc:date>
            </office:change-info>
            <text:p text:style-name="P23"><text:span text:style-name="T68">ing</text:span></text:p>
          </text:deletion>
        </text:changed-region>
        <text:changed-region xml:id="ct46780896" text:id="ct46780896">
          <text:deletion>
            <office:change-info>
              <dc:creator>Unknown Author</dc:creator>
              <dc:date>2016-11-28T19:19:00</dc:date>
            </office:change-info>
            <text:p text:style-name="P23"><text:span text:style-name="T68"><text:s/>significant</text:span></text:p>
          </text:deletion>
        </text:changed-region>
        <text:changed-region xml:id="ct46606608" text:id="ct46606608">
          <text:insertion>
            <office:change-info>
              <dc:creator>Unknown Author</dc:creator>
              <dc:date>2016-11-28T19:19:00</dc:date>
            </office:change-info>
          </text:insertion>
        </text:changed-region>
        <text:changed-region xml:id="ct46732544" text:id="ct46732544">
          <text:insertion>
            <office:change-info>
              <dc:creator>Unknown Author</dc:creator>
              <dc:date>2016-11-28T18:58:00</dc:date>
            </office:change-info>
          </text:insertion>
        </text:changed-region>
        <text:changed-region xml:id="ct46728928" text:id="ct46728928">
          <text:insertion>
            <office:change-info>
              <dc:creator>Unknown Author</dc:creator>
              <dc:date>2016-11-28T19:35:00</dc:date>
            </office:change-info>
          </text:insertion>
        </text:changed-region>
        <text:changed-region xml:id="ct46394240" text:id="ct46394240">
          <text:insertion>
            <office:change-info>
              <dc:creator>Unknown Author</dc:creator>
              <dc:date>2016-11-28T19:51:00</dc:date>
            </office:change-info>
          </text:insertion>
        </text:changed-region>
        <text:changed-region xml:id="ct46605168" text:id="ct46605168">
          <text:insertion>
            <office:change-info>
              <dc:creator>Unknown Author</dc:creator>
              <dc:date>2016-11-28T19:59:00</dc:date>
            </office:change-info>
          </text:insertion>
        </text:changed-region>
        <text:changed-region xml:id="ct46605392" text:id="ct46605392">
          <text:insertion>
            <office:change-info>
              <dc:creator>Unknown Author</dc:creator>
              <dc:date>2016-11-28T19:52:00</dc:date>
            </office:change-info>
          </text:insertion>
        </text:changed-region>
        <text:changed-region xml:id="ct46261696" text:id="ct46261696">
          <text:insertion>
            <office:change-info>
              <dc:creator>Unknown Author</dc:creator>
              <dc:date>2016-11-28T20:32:00</dc:date>
            </office:change-info>
          </text:insertion>
        </text:changed-region>
        <text:changed-region xml:id="ct46261920" text:id="ct46261920">
          <text:insertion>
            <office:change-info>
              <dc:creator>Unknown Author</dc:creator>
              <dc:date>2016-11-28T19:59:00</dc:date>
            </office:change-info>
          </text:insertion>
        </text:changed-region>
        <text:changed-region xml:id="ct46641488" text:id="ct46641488">
          <text:insertion>
            <office:change-info>
              <dc:creator>Unknown Author</dc:creator>
              <dc:date>2016-11-28T19:58:00</dc:date>
            </office:change-info>
          </text:insertion>
        </text:changed-region>
        <text:changed-region xml:id="ct46641712" text:id="ct46641712">
          <text:insertion>
            <office:change-info>
              <dc:creator>Unknown Author</dc:creator>
              <dc:date>2016-11-28T19:59:00</dc:date>
            </office:change-info>
          </text:insertion>
        </text:changed-region>
        <text:changed-region xml:id="ct46651824" text:id="ct46651824">
          <text:insertion>
            <office:change-info>
              <dc:creator>Unknown Author</dc:creator>
              <dc:date>2016-11-28T20:00:00</dc:date>
            </office:change-info>
          </text:insertion>
        </text:changed-region>
        <text:changed-region xml:id="ct46705856" text:id="ct46705856">
          <text:insertion>
            <office:change-info>
              <dc:creator>Unknown Author</dc:creator>
              <dc:date>2016-11-28T20:34:00</dc:date>
            </office:change-info>
          </text:insertion>
        </text:changed-region>
        <text:changed-region xml:id="ct46735136" text:id="ct46735136">
          <text:insertion>
            <office:change-info>
              <dc:creator>Unknown Author</dc:creator>
              <dc:date>2016-11-28T20:03:00</dc:date>
            </office:change-info>
          </text:insertion>
        </text:changed-region>
        <text:changed-region xml:id="ct46752096" text:id="ct46752096">
          <text:insertion>
            <office:change-info>
              <dc:creator>Unknown Author</dc:creator>
              <dc:date>2016-11-28T20:02:00</dc:date>
            </office:change-info>
          </text:insertion>
        </text:changed-region>
        <text:changed-region xml:id="ct45871200" text:id="ct45871200">
          <text:insertion>
            <office:change-info>
              <dc:creator>Unknown Author</dc:creator>
              <dc:date>2016-11-28T20:03:00</dc:date>
            </office:change-info>
          </text:insertion>
        </text:changed-region>
        <text:changed-region xml:id="ct46511392" text:id="ct46511392">
          <text:insertion>
            <office:change-info>
              <dc:creator>Unknown Author</dc:creator>
              <dc:date>2016-11-28T20:05:00</dc:date>
            </office:change-info>
          </text:insertion>
        </text:changed-region>
        <text:changed-region xml:id="ct46631248" text:id="ct46631248">
          <text:insertion>
            <office:change-info>
              <dc:creator>Unknown Author</dc:creator>
              <dc:date>2016-11-28T20:32:00</dc:date>
            </office:change-info>
          </text:insertion>
        </text:changed-region>
        <text:changed-region xml:id="ct46219056" text:id="ct46219056">
          <text:insertion>
            <office:change-info>
              <dc:creator>Unknown Author</dc:creator>
              <dc:date>2016-11-28T20:33:00</dc:date>
            </office:change-info>
          </text:insertion>
        </text:changed-region>
        <text:changed-region xml:id="ct46659840" text:id="ct46659840">
          <text:insertion>
            <office:change-info>
              <dc:creator>Unknown Author</dc:creator>
              <dc:date>2016-11-28T20:34:00</dc:date>
            </office:change-info>
          </text:insertion>
        </text:changed-region>
        <text:changed-region xml:id="ct46660064" text:id="ct46660064">
          <text:insertion>
            <office:change-info>
              <dc:creator>Unknown Author</dc:creator>
              <dc:date>2016-11-28T20:35:00</dc:date>
            </office:change-info>
          </text:insertion>
        </text:changed-region>
        <text:changed-region xml:id="ct46788096" text:id="ct46788096">
          <text:insertion>
            <office:change-info>
              <dc:creator>Unknown Author</dc:creator>
              <dc:date>2016-11-28T20:45:00</dc:date>
            </office:change-info>
          </text:insertion>
        </text:changed-region>
        <text:changed-region xml:id="ct46774976" text:id="ct46774976">
          <text:insertion>
            <office:change-info>
              <dc:creator>Unknown Author</dc:creator>
              <dc:date>2016-11-28T20:42:00</dc:date>
            </office:change-info>
          </text:insertion>
        </text:changed-region>
        <text:changed-region xml:id="ct46766240" text:id="ct46766240">
          <text:insertion>
            <office:change-info>
              <dc:creator>Unknown Author</dc:creator>
              <dc:date>2016-11-28T20:36:00</dc:date>
            </office:change-info>
          </text:insertion>
        </text:changed-region>
        <text:changed-region xml:id="ct46818832" text:id="ct46818832">
          <text:insertion>
            <office:change-info>
              <dc:creator>Unknown Author</dc:creator>
              <dc:date>2016-11-28T20:43:00</dc:date>
            </office:change-info>
          </text:insertion>
        </text:changed-region>
        <text:changed-region xml:id="ct42433040" text:id="ct42433040">
          <text:insertion>
            <office:change-info>
              <dc:creator>Unknown Author</dc:creator>
              <dc:date>2016-11-28T20:37:00</dc:date>
            </office:change-info>
          </text:insertion>
        </text:changed-region>
        <text:changed-region xml:id="ct45934960" text:id="ct45934960">
          <text:insertion>
            <office:change-info>
              <dc:creator>Unknown Author</dc:creator>
              <dc:date>2016-11-28T20:38:00</dc:date>
            </office:change-info>
          </text:insertion>
        </text:changed-region>
        <text:changed-region xml:id="ct46607792" text:id="ct46607792">
          <text:insertion>
            <office:change-info>
              <dc:creator>Unknown Author</dc:creator>
              <dc:date>2016-11-28T20:39:00</dc:date>
            </office:change-info>
          </text:insertion>
        </text:changed-region>
        <text:changed-region xml:id="ct46011024" text:id="ct46011024">
          <text:insertion>
            <office:change-info>
              <dc:creator>Unknown Author</dc:creator>
              <dc:date>2016-11-28T20:43:00</dc:date>
            </office:change-info>
          </text:insertion>
        </text:changed-region>
        <text:changed-region xml:id="ct46727744" text:id="ct46727744">
          <text:insertion>
            <office:change-info>
              <dc:creator>Unknown Author</dc:creator>
              <dc:date>2016-11-28T20:45:00</dc:date>
            </office:change-info>
          </text:insertion>
        </text:changed-region>
        <text:changed-region xml:id="ct46010304" text:id="ct46010304">
          <text:insertion>
            <office:change-info>
              <dc:creator>Unknown Author</dc:creator>
              <dc:date>2016-11-28T20:46:00</dc:date>
            </office:change-info>
          </text:insertion>
        </text:changed-region>
        <text:changed-region xml:id="ct46012048" text:id="ct46012048">
          <text:insertion>
            <office:change-info>
              <dc:creator>Unknown Author</dc:creator>
              <dc:date>2016-11-28T20:47:00</dc:date>
            </office:change-info>
          </text:insertion>
        </text:changed-region>
        <text:changed-region xml:id="ct45940400" text:id="ct45940400">
          <text:insertion>
            <office:change-info>
              <dc:creator>Unknown Author</dc:creator>
              <dc:date>2016-11-28T21:34:00</dc:date>
            </office:change-info>
          </text:insertion>
        </text:changed-region>
        <text:changed-region xml:id="ct46748560" text:id="ct46748560">
          <text:insertion>
            <office:change-info>
              <dc:creator>Unknown Author</dc:creator>
              <dc:date>2016-11-28T21:35:00</dc:date>
            </office:change-info>
          </text:insertion>
        </text:changed-region>
        <text:changed-region xml:id="ct46011328" text:id="ct46011328">
          <text:insertion>
            <office:change-info>
              <dc:creator>Unknown Author</dc:creator>
              <dc:date>2016-11-28T21:36:00</dc:date>
            </office:change-info>
          </text:insertion>
        </text:changed-region>
        <text:changed-region xml:id="ct45941424" text:id="ct45941424">
          <text:insertion>
            <office:change-info>
              <dc:creator>Unknown Author</dc:creator>
              <dc:date>2016-11-28T21:40:00</dc:date>
            </office:change-info>
          </text:insertion>
        </text:changed-region>
        <text:changed-region xml:id="ct45940704" text:id="ct45940704">
          <text:insertion>
            <office:change-info>
              <dc:creator>Unknown Author</dc:creator>
              <dc:date>2016-11-28T21:41:00</dc:date>
            </office:change-info>
          </text:insertion>
        </text:changed-region>
        <text:changed-region xml:id="ct45942208" text:id="ct45942208">
          <text:insertion>
            <office:change-info>
              <dc:creator>Unknown Author</dc:creator>
              <dc:date>2016-11-28T21:43:00</dc:date>
            </office:change-info>
          </text:insertion>
        </text:changed-region>
        <text:changed-region xml:id="ct45965248" text:id="ct45965248">
          <text:insertion>
            <office:change-info>
              <dc:creator>Unknown Author</dc:creator>
              <dc:date>2016-11-28T21:42:00</dc:date>
            </office:change-info>
          </text:insertion>
        </text:changed-region>
        <text:changed-region xml:id="ct46726960" text:id="ct46726960">
          <text:insertion>
            <office:change-info>
              <dc:creator>Unknown Author</dc:creator>
              <dc:date>2016-11-28T21:43:00</dc:date>
            </office:change-info>
          </text:insertion>
        </text:changed-region>
        <text:changed-region xml:id="ct46607568" text:id="ct46607568">
          <text:insertion>
            <office:change-info>
              <dc:creator>Unknown Author</dc:creator>
              <dc:date>2016-11-28T19:19:00</dc:date>
            </office:change-info>
          </text:insertion>
        </text:changed-region>
        <text:changed-region xml:id="ct45418704" text:id="ct45418704">
          <text:insertion>
            <office:change-info>
              <dc:creator>Unknown Author</dc:creator>
              <dc:date>2016-11-28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550">S</text:span><text:span text:style-name="T549">easonal changes </text:span><text:span text:style-name="T550">in the abundance, distribution, and patchiness of </text:span><text:span text:style-name="T547">zooplankton </text:span><text:span text:style-name="T551">and fish </text:span><text:span text:style-name="T547">in </text:span><text:span text:style-name="T548">four </text:span><text:span text:style-name="T550">peri-</text:span><text:span text:style-name="T548">alpine</text:span><text:span text:style-name="T547"> lakes </text:span><text:span text:style-name="T548">in the Sierra Nevada, California</text:span></text:p>
      <text:p text:style-name="P59"/>
      <text:p text:style-name="P12"><text:span text:style-name="T559">Samuel S. </text:span>Urmy <text:span text:style-name="T552">and</text:span> <text:span text:style-name="T559">Joseph D. </text:span>Warren*</text:p>
      <text:p text:style-name="P25">School of Marine and Atmospheric Sciences</text:p>
      <text:p text:style-name="P25">Stony Brook University</text:p>
      <text:p text:style-name="P25">239 Montauk Hwy</text:p>
      <text:p text:style-name="P25">Southampton, NY 11901, USA</text:p>
      <text:p text:style-name="P25"/>
      <text:p text:style-name="P25">* <text:span text:style-name="T561">Corresponding author: joe.warren@stonybrook.edu</text:span></text:p>
      <text:p text:style-name="P59"/>
      <text:p text:style-name="P25">Running head: <text:span text:style-name="T560">Zooplankton and fish in Sierra Nevada Lakes</text:span></text:p>
      <text:p text:style-name="P25"/>
      <text:p text:style-name="P1">Keywords: acoustics, biomass estimation, <text:s/>fish, patchiness, target strength, variograms, zooplankton<text:change-start text:change-id="ct42425680"/>.<text:change-end text:change-id="ct42425680"/><text:change text:change-id="ct43223344"/></text:p>
      <text:p text:style-name="P68"/>
      <text:p text:style-name="P59">Abstract</text:p>
      <text:p text:style-name="P2"><text:tab/>Zooplankton are recognized as a critical component of lake ecosystems. <text:s/>While it is well-known that their <text:span text:style-name="T1">spatial </text:span>distribution is often <text:s/>patchy, <text:span text:style-name="T1">this aspect of their ecology has rarely been investigated or quantified in most lakes, let alone those in remote, high-altitude locations. <text:s/>We used a portable, dual-frequency scientific echosounder deployed from small boats to map acoustic backscatter from zooplankton and fish in four peri-alpine lakes in the Sierra Nevada Mountains of California, USA: Independence Lake, Lake Tahoe, Cherry Lake, and Lake Eleanor. <text:s/>We conducted net sampling to confirm the identities of the scattering organisms and to parameterize physics-based models to estimate the sound-scattering properties of these organisms. <text:s/>This allowed us to convert acoustic backscatter measurements into estimates of total zooplankton biomass. <text:s/>In two of the lakes, Cherry and Eleanor, we repeated the surveys four times at seasonal intervals between fall 2013 and fall 2014. <text:s/>Zooplankton abundances were highest in these lakes in the spring and summer of 2014, with <text:s/>peak </text:span><text:change text:change-id="ct42430368"/><text:change-start text:change-id="ct42431584"/><text:span text:style-name="T1">wet</text:span><text:change-end text:change-id="ct42431584"/><text:span text:style-name="T1">-weight biomasses estimated at </text:span><text:change text:change-id="ct90414528"/><text:change-start text:change-id="ct83956224"/><text:span text:style-name="T1">51</text:span><text:change-end text:change-id="ct83956224"/><text:span text:style-name="T1"> t in Lake Eleanor in April and 11</text:span><text:change-start text:change-id="ct38402048"/><text:span text:style-name="T1">0</text:span><text:change-end text:change-id="ct38402048"/><text:change text:change-id="ct46036576"/><text:span text:style-name="T1"> t in Cherry Lake in June</text:span><text:change text:change-id="ct46040944"/><text:span text:style-name="T1">. <text:s/>The estimated density of fish also varied in time and in its vertical distribution, increasing and moving </text:span><text:change text:change-id="ct46041952"/><text:change-start text:change-id="ct46045584"/><text:span text:style-name="T1">shallower</text:span><text:change-end text:change-id="ct46045584"/><text:span text:style-name="T1"> in the water column in June in both Cherry Lake and Lake Eleanor. <text:s/>Zooplankton density displayed </text:span><text:change text:change-id="ct46043664"/><text:span text:style-name="T1"><text:s/>spatial trends</text:span><text:change text:change-id="ct46046032"/><text:span text:style-name="T1"> at the lake-wide scale, and the residuals from these trends were spatially autocorrelated to distances over 1 km. <text:s/>These results illustrate how acoustic sampling can be used to rapidly measure the </text:span><text:change text:change-id="ct46049984"/><text:change-start text:change-id="ct46048096"/><text:span text:style-name="T1">biomass and distribution</text:span><text:change-end text:change-id="ct46048096"/><text:span text:style-name="T1"> of multiple trophic levels in small lakes, and to describe spatial trends and patterns of these organisms. <text:s/>They also highlight the presence of gradients and patchiness in the distribution of freshwater zooplankton, even in small lakes, and raise questions about the processes generating and maintaining those spatial distributions.</text:span></text:p>
      <text:p text:style-name="P2"/>
      <text:p text:style-name="P68">Introduction</text:p>
      <text:p text:style-name="P3"><text:tab/><text:span text:style-name="T2">Zooplankton play a number of important roles in lake ecosystems. <text:s/>They <text:s/>influence water clarity and nutrient cycling through grazing on primary production</text:span><text:change-start text:change-id="ct46045808"/><text:span text:style-name="T2">.</text:span><text:change-end text:change-id="ct46045808"/><text:change text:change-id="ct46034992"/><text:span text:style-name="T2"> </text:span><text:change-start text:change-id="ct46041168"/><text:span text:style-name="T2">They </text:span><text:change-end text:change-id="ct46041168"/><text:span text:style-name="T2">are also the conduit through which primary production reaches larger predators such as fish, which </text:span><text:change text:change-id="ct46039728"/><text:span text:style-name="T2">often </text:span><text:change text:change-id="ct46035264"/><text:change-start text:change-id="ct46046256"/><text:span text:style-name="T2">ha</text:span><text:change-end text:change-id="ct46046256"/><text:change-start text:change-id="ct46042176"/><text:span text:style-name="T2">ve</text:span><text:change-end text:change-id="ct46042176"/><text:span text:style-name="T2"> commercial, recreational, and cultural importance for humans. <text:s/>For the sake of conceptual clarity or computational tractabil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PMID&quot;: &quot;23565330&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container-title&quot;: &quot;Interface Focus&quot;, &quot;issued&quot;: {&quot;date-parts&quot;: [[&quot;2012&quot;]]}, &quot;DOI&quot;: &quot;10.1098/rsfs.2011.0084&quot;, &quot;title&quot;: &quot;The logic of ecological patchiness&quot;, &quot;id&quot;: &quot;ITEM-1&quot;, &quot;volume&quot;: &quot;2&quot;, &quot;page&quot;: &quot;150-155&quot;, &quot;author&quot;: [{&quot;given&quot;: &quot;Daniel&quot;, &quot;suffix&quot;: &quot;&quot;, &quot;parse-names&quot;: false, &quot;dropping-particle&quot;: &quot;&quot;, &quot;family&quot;: &quot;Gr\u00fcnbaum&quot;, &quot;non-dropping-particle&quot;: &quot;&quot;}]}, &quot;id&quot;: &quot;ITEM-1&quot;}], &quot;properties&quot;: {&quot;noteIndex&quot;: 0}, &quot;mendeley&quot;: {&quot;formattedCitation&quot;: &quot;(Gr\u00fcnbaum 2012)&quot;, &quot;previouslyFormattedCitation&quot;: &quot;(Gr\u00fcnbaum 2012)&quot;, &quot;plainTextFormattedCitation&quot;: &quot;(Gr\u00fcnbaum 2012)&quot;}, &quot;schema&quot;: &quot;https://github.com/citation-style-language/schema/raw/master/csl-citation.json&quot;} RNDmuMzxGb8iR"/><text:span text:style-name="T417">(Grünbaum 2012)</text:span><text:reference-mark-end text:name="ADDIN CSL_CITATION {&quot;citationItems&quot;: [{&quot;uris&quot;: [&quot;http://www.mendeley.com/documents/?uuid=7cd2e438-24a5-418f-b135-c54a575387ab&quot;], &quot;itemData&quot;: {&quot;type&quot;: &quot;article-journal&quot;, &quot;PMID&quot;: &quot;23565330&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container-title&quot;: &quot;Interface Focus&quot;, &quot;issued&quot;: {&quot;date-parts&quot;: [[&quot;2012&quot;]]}, &quot;DOI&quot;: &quot;10.1098/rsfs.2011.0084&quot;, &quot;title&quot;: &quot;The logic of ecological patchiness&quot;, &quot;id&quot;: &quot;ITEM-1&quot;, &quot;volume&quot;: &quot;2&quot;, &quot;page&quot;: &quot;150-155&quot;, &quot;author&quot;: [{&quot;given&quot;: &quot;Daniel&quot;, &quot;suffix&quot;: &quot;&quot;, &quot;parse-names&quot;: false, &quot;dropping-particle&quot;: &quot;&quot;, &quot;family&quot;: &quot;Gr\u00fcnbaum&quot;, &quot;non-dropping-particle&quot;: &quot;&quot;}]}, &quot;id&quot;: &quot;ITEM-1&quot;}], &quot;properties&quot;: {&quot;noteIndex&quot;: 0}, &quot;mendeley&quot;: {&quot;formattedCitation&quot;: &quot;(Gr\u00fcnbaum 2012)&quot;, &quot;previouslyFormattedCitation&quot;: &quot;(Gr\u00fcnbaum 2012)&quot;, &quot;plainTextFormattedCitation&quot;: &quot;(Gr\u00fcnbaum 2012)&quot;}, &quot;schema&quot;: &quot;https://github.com/citation-style-language/schema/raw/master/csl-citation.json&quot;} RNDmuMzxGb8iR"/><text:span text:style-name="T2">⁠. <text:s/>However, this may not always be a valid assumption, since patchiness is common in nature, and large fractions of total predation can occur in <text:s/>small patches over short timespans </text:span><text:reference-mark-start text:name="ADDIN CSL_CITATION {&quot;citationItems&quot;: [{&quot;uris&quot;: [&quot;http://www.mendeley.com/documents/?uuid=0af0b392-ab1f-4cf0-96ac-9273e4556797&quot;], &quot;itemData&quot;: {&quot;type&quot;: &quot;article-journal&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ISBN&quot;: &quot;1432-9840&quot;, &quot;container-title&quot;: &quot;Ecosystems&quot;, &quot;issued&quot;: {&quot;date-parts&quot;: [[&quot;2007&quot;, &quot;7&quot;, &quot;26&quot;]]}, &quot;DOI&quot;: &quot;10.1007/s10021-007-9066-3&quot;, &quot;title&quot;: &quot;Predation hot spots: Large scale impact of local aggregations&quot;, &quot;id&quot;: &quot;ITEM-1&quot;, &quot;volume&quot;: &quot;10&quot;, &quot;page&quot;: &quot;865-876&quot;, &quot;author&quot;: [{&quot;given&quot;: &quot;Axel&quot;, &quot;suffix&quot;: &quot;&quot;, &quot;parse-names&quot;: false, &quot;dropping-particle&quot;: &quot;&quot;, &quot;family&quot;: &quot;Temming&quot;, &quot;non-dropping-particle&quot;: &quot;&quot;}, {&quot;given&quot;: &quot;Jens&quot;, &quot;suffix&quot;: &quot;&quot;, &quot;parse-names&quot;: false, &quot;dropping-particle&quot;: &quot;&quot;, &quot;family&quot;: &quot;Floeter&quot;, &quot;non-dropping-particle&quot;: &quot;&quot;}, {&quot;given&quot;: &quot;Siegfried&quot;, &quot;suffix&quot;: &quot;&quot;, &quot;parse-names&quot;: false, &quot;dropping-particle&quot;: &quot;&quot;, &quot;family&quot;: &quot;Ehrich&quot;, &quot;non-dropping-particle&quot;: &quot;&quot;}]}, &quot;id&quot;: &quot;ITEM-1&quot;}], &quot;properties&quot;: {&quot;noteIndex&quot;: 0}, &quot;mendeley&quot;: {&quot;formattedCitation&quot;: &quot;(Temming et al. 2007)&quot;, &quot;previouslyFormattedCitation&quot;: &quot;(Temming et al. 2007)&quot;, &quot;plainTextFormattedCitation&quot;: &quot;(Temming et al. 2007)&quot;}, &quot;schema&quot;: &quot;https://github.com/citation-style-language/schema/raw/master/csl-citation.json&quot;} RND6c92iH5HqM"/><text:span text:style-name="T417">(Temming et al. 2007)</text:span><text:reference-mark-end text:name="ADDIN CSL_CITATION {&quot;citationItems&quot;: [{&quot;uris&quot;: [&quot;http://www.mendeley.com/documents/?uuid=0af0b392-ab1f-4cf0-96ac-9273e4556797&quot;], &quot;itemData&quot;: {&quot;type&quot;: &quot;article-journal&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ISBN&quot;: &quot;1432-9840&quot;, &quot;container-title&quot;: &quot;Ecosystems&quot;, &quot;issued&quot;: {&quot;date-parts&quot;: [[&quot;2007&quot;, &quot;7&quot;, &quot;26&quot;]]}, &quot;DOI&quot;: &quot;10.1007/s10021-007-9066-3&quot;, &quot;title&quot;: &quot;Predation hot spots: Large scale impact of local aggregations&quot;, &quot;id&quot;: &quot;ITEM-1&quot;, &quot;volume&quot;: &quot;10&quot;, &quot;page&quot;: &quot;865-876&quot;, &quot;author&quot;: [{&quot;given&quot;: &quot;Axel&quot;, &quot;suffix&quot;: &quot;&quot;, &quot;parse-names&quot;: false, &quot;dropping-particle&quot;: &quot;&quot;, &quot;family&quot;: &quot;Temming&quot;, &quot;non-dropping-particle&quot;: &quot;&quot;}, {&quot;given&quot;: &quot;Jens&quot;, &quot;suffix&quot;: &quot;&quot;, &quot;parse-names&quot;: false, &quot;dropping-particle&quot;: &quot;&quot;, &quot;family&quot;: &quot;Floeter&quot;, &quot;non-dropping-particle&quot;: &quot;&quot;}, {&quot;given&quot;: &quot;Siegfried&quot;, &quot;suffix&quot;: &quot;&quot;, &quot;parse-names&quot;: false, &quot;dropping-particle&quot;: &quot;&quot;, &quot;family&quot;: &quot;Ehrich&quot;, &quot;non-dropping-particle&quot;: &quot;&quot;}]}, &quot;id&quot;: &quot;ITEM-1&quot;}], &quot;properties&quot;: {&quot;noteIndex&quot;: 0}, &quot;mendeley&quot;: {&quot;formattedCitation&quot;: &quot;(Temming et al. 2007)&quot;, &quot;previouslyFormattedCitation&quot;: &quot;(Temming et al. 2007)&quot;, &quot;plainTextFormattedCitation&quot;: &quot;(Temming et al. 2007)&quot;}, &quot;schema&quot;: &quot;https://github.com/citation-style-language/schema/raw/master/csl-citation.json&quot;} RND6c92iH5HqM"/><text:span text:style-name="T2">⁠.</text:span><text:change text:change-id="ct46071600"/><text:change-start text:change-id="ct46071184"/><text:span text:style-name="T2">In aquatic environments, sharp vertical </text:span><text:change-end text:change-id="ct46071184"/><text:change-start text:change-id="ct46072688"/><text:span text:style-name="T2">gradients are common, and the distributions of predators and prey often</text:span><text:change-end text:change-id="ct46072688"/><text:change-start text:change-id="ct46076224"/><text:span text:style-name="T2"> overlap to varying degrees, for instance due to diel vertical migration (DVM). <text:s/>Horizontal gradients and patchiness may also be important, though these are </text:span><text:change-end text:change-id="ct46076224"/><text:change-start text:change-id="ct46074976"/><text:span text:style-name="T2">measured less often.</text:span><text:change-end text:change-id="ct46074976"/></text:p>
      <text:p text:style-name="P30"><text:tab/><text:span text:style-name="T557">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PMID&quot;: &quot;7310264&quot;, &quot;container-title&quot;: &quot;Limnology and Oceanography-Methods&quot;, &quot;issued&quot;: {&quot;date-parts&quot;: [[&quot;2007&quot;]]}, &quot;DOI&quot;: &quot;10.4319/lom.2007.5.41&quot;, &quot;title&quot;: &quot;The use of the Laser Optical Plankton Counter to measure zooplankton size, abundance, and biomass in small freshwater lakes&quot;, &quot;id&quot;: &quot;ITEM-1&quot;, &quot;volume&quot;: &quot;5&quot;, &quot;page&quot;: &quot;41-49&quot;, &quot;author&quot;: [{&quot;given&quot;: &quot;K&quot;, &quot;suffix&quot;: &quot;&quot;, &quot;parse-names&quot;: false, &quot;dropping-particle&quot;: &quot;&quot;, &quot;family&quot;: &quot;Finlay&quot;, &quot;non-dropping-particle&quot;: &quot;&quot;}, {&quot;given&quot;: &quot;B E&quot;, &quot;suffix&quot;: &quot;&quot;, &quot;parse-names&quot;: false, &quot;dropping-particle&quot;: &quot;&quot;, &quot;family&quot;: &quot;Beisner&quot;, &quot;non-dropping-particle&quot;: &quot;&quot;}, {&quot;given&quot;: &quot;a J D&quot;, &quot;suffix&quot;: &quot;&quot;, &quot;parse-names&quot;: false, &quot;dropping-particle&quot;: &quot;&quot;, &quot;family&quot;: &quot;Barnett&quot;, &quot;non-dropping-particle&quot;: &quot;&quot;}]}, &quot;id&quot;: &quot;ITEM-1&quot;}], &quot;properties&quot;: {&quot;noteIndex&quot;: 0}, &quot;mendeley&quot;: {&quot;formattedCitation&quot;: &quot;(Finlay et al. 2007)&quot;, &quot;previouslyFormattedCitation&quot;: &quot;(Finlay et al. 2007)&quot;, &quot;plainTextFormattedCitation&quot;: &quot;(Finlay et al. 2007)&quot;}, &quot;schema&quot;: &quot;https://github.com/citation-style-language/schema/raw/master/csl-citation.json&quot;} RNDEJ3IZXMcZQ"/><text:span text:style-name="T430">(Finlay et al. 2007)</text:span><text:reference-mark-end text:name="ADDIN CSL_CITATION {&quot;citationItems&quot;: [{&quot;uris&quot;: [&quot;http://www.mendeley.com/documents/?uuid=7977a071-2280-4ab4-bc0e-6889a1ad98b8&quot;], &quot;itemData&quot;: {&quot;type&quot;: &quot;article-journal&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PMID&quot;: &quot;7310264&quot;, &quot;container-title&quot;: &quot;Limnology and Oceanography-Methods&quot;, &quot;issued&quot;: {&quot;date-parts&quot;: [[&quot;2007&quot;]]}, &quot;DOI&quot;: &quot;10.4319/lom.2007.5.41&quot;, &quot;title&quot;: &quot;The use of the Laser Optical Plankton Counter to measure zooplankton size, abundance, and biomass in small freshwater lakes&quot;, &quot;id&quot;: &quot;ITEM-1&quot;, &quot;volume&quot;: &quot;5&quot;, &quot;page&quot;: &quot;41-49&quot;, &quot;author&quot;: [{&quot;given&quot;: &quot;K&quot;, &quot;suffix&quot;: &quot;&quot;, &quot;parse-names&quot;: false, &quot;dropping-particle&quot;: &quot;&quot;, &quot;family&quot;: &quot;Finlay&quot;, &quot;non-dropping-particle&quot;: &quot;&quot;}, {&quot;given&quot;: &quot;B E&quot;, &quot;suffix&quot;: &quot;&quot;, &quot;parse-names&quot;: false, &quot;dropping-particle&quot;: &quot;&quot;, &quot;family&quot;: &quot;Beisner&quot;, &quot;non-dropping-particle&quot;: &quot;&quot;}, {&quot;given&quot;: &quot;a J D&quot;, &quot;suffix&quot;: &quot;&quot;, &quot;parse-names&quot;: false, &quot;dropping-particle&quot;: &quot;&quot;, &quot;family&quot;: &quot;Barnett&quot;, &quot;non-dropping-particle&quot;: &quot;&quot;}]}, &quot;id&quot;: &quot;ITEM-1&quot;}], &quot;properties&quot;: {&quot;noteIndex&quot;: 0}, &quot;mendeley&quot;: {&quot;formattedCitation&quot;: &quot;(Finlay et al. 2007)&quot;, &quot;previouslyFormattedCitation&quot;: &quot;(Finlay et al. 2007)&quot;, &quot;plainTextFormattedCitation&quot;: &quot;(Finlay et al. 2007)&quot;}, &quot;schema&quot;: &quot;https://github.com/citation-style-language/schema/raw/master/csl-citation.json&quot;} RNDEJ3IZXMcZQ"/><text:span text:style-name="T557">⁠ have better spatial resolution than traps or nets, though observations are still limited to the instrument's towed path through the water, and they lose taxonomic resolution relative to direct samples. <text:s/></text:span></text:p>
      <text:p text:style-name="P30"><text:span text:style-name="T477"><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publisher&quot;: &quot;Elsevier B.V.&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container-title&quot;: &quot;Journal of Great Lakes Research&quot;, &quot;issued&quot;: {&quot;date-parts&quot;: [[&quot;2012&quot;]]}, &quot;DOI&quot;: &quot;10.1016/j.jglr.2011.06.002&quot;, &quot;title&quot;: &quot;Native rainbow smelt and nonnative alewife distribution related to temperature and light gradients in Lake Champlain&quot;, &quot;id&quot;: &quot;ITEM-1&quot;, &quot;volume&quot;: &quot;38&quot;, &quot;page&quot;: &quot;115-122&quot;, &quot;author&quot;: [{&quot;given&quot;: &quot;Paul W.&quot;, &quot;suffix&quot;: &quot;&quot;, &quot;parse-names&quot;: false, &quot;dropping-particle&quot;: &quot;&quot;, &quot;family&quot;: &quot;Simonin&quot;, &quot;non-dropping-particle&quot;: &quot;&quot;}, {&quot;given&quot;: &quot;Donna L.&quot;, &quot;suffix&quot;: &quot;&quot;, &quot;parse-names&quot;: false, &quot;dropping-particle&quot;: &quot;&quot;, &quot;family&quot;: &quot;Parrish&quot;, &quot;non-dropping-particle&quot;: &quot;&quot;}, {&quot;given&quot;: &quot;Lars G.&quot;, &quot;suffix&quot;: &quot;&quot;, &quot;parse-names&quot;: false, &quot;dropping-particle&quot;: &quot;&quot;, &quot;family&quot;: &quot;Rudstam&quot;, &quot;non-dropping-particle&quot;: &quot;&quot;}, {&quot;given&quot;: &quot;Patrick J.&quot;, &quot;suffix&quot;: &quot;&quot;, &quot;parse-names&quot;: false, &quot;dropping-particle&quot;: &quot;&quot;, &quot;family&quot;: &quot;Sullivan&quot;, &quot;non-dropping-particle&quot;: &quot;&quot;}, {&quot;given&quot;: &quot;Bernard&quot;, &quot;suffix&quot;: &quot;&quot;, &quot;parse-names&quot;: false, &quot;dropping-particle&quot;: &quot;&quot;, &quot;family&quot;: &quot;Pientka&quot;, &quot;non-dropping-particle&quot;: &quot;&quot;}]}, &quot;id&quot;: &quot;ITEM-1&quot;}, {&quot;uris&quot;: [&quot;http://www.mendeley.com/documents/?uuid=5c2b626c-731a-47f4-85b8-1dcbff86c1d8&quot;], &quot;itemData&quot;: {&quot;type&quot;: &quot;article-journal&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ISBN&quot;: &quot;0706-652X&quot;, &quot;container-title&quot;: &quot;Canadian Journal of Fisheries and Aquatic Science&quot;, &quot;issued&quot;: {&quot;date-parts&quot;: [[&quot;1991&quot;]]}, &quot;DOI&quot;: &quot;10.1139/f91-106&quot;, &quot;title&quot;: &quot;Acoustic measures of the abundance and size of pelagic planktivores in Lake Michigan&quot;, &quot;id&quot;: &quot;ITEM-2&quot;, &quot;volume&quot;: &quot;48&quot;, &quot;page&quot;: &quot;894-908&quot;, &quot;author&quot;: [{&quot;given&quot;: &quot;S B&quot;, &quot;suffix&quot;: &quot;&quot;, &quot;parse-names&quot;: false, &quot;dropping-particle&quot;: &quot;&quot;, &quot;family&quot;: &quot;Brandt&quot;, &quot;non-dropping-particle&quot;: &quot;&quot;}, {&quot;given&quot;: &quot;D M&quot;, &quot;suffix&quot;: &quot;&quot;, &quot;parse-names&quot;: false, &quot;dropping-particle&quot;: &quot;&quot;, &quot;family&quot;: &quot;Mason&quot;, &quot;non-dropping-particle&quot;: &quot;&quot;}, {&quot;given&quot;: &quot;E&quot;, &quot;suffix&quot;: &quot;&quot;, &quot;parse-names&quot;: false, &quot;dropping-particle&quot;: &quot;V&quot;, &quot;family&quot;: &quot;Patrick&quot;, &quot;non-dropping-particle&quot;: &quot;&quot;}, {&quot;given&quot;: &quot;R L&quot;, &quot;suffix&quot;: &quot;&quot;, &quot;parse-names&quot;: false, &quot;dropping-particle&quot;: &quot;&quot;, &quot;family&quot;: &quot;Argyle&quot;, &quot;non-dropping-particle&quot;: &quot;&quot;}, {&quot;given&quot;: &quot;L&quot;, &quot;suffix&quot;: &quot;&quot;, &quot;parse-names&quot;: false, &quot;dropping-particle&quot;: &quot;&quot;, &quot;family&quot;: &quot;Wells&quot;, &quot;non-dropping-particle&quot;: &quot;&quot;}, {&quot;given&quot;: &quot;P A&quot;, &quot;suffix&quot;: &quot;&quot;, &quot;parse-names&quot;: false, &quot;dropping-particle&quot;: &quot;&quot;, &quot;family&quot;: &quot;Unger&quot;, &quot;non-dropping-particle&quot;: &quot;&quot;}, {&quot;given&quot;: &quot;D J&quot;, &quot;suffix&quot;: &quot;&quot;, &quot;parse-names&quot;: false, &quot;dropping-particle&quot;: &quot;&quot;, &quot;family&quot;: &quot;Stewart&quot;, &quot;non-dropping-particle&quot;: &quot;&quot;}]}, &quot;id&quot;: &quot;ITEM-2&quot;}, {&quot;uris&quot;: [&quot;http://www.mendeley.com/documents/?uuid=a988cda8-2d07-41a5-a287-b84d4dc5ae8f&quot;], &quot;itemData&quot;: {&quot;issued&quot;: {&quot;date-parts&quot;: [[&quot;2009&quot;]]}, &quot;type&quot;: &quot;article-journal&quot;, &quot;title&quot;: &quot;Towards a standard operating procedure for fishery acoustic surveys in the Laurentian Great Lakes, North America&quot;, &quot;id&quot;: &quot;ITEM-3&quot;, &quot;author&quot;: [{&quot;given&quot;: &quot;Lars G&quot;, &quot;suffix&quot;: &quot;&quot;, &quot;parse-names&quot;: false, &quot;dropping-particle&quot;: &quot;&quot;, &quot;family&quot;: &quot;Rudstam&quot;, &quot;non-dropping-particle&quot;: &quot;&quot;}, {&quot;given&quot;: &quot;Sandra L&quot;, &quot;suffix&quot;: &quot;&quot;, &quot;parse-names&quot;: false, &quot;dropping-particle&quot;: &quot;&quot;, &quot;family&quot;: &quot;Parker-Stetter&quot;, &quot;non-dropping-particle&quot;: &quot;&quot;}, {&quot;given&quot;: &quot;P J&quot;, &quot;suffix&quot;: &quot;&quot;, &quot;parse-names&quot;: false, &quot;dropping-particle&quot;: &quot;&quot;, &quot;family&quot;: &quot;Sullivan&quot;, &quot;non-dropping-particle&quot;: &quot;&quot;}, {&quot;given&quot;: &quot;D M&quot;, &quot;suffix&quot;: &quot;&quot;, &quot;parse-names&quot;: false, &quot;dropping-particle&quot;: &quot;&quot;, &quot;family&quot;: &quot;Warner&quot;, &quot;non-dropping-particle&quot;: &quot;&quot;}], &quot;container-title&quot;: &quot;ICES Journal of Marine Science&quot;}, &quot;id&quot;: &quot;ITEM-3&quot;}], &quot;properties&quot;: {&quot;noteIndex&quot;: 0}, &quot;mendeley&quot;: {&quot;formattedCitation&quot;: &quot;(Brandt et al. 1991, Rudstam et al. 2009, Simonin et al. 2012)&quot;, &quot;previouslyFormattedCitation&quot;: &quot;(Brandt et al. 1991, Rudstam et al. 2009, Simonin et al. 2012)&quot;, &quot;plainTextFormattedCitation&quot;: &quot;(Brandt et al. 1991, Rudstam et al. 2009, Simonin et al. 2012)&quot;, &quot;manualFormatting&quot;: &quot;(e.g. Brandt et al. 1991, Rudstam et al. 2009, Simonin et al. 2012)&quot;}, &quot;schema&quot;: &quot;https://github.com/citation-style-language/schema/raw/master/csl-citation.json&quot;} RND6lolW3msFx"/><text:span text:style-name="T448">(e.g. Brandt et al. 1991, Rudstam et al. 2009, Simonin et al. 2012)</text:span><text:reference-mark-end text:name="ADDIN CSL_CITATION {&quot;citationItems&quot;: [{&quot;uris&quot;: [&quot;http://www.mendeley.com/documents/?uuid=51890119-465d-4899-8558-3658b2b8e2ab&quot;], &quot;itemData&quot;: {&quot;type&quot;: &quot;article-journal&quot;, &quot;publisher&quot;: &quot;Elsevier B.V.&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container-title&quot;: &quot;Journal of Great Lakes Research&quot;, &quot;issued&quot;: {&quot;date-parts&quot;: [[&quot;2012&quot;]]}, &quot;DOI&quot;: &quot;10.1016/j.jglr.2011.06.002&quot;, &quot;title&quot;: &quot;Native rainbow smelt and nonnative alewife distribution related to temperature and light gradients in Lake Champlain&quot;, &quot;id&quot;: &quot;ITEM-1&quot;, &quot;volume&quot;: &quot;38&quot;, &quot;page&quot;: &quot;115-122&quot;, &quot;author&quot;: [{&quot;given&quot;: &quot;Paul W.&quot;, &quot;suffix&quot;: &quot;&quot;, &quot;parse-names&quot;: false, &quot;dropping-particle&quot;: &quot;&quot;, &quot;family&quot;: &quot;Simonin&quot;, &quot;non-dropping-particle&quot;: &quot;&quot;}, {&quot;given&quot;: &quot;Donna L.&quot;, &quot;suffix&quot;: &quot;&quot;, &quot;parse-names&quot;: false, &quot;dropping-particle&quot;: &quot;&quot;, &quot;family&quot;: &quot;Parrish&quot;, &quot;non-dropping-particle&quot;: &quot;&quot;}, {&quot;given&quot;: &quot;Lars G.&quot;, &quot;suffix&quot;: &quot;&quot;, &quot;parse-names&quot;: false, &quot;dropping-particle&quot;: &quot;&quot;, &quot;family&quot;: &quot;Rudstam&quot;, &quot;non-dropping-particle&quot;: &quot;&quot;}, {&quot;given&quot;: &quot;Patrick J.&quot;, &quot;suffix&quot;: &quot;&quot;, &quot;parse-names&quot;: false, &quot;dropping-particle&quot;: &quot;&quot;, &quot;family&quot;: &quot;Sullivan&quot;, &quot;non-dropping-particle&quot;: &quot;&quot;}, {&quot;given&quot;: &quot;Bernard&quot;, &quot;suffix&quot;: &quot;&quot;, &quot;parse-names&quot;: false, &quot;dropping-particle&quot;: &quot;&quot;, &quot;family&quot;: &quot;Pientka&quot;, &quot;non-dropping-particle&quot;: &quot;&quot;}]}, &quot;id&quot;: &quot;ITEM-1&quot;}, {&quot;uris&quot;: [&quot;http://www.mendeley.com/documents/?uuid=5c2b626c-731a-47f4-85b8-1dcbff86c1d8&quot;], &quot;itemData&quot;: {&quot;type&quot;: &quot;article-journal&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ISBN&quot;: &quot;0706-652X&quot;, &quot;container-title&quot;: &quot;Canadian Journal of Fisheries and Aquatic Science&quot;, &quot;issued&quot;: {&quot;date-parts&quot;: [[&quot;1991&quot;]]}, &quot;DOI&quot;: &quot;10.1139/f91-106&quot;, &quot;title&quot;: &quot;Acoustic measures of the abundance and size of pelagic planktivores in Lake Michigan&quot;, &quot;id&quot;: &quot;ITEM-2&quot;, &quot;volume&quot;: &quot;48&quot;, &quot;page&quot;: &quot;894-908&quot;, &quot;author&quot;: [{&quot;given&quot;: &quot;S B&quot;, &quot;suffix&quot;: &quot;&quot;, &quot;parse-names&quot;: false, &quot;dropping-particle&quot;: &quot;&quot;, &quot;family&quot;: &quot;Brandt&quot;, &quot;non-dropping-particle&quot;: &quot;&quot;}, {&quot;given&quot;: &quot;D M&quot;, &quot;suffix&quot;: &quot;&quot;, &quot;parse-names&quot;: false, &quot;dropping-particle&quot;: &quot;&quot;, &quot;family&quot;: &quot;Mason&quot;, &quot;non-dropping-particle&quot;: &quot;&quot;}, {&quot;given&quot;: &quot;E&quot;, &quot;suffix&quot;: &quot;&quot;, &quot;parse-names&quot;: false, &quot;dropping-particle&quot;: &quot;V&quot;, &quot;family&quot;: &quot;Patrick&quot;, &quot;non-dropping-particle&quot;: &quot;&quot;}, {&quot;given&quot;: &quot;R L&quot;, &quot;suffix&quot;: &quot;&quot;, &quot;parse-names&quot;: false, &quot;dropping-particle&quot;: &quot;&quot;, &quot;family&quot;: &quot;Argyle&quot;, &quot;non-dropping-particle&quot;: &quot;&quot;}, {&quot;given&quot;: &quot;L&quot;, &quot;suffix&quot;: &quot;&quot;, &quot;parse-names&quot;: false, &quot;dropping-particle&quot;: &quot;&quot;, &quot;family&quot;: &quot;Wells&quot;, &quot;non-dropping-particle&quot;: &quot;&quot;}, {&quot;given&quot;: &quot;P A&quot;, &quot;suffix&quot;: &quot;&quot;, &quot;parse-names&quot;: false, &quot;dropping-particle&quot;: &quot;&quot;, &quot;family&quot;: &quot;Unger&quot;, &quot;non-dropping-particle&quot;: &quot;&quot;}, {&quot;given&quot;: &quot;D J&quot;, &quot;suffix&quot;: &quot;&quot;, &quot;parse-names&quot;: false, &quot;dropping-particle&quot;: &quot;&quot;, &quot;family&quot;: &quot;Stewart&quot;, &quot;non-dropping-particle&quot;: &quot;&quot;}]}, &quot;id&quot;: &quot;ITEM-2&quot;}, {&quot;uris&quot;: [&quot;http://www.mendeley.com/documents/?uuid=a988cda8-2d07-41a5-a287-b84d4dc5ae8f&quot;], &quot;itemData&quot;: {&quot;issued&quot;: {&quot;date-parts&quot;: [[&quot;2009&quot;]]}, &quot;type&quot;: &quot;article-journal&quot;, &quot;title&quot;: &quot;Towards a standard operating procedure for fishery acoustic surveys in the Laurentian Great Lakes, North America&quot;, &quot;id&quot;: &quot;ITEM-3&quot;, &quot;author&quot;: [{&quot;given&quot;: &quot;Lars G&quot;, &quot;suffix&quot;: &quot;&quot;, &quot;parse-names&quot;: false, &quot;dropping-particle&quot;: &quot;&quot;, &quot;family&quot;: &quot;Rudstam&quot;, &quot;non-dropping-particle&quot;: &quot;&quot;}, {&quot;given&quot;: &quot;Sandra L&quot;, &quot;suffix&quot;: &quot;&quot;, &quot;parse-names&quot;: false, &quot;dropping-particle&quot;: &quot;&quot;, &quot;family&quot;: &quot;Parker-Stetter&quot;, &quot;non-dropping-particle&quot;: &quot;&quot;}, {&quot;given&quot;: &quot;P J&quot;, &quot;suffix&quot;: &quot;&quot;, &quot;parse-names&quot;: false, &quot;dropping-particle&quot;: &quot;&quot;, &quot;family&quot;: &quot;Sullivan&quot;, &quot;non-dropping-particle&quot;: &quot;&quot;}, {&quot;given&quot;: &quot;D M&quot;, &quot;suffix&quot;: &quot;&quot;, &quot;parse-names&quot;: false, &quot;dropping-particle&quot;: &quot;&quot;, &quot;family&quot;: &quot;Warner&quot;, &quot;non-dropping-particle&quot;: &quot;&quot;}], &quot;container-title&quot;: &quot;ICES Journal of Marine Science&quot;}, &quot;id&quot;: &quot;ITEM-3&quot;}], &quot;properties&quot;: {&quot;noteIndex&quot;: 0}, &quot;mendeley&quot;: {&quot;formattedCitation&quot;: &quot;(Brandt et al. 1991, Rudstam et al. 2009, Simonin et al. 2012)&quot;, &quot;previouslyFormattedCitation&quot;: &quot;(Brandt et al. 1991, Rudstam et al. 2009, Simonin et al. 2012)&quot;, &quot;plainTextFormattedCitation&quot;: &quot;(Brandt et al. 1991, Rudstam et al. 2009, Simonin et al. 2012)&quot;, &quot;manualFormatting&quot;: &quot;(e.g. Brandt et al. 1991, Rudstam et al. 2009, Simonin et al. 2012)&quot;}, &quot;schema&quot;: &quot;https://github.com/citation-style-language/schema/raw/master/csl-citation.json&quot;} RND6lolW3msFx"/><text:span text:style-name="T477">⁠, but have rarely been used for zooplankton. <text:s/>This is mostly due to the fact that most lake zooplankton scatter sound very weakly at the acoustic frequencies used for fish surveys, with the notable example of some larger genera such as </text:span><text:span text:style-name="T511">Mysis</text:span><text:span text:style-name="T87"> </text:span><text:reference-mark-start text:name="ADDIN CSL_CITATION {&quot;citationItems&quot;: [{&quot;uris&quot;: [&quot;http://www.mendeley.com/documents/?uuid=94d37a77-34e0-4af9-8109-06248b3cf5b2&quot;], &quot;itemData&quot;: {&quot;type&quot;: &quot;article-journal&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ISBN&quot;: &quot;0706-652X&quot;, &quot;container-title&quot;: &quot;Canadian Journal of Fisheries and Aquatic Sciences&quot;, &quot;issued&quot;: {&quot;date-parts&quot;: [[&quot;2008&quot;]]}, &quot;DOI&quot;: &quot;10.1139/F08-179&quot;, &quot;title&quot;: &quot;Acoustic characterization of Mysis relicta at multiple frequencies&quot;, &quot;id&quot;: &quot;ITEM-1&quot;, &quot;volume&quot;: &quot;65&quot;, &quot;page&quot;: &quot;2769-2779&quot;, &quot;author&quot;: [{&quot;given&quot;: &quot;Lars G.&quot;, &quot;suffix&quot;: &quot;&quot;, &quot;parse-names&quot;: false, &quot;dropping-particle&quot;: &quot;&quot;, &quot;family&quot;: &quot;Rudstam&quot;, &quot;non-dropping-particle&quot;: &quot;&quot;}, {&quot;given&quot;: &quot;Frank R.&quot;, &quot;suffix&quot;: &quot;&quot;, &quot;parse-names&quot;: false, &quot;dropping-particle&quot;: &quot;&quot;, &quot;family&quot;: &quot;Knudsen&quot;, &quot;non-dropping-particle&quot;: &quot;&quot;}, {&quot;given&quot;: &quot;Helge&quot;, &quot;suffix&quot;: &quot;&quot;, &quot;parse-names&quot;: false, &quot;dropping-particle&quot;: &quot;&quot;, &quot;family&quot;: &quot;Balk&quot;, &quot;non-dropping-particle&quot;: &quot;&quot;}, {&quot;given&quot;: &quot;Gideon&quot;, &quot;suffix&quot;: &quot;&quot;, &quot;parse-names&quot;: false, &quot;dropping-particle&quot;: &quot;&quot;, &quot;family&quot;: &quot;Gal&quot;, &quot;non-dropping-particle&quot;: &quot;&quot;}, {&quot;given&quot;: &quot;Brent T.&quot;, &quot;suffix&quot;: &quot;&quot;, &quot;parse-names&quot;: false, &quot;dropping-particle&quot;: &quot;&quot;, &quot;family&quot;: &quot;Boscarino&quot;, &quot;non-dropping-particle&quot;: &quot;&quot;}, {&quot;given&quot;: &quot;Thomas&quot;, &quot;suffix&quot;: &quot;&quot;, &quot;parse-names&quot;: false, &quot;dropping-particle&quot;: &quot;&quot;, &quot;family&quot;: &quot;Axenrot&quot;, &quot;non-dropping-particle&quot;: &quot;&quot;}]}, &quot;id&quot;: &quot;ITEM-1&quot;}], &quot;properties&quot;: {&quot;noteIndex&quot;: 0}, &quot;mendeley&quot;: {&quot;formattedCitation&quot;: &quot;(Rudstam et al. 2008)&quot;, &quot;previouslyFormattedCitation&quot;: &quot;(Rudstam et al. 2008)&quot;, &quot;plainTextFormattedCitation&quot;: &quot;(Rudstam et al. 2008)&quot;}, &quot;schema&quot;: &quot;https://github.com/citation-style-language/schema/raw/master/csl-citation.json&quot;} RNDBqthqiebKm"/><text:span text:style-name="T311">(Rudstam et al. 2008)</text:span><text:reference-mark-end text:name="ADDIN CSL_CITATION {&quot;citationItems&quot;: [{&quot;uris&quot;: [&quot;http://www.mendeley.com/documents/?uuid=94d37a77-34e0-4af9-8109-06248b3cf5b2&quot;], &quot;itemData&quot;: {&quot;type&quot;: &quot;article-journal&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ISBN&quot;: &quot;0706-652X&quot;, &quot;container-title&quot;: &quot;Canadian Journal of Fisheries and Aquatic Sciences&quot;, &quot;issued&quot;: {&quot;date-parts&quot;: [[&quot;2008&quot;]]}, &quot;DOI&quot;: &quot;10.1139/F08-179&quot;, &quot;title&quot;: &quot;Acoustic characterization of Mysis relicta at multiple frequencies&quot;, &quot;id&quot;: &quot;ITEM-1&quot;, &quot;volume&quot;: &quot;65&quot;, &quot;page&quot;: &quot;2769-2779&quot;, &quot;author&quot;: [{&quot;given&quot;: &quot;Lars G.&quot;, &quot;suffix&quot;: &quot;&quot;, &quot;parse-names&quot;: false, &quot;dropping-particle&quot;: &quot;&quot;, &quot;family&quot;: &quot;Rudstam&quot;, &quot;non-dropping-particle&quot;: &quot;&quot;}, {&quot;given&quot;: &quot;Frank R.&quot;, &quot;suffix&quot;: &quot;&quot;, &quot;parse-names&quot;: false, &quot;dropping-particle&quot;: &quot;&quot;, &quot;family&quot;: &quot;Knudsen&quot;, &quot;non-dropping-particle&quot;: &quot;&quot;}, {&quot;given&quot;: &quot;Helge&quot;, &quot;suffix&quot;: &quot;&quot;, &quot;parse-names&quot;: false, &quot;dropping-particle&quot;: &quot;&quot;, &quot;family&quot;: &quot;Balk&quot;, &quot;non-dropping-particle&quot;: &quot;&quot;}, {&quot;given&quot;: &quot;Gideon&quot;, &quot;suffix&quot;: &quot;&quot;, &quot;parse-names&quot;: false, &quot;dropping-particle&quot;: &quot;&quot;, &quot;family&quot;: &quot;Gal&quot;, &quot;non-dropping-particle&quot;: &quot;&quot;}, {&quot;given&quot;: &quot;Brent T.&quot;, &quot;suffix&quot;: &quot;&quot;, &quot;parse-names&quot;: false, &quot;dropping-particle&quot;: &quot;&quot;, &quot;family&quot;: &quot;Boscarino&quot;, &quot;non-dropping-particle&quot;: &quot;&quot;}, {&quot;given&quot;: &quot;Thomas&quot;, &quot;suffix&quot;: &quot;&quot;, &quot;parse-names&quot;: false, &quot;dropping-particle&quot;: &quot;&quot;, &quot;family&quot;: &quot;Axenrot&quot;, &quot;non-dropping-particle&quot;: &quot;&quot;}]}, &quot;id&quot;: &quot;ITEM-1&quot;}], &quot;properties&quot;: {&quot;noteIndex&quot;: 0}, &quot;mendeley&quot;: {&quot;formattedCitation&quot;: &quot;(Rudstam et al. 2008)&quot;, &quot;previouslyFormattedCitation&quot;: &quot;(Rudstam et al. 2008)&quot;, &quot;plainTextFormattedCitation&quot;: &quot;(Rudstam et al. 2008)&quot;}, &quot;schema&quot;: &quot;https://github.com/citation-style-language/schema/raw/master/csl-citation.json&quot;} RNDBqthqiebKm"/><text:span text:style-name="T87">⁠ and </text:span><text:span text:style-name="T511">Macrohectopus</text:span><text:span text:style-name="T118"> </text:span><text:reference-mark-start text:name="ADDIN CSL_CITATION {&quot;citationItems&quot;: [{&quot;uris&quot;: [&quot;http://www.mendeley.com/documents/?uuid=da2655c1-9c98-4930-a99e-397e71a2e103&quot;], &quot;itemData&quot;: {&quot;issued&quot;: {&quot;date-parts&quot;: [[&quot;1993&quot;]]}, &quot;DOI&quot;: &quot;10.4319/lo.1993.38.2.0425&quot;, &quot;type&quot;: &quot;article-journal&quot;, &quot;title&quot;: &quot;Hydroacoustic measurement of the density of the Baikal macrozooplankter Macrohectopus branickii&quot;, &quot;ISSN&quot;: &quot;00243590&quot;, &quot;id&quot;: &quot;ITEM-1&quot;, &quot;volume&quot;: &quot;38&quot;, &quot;page&quot;: &quot;425-434&quot;, &quot;author&quot;: [{&quot;given&quot;: &quot;N. G.&quot;, &quot;suffix&quot;: &quot;&quot;, &quot;parse-names&quot;: false, &quot;dropping-particle&quot;: &quot;&quot;, &quot;family&quot;: &quot;Melnik&quot;, &quot;non-dropping-particle&quot;: &quot;&quot;}, {&quot;given&quot;: &quot;O. A.&quot;, &quot;suffix&quot;: &quot;&quot;, &quot;parse-names&quot;: false, &quot;dropping-particle&quot;: &quot;&quot;, &quot;family&quot;: &quot;Timoshkin&quot;, &quot;non-dropping-particle&quot;: &quot;&quot;}, {&quot;given&quot;: &quot;V. G.&quot;, &quot;suffix&quot;: &quot;&quot;, &quot;parse-names&quot;: false, &quot;dropping-particle&quot;: &quot;&quot;, &quot;family&quot;: &quot;Sidleva&quot;, &quot;non-dropping-particle&quot;: &quot;&quot;}, {&quot;given&quot;: &quot;S.&quot;, &quot;suffix&quot;: &quot;&quot;, &quot;parse-names&quot;: false, &quot;dropping-particle&quot;: &quot;V.&quot;, &quot;family&quot;: &quot;Pushkin&quot;, &quot;non-dropping-particle&quot;: &quot;&quot;}, {&quot;given&quot;: &quot;V. S.&quot;, &quot;suffix&quot;: &quot;&quot;, &quot;parse-names&quot;: false, &quot;dropping-particle&quot;: &quot;&quot;, &quot;family&quot;: &quot;Mamylov&quot;, &quot;non-dropping-particle&quot;: &quot;&quot;}], &quot;container-title&quot;: &quot;Limnology and Oceanography&quot;}, &quot;id&quot;: &quot;ITEM-1&quot;}], &quot;properties&quot;: {&quot;noteIndex&quot;: 0}, &quot;mendeley&quot;: {&quot;formattedCitation&quot;: &quot;(Melnik et al. 1993)&quot;, &quot;previouslyFormattedCitation&quot;: &quot;(Melnik et al. 1993)&quot;, &quot;plainTextFormattedCitation&quot;: &quot;(Melnik et al. 1993)&quot;}, &quot;schema&quot;: &quot;https://github.com/citation-style-language/schema/raw/master/csl-citation.json&quot;} RNDI8TuYJSg5q"/><text:span text:style-name="T365">(Melnik et al. 1993)</text:span><text:reference-mark-end text:name="ADDIN CSL_CITATION {&quot;citationItems&quot;: [{&quot;uris&quot;: [&quot;http://www.mendeley.com/documents/?uuid=da2655c1-9c98-4930-a99e-397e71a2e103&quot;], &quot;itemData&quot;: {&quot;issued&quot;: {&quot;date-parts&quot;: [[&quot;1993&quot;]]}, &quot;DOI&quot;: &quot;10.4319/lo.1993.38.2.0425&quot;, &quot;type&quot;: &quot;article-journal&quot;, &quot;title&quot;: &quot;Hydroacoustic measurement of the density of the Baikal macrozooplankter Macrohectopus branickii&quot;, &quot;ISSN&quot;: &quot;00243590&quot;, &quot;id&quot;: &quot;ITEM-1&quot;, &quot;volume&quot;: &quot;38&quot;, &quot;page&quot;: &quot;425-434&quot;, &quot;author&quot;: [{&quot;given&quot;: &quot;N. G.&quot;, &quot;suffix&quot;: &quot;&quot;, &quot;parse-names&quot;: false, &quot;dropping-particle&quot;: &quot;&quot;, &quot;family&quot;: &quot;Melnik&quot;, &quot;non-dropping-particle&quot;: &quot;&quot;}, {&quot;given&quot;: &quot;O. A.&quot;, &quot;suffix&quot;: &quot;&quot;, &quot;parse-names&quot;: false, &quot;dropping-particle&quot;: &quot;&quot;, &quot;family&quot;: &quot;Timoshkin&quot;, &quot;non-dropping-particle&quot;: &quot;&quot;}, {&quot;given&quot;: &quot;V. G.&quot;, &quot;suffix&quot;: &quot;&quot;, &quot;parse-names&quot;: false, &quot;dropping-particle&quot;: &quot;&quot;, &quot;family&quot;: &quot;Sidleva&quot;, &quot;non-dropping-particle&quot;: &quot;&quot;}, {&quot;given&quot;: &quot;S.&quot;, &quot;suffix&quot;: &quot;&quot;, &quot;parse-names&quot;: false, &quot;dropping-particle&quot;: &quot;V.&quot;, &quot;family&quot;: &quot;Pushkin&quot;, &quot;non-dropping-particle&quot;: &quot;&quot;}, {&quot;given&quot;: &quot;V. S.&quot;, &quot;suffix&quot;: &quot;&quot;, &quot;parse-names&quot;: false, &quot;dropping-particle&quot;: &quot;&quot;, &quot;family&quot;: &quot;Mamylov&quot;, &quot;non-dropping-particle&quot;: &quot;&quot;}], &quot;container-title&quot;: &quot;Limnology and Oceanography&quot;}, &quot;id&quot;: &quot;ITEM-1&quot;}], &quot;properties&quot;: {&quot;noteIndex&quot;: 0}, &quot;mendeley&quot;: {&quot;formattedCitation&quot;: &quot;(Melnik et al. 1993)&quot;, &quot;previouslyFormattedCitation&quot;: &quot;(Melnik et al. 1993)&quot;, &quot;plainTextFormattedCitation&quot;: &quot;(Melnik et al. 1993)&quot;}, &quot;schema&quot;: &quot;https://github.com/citation-style-language/schema/raw/master/csl-citation.json&quot;} RNDI8TuYJSg5q"/><text:span text:style-name="T118">⁠</text:span><text:span text:style-name="T87">, and gas-bearing </text:span><text:span text:style-name="T88">larvae of midges in the genus </text:span><text:span text:style-name="T512">Chaoborus</text:span><text:span text:style-name="T88"> </text:span><text:reference-mark-start text:name="ADDIN CSL_CITATION {&quot;citationItems&quot;: [{&quot;uris&quot;: [&quot;http://www.mendeley.com/documents/?uuid=e4468966-5c7d-4d1d-9782-5a13a311fa09&quot;], &quot;itemData&quot;: {&quot;type&quot;: &quot;article-journal&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container-title&quot;: &quot;Limnology and Oceanography&quot;, &quot;issued&quot;: {&quot;date-parts&quot;: [[&quot;1964&quot;]]}, &quot;DOI&quot;: &quot;10.4319/lo.1964.9.1.0087&quot;, &quot;title&quot;: &quot;Use of a high-frequency echo sounder to record distribution and migration of Chaoborus larvae&quot;, &quot;id&quot;: &quot;ITEM-1&quot;, &quot;volume&quot;: &quot;9&quot;, &quot;page&quot;: &quot;87-91&quot;, &quot;author&quot;: [{&quot;given&quot;: &quot;T. G.&quot;, &quot;suffix&quot;: &quot;&quot;, &quot;parse-names&quot;: false, &quot;dropping-particle&quot;: &quot;&quot;, &quot;family&quot;: &quot;Northcote&quot;, &quot;non-dropping-particle&quot;: &quot;&quot;}]}, &quot;id&quot;: &quot;ITEM-1&quot;}, {&quot;uris&quot;: [&quot;http://www.mendeley.com/documents/?uuid=f9dbe5e8-22a3-4137-9389-a2d3134794a2&quot;], &quot;itemData&quot;: {&quot;issued&quot;: {&quot;date-parts&quot;: [[&quot;1966&quot;]]}, &quot;type&quot;: &quot;article-journal&quot;, &quot;title&quot;: &quot;Teraguchi_and_Northcote_1966.Pdf&quot;, &quot;volume&quot;: &quot;11&quot;, &quot;id&quot;: &quot;ITEM-2&quot;, &quot;issue&quot;: &quot;2&quot;, &quot;page&quot;: &quot;164-176.&quot;, &quot;author&quot;: [{&quot;given&quot;: &quot;M.&quot;, &quot;suffix&quot;: &quot;&quot;, &quot;parse-names&quot;: false, &quot;dropping-particle&quot;: &quot;&quot;, &quot;family&quot;: &quot;Teraguchi&quot;, &quot;non-dropping-particle&quot;: &quot;&quot;}, {&quot;given&quot;: &quot;T.G.&quot;, &quot;suffix&quot;: &quot;&quot;, &quot;parse-names&quot;: false, &quot;dropping-particle&quot;: &quot;&quot;, &quot;family&quot;: &quot;Northcote&quot;, &quot;non-dropping-particle&quot;: &quot;&quot;}], &quot;container-title&quot;: &quot;Limnology and Oceanography&quot;}, &quot;id&quot;: &quot;ITEM-2&quot;}], &quot;properties&quot;: {&quot;noteIndex&quot;: 0}, &quot;mendeley&quot;: {&quot;formattedCitation&quot;: &quot;(Northcote 1964, Teraguchi and Northcote 1966)&quot;, &quot;previouslyFormattedCitation&quot;: &quot;(Northcote 1964, Teraguchi and Northcote 1966)&quot;, &quot;plainTextFormattedCitation&quot;: &quot;(Northcote 1964, Teraguchi and Northcote 1966)&quot;}, &quot;schema&quot;: &quot;https://github.com/citation-style-language/schema/raw/master/csl-citation.json&quot;} RNDLJlAeMsTBt"/><text:span text:style-name="T312">(Northcote 1964, Teraguchi and Northcote 1966)</text:span><text:reference-mark-end text:name="ADDIN CSL_CITATION {&quot;citationItems&quot;: [{&quot;uris&quot;: [&quot;http://www.mendeley.com/documents/?uuid=e4468966-5c7d-4d1d-9782-5a13a311fa09&quot;], &quot;itemData&quot;: {&quot;type&quot;: &quot;article-journal&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container-title&quot;: &quot;Limnology and Oceanography&quot;, &quot;issued&quot;: {&quot;date-parts&quot;: [[&quot;1964&quot;]]}, &quot;DOI&quot;: &quot;10.4319/lo.1964.9.1.0087&quot;, &quot;title&quot;: &quot;Use of a high-frequency echo sounder to record distribution and migration of Chaoborus larvae&quot;, &quot;id&quot;: &quot;ITEM-1&quot;, &quot;volume&quot;: &quot;9&quot;, &quot;page&quot;: &quot;87-91&quot;, &quot;author&quot;: [{&quot;given&quot;: &quot;T. G.&quot;, &quot;suffix&quot;: &quot;&quot;, &quot;parse-names&quot;: false, &quot;dropping-particle&quot;: &quot;&quot;, &quot;family&quot;: &quot;Northcote&quot;, &quot;non-dropping-particle&quot;: &quot;&quot;}]}, &quot;id&quot;: &quot;ITEM-1&quot;}, {&quot;uris&quot;: [&quot;http://www.mendeley.com/documents/?uuid=f9dbe5e8-22a3-4137-9389-a2d3134794a2&quot;], &quot;itemData&quot;: {&quot;issued&quot;: {&quot;date-parts&quot;: [[&quot;1966&quot;]]}, &quot;type&quot;: &quot;article-journal&quot;, &quot;title&quot;: &quot;Teraguchi_and_Northcote_1966.Pdf&quot;, &quot;volume&quot;: &quot;11&quot;, &quot;id&quot;: &quot;ITEM-2&quot;, &quot;issue&quot;: &quot;2&quot;, &quot;page&quot;: &quot;164-176.&quot;, &quot;author&quot;: [{&quot;given&quot;: &quot;M.&quot;, &quot;suffix&quot;: &quot;&quot;, &quot;parse-names&quot;: false, &quot;dropping-particle&quot;: &quot;&quot;, &quot;family&quot;: &quot;Teraguchi&quot;, &quot;non-dropping-particle&quot;: &quot;&quot;}, {&quot;given&quot;: &quot;T.G.&quot;, &quot;suffix&quot;: &quot;&quot;, &quot;parse-names&quot;: false, &quot;dropping-particle&quot;: &quot;&quot;, &quot;family&quot;: &quot;Northcote&quot;, &quot;non-dropping-particle&quot;: &quot;&quot;}], &quot;container-title&quot;: &quot;Limnology and Oceanography&quot;}, &quot;id&quot;: &quot;ITEM-2&quot;}], &quot;properties&quot;: {&quot;noteIndex&quot;: 0}, &quot;mendeley&quot;: {&quot;formattedCitation&quot;: &quot;(Northcote 1964, Teraguchi and Northcote 1966)&quot;, &quot;previouslyFormattedCitation&quot;: &quot;(Northcote 1964, Teraguchi and Northcote 1966)&quot;, &quot;plainTextFormattedCitation&quot;: &quot;(Northcote 1964, Teraguchi and Northcote 1966)&quot;}, &quot;schema&quot;: &quot;https://github.com/citation-style-language/schema/raw/master/csl-citation.json&quot;} RNDLJlAeMsTBt"/><text:span text:style-name="T88">⁠.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type&quot;: &quot;article-journal&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BN&quot;: &quot;0171-8630&quot;, &quot;container-title&quot;: &quot;Marine Ecology Progress Series&quot;, &quot;issued&quot;: {&quot;date-parts&quot;: [[&quot;2001&quot;]]}, &quot;DOI&quot;: &quot;10.3354/meps213215&quot;, &quot;title&quot;: &quot;Temporal and spatial patterns of zooplankton in the Chesapeake Bay turbidity maximum&quot;, &quot;id&quot;: &quot;ITEM-1&quot;, &quot;volume&quot;: &quot;213&quot;, &quot;page&quot;: &quot;215-227&quot;, &quot;author&quot;: [{&quot;given&quot;: &quot;M. R.&quot;, &quot;suffix&quot;: &quot;&quot;, &quot;parse-names&quot;: false, &quot;dropping-particle&quot;: &quot;&quot;, &quot;family&quot;: &quot;Roman&quot;, &quot;non-dropping-particle&quot;: &quot;&quot;}, {&quot;given&quot;: &quot;D.&quot;, &quot;suffix&quot;: &quot;&quot;, &quot;parse-names&quot;: false, &quot;dropping-particle&quot;: &quot;V.&quot;, &quot;family&quot;: &quot;Holliday&quot;, &quot;non-dropping-particle&quot;: &quot;&quot;}, {&quot;given&quot;: &quot;L. P.&quot;, &quot;suffix&quot;: &quot;&quot;, &quot;parse-names&quot;: false, &quot;dropping-particle&quot;: &quot;&quot;, &quot;family&quot;: &quot;Sanford&quot;, &quot;non-dropping-particle&quot;: &quot;&quot;}]}, &quot;id&quot;: &quot;ITEM-1&quot;}, {&quot;uris&quot;: [&quot;http://www.mendeley.com/documents/?uuid=a3e4a669-f56f-44dc-aa9e-af973fa33e3c&quot;], &quot;itemData&quot;: {&quot;type&quot;: &quot;article-journal&quot;, &quot;PMID&quot;: &quot;318&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ISBN&quot;: &quot;0024-3590&quot;, &quot;container-title&quot;: &quot;Limnology and Oceanography&quot;, &quot;issued&quot;: {&quot;date-parts&quot;: [[&quot;2003&quot;]]}, &quot;DOI&quot;: &quot;10.4319/lo.2003.48.6.2221&quot;, &quot;title&quot;: &quot;Seasonal and diel patchiness of a Daphnia population: An acoustic analysis&quot;, &quot;id&quot;: &quot;ITEM-2&quot;, &quot;volume&quot;: &quot;48&quot;, &quot;page&quot;: &quot;2221-2233&quot;, &quot;author&quot;: [{&quot;given&quot;: &quot;Leif K.&quot;, &quot;suffix&quot;: &quot;&quot;, &quot;parse-names&quot;: false, &quot;dropping-particle&quot;: &quot;&quot;, &quot;family&quot;: &quot;Hembre&quot;, &quot;non-dropping-particle&quot;: &quot;&quot;}, {&quot;given&quot;: &quot;Robert O.&quot;, &quot;suffix&quot;: &quot;&quot;, &quot;parse-names&quot;: false, &quot;dropping-particle&quot;: &quot;&quot;, &quot;family&quot;: &quot;Megard&quot;, &quot;non-dropping-particle&quot;: &quot;&quot;}]}, &quot;id&quot;: &quot;ITEM-2&quot;}, {&quot;uris&quot;: [&quot;http://www.mendeley.com/documents/?uuid=768d5084-72ce-4f28-a8b5-e87e6d134dec&quot;], &quot;itemData&quot;: {&quot;type&quot;: &quot;article-journal&quot;, &quot;PMID&quot;: &quot;21813549&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ISBN&quot;: &quot;1744-9561&quot;, &quot;container-title&quot;: &quot;Biol Lett&quot;, &quot;issued&quot;: {&quot;date-parts&quot;: [[&quot;2012&quot;, &quot;2&quot;, &quot;23&quot;]]}, &quot;DOI&quot;: &quot;10.1098/rsbl.2011.0578&quot;, &quot;title&quot;: &quot;Dangerous dining: surface foraging of North Atlantic right whales increases risk of vessel collisions&quot;, &quot;id&quot;: &quot;ITEM-3&quot;, &quot;volume&quot;: &quot;8&quot;, &quot;page&quot;: &quot;57-60&quot;, &quot;author&quot;: [{&quot;given&quot;: &quot;Susan E&quot;, &quot;suffix&quot;: &quot;&quot;, &quot;parse-names&quot;: false, &quot;dropping-particle&quot;: &quot;&quot;, &quot;family&quot;: &quot;Parks&quot;, &quot;non-dropping-particle&quot;: &quot;&quot;}, {&quot;given&quot;: &quot;Joseph D&quot;, &quot;suffix&quot;: &quot;&quot;, &quot;parse-names&quot;: false, &quot;dropping-particle&quot;: &quot;&quot;, &quot;family&quot;: &quot;Warren&quot;, &quot;non-dropping-particle&quot;: &quot;&quot;}, {&quot;given&quot;: &quot;Karen&quot;, &quot;suffix&quot;: &quot;&quot;, &quot;parse-names&quot;: false, &quot;dropping-particle&quot;: &quot;&quot;, &quot;family&quot;: &quot;Stamieszkin&quot;, &quot;non-dropping-particle&quot;: &quot;&quot;}, {&quot;given&quot;: &quot;Charles A&quot;, &quot;suffix&quot;: &quot;&quot;, &quot;parse-names&quot;: false, &quot;dropping-particle&quot;: &quot;&quot;, &quot;family&quot;: &quot;Mayo&quot;, &quot;non-dropping-particle&quot;: &quot;&quot;}, {&quot;given&quot;: &quot;David&quot;, &quot;suffix&quot;: &quot;&quot;, &quot;parse-names&quot;: false, &quot;dropping-particle&quot;: &quot;&quot;, &quot;family&quot;: &quot;Wiley&quot;, &quot;non-dropping-particle&quot;: &quot;&quot;}]}, &quot;id&quot;: &quot;ITEM-3&quot;}], &quot;properties&quot;: {&quot;noteIndex&quot;: 0},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schema&quot;: &quot;https://github.com/citation-style-language/schema/raw/master/csl-citation.json&quot;} RNDoDSQPOCXX0"/><text:span text:style-name="T312">(Roman et al. 2001, Hembre and Megard 2003, Parks et al. 2012)</text:span><text:reference-mark-end text:name="ADDIN CSL_CITATION {&quot;citationItems&quot;: [{&quot;uris&quot;: [&quot;http://www.mendeley.com/documents/?uuid=8d8e0a20-59ec-487d-8bfb-676e3b6f4823&quot;], &quot;itemData&quot;: {&quot;type&quot;: &quot;article-journal&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BN&quot;: &quot;0171-8630&quot;, &quot;container-title&quot;: &quot;Marine Ecology Progress Series&quot;, &quot;issued&quot;: {&quot;date-parts&quot;: [[&quot;2001&quot;]]}, &quot;DOI&quot;: &quot;10.3354/meps213215&quot;, &quot;title&quot;: &quot;Temporal and spatial patterns of zooplankton in the Chesapeake Bay turbidity maximum&quot;, &quot;id&quot;: &quot;ITEM-1&quot;, &quot;volume&quot;: &quot;213&quot;, &quot;page&quot;: &quot;215-227&quot;, &quot;author&quot;: [{&quot;given&quot;: &quot;M. R.&quot;, &quot;suffix&quot;: &quot;&quot;, &quot;parse-names&quot;: false, &quot;dropping-particle&quot;: &quot;&quot;, &quot;family&quot;: &quot;Roman&quot;, &quot;non-dropping-particle&quot;: &quot;&quot;}, {&quot;given&quot;: &quot;D.&quot;, &quot;suffix&quot;: &quot;&quot;, &quot;parse-names&quot;: false, &quot;dropping-particle&quot;: &quot;V.&quot;, &quot;family&quot;: &quot;Holliday&quot;, &quot;non-dropping-particle&quot;: &quot;&quot;}, {&quot;given&quot;: &quot;L. P.&quot;, &quot;suffix&quot;: &quot;&quot;, &quot;parse-names&quot;: false, &quot;dropping-particle&quot;: &quot;&quot;, &quot;family&quot;: &quot;Sanford&quot;, &quot;non-dropping-particle&quot;: &quot;&quot;}]}, &quot;id&quot;: &quot;ITEM-1&quot;}, {&quot;uris&quot;: [&quot;http://www.mendeley.com/documents/?uuid=a3e4a669-f56f-44dc-aa9e-af973fa33e3c&quot;], &quot;itemData&quot;: {&quot;type&quot;: &quot;article-journal&quot;, &quot;PMID&quot;: &quot;318&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ISBN&quot;: &quot;0024-3590&quot;, &quot;container-title&quot;: &quot;Limnology and Oceanography&quot;, &quot;issued&quot;: {&quot;date-parts&quot;: [[&quot;2003&quot;]]}, &quot;DOI&quot;: &quot;10.4319/lo.2003.48.6.2221&quot;, &quot;title&quot;: &quot;Seasonal and diel patchiness of a Daphnia population: An acoustic analysis&quot;, &quot;id&quot;: &quot;ITEM-2&quot;, &quot;volume&quot;: &quot;48&quot;, &quot;page&quot;: &quot;2221-2233&quot;, &quot;author&quot;: [{&quot;given&quot;: &quot;Leif K.&quot;, &quot;suffix&quot;: &quot;&quot;, &quot;parse-names&quot;: false, &quot;dropping-particle&quot;: &quot;&quot;, &quot;family&quot;: &quot;Hembre&quot;, &quot;non-dropping-particle&quot;: &quot;&quot;}, {&quot;given&quot;: &quot;Robert O.&quot;, &quot;suffix&quot;: &quot;&quot;, &quot;parse-names&quot;: false, &quot;dropping-particle&quot;: &quot;&quot;, &quot;family&quot;: &quot;Megard&quot;, &quot;non-dropping-particle&quot;: &quot;&quot;}]}, &quot;id&quot;: &quot;ITEM-2&quot;}, {&quot;uris&quot;: [&quot;http://www.mendeley.com/documents/?uuid=768d5084-72ce-4f28-a8b5-e87e6d134dec&quot;], &quot;itemData&quot;: {&quot;type&quot;: &quot;article-journal&quot;, &quot;PMID&quot;: &quot;21813549&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ISBN&quot;: &quot;1744-9561&quot;, &quot;container-title&quot;: &quot;Biol Lett&quot;, &quot;issued&quot;: {&quot;date-parts&quot;: [[&quot;2012&quot;, &quot;2&quot;, &quot;23&quot;]]}, &quot;DOI&quot;: &quot;10.1098/rsbl.2011.0578&quot;, &quot;title&quot;: &quot;Dangerous dining: surface foraging of North Atlantic right whales increases risk of vessel collisions&quot;, &quot;id&quot;: &quot;ITEM-3&quot;, &quot;volume&quot;: &quot;8&quot;, &quot;page&quot;: &quot;57-60&quot;, &quot;author&quot;: [{&quot;given&quot;: &quot;Susan E&quot;, &quot;suffix&quot;: &quot;&quot;, &quot;parse-names&quot;: false, &quot;dropping-particle&quot;: &quot;&quot;, &quot;family&quot;: &quot;Parks&quot;, &quot;non-dropping-particle&quot;: &quot;&quot;}, {&quot;given&quot;: &quot;Joseph D&quot;, &quot;suffix&quot;: &quot;&quot;, &quot;parse-names&quot;: false, &quot;dropping-particle&quot;: &quot;&quot;, &quot;family&quot;: &quot;Warren&quot;, &quot;non-dropping-particle&quot;: &quot;&quot;}, {&quot;given&quot;: &quot;Karen&quot;, &quot;suffix&quot;: &quot;&quot;, &quot;parse-names&quot;: false, &quot;dropping-particle&quot;: &quot;&quot;, &quot;family&quot;: &quot;Stamieszkin&quot;, &quot;non-dropping-particle&quot;: &quot;&quot;}, {&quot;given&quot;: &quot;Charles A&quot;, &quot;suffix&quot;: &quot;&quot;, &quot;parse-names&quot;: false, &quot;dropping-particle&quot;: &quot;&quot;, &quot;family&quot;: &quot;Mayo&quot;, &quot;non-dropping-particle&quot;: &quot;&quot;}, {&quot;given&quot;: &quot;David&quot;, &quot;suffix&quot;: &quot;&quot;, &quot;parse-names&quot;: false, &quot;dropping-particle&quot;: &quot;&quot;, &quot;family&quot;: &quot;Wiley&quot;, &quot;non-dropping-particle&quot;: &quot;&quot;}]}, &quot;id&quot;: &quot;ITEM-3&quot;}], &quot;properties&quot;: {&quot;noteIndex&quot;: 0},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schema&quot;: &quot;https://github.com/citation-style-language/schema/raw/master/csl-citation.json&quot;} RNDoDSQPOCXX0"/><text:span text:style-name="T88">⁠.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type&quot;: &quot;article-journal&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ISBN&quot;: &quot;0706-652X&quot;, &quot;container-title&quot;: &quot;Canadian Journal of Fisheries and Aquatic Sciences&quot;, &quot;issued&quot;: {&quot;date-parts&quot;: [[&quot;1999&quot;]]}, &quot;DOI&quot;: &quot;10.1139/cjfas-56-8-1437&quot;, &quot;title&quot;: &quot;Large-scale spatial heterogeneity of macrozooplankton in Lake of Geneva&quot;, &quot;id&quot;: &quot;ITEM-1&quot;, &quot;volume&quot;: &quot;56&quot;, &quot;page&quot;: &quot;1437-1451&quot;, &quot;author&quot;: [{&quot;given&quot;: &quot;B&quot;, &quot;suffix&quot;: &quot;&quot;, &quot;parse-names&quot;: false, &quot;dropping-particle&quot;: &quot;&quot;, &quot;family&quot;: &quot;Pinel-Alloul&quot;, &quot;non-dropping-particle&quot;: &quot;&quot;}, {&quot;given&quot;: &quot;C&quot;, &quot;suffix&quot;: &quot;&quot;, &quot;parse-names&quot;: false, &quot;dropping-particle&quot;: &quot;&quot;, &quot;family&quot;: &quot;Guay&quot;, &quot;non-dropping-particle&quot;: &quot;&quot;}, {&quot;given&quot;: &quot;N&quot;, &quot;suffix&quot;: &quot;&quot;, &quot;parse-names&quot;: false, &quot;dropping-particle&quot;: &quot;&quot;, &quot;family&quot;: &quot;Angeli&quot;, &quot;non-dropping-particle&quot;: &quot;&quot;}, {&quot;given&quot;: &quot;P&quot;, &quot;suffix&quot;: &quot;&quot;, &quot;parse-names&quot;: false, &quot;dropping-particle&quot;: &quot;&quot;, &quot;family&quot;: &quot;Legendre&quot;, &quot;non-dropping-particle&quot;: &quot;&quot;}, {&quot;given&quot;: &quot;P&quot;, &quot;suffix&quot;: &quot;&quot;, &quot;parse-names&quot;: false, &quot;dropping-particle&quot;: &quot;&quot;, &quot;family&quot;: &quot;Dutilleul&quot;, &quot;non-dropping-particle&quot;: &quot;&quot;}, {&quot;given&quot;: &quot;G&quot;, &quot;suffix&quot;: &quot;&quot;, &quot;parse-names&quot;: false, &quot;dropping-particle&quot;: &quot;&quot;, &quot;family&quot;: &quot;Balvay&quot;, &quot;non-dropping-particle&quot;: &quot;&quot;}, {&quot;given&quot;: &quot;D&quot;, &quot;suffix&quot;: &quot;&quot;, &quot;parse-names&quot;: false, &quot;dropping-particle&quot;: &quot;&quot;, &quot;family&quot;: &quot;Gerdeaux&quot;, &quot;non-dropping-particle&quot;: &quot;&quot;}, {&quot;given&quot;: &quot;J&quot;, &quot;suffix&quot;: &quot;&quot;, &quot;parse-names&quot;: false, &quot;dropping-particle&quot;: &quot;&quot;, &quot;family&quot;: &quot;Guillard&quot;, &quot;non-dropping-particle&quot;: &quot;&quot;}]}, &quot;id&quot;: &quot;ITEM-1&quot;}, {&quot;uris&quot;: [&quot;http://www.mendeley.com/documents/?uuid=b91a3a8c-586c-47f7-9d15-8a26cf04f63c&quot;], &quot;itemData&quot;: {&quot;type&quot;: &quot;article-journal&quot;, &quot;PMID&quot;: &quot;347&quot;, &quot;ISSN&quot;: &quot;14643774&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ISBN&quot;: &quot;0142-7873&quot;, &quot;container-title&quot;: &quot;Journal of Plankton Research&quot;, &quot;issued&quot;: {&quot;date-parts&quot;: [[&quot;2001&quot;]]}, &quot;DOI&quot;: &quot;10.1093/plankt/23.10.1041&quot;, &quot;title&quot;: &quot;Diel vertical and horizontal distribution of crustacean zooplankton and young of the year fish in a sub-alpine lake: an approach based on high frequency sampling&quot;, &quot;id&quot;: &quot;ITEM-2&quot;, &quot;volume&quot;: &quot;23&quot;, &quot;page&quot;: &quot;1041-1060&quot;, &quot;author&quot;: [{&quot;given&quot;: &quot;S.&quot;, &quot;suffix&quot;: &quot;&quot;, &quot;parse-names&quot;: false, &quot;dropping-particle&quot;: &quot;&quot;, &quot;family&quot;: &quot;Masson&quot;, &quot;non-dropping-particle&quot;: &quot;&quot;}, {&quot;given&quot;: &quot;N.&quot;, &quot;suffix&quot;: &quot;&quot;, &quot;parse-names&quot;: false, &quot;dropping-particle&quot;: &quot;&quot;, &quot;family&quot;: &quot;Angeli&quot;, &quot;non-dropping-particle&quot;: &quot;&quot;}, {&quot;given&quot;: &quot;J.&quot;, &quot;suffix&quot;: &quot;&quot;, &quot;parse-names&quot;: false, &quot;dropping-particle&quot;: &quot;&quot;, &quot;family&quot;: &quot;Guillard&quot;, &quot;non-dropping-particle&quot;: &quot;&quot;}, {&quot;given&quot;: &quot;B.&quot;, &quot;suffix&quot;: &quot;&quot;, &quot;parse-names&quot;: false, &quot;dropping-particle&quot;: &quot;&quot;, &quot;family&quot;: &quot;Pinel-Alloul&quot;, &quot;non-dropping-particle&quot;: &quot;&quot;}]}, &quot;id&quot;: &quot;ITEM-2&quot;}], &quot;properties&quot;: {&quot;noteIndex&quot;: 0}, &quot;mendeley&quot;: {&quot;formattedCitation&quot;: &quot;(Pinel-Alloul et al. 1999, Masson et al. 2001)&quot;, &quot;previouslyFormattedCitation&quot;: &quot;(Pinel-Alloul et al. 1999, Masson et al. 2001)&quot;, &quot;plainTextFormattedCitation&quot;: &quot;(Pinel-Alloul et al. 1999, Masson et al. 2001)&quot;}, &quot;schema&quot;: &quot;https://github.com/citation-style-language/schema/raw/master/csl-citation.json&quot;} RNDkdkdqSJd5M"/><text:span text:style-name="T312">(Pinel-Alloul et al. 1999, Masson et al. 2001)</text:span><text:reference-mark-end text:name="ADDIN CSL_CITATION {&quot;citationItems&quot;: [{&quot;uris&quot;: [&quot;http://www.mendeley.com/documents/?uuid=65947f9e-b89c-4ab5-aab3-2048cbed2aad&quot;], &quot;itemData&quot;: {&quot;type&quot;: &quot;article-journal&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ISBN&quot;: &quot;0706-652X&quot;, &quot;container-title&quot;: &quot;Canadian Journal of Fisheries and Aquatic Sciences&quot;, &quot;issued&quot;: {&quot;date-parts&quot;: [[&quot;1999&quot;]]}, &quot;DOI&quot;: &quot;10.1139/cjfas-56-8-1437&quot;, &quot;title&quot;: &quot;Large-scale spatial heterogeneity of macrozooplankton in Lake of Geneva&quot;, &quot;id&quot;: &quot;ITEM-1&quot;, &quot;volume&quot;: &quot;56&quot;, &quot;page&quot;: &quot;1437-1451&quot;, &quot;author&quot;: [{&quot;given&quot;: &quot;B&quot;, &quot;suffix&quot;: &quot;&quot;, &quot;parse-names&quot;: false, &quot;dropping-particle&quot;: &quot;&quot;, &quot;family&quot;: &quot;Pinel-Alloul&quot;, &quot;non-dropping-particle&quot;: &quot;&quot;}, {&quot;given&quot;: &quot;C&quot;, &quot;suffix&quot;: &quot;&quot;, &quot;parse-names&quot;: false, &quot;dropping-particle&quot;: &quot;&quot;, &quot;family&quot;: &quot;Guay&quot;, &quot;non-dropping-particle&quot;: &quot;&quot;}, {&quot;given&quot;: &quot;N&quot;, &quot;suffix&quot;: &quot;&quot;, &quot;parse-names&quot;: false, &quot;dropping-particle&quot;: &quot;&quot;, &quot;family&quot;: &quot;Angeli&quot;, &quot;non-dropping-particle&quot;: &quot;&quot;}, {&quot;given&quot;: &quot;P&quot;, &quot;suffix&quot;: &quot;&quot;, &quot;parse-names&quot;: false, &quot;dropping-particle&quot;: &quot;&quot;, &quot;family&quot;: &quot;Legendre&quot;, &quot;non-dropping-particle&quot;: &quot;&quot;}, {&quot;given&quot;: &quot;P&quot;, &quot;suffix&quot;: &quot;&quot;, &quot;parse-names&quot;: false, &quot;dropping-particle&quot;: &quot;&quot;, &quot;family&quot;: &quot;Dutilleul&quot;, &quot;non-dropping-particle&quot;: &quot;&quot;}, {&quot;given&quot;: &quot;G&quot;, &quot;suffix&quot;: &quot;&quot;, &quot;parse-names&quot;: false, &quot;dropping-particle&quot;: &quot;&quot;, &quot;family&quot;: &quot;Balvay&quot;, &quot;non-dropping-particle&quot;: &quot;&quot;}, {&quot;given&quot;: &quot;D&quot;, &quot;suffix&quot;: &quot;&quot;, &quot;parse-names&quot;: false, &quot;dropping-particle&quot;: &quot;&quot;, &quot;family&quot;: &quot;Gerdeaux&quot;, &quot;non-dropping-particle&quot;: &quot;&quot;}, {&quot;given&quot;: &quot;J&quot;, &quot;suffix&quot;: &quot;&quot;, &quot;parse-names&quot;: false, &quot;dropping-particle&quot;: &quot;&quot;, &quot;family&quot;: &quot;Guillard&quot;, &quot;non-dropping-particle&quot;: &quot;&quot;}]}, &quot;id&quot;: &quot;ITEM-1&quot;}, {&quot;uris&quot;: [&quot;http://www.mendeley.com/documents/?uuid=b91a3a8c-586c-47f7-9d15-8a26cf04f63c&quot;], &quot;itemData&quot;: {&quot;type&quot;: &quot;article-journal&quot;, &quot;PMID&quot;: &quot;347&quot;, &quot;ISSN&quot;: &quot;14643774&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ISBN&quot;: &quot;0142-7873&quot;, &quot;container-title&quot;: &quot;Journal of Plankton Research&quot;, &quot;issued&quot;: {&quot;date-parts&quot;: [[&quot;2001&quot;]]}, &quot;DOI&quot;: &quot;10.1093/plankt/23.10.1041&quot;, &quot;title&quot;: &quot;Diel vertical and horizontal distribution of crustacean zooplankton and young of the year fish in a sub-alpine lake: an approach based on high frequency sampling&quot;, &quot;id&quot;: &quot;ITEM-2&quot;, &quot;volume&quot;: &quot;23&quot;, &quot;page&quot;: &quot;1041-1060&quot;, &quot;author&quot;: [{&quot;given&quot;: &quot;S.&quot;, &quot;suffix&quot;: &quot;&quot;, &quot;parse-names&quot;: false, &quot;dropping-particle&quot;: &quot;&quot;, &quot;family&quot;: &quot;Masson&quot;, &quot;non-dropping-particle&quot;: &quot;&quot;}, {&quot;given&quot;: &quot;N.&quot;, &quot;suffix&quot;: &quot;&quot;, &quot;parse-names&quot;: false, &quot;dropping-particle&quot;: &quot;&quot;, &quot;family&quot;: &quot;Angeli&quot;, &quot;non-dropping-particle&quot;: &quot;&quot;}, {&quot;given&quot;: &quot;J.&quot;, &quot;suffix&quot;: &quot;&quot;, &quot;parse-names&quot;: false, &quot;dropping-particle&quot;: &quot;&quot;, &quot;family&quot;: &quot;Guillard&quot;, &quot;non-dropping-particle&quot;: &quot;&quot;}, {&quot;given&quot;: &quot;B.&quot;, &quot;suffix&quot;: &quot;&quot;, &quot;parse-names&quot;: false, &quot;dropping-particle&quot;: &quot;&quot;, &quot;family&quot;: &quot;Pinel-Alloul&quot;, &quot;non-dropping-particle&quot;: &quot;&quot;}]}, &quot;id&quot;: &quot;ITEM-2&quot;}], &quot;properties&quot;: {&quot;noteIndex&quot;: 0}, &quot;mendeley&quot;: {&quot;formattedCitation&quot;: &quot;(Pinel-Alloul et al. 1999, Masson et al. 2001)&quot;, &quot;previouslyFormattedCitation&quot;: &quot;(Pinel-Alloul et al. 1999, Masson et al. 2001)&quot;, &quot;plainTextFormattedCitation&quot;: &quot;(Pinel-Alloul et al. 1999, Masson et al. 2001)&quot;}, &quot;schema&quot;: &quot;https://github.com/citation-style-language/schema/raw/master/csl-citation.json&quot;} RNDkdkdqSJd5M"/><text:span text:style-name="T88">⁠. <text:s/></text:span><text:span text:style-name="T478"><text:s text:c="2"/>Acoustic methods are uniquely suited to address these questions, though they do have limitations. <text:s/>Most </text:span><text:soft-page-break/><text:span text:style-name="T478">importantly, echoes return <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1&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1&quot;}], &quot;properties&quot;: {&quot;noteIndex&quot;: 0}, &quot;mendeley&quot;: {&quot;formattedCitation&quot;: &quot;(Warren et al. 2016)&quot;, &quot;previouslyFormattedCitation&quot;: &quot;(Warren et al. 2016)&quot;, &quot;plainTextFormattedCitation&quot;: &quot;(Warren et al. 2016)&quot;}, &quot;schema&quot;: &quot;https://github.com/citation-style-language/schema/raw/master/csl-citation.json&quot;} RNDR3DZSbhE7Q"/><text:span text:style-name="T418">(Warren et al. 2016)</text:span><text:reference-mark-end text:name="ADDIN CSL_CITATION {&quot;citationItems&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1&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1&quot;}], &quot;properties&quot;: {&quot;noteIndex&quot;: 0}, &quot;mendeley&quot;: {&quot;formattedCitation&quot;: &quot;(Warren et al. 2016)&quot;, &quot;previouslyFormattedCitation&quot;: &quot;(Warren et al. 2016)&quot;, &quot;plainTextFormattedCitation&quot;: &quot;(Warren et al. 2016)&quot;}, &quot;schema&quot;: &quot;https://github.com/citation-style-language/schema/raw/master/csl-citation.json&quot;} RNDR3DZSbhE7Q"/><text:span text:style-name="T478">⁠.</text:span></text:p>
      <text:p text:style-name="P31"><text:tab/><text:span text:style-name="T562">The fine-scale distribution and patchiness of zooplankton has been rarely measured in lakes in general, and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08b58d4c-c399-44c9-8094-68e9fca39ea5&quot;], &quot;itemData&quot;: {&quot;type&quot;: &quot;article-journal&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ISBN&quot;: &quot;1939-5590&quot;, &quot;container-title&quot;: &quot;Limnology and Oceanography&quot;, &quot;issued&quot;: {&quot;date-parts&quot;: [[&quot;2011&quot;]]}, &quot;DOI&quot;: &quot;10.4319/lo.2011.56.5.1603&quot;, &quot;title&quot;: &quot;Towards a more comprehensive theory of zooplankton diel vertical migration: Integrating ultraviolet radiation and water transparency into the biotic paradigm&quot;, &quot;id&quot;: &quot;ITEM-1&quot;, &quot;volume&quot;: &quot;56&quot;, &quot;page&quot;: &quot;1603-1623&quot;, &quot;author&quot;: [{&quot;given&quot;: &quot;Craig E&quot;, &quot;suffix&quot;: &quot;&quot;, &quot;parse-names&quot;: false, &quot;dropping-particle&quot;: &quot;&quot;, &quot;family&quot;: &quot;Williamson&quot;, &quot;non-dropping-particle&quot;: &quot;&quot;}, {&quot;given&quot;: &quot;Janet M&quot;, &quot;suffix&quot;: &quot;&quot;, &quot;parse-names&quot;: false, &quot;dropping-particle&quot;: &quot;&quot;, &quot;family&quot;: &quot;Fischer&quot;, &quot;non-dropping-particle&quot;: &quot;&quot;}, {&quot;given&quot;: &quot;Stephen M&quot;, &quot;suffix&quot;: &quot;&quot;, &quot;parse-names&quot;: false, &quot;dropping-particle&quot;: &quot;&quot;, &quot;family&quot;: &quot;Bollens&quot;, &quot;non-dropping-particle&quot;: &quot;&quot;}, {&quot;given&quot;: &quot;Erin P&quot;, &quot;suffix&quot;: &quot;&quot;, &quot;parse-names&quot;: false, &quot;dropping-particle&quot;: &quot;&quot;, &quot;family&quot;: &quot;Overholt&quot;, &quot;non-dropping-particle&quot;: &quot;&quot;}, {&quot;given&quot;: &quot;Joanne K&quot;, &quot;suffix&quot;: &quot;&quot;, &quot;parse-names&quot;: false, &quot;dropping-particle&quot;: &quot;&quot;, &quot;family&quot;: &quot;Breckenridge&quot;, &quot;non-dropping-particle&quot;: &quot;&quot;}]}, &quot;id&quot;: &quot;ITEM-1&quot;}, {&quot;uris&quot;: [&quot;http://www.mendeley.com/documents/?uuid=1349c5a5-bdc2-4873-8e5e-258d64064932&quot;], &quot;itemData&quot;: {&quot;type&quot;: &quot;article-journal&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container-title&quot;: &quot;Frontiers in Ecology and the Environment&quot;, &quot;issued&quot;: {&quot;date-parts&quot;: [[&quot;2016&quot;]]}, &quot;DOI&quot;: &quot;10.1002/fee.1228&quot;, &quot;title&quot;: &quot;Sentinel responses to droughts, wildfires, and floods: Effects of UV radiation on lakes and their ecosystem services&quot;, &quot;id&quot;: &quot;ITEM-2&quot;, &quot;volume&quot;: &quot;14&quot;, &quot;page&quot;: &quot;102-109&quot;, &quot;author&quot;: [{&quot;given&quot;: &quot;Craig E.&quot;, &quot;suffix&quot;: &quot;&quot;, &quot;parse-names&quot;: false, &quot;dropping-particle&quot;: &quot;&quot;, &quot;family&quot;: &quot;Williamson&quot;, &quot;non-dropping-particle&quot;: &quot;&quot;}, {&quot;given&quot;: &quot;Erin P.&quot;, &quot;suffix&quot;: &quot;&quot;, &quot;parse-names&quot;: false, &quot;dropping-particle&quot;: &quot;&quot;, &quot;family&quot;: &quot;Overholt&quot;, &quot;non-dropping-particle&quot;: &quot;&quot;}, {&quot;given&quot;: &quot;Jennifer A.&quot;, &quot;suffix&quot;: &quot;&quot;, &quot;parse-names&quot;: false, &quot;dropping-particle&quot;: &quot;&quot;, &quot;family&quot;: &quot;Brentrup&quot;, &quot;non-dropping-particle&quot;: &quot;&quot;}, {&quot;given&quot;: &quot;Rachel M.&quot;, &quot;suffix&quot;: &quot;&quot;, &quot;parse-names&quot;: false, &quot;dropping-particle&quot;: &quot;&quot;, &quot;family&quot;: &quot;Pilla&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Joseph D.&quot;, &quot;suffix&quot;: &quot;&quot;, &quot;parse-names&quot;: false, &quot;dropping-particle&quot;: &quot;&quot;, &quot;family&quot;: &quot;Warren&quot;, &quot;non-dropping-particle&quot;: &quot;&quot;}, {&quot;given&quot;: &quot;Samuel S.&quot;, &quot;suffix&quot;: &quot;&quot;, &quot;parse-names&quot;: false, &quot;dropping-particle&quot;: &quot;&quot;, &quot;family&quot;: &quot;Urmy&quot;, &quot;non-dropping-particle&quot;: &quot;&quot;}, {&quot;given&quot;: &quot;Steven&quot;, &quot;suffix&quot;: &quot;&quot;, &quot;parse-names&quot;: false, &quot;dropping-particle&quot;: &quot;&quot;, &quot;family&quot;: &quot;Sadro&quot;, &quot;non-dropping-particle&quot;: &quot;&quot;}, {&quot;given&quot;: &quot;Sudeep&quot;, &quot;suffix&quot;: &quot;&quot;, &quot;parse-names&quot;: false, &quot;dropping-particle&quot;: &quot;&quot;, &quot;family&quot;: &quot;Chandra&quot;, &quot;non-dropping-particle&quot;: &quot;&quot;}, {&quot;given&quot;: &quot;Patrick J.&quot;, &quot;suffix&quot;: &quot;&quot;, &quot;parse-names&quot;: false, &quot;dropping-particle&quot;: &quot;&quot;, &quot;family&quot;: &quot;Neale&quot;, &quot;non-dropping-particle&quot;: &quot;&quot;}]}, &quot;id&quot;: &quot;ITEM-2&quot;}], &quot;properties&quot;: {&quot;noteIndex&quot;: 0}, &quot;mendeley&quot;: {&quot;formattedCitation&quot;: &quot;(Williamson et al. 2011, 2016)&quot;, &quot;previouslyFormattedCitation&quot;: &quot;(Williamson et al. 2011, 2016)&quot;, &quot;plainTextFormattedCitation&quot;: &quot;(Williamson et al. 2011, 2016)&quot;}, &quot;schema&quot;: &quot;https://github.com/citation-style-language/schema/raw/master/csl-citation.json&quot;} RNDJtxaiZD8A4"/><text:span text:style-name="T419">(Williamson et al. 2011, 2016)</text:span><text:reference-mark-end text:name="ADDIN CSL_CITATION {&quot;citationItems&quot;: [{&quot;uris&quot;: [&quot;http://www.mendeley.com/documents/?uuid=08b58d4c-c399-44c9-8094-68e9fca39ea5&quot;], &quot;itemData&quot;: {&quot;type&quot;: &quot;article-journal&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ISBN&quot;: &quot;1939-5590&quot;, &quot;container-title&quot;: &quot;Limnology and Oceanography&quot;, &quot;issued&quot;: {&quot;date-parts&quot;: [[&quot;2011&quot;]]}, &quot;DOI&quot;: &quot;10.4319/lo.2011.56.5.1603&quot;, &quot;title&quot;: &quot;Towards a more comprehensive theory of zooplankton diel vertical migration: Integrating ultraviolet radiation and water transparency into the biotic paradigm&quot;, &quot;id&quot;: &quot;ITEM-1&quot;, &quot;volume&quot;: &quot;56&quot;, &quot;page&quot;: &quot;1603-1623&quot;, &quot;author&quot;: [{&quot;given&quot;: &quot;Craig E&quot;, &quot;suffix&quot;: &quot;&quot;, &quot;parse-names&quot;: false, &quot;dropping-particle&quot;: &quot;&quot;, &quot;family&quot;: &quot;Williamson&quot;, &quot;non-dropping-particle&quot;: &quot;&quot;}, {&quot;given&quot;: &quot;Janet M&quot;, &quot;suffix&quot;: &quot;&quot;, &quot;parse-names&quot;: false, &quot;dropping-particle&quot;: &quot;&quot;, &quot;family&quot;: &quot;Fischer&quot;, &quot;non-dropping-particle&quot;: &quot;&quot;}, {&quot;given&quot;: &quot;Stephen M&quot;, &quot;suffix&quot;: &quot;&quot;, &quot;parse-names&quot;: false, &quot;dropping-particle&quot;: &quot;&quot;, &quot;family&quot;: &quot;Bollens&quot;, &quot;non-dropping-particle&quot;: &quot;&quot;}, {&quot;given&quot;: &quot;Erin P&quot;, &quot;suffix&quot;: &quot;&quot;, &quot;parse-names&quot;: false, &quot;dropping-particle&quot;: &quot;&quot;, &quot;family&quot;: &quot;Overholt&quot;, &quot;non-dropping-particle&quot;: &quot;&quot;}, {&quot;given&quot;: &quot;Joanne K&quot;, &quot;suffix&quot;: &quot;&quot;, &quot;parse-names&quot;: false, &quot;dropping-particle&quot;: &quot;&quot;, &quot;family&quot;: &quot;Breckenridge&quot;, &quot;non-dropping-particle&quot;: &quot;&quot;}]}, &quot;id&quot;: &quot;ITEM-1&quot;}, {&quot;uris&quot;: [&quot;http://www.mendeley.com/documents/?uuid=1349c5a5-bdc2-4873-8e5e-258d64064932&quot;], &quot;itemData&quot;: {&quot;type&quot;: &quot;article-journal&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container-title&quot;: &quot;Frontiers in Ecology and the Environment&quot;, &quot;issued&quot;: {&quot;date-parts&quot;: [[&quot;2016&quot;]]}, &quot;DOI&quot;: &quot;10.1002/fee.1228&quot;, &quot;title&quot;: &quot;Sentinel responses to droughts, wildfires, and floods: Effects of UV radiation on lakes and their ecosystem services&quot;, &quot;id&quot;: &quot;ITEM-2&quot;, &quot;volume&quot;: &quot;14&quot;, &quot;page&quot;: &quot;102-109&quot;, &quot;author&quot;: [{&quot;given&quot;: &quot;Craig E.&quot;, &quot;suffix&quot;: &quot;&quot;, &quot;parse-names&quot;: false, &quot;dropping-particle&quot;: &quot;&quot;, &quot;family&quot;: &quot;Williamson&quot;, &quot;non-dropping-particle&quot;: &quot;&quot;}, {&quot;given&quot;: &quot;Erin P.&quot;, &quot;suffix&quot;: &quot;&quot;, &quot;parse-names&quot;: false, &quot;dropping-particle&quot;: &quot;&quot;, &quot;family&quot;: &quot;Overholt&quot;, &quot;non-dropping-particle&quot;: &quot;&quot;}, {&quot;given&quot;: &quot;Jennifer A.&quot;, &quot;suffix&quot;: &quot;&quot;, &quot;parse-names&quot;: false, &quot;dropping-particle&quot;: &quot;&quot;, &quot;family&quot;: &quot;Brentrup&quot;, &quot;non-dropping-particle&quot;: &quot;&quot;}, {&quot;given&quot;: &quot;Rachel M.&quot;, &quot;suffix&quot;: &quot;&quot;, &quot;parse-names&quot;: false, &quot;dropping-particle&quot;: &quot;&quot;, &quot;family&quot;: &quot;Pilla&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Joseph D.&quot;, &quot;suffix&quot;: &quot;&quot;, &quot;parse-names&quot;: false, &quot;dropping-particle&quot;: &quot;&quot;, &quot;family&quot;: &quot;Warren&quot;, &quot;non-dropping-particle&quot;: &quot;&quot;}, {&quot;given&quot;: &quot;Samuel S.&quot;, &quot;suffix&quot;: &quot;&quot;, &quot;parse-names&quot;: false, &quot;dropping-particle&quot;: &quot;&quot;, &quot;family&quot;: &quot;Urmy&quot;, &quot;non-dropping-particle&quot;: &quot;&quot;}, {&quot;given&quot;: &quot;Steven&quot;, &quot;suffix&quot;: &quot;&quot;, &quot;parse-names&quot;: false, &quot;dropping-particle&quot;: &quot;&quot;, &quot;family&quot;: &quot;Sadro&quot;, &quot;non-dropping-particle&quot;: &quot;&quot;}, {&quot;given&quot;: &quot;Sudeep&quot;, &quot;suffix&quot;: &quot;&quot;, &quot;parse-names&quot;: false, &quot;dropping-particle&quot;: &quot;&quot;, &quot;family&quot;: &quot;Chandra&quot;, &quot;non-dropping-particle&quot;: &quot;&quot;}, {&quot;given&quot;: &quot;Patrick J.&quot;, &quot;suffix&quot;: &quot;&quot;, &quot;parse-names&quot;: false, &quot;dropping-particle&quot;: &quot;&quot;, &quot;family&quot;: &quot;Neale&quot;, &quot;non-dropping-particle&quot;: &quot;&quot;}]}, &quot;id&quot;: &quot;ITEM-2&quot;}], &quot;properties&quot;: {&quot;noteIndex&quot;: 0}, &quot;mendeley&quot;: {&quot;formattedCitation&quot;: &quot;(Williamson et al. 2011, 2016)&quot;, &quot;previouslyFormattedCitation&quot;: &quot;(Williamson et al. 2011, 2016)&quot;, &quot;plainTextFormattedCitation&quot;: &quot;(Williamson et al. 2011, 2016)&quot;}, &quot;schema&quot;: &quot;https://github.com/citation-style-language/schema/raw/master/csl-citation.json&quot;} RNDJtxaiZD8A4"/><text:span text:style-name="T562">⁠.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type&quot;: &quot;article-journal&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ISBN&quot;: &quot;0706-652X&quot;, &quot;container-title&quot;: &quot;Canadian Journal of Fisheries and Aquatic Sciences&quot;, &quot;issued&quot;: {&quot;date-parts&quot;: [[&quot;1998&quot;]]}, &quot;DOI&quot;: &quot;10.1139/f98-128&quot;, &quot;title&quot;: &quot;Influences of natural acidity and introduced fish on faunal assemblages in California alpine lakes&quot;, &quot;id&quot;: &quot;ITEM-1&quot;, &quot;volume&quot;: &quot;55&quot;, &quot;page&quot;: &quot;2478-2491&quot;, &quot;author&quot;: [{&quot;given&quot;: &quot;David F&quot;, &quot;suffix&quot;: &quot;&quot;, &quot;parse-names&quot;: false, &quot;dropping-particle&quot;: &quot;&quot;, &quot;family&quot;: &quot;Bradford&quot;, &quot;non-dropping-particle&quot;: &quot;&quot;}, {&quot;given&quot;: &quot;Scott D&quot;, &quot;suffix&quot;: &quot;&quot;, &quot;parse-names&quot;: false, &quot;dropping-particle&quot;: &quot;&quot;, &quot;family&quot;: &quot;Cooper&quot;, &quot;non-dropping-particle&quot;: &quot;&quot;}, {&quot;given&quot;: &quot;Thomas M&quot;, &quot;suffix&quot;: &quot;&quot;, &quot;parse-names&quot;: false, &quot;dropping-particle&quot;: &quot;&quot;, &quot;family&quot;: &quot;Jenkins, Jr.&quot;, &quot;non-dropping-particle&quot;: &quot;&quot;}, {&quot;given&quot;: &quot;Kim&quot;, &quot;suffix&quot;: &quot;&quot;, &quot;parse-names&quot;: false, &quot;dropping-particle&quot;: &quot;&quot;, &quot;family&quot;: &quot;Kratz&quot;, &quot;non-dropping-particle&quot;: &quot;&quot;}, {&quot;given&quot;: &quot;Orlando&quot;, &quot;suffix&quot;: &quot;&quot;, &quot;parse-names&quot;: false, &quot;dropping-particle&quot;: &quot;&quot;, &quot;family&quot;: &quot;Sarnelle&quot;, &quot;non-dropping-particle&quot;: &quot;&quot;}, {&quot;given&quot;: &quot;Aaron D&quot;, &quot;suffix&quot;: &quot;&quot;, &quot;parse-names&quot;: false, &quot;dropping-particle&quot;: &quot;&quot;, &quot;family&quot;: &quot;Brown&quot;, &quot;non-dropping-particle&quot;: &quot;&quot;}, {&quot;given&quot;: &quot;Thomas M&quot;, &quot;suffix&quot;: &quot;&quot;, &quot;parse-names&quot;: false, &quot;dropping-particle&quot;: &quot;&quot;, &quot;family&quot;: &quot;Jenkins&quot;, &quot;non-dropping-particle&quot;: &quot;&quot;}, {&quot;given&quot;: &quot;Kim&quot;, &quot;suffix&quot;: &quot;&quot;, &quot;parse-names&quot;: false, &quot;dropping-particle&quot;: &quot;&quot;, &quot;family&quot;: &quot;Kratz&quot;, &quot;non-dropping-particle&quot;: &quot;&quot;}, {&quot;given&quot;: &quot;Orlando&quot;, &quot;suffix&quot;: &quot;&quot;, &quot;parse-names&quot;: false, &quot;dropping-particle&quot;: &quot;&quot;, &quot;family&quot;: &quot;Sarnelle&quot;, &quot;non-dropping-particle&quot;: &quot;&quot;}, {&quot;given&quot;: &quot;Aaron D&quot;, &quot;suffix&quot;: &quot;&quot;, &quot;parse-names&quot;: false, &quot;dropping-particle&quot;: &quot;&quot;, &quot;family&quot;: &quot;Brown&quot;, &quot;non-dropping-particle&quot;: &quot;&quot;}]}, &quot;id&quot;: &quot;ITEM-1&quot;}, {&quot;uris&quot;: [&quot;http://www.mendeley.com/documents/?uuid=b4745d3c-d856-45c7-82f0-19c69ef9c07c&quot;], &quot;itemData&quot;: {&quot;type&quot;: &quot;article-journal&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ISBN&quot;: &quot;1387-3547&quot;, &quot;container-title&quot;: &quot;Biological Invasions&quot;, &quot;issued&quot;: {&quot;date-parts&quot;: [[&quot;2009&quot;]]}, &quot;DOI&quot;: &quot;10.1007/s10530-008-9341-z&quot;, &quot;title&quot;: &quot;Only the small survive: Monitoring long-term changes in the zooplankton community of an Alpine lake after fish introduction&quot;, &quot;id&quot;: &quot;ITEM-2&quot;, &quot;volume&quot;: &quot;11&quot;, &quot;page&quot;: &quot;1335-1345&quot;, &quot;author&quot;: [{&quot;given&quot;: &quot;Robert&quot;, &quot;suffix&quot;: &quot;&quot;, &quot;parse-names&quot;: false, &quot;dropping-particle&quot;: &quot;&quot;, &quot;family&quot;: &quot;Schabetsberger&quot;, &quot;non-dropping-particle&quot;: &quot;&quot;}, {&quot;given&quot;: &quot;Martin S.&quot;, &quot;suffix&quot;: &quot;&quot;, &quot;parse-names&quot;: false, &quot;dropping-particle&quot;: &quot;&quot;, &quot;family&quot;: &quot;Luger&quot;, &quot;non-dropping-particle&quot;: &quot;&quot;}, {&quot;given&quot;: &quot;Gabriele&quot;, &quot;suffix&quot;: &quot;&quot;, &quot;parse-names&quot;: false, &quot;dropping-particle&quot;: &quot;&quot;, &quot;family&quot;: &quot;Drozdowski&quot;, &quot;non-dropping-particle&quot;: &quot;&quot;}, {&quot;given&quot;: &quot;Albert&quot;, &quot;suffix&quot;: &quot;&quot;, &quot;parse-names&quot;: false, &quot;dropping-particle&quot;: &quot;&quot;, &quot;family&quot;: &quot;Jagsch&quot;, &quot;non-dropping-particle&quot;: &quot;&quot;}]}, &quot;id&quot;: &quot;ITEM-2&quot;}, {&quot;uris&quot;: [&quot;http://www.mendeley.com/documents/?uuid=5f546a9f-3d06-4ea5-887d-7009c8695364&quot;], &quot;itemData&quot;: {&quot;type&quot;: &quot;article-journal&quot;, &quot;ISSN&quot;: &quot;0012-9615&quot;, &quot;issue&quot;: &quot;3&quot;, &quot;PMID&quot;: &quot;10213533&quot;, &quot;ISBN&quot;: &quot;0012-9615&quot;, &quot;container-title&quot;: &quot;Ecological Monographs&quot;, &quot;issued&quot;: {&quot;date-parts&quot;: [[&quot;2001&quot;]]}, &quot;DOI&quot;: &quot;10.1890/0012-9615(2001)071[0401:raroal]2.0.co;2&quot;, &quot;title&quot;: &quot;Resistance and resilience of alpine lake fauna tofish introductions&quot;, &quot;id&quot;: &quot;ITEM-3&quot;, &quot;volume&quot;: &quot;71&quot;, &quot;page&quot;: &quot;401-421&quot;, &quot;author&quot;: [{&quot;given&quot;: &quot;Roland a&quot;, &quot;suffix&quot;: &quot;&quot;, &quot;parse-names&quot;: false, &quot;dropping-particle&quot;: &quot;&quot;, &quot;family&quot;: &quot;Knapp&quot;, &quot;non-dropping-particle&quot;: &quot;&quot;}, {&quot;given&quot;: &quot;Kathleen R&quot;, &quot;suffix&quot;: &quot;&quot;, &quot;parse-names&quot;: false, &quot;dropping-particle&quot;: &quot;&quot;, &quot;family&quot;: &quot;Matthews&quot;, &quot;non-dropping-particle&quot;: &quot;&quot;}, {&quot;given&quot;: &quot;Orlando&quot;, &quot;suffix&quot;: &quot;&quot;, &quot;parse-names&quot;: false, &quot;dropping-particle&quot;: &quot;&quot;, &quot;family&quot;: &quot;Sarnelle&quot;, &quot;non-dropping-particle&quot;: &quot;&quot;}]}, &quot;id&quot;: &quot;ITEM-3&quot;}], &quot;properties&quot;: {&quot;noteIndex&quot;: 0},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schema&quot;: &quot;https://github.com/citation-style-language/schema/raw/master/csl-citation.json&quot;} RNDh0g9VCk6kC"/><text:span text:style-name="T419">(Bradford et al. 1998, Knapp et al. 2001, Schabetsberger et al. 2009)</text:span><text:reference-mark-end text:name="ADDIN CSL_CITATION {&quot;citationItems&quot;: [{&quot;uris&quot;: [&quot;http://www.mendeley.com/documents/?uuid=2a0f0443-3016-484c-a56c-b6d8d8b078cb&quot;], &quot;itemData&quot;: {&quot;type&quot;: &quot;article-journal&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ISBN&quot;: &quot;0706-652X&quot;, &quot;container-title&quot;: &quot;Canadian Journal of Fisheries and Aquatic Sciences&quot;, &quot;issued&quot;: {&quot;date-parts&quot;: [[&quot;1998&quot;]]}, &quot;DOI&quot;: &quot;10.1139/f98-128&quot;, &quot;title&quot;: &quot;Influences of natural acidity and introduced fish on faunal assemblages in California alpine lakes&quot;, &quot;id&quot;: &quot;ITEM-1&quot;, &quot;volume&quot;: &quot;55&quot;, &quot;page&quot;: &quot;2478-2491&quot;, &quot;author&quot;: [{&quot;given&quot;: &quot;David F&quot;, &quot;suffix&quot;: &quot;&quot;, &quot;parse-names&quot;: false, &quot;dropping-particle&quot;: &quot;&quot;, &quot;family&quot;: &quot;Bradford&quot;, &quot;non-dropping-particle&quot;: &quot;&quot;}, {&quot;given&quot;: &quot;Scott D&quot;, &quot;suffix&quot;: &quot;&quot;, &quot;parse-names&quot;: false, &quot;dropping-particle&quot;: &quot;&quot;, &quot;family&quot;: &quot;Cooper&quot;, &quot;non-dropping-particle&quot;: &quot;&quot;}, {&quot;given&quot;: &quot;Thomas M&quot;, &quot;suffix&quot;: &quot;&quot;, &quot;parse-names&quot;: false, &quot;dropping-particle&quot;: &quot;&quot;, &quot;family&quot;: &quot;Jenkins, Jr.&quot;, &quot;non-dropping-particle&quot;: &quot;&quot;}, {&quot;given&quot;: &quot;Kim&quot;, &quot;suffix&quot;: &quot;&quot;, &quot;parse-names&quot;: false, &quot;dropping-particle&quot;: &quot;&quot;, &quot;family&quot;: &quot;Kratz&quot;, &quot;non-dropping-particle&quot;: &quot;&quot;}, {&quot;given&quot;: &quot;Orlando&quot;, &quot;suffix&quot;: &quot;&quot;, &quot;parse-names&quot;: false, &quot;dropping-particle&quot;: &quot;&quot;, &quot;family&quot;: &quot;Sarnelle&quot;, &quot;non-dropping-particle&quot;: &quot;&quot;}, {&quot;given&quot;: &quot;Aaron D&quot;, &quot;suffix&quot;: &quot;&quot;, &quot;parse-names&quot;: false, &quot;dropping-particle&quot;: &quot;&quot;, &quot;family&quot;: &quot;Brown&quot;, &quot;non-dropping-particle&quot;: &quot;&quot;}, {&quot;given&quot;: &quot;Thomas M&quot;, &quot;suffix&quot;: &quot;&quot;, &quot;parse-names&quot;: false, &quot;dropping-particle&quot;: &quot;&quot;, &quot;family&quot;: &quot;Jenkins&quot;, &quot;non-dropping-particle&quot;: &quot;&quot;}, {&quot;given&quot;: &quot;Kim&quot;, &quot;suffix&quot;: &quot;&quot;, &quot;parse-names&quot;: false, &quot;dropping-particle&quot;: &quot;&quot;, &quot;family&quot;: &quot;Kratz&quot;, &quot;non-dropping-particle&quot;: &quot;&quot;}, {&quot;given&quot;: &quot;Orlando&quot;, &quot;suffix&quot;: &quot;&quot;, &quot;parse-names&quot;: false, &quot;dropping-particle&quot;: &quot;&quot;, &quot;family&quot;: &quot;Sarnelle&quot;, &quot;non-dropping-particle&quot;: &quot;&quot;}, {&quot;given&quot;: &quot;Aaron D&quot;, &quot;suffix&quot;: &quot;&quot;, &quot;parse-names&quot;: false, &quot;dropping-particle&quot;: &quot;&quot;, &quot;family&quot;: &quot;Brown&quot;, &quot;non-dropping-particle&quot;: &quot;&quot;}]}, &quot;id&quot;: &quot;ITEM-1&quot;}, {&quot;uris&quot;: [&quot;http://www.mendeley.com/documents/?uuid=b4745d3c-d856-45c7-82f0-19c69ef9c07c&quot;], &quot;itemData&quot;: {&quot;type&quot;: &quot;article-journal&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ISBN&quot;: &quot;1387-3547&quot;, &quot;container-title&quot;: &quot;Biological Invasions&quot;, &quot;issued&quot;: {&quot;date-parts&quot;: [[&quot;2009&quot;]]}, &quot;DOI&quot;: &quot;10.1007/s10530-008-9341-z&quot;, &quot;title&quot;: &quot;Only the small survive: Monitoring long-term changes in the zooplankton community of an Alpine lake after fish introduction&quot;, &quot;id&quot;: &quot;ITEM-2&quot;, &quot;volume&quot;: &quot;11&quot;, &quot;page&quot;: &quot;1335-1345&quot;, &quot;author&quot;: [{&quot;given&quot;: &quot;Robert&quot;, &quot;suffix&quot;: &quot;&quot;, &quot;parse-names&quot;: false, &quot;dropping-particle&quot;: &quot;&quot;, &quot;family&quot;: &quot;Schabetsberger&quot;, &quot;non-dropping-particle&quot;: &quot;&quot;}, {&quot;given&quot;: &quot;Martin S.&quot;, &quot;suffix&quot;: &quot;&quot;, &quot;parse-names&quot;: false, &quot;dropping-particle&quot;: &quot;&quot;, &quot;family&quot;: &quot;Luger&quot;, &quot;non-dropping-particle&quot;: &quot;&quot;}, {&quot;given&quot;: &quot;Gabriele&quot;, &quot;suffix&quot;: &quot;&quot;, &quot;parse-names&quot;: false, &quot;dropping-particle&quot;: &quot;&quot;, &quot;family&quot;: &quot;Drozdowski&quot;, &quot;non-dropping-particle&quot;: &quot;&quot;}, {&quot;given&quot;: &quot;Albert&quot;, &quot;suffix&quot;: &quot;&quot;, &quot;parse-names&quot;: false, &quot;dropping-particle&quot;: &quot;&quot;, &quot;family&quot;: &quot;Jagsch&quot;, &quot;non-dropping-particle&quot;: &quot;&quot;}]}, &quot;id&quot;: &quot;ITEM-2&quot;}, {&quot;uris&quot;: [&quot;http://www.mendeley.com/documents/?uuid=5f546a9f-3d06-4ea5-887d-7009c8695364&quot;], &quot;itemData&quot;: {&quot;type&quot;: &quot;article-journal&quot;, &quot;ISSN&quot;: &quot;0012-9615&quot;, &quot;issue&quot;: &quot;3&quot;, &quot;PMID&quot;: &quot;10213533&quot;, &quot;ISBN&quot;: &quot;0012-9615&quot;, &quot;container-title&quot;: &quot;Ecological Monographs&quot;, &quot;issued&quot;: {&quot;date-parts&quot;: [[&quot;2001&quot;]]}, &quot;DOI&quot;: &quot;10.1890/0012-9615(2001)071[0401:raroal]2.0.co;2&quot;, &quot;title&quot;: &quot;Resistance and resilience of alpine lake fauna tofish introductions&quot;, &quot;id&quot;: &quot;ITEM-3&quot;, &quot;volume&quot;: &quot;71&quot;, &quot;page&quot;: &quot;401-421&quot;, &quot;author&quot;: [{&quot;given&quot;: &quot;Roland a&quot;, &quot;suffix&quot;: &quot;&quot;, &quot;parse-names&quot;: false, &quot;dropping-particle&quot;: &quot;&quot;, &quot;family&quot;: &quot;Knapp&quot;, &quot;non-dropping-particle&quot;: &quot;&quot;}, {&quot;given&quot;: &quot;Kathleen R&quot;, &quot;suffix&quot;: &quot;&quot;, &quot;parse-names&quot;: false, &quot;dropping-particle&quot;: &quot;&quot;, &quot;family&quot;: &quot;Matthews&quot;, &quot;non-dropping-particle&quot;: &quot;&quot;}, {&quot;given&quot;: &quot;Orlando&quot;, &quot;suffix&quot;: &quot;&quot;, &quot;parse-names&quot;: false, &quot;dropping-particle&quot;: &quot;&quot;, &quot;family&quot;: &quot;Sarnelle&quot;, &quot;non-dropping-particle&quot;: &quot;&quot;}]}, &quot;id&quot;: &quot;ITEM-3&quot;}], &quot;properties&quot;: {&quot;noteIndex&quot;: 0},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schema&quot;: &quot;https://github.com/citation-style-language/schema/raw/master/csl-citation.json&quot;} RNDh0g9VCk6kC"/><text:span text:style-name="T562">⁠.</text:span></text:p>
      <text:p text:style-name="P4"><text:span text:style-name="T78"><text:tab/>We surveyed </text:span><text:span text:style-name="T83">the zooplankton and fish in </text:span><text:span text:style-name="T101">four</text:span><text:span text:style-name="T78"> lakes in the Sierra Nevada </text:span><text:span text:style-name="T89">mountains of California, USA, </text:span><text:span text:style-name="T78">between autumn 2013 and autumn 2014. <text:s/></text:span><text:span text:style-name="T83">Our primary tool was a two-frequency acoustic system which allowed us to measure the vertical and horizontal distribution of these animals at high (meter-scale) resolution. <text:s/></text:span><text:span text:style-name="T85">Acoustic observations were augmented with net samples to </text:span><text:span text:style-name="T3">size and </text:span><text:span text:style-name="T85">identify the zooplankton scatterers and parameterize scattering models that allow us to convert acoustic backscatter to estimates of biomass</text:span><text:span text:style-name="T83">. <text:s/></text:span><text:span text:style-name="T84">Differences in the </text:span><text:span text:style-name="T83">vertical profiles of zooplankton and fish </text:span><text:span text:style-name="T3">numerical </text:span><text:span text:style-name="T83">density </text:span><text:span text:style-name="T84">were compared between lakes</text:span><text:span text:style-name="T83">. <text:s/>We</text:span><text:span text:style-name="T84"> also </text:span><text:span text:style-name="T83">investigated </text:span><text:span text:style-name="T84">horizontal</text:span><text:span text:style-name="T83"> trends in zooplankton and fish </text:span><text:span text:style-name="T3">numerical </text:span><text:change text:change-id="ct46091184"/><text:span text:style-name="T83">density at the scale of the lake basin</text:span><text:span text:style-name="T84">s</text:span><text:span text:style-name="T83">, </text:span><text:span text:style-name="T84">and quantified their spatial patchiness using standard geostatistical models. <text:s/>Changes in the distributions of zooplankton and fish from one season to another were also examined. <text:s/>Finally, we </text:span><text:span text:style-name="T86">speculate on possible dynamics generating the observed patterns.</text:span></text:p>
      <text:p text:style-name="P12"/>
      <text:p text:style-name="P59">Methods</text:p>
      <text:p text:style-name="P62"><text:span text:style-name="T556">S</text:span>tudy <text:span text:style-name="T556">lakes</text:span></text:p>
      <text:p text:style-name="P5"><text:span text:style-name="T82"><text:tab/></text:span><text:span text:style-name="T79">Surveys were conducted in </text:span><text:span text:style-name="T3">four</text:span><text:span text:style-name="T79"> lakes in the Sierra Nevada: Cherry Lake, Lake Eleanor, Independence Lake, </text:span><text:span text:style-name="T90">and Lake Tahoe (Figure 1)</text:span><text:span text:style-name="T78">. <text:s/>Our main focus was on Cherry Lake and Lake Eleanor, located at the border of Yosemite National Park near 38</text:span><text:span text:style-name="T124">° </text:span><text:span text:style-name="T125">0' N, 119</text:span><text:span text:style-name="T124">° </text:span><text:span text:style-name="T125">52.</text:span><text:span text:style-name="T121">6</text:span><text:span text:style-name="T125">' W </text:span><text:span text:style-name="T122">(Figure </text:span><text:change-start text:change-id="ct42431088"/><text:span text:style-name="T134">1</text:span><text:change-end text:change-id="ct42431088"/><text:change text:change-id="ct46088512"/><text:span text:style-name="T122">)</text:span><text:span text:style-name="T125">. <text:s/>Both are reservoirs of the San Francisco Public Utilities Commis</text:span><text:span text:style-name="T132">s</text:span><text:span text:style-name="T125">ion. <text:s/>Cherry Lake </text:span><text:span text:style-name="T121">is artificial, </text:span><text:span text:style-name="T125">created by the </text:span><text:span text:style-name="T121">damming of Cherry Creek </text:span><text:span text:style-name="T125">in 1956 </text:span><text:reference-mark-start text:name="ADDIN CSL_CITATION {&quot;citationItems&quot;: [{&quot;uris&quot;: [&quot;http://www.mendeley.com/documents/?uuid=a966fc50-a655-4f31-950c-4b56530e7c02&quot;], &quot;itemData&quot;: {&quot;issued&quot;: {&quot;date-parts&quot;: [[&quot;1940&quot;]]}, &quot;type&quot;: &quot;article-journal&quot;, &quot;title&quot;: &quot;The Water Supply System of San Francisco&quot;, &quot;volume&quot;: &quot;32&quot;, &quot;id&quot;: &quot;ITEM-1&quot;, &quot;issue&quot;: &quot;5&quot;, &quot;page&quot;: &quot;751-794&quot;, &quot;author&quot;: [{&quot;given&quot;: &quot;Nelson A&quot;, &quot;suffix&quot;: &quot;&quot;, &quot;parse-names&quot;: false, &quot;dropping-particle&quot;: &quot;&quot;, &quot;family&quot;: &quot;Eckart&quot;, &quot;non-dropping-particle&quot;: &quot;&quot;}], &quot;container-title&quot;: &quot;Journal (American Water Works Association)&quot;}, &quot;id&quot;: &quot;ITEM-1&quot;}], &quot;properties&quot;: {&quot;noteIndex&quot;: 0}, &quot;mendeley&quot;: {&quot;formattedCitation&quot;: &quot;(Eckart 1940)&quot;, &quot;previouslyFormattedCitation&quot;: &quot;(Eckart 1940)&quot;, &quot;plainTextFormattedCitation&quot;: &quot;(Eckart 1940)&quot;}, &quot;schema&quot;: &quot;https://github.com/citation-style-language/schema/raw/master/csl-citation.json&quot;} RND2nU3yxjNFC"/><text:span text:style-name="T383">(Eckart 1940)</text:span><text:reference-mark-end text:name="ADDIN CSL_CITATION {&quot;citationItems&quot;: [{&quot;uris&quot;: [&quot;http://www.mendeley.com/documents/?uuid=a966fc50-a655-4f31-950c-4b56530e7c02&quot;], &quot;itemData&quot;: {&quot;issued&quot;: {&quot;date-parts&quot;: [[&quot;1940&quot;]]}, &quot;type&quot;: &quot;article-journal&quot;, &quot;title&quot;: &quot;The Water Supply System of San Francisco&quot;, &quot;volume&quot;: &quot;32&quot;, &quot;id&quot;: &quot;ITEM-1&quot;, &quot;issue&quot;: &quot;5&quot;, &quot;page&quot;: &quot;751-794&quot;, &quot;author&quot;: [{&quot;given&quot;: &quot;Nelson A&quot;, &quot;suffix&quot;: &quot;&quot;, &quot;parse-names&quot;: false, &quot;dropping-particle&quot;: &quot;&quot;, &quot;family&quot;: &quot;Eckart&quot;, &quot;non-dropping-particle&quot;: &quot;&quot;}], &quot;container-title&quot;: &quot;Journal (American Water Works Association)&quot;}, &quot;id&quot;: &quot;ITEM-1&quot;}], &quot;properties&quot;: {&quot;noteIndex&quot;: 0}, &quot;mendeley&quot;: {&quot;formattedCitation&quot;: &quot;(Eckart 1940)&quot;, &quot;previouslyFormattedCitation&quot;: &quot;(Eckart 1940)&quot;, &quot;plainTextFormattedCitation&quot;: &quot;(Eckart 1940)&quot;}, &quot;schema&quot;: &quot;https://github.com/citation-style-language/schema/raw/master/csl-citation.json&quot;} RND2nU3yxjNFC"/><text:span text:style-name="T125">⁠. <text:s/></text:span><text:span text:style-name="T121">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d&quot;: {&quot;date-parts&quot;: [[&quot;1940&quot;]]}, &quot;type&quot;: &quot;article-journal&quot;, &quot;title&quot;: &quot;The Water Supply System of San Francisco&quot;, &quot;volume&quot;: &quot;32&quot;, &quot;id&quot;: &quot;ITEM-1&quot;, &quot;issue&quot;: &quot;5&quot;, &quot;page&quot;: &quot;751-794&quot;, &quot;author&quot;: [{&quot;given&quot;: &quot;Nelson A&quot;, &quot;suffix&quot;: &quot;&quot;, &quot;parse-names&quot;: false, &quot;dropping-particle&quot;: &quot;&quot;, &quot;family&quot;: &quot;Eckart&quot;, &quot;non-dropping-particle&quot;: &quot;&quot;}], &quot;container-title&quot;: &quot;Journal (American Water Works Association)&quot;}, &quot;id&quot;: &quot;ITEM-1&quot;}], &quot;properties&quot;: {&quot;noteIndex&quot;: 0}, &quot;mendeley&quot;: {&quot;formattedCitation&quot;: &quot;(Eckart 1940)&quot;, &quot;previouslyFormattedCitation&quot;: &quot;(Eckart 1940)&quot;, &quot;plainTextFormattedCitation&quot;: &quot;(Eckart 1940)&quot;}, &quot;schema&quot;: &quot;https://github.com/citation-style-language/schema/raw/master/csl-citation.json&quot;} RNDROV4l37v27"/><text:span text:style-name="T384">(Eckart 1940)</text:span><text:reference-mark-end text:name="ADDIN CSL_CITATION {&quot;citationItems&quot;: [{&quot;uris&quot;: [&quot;http://www.mendeley.com/documents/?uuid=a966fc50-a655-4f31-950c-4b56530e7c02&quot;], &quot;itemData&quot;: {&quot;issued&quot;: {&quot;date-parts&quot;: [[&quot;1940&quot;]]}, &quot;type&quot;: &quot;article-journal&quot;, &quot;title&quot;: &quot;The Water Supply System of San Francisco&quot;, &quot;volume&quot;: &quot;32&quot;, &quot;id&quot;: &quot;ITEM-1&quot;, &quot;issue&quot;: &quot;5&quot;, &quot;page&quot;: &quot;751-794&quot;, &quot;author&quot;: [{&quot;given&quot;: &quot;Nelson A&quot;, &quot;suffix&quot;: &quot;&quot;, &quot;parse-names&quot;: false, &quot;dropping-particle&quot;: &quot;&quot;, &quot;family&quot;: &quot;Eckart&quot;, &quot;non-dropping-particle&quot;: &quot;&quot;}], &quot;container-title&quot;: &quot;Journal (American Water Works Association)&quot;}, &quot;id&quot;: &quot;ITEM-1&quot;}], &quot;properties&quot;: {&quot;noteIndex&quot;: 0}, &quot;mendeley&quot;: {&quot;formattedCitation&quot;: &quot;(Eckart 1940)&quot;, &quot;previouslyFormattedCitation&quot;: &quot;(Eckart 1940)&quot;, &quot;plainTextFormattedCitation&quot;: &quot;(Eckart 1940)&quot;}, &quot;schema&quot;: &quot;https://github.com/citation-style-language/schema/raw/master/csl-citation.json&quot;} RNDROV4l37v27"/><text:span text:style-name="T121">⁠. <text:s/>Both lakes are approximately 1,420 m above sea level, and have areas of 6.3 km</text:span><text:span text:style-name="T537">2</text:span><text:span text:style-name="T121"> (Cherry) and 3.9 km</text:span><text:span text:style-name="T537">2</text:span><text:span text:style-name="T121"> (Eleanor). </text:span><text:span text:style-name="T131">Both lakes have been stocked with fish, including rainbow trout (</text:span><text:span text:style-name="T152">Onchoryncus mykiss</text:span><text:span text:style-name="T131">), brown trout (</text:span><text:span text:style-name="T152">Salmo trutta</text:span><text:span text:style-name="T131">), and, in Cherry Lake, eastern brook trout (</text:span><text:span text:style-name="T152">Salvelinus fontinalis</text:span><text:span text:style-name="T131">) </text:span><text:reference-mark-start text:name="ADDIN CSL_CITATION {&quot;citationItems&quot;: [{&quot;uris&quot;: [&quot;http://www.mendeley.com/documents/?uuid=0673d6df-5db4-446a-99f1-df893fe85f98&quot;], &quot;itemData&quot;: {&quot;issued&quot;: {&quot;date-parts&quot;: [[&quot;2016&quot;]]}, &quot;type&quot;: &quot;webpage&quot;, &quot;URL&quot;: &quot;http://www.fs.usda.gov/recarea/stanislaus/recarea/?recid=14973&quot;, &quot;accessed&quot;: {&quot;date-parts&quot;: [[&quot;2016&quot;, &quot;11&quot;, &quot;17&quot;]]}, &quot;id&quot;: &quot;ITEM-1&quot;, &quot;title&quot;: &quot;Stanislaus National Forest - Cherry Lake&quot;, &quot;author&quot;: [{&quot;given&quot;: &quot;&quot;, &quot;suffix&quot;: &quot;&quot;, &quot;parse-names&quot;: false, &quot;dropping-particle&quot;: &quot;&quot;, &quot;family&quot;: &quot;United States Forest Service&quot;, &quot;non-dropping-particle&quot;: &quot;&quot;}]}, &quot;id&quot;: &quot;ITEM-1&quot;}, {&quot;uris&quot;: [&quot;http://www.mendeley.com/documents/?uuid=2f316270-2f4b-432f-96a3-962d40aced9a&quot;], &quot;itemData&quot;: {&quot;issued&quot;: {&quot;date-parts&quot;: [[&quot;1961&quot;]]}, &quot;type&quot;: &quot;book&quot;, &quot;publisher&quot;: &quot;Desert Printers&quot;, &quot;title&quot;: &quot;Guardians of the Yosemite: A Story of the First Rangers&quot;, &quot;id&quot;: &quot;ITEM-2&quot;, &quot;edition&quot;: &quot;1&quot;, &quot;number-of-pages&quot;: &quot;123&quot;, &quot;author&quot;: [{&quot;given&quot;: &quot;John W.&quot;, &quot;suffix&quot;: &quot;&quot;, &quot;parse-names&quot;: false, &quot;dropping-particle&quot;: &quot;&quot;, &quot;family&quot;: &quot;Bingaman&quot;, &quot;non-dropping-particle&quot;: &quot;&quot;}]}, &quot;id&quot;: &quot;ITEM-2&quot;}], &quot;properties&quot;: {&quot;noteIndex&quot;: 0},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quot;schema&quot;: &quot;https://github.com/citation-style-language/schema/raw/master/csl-citation.json&quot;} RND0NZeybCsNO"/><text:span text:style-name="T388">(Bingaman 1961, United States Forest Service 2016)</text:span><text:reference-mark-end text:name="ADDIN CSL_CITATION {&quot;citationItems&quot;: [{&quot;uris&quot;: [&quot;http://www.mendeley.com/documents/?uuid=0673d6df-5db4-446a-99f1-df893fe85f98&quot;], &quot;itemData&quot;: {&quot;issued&quot;: {&quot;date-parts&quot;: [[&quot;2016&quot;]]}, &quot;type&quot;: &quot;webpage&quot;, &quot;URL&quot;: &quot;http://www.fs.usda.gov/recarea/stanislaus/recarea/?recid=14973&quot;, &quot;accessed&quot;: {&quot;date-parts&quot;: [[&quot;2016&quot;, &quot;11&quot;, &quot;17&quot;]]}, &quot;id&quot;: &quot;ITEM-1&quot;, &quot;title&quot;: &quot;Stanislaus National Forest - Cherry Lake&quot;, &quot;author&quot;: [{&quot;given&quot;: &quot;&quot;, &quot;suffix&quot;: &quot;&quot;, &quot;parse-names&quot;: false, &quot;dropping-particle&quot;: &quot;&quot;, &quot;family&quot;: &quot;United States Forest Service&quot;, &quot;non-dropping-particle&quot;: &quot;&quot;}]}, &quot;id&quot;: &quot;ITEM-1&quot;}, {&quot;uris&quot;: [&quot;http://www.mendeley.com/documents/?uuid=2f316270-2f4b-432f-96a3-962d40aced9a&quot;], &quot;itemData&quot;: {&quot;issued&quot;: {&quot;date-parts&quot;: [[&quot;1961&quot;]]}, &quot;type&quot;: &quot;book&quot;, &quot;publisher&quot;: &quot;Desert Printers&quot;, &quot;title&quot;: &quot;Guardians of the Yosemite: A Story of the First Rangers&quot;, &quot;id&quot;: &quot;ITEM-2&quot;, &quot;edition&quot;: &quot;1&quot;, &quot;number-of-pages&quot;: &quot;123&quot;, &quot;author&quot;: [{&quot;given&quot;: &quot;John W.&quot;, &quot;suffix&quot;: &quot;&quot;, &quot;parse-names&quot;: false, &quot;dropping-particle&quot;: &quot;&quot;, &quot;family&quot;: &quot;Bingaman&quot;, &quot;non-dropping-particle&quot;: &quot;&quot;}]}, &quot;id&quot;: &quot;ITEM-2&quot;}], &quot;properties&quot;: {&quot;noteIndex&quot;: 0},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quot;schema&quot;: &quot;https://github.com/citation-style-language/schema/raw/master/csl-citation.json&quot;} RND0NZeybCsNO"/><text:span text:style-name="T131">⁠. <text:s/></text:span><text:span text:style-name="T121">Cherry and Eleanor were surveyed <text:s/>in October 2013, April 2014, June 2014, and September 2013 </text:span><text:span text:style-name="T4">(Figure </text:span><text:span text:style-name="T135">1</text:span><text:span text:style-name="T4">)</text:span><text:span text:style-name="T121">. <text:s/>In addition to </text:span><text:span text:style-name="T128">our repeated surveys of </text:span><text:span text:style-name="T121">Cherry and Eleanor, we surveyed Independence Lake, </text:span><text:span text:style-name="T126">located at 39</text:span><text:span text:style-name="T124">° </text:span><text:span text:style-name="T126">26.4' N, 1</text:span><text:span text:style-name="T128">20</text:span><text:span text:style-name="T124">°</text:span><text:span text:style-name="T126"> 18.6' W, </text:span><text:span text:style-name="T128">and Lake Tahoe, at 39° 10</text:span><text:span text:style-name="T126">' </text:span><text:span text:style-name="T128">N, <text:s/>120° 0</text:span><text:span text:style-name="T126">' </text:span><text:span text:style-name="T128">W </text:span><text:span text:style-name="T126">once </text:span><text:span text:style-name="T128">each</text:span><text:span text:style-name="T126"> in October <text:s/>2013. <text:s/>Independence is a natural lake </text:span><text:span text:style-name="T127">2,127 m above sea level</text:span><text:span text:style-name="T126">, </text:span><text:span text:style-name="T127">and</text:span><text:span text:style-name="T126"> 2.6 km</text:span><text:span text:style-name="T538">2</text:span><text:span text:style-name="T126"> in area. <text:s/>It has never been stocked with fish, and is one of only two lakes in the world with a self-sustaining population of Lahontan cutthroat trout, </text:span><text:span text:style-name="T151">Oncorhyncus clarkii henshawi </text:span><text:reference-mark-start text:name="ADDIN CSL_CITATION {&quot;citationItems&quot;: [{&quot;uris&quot;: [&quot;http://www.mendeley.com/documents/?uuid=6b406370-797f-459e-92f1-b22387c0ddf9&quot;], &quot;itemData&quot;: {&quot;issued&quot;: {&quot;date-parts&quot;: [[&quot;2002&quot;]]}, &quot;DOI&quot;: &quot;10.1577/1548-8659(2002)131&lt;0376:PGSILC&gt;2.0.CO;2&quot;, &quot;type&quot;: &quot;article-journal&quot;, &quot;volume&quot;: &quot;131&quot;, &quot;title&quot;: &quot;Population Genetic Structure in Lahontan Cutthroat Trout&quot;, &quot;id&quot;: &quot;ITEM-1&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page&quot;: &quot;376-388&quot;, &quot;author&quot;: [{&quot;given&quot;: &quot;Jennifer L&quot;, &quot;suffix&quot;: &quot;&quot;, &quot;parse-names&quot;: false, &quot;dropping-particle&quot;: &quot;&quot;, &quot;family&quot;: &quot;Nielsen&quot;, &quot;non-dropping-particle&quot;: &quot;&quot;}, {&quot;given&quot;: &quot;George K&quot;, &quot;suffix&quot;: &quot;&quot;, &quot;parse-names&quot;: false, &quot;dropping-particle&quot;: &quot;&quot;, &quot;family&quot;: &quot;Sage&quot;, &quot;non-dropping-particle&quot;: &quot;&quot;}], &quot;container-title&quot;: &quot;Transactions of the American Fisheries Society&quot;}, &quot;id&quot;: &quot;ITEM-1&quot;}], &quot;properties&quot;: {&quot;noteIndex&quot;: 0}, &quot;mendeley&quot;: {&quot;formattedCitation&quot;: &quot;(Nielsen and Sage 2002)&quot;, &quot;previouslyFormattedCitation&quot;: &quot;(Nielsen and Sage 2002)&quot;, &quot;plainTextFormattedCitation&quot;: &quot;(Nielsen and Sage 2002)&quot;}, &quot;schema&quot;: &quot;https://github.com/citation-style-language/schema/raw/master/csl-citation.json&quot;} RNDqzXUrHEL6X"/><text:span text:style-name="T387">(Nielsen and Sage 2002)</text:span><text:reference-mark-end text:name="ADDIN CSL_CITATION {&quot;citationItems&quot;: [{&quot;uris&quot;: [&quot;http://www.mendeley.com/documents/?uuid=6b406370-797f-459e-92f1-b22387c0ddf9&quot;], &quot;itemData&quot;: {&quot;issued&quot;: {&quot;date-parts&quot;: [[&quot;2002&quot;]]}, &quot;DOI&quot;: &quot;10.1577/1548-8659(2002)131&lt;0376:PGSILC&gt;2.0.CO;2&quot;, &quot;type&quot;: &quot;article-journal&quot;, &quot;volume&quot;: &quot;131&quot;, &quot;title&quot;: &quot;Population Genetic Structure in Lahontan Cutthroat Trout&quot;, &quot;id&quot;: &quot;ITEM-1&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page&quot;: &quot;376-388&quot;, &quot;author&quot;: [{&quot;given&quot;: &quot;Jennifer L&quot;, &quot;suffix&quot;: &quot;&quot;, &quot;parse-names&quot;: false, &quot;dropping-particle&quot;: &quot;&quot;, &quot;family&quot;: &quot;Nielsen&quot;, &quot;non-dropping-particle&quot;: &quot;&quot;}, {&quot;given&quot;: &quot;George K&quot;, &quot;suffix&quot;: &quot;&quot;, &quot;parse-names&quot;: false, &quot;dropping-particle&quot;: &quot;&quot;, &quot;family&quot;: &quot;Sage&quot;, &quot;non-dropping-particle&quot;: &quot;&quot;}], &quot;container-title&quot;: &quot;Transactions of the American Fisheries Society&quot;}, &quot;id&quot;: &quot;ITEM-1&quot;}], &quot;properties&quot;: {&quot;noteIndex&quot;: 0}, &quot;mendeley&quot;: {&quot;formattedCitation&quot;: &quot;(Nielsen and Sage 2002)&quot;, &quot;previouslyFormattedCitation&quot;: &quot;(Nielsen and Sage 2002)&quot;, &quot;plainTextFormattedCitation&quot;: &quot;(Nielsen and Sage 2002)&quot;}, &quot;schema&quot;: &quot;https://github.com/citation-style-language/schema/raw/master/csl-citation.json&quot;} RNDqzXUrHEL6X"/><text:span text:style-name="T123">⁠. <text:s/></text:span><text:span text:style-name="T129">Lake Tahoe, at 1,897 m elevation, is much larger and deeper than the other three lakes, with a surface area of 490 km</text:span><text:span text:style-name="T539">2</text:span><text:span text:style-name="T382"> and maximum depth of 501 m. <text:s/>It is also </text:span><text:span text:style-name="T381">oligotrophic</text:span><text:span text:style-name="T382">, in contrast to the three smaller lakes, which</text:span><text:span text:style-name="T385"> </text:span><text:span text:style-name="T127">are mesotrophic. <text:s/></text:span><text:span text:style-name="T130">The watersheds of the three smaller lakes are undeveloped, </text:span><text:span text:style-name="T127">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issued&quot;: {&quot;date-parts&quot;: [[&quot;2013&quot;]]}, &quot;type&quot;: &quot;report&quot;, &quot;title&quot;: &quot;Rim Fire Final Update&quot;, &quot;id&quot;: &quot;ITEM-1&quot;, &quot;author&quot;: [{&quot;given&quot;: &quot;&quot;, &quot;suffix&quot;: &quot;&quot;, &quot;parse-names&quot;: false, &quot;dropping-particle&quot;: &quot;&quot;, &quot;family&quot;: &quot;National Wildfire Coordinating Group&quot;, &quot;non-dropping-particle&quot;: &quot;&quot;}]}, &quot;id&quot;: &quot;ITEM-1&quot;}], &quot;properties&quot;: {&quot;noteIndex&quot;: 0}, &quot;mendeley&quot;: {&quot;formattedCitation&quot;: &quot;(National Wildfire Coordinating Group 2013)&quot;, &quot;previouslyFormattedCitation&quot;: &quot;(National Wildfire Coordinating Group 2013)&quot;, &quot;plainTextFormattedCitation&quot;: &quot;(National Wildfire Coordinating Group 2013)&quot;}, &quot;schema&quot;: &quot;https://github.com/citation-style-language/schema/raw/master/csl-citation.json&quot;} RNDBLeSjkkwDH"/><text:span text:style-name="T386">(National Wildfire Coordinating Group 2013)</text:span><text:reference-mark-end text:name="ADDIN CSL_CITATION {&quot;citationItems&quot;: [{&quot;uris&quot;: [&quot;http://www.mendeley.com/documents/?uuid=34896e7a-2304-40c9-ab3d-80dbc49cc272&quot;], &quot;itemData&quot;: {&quot;issued&quot;: {&quot;date-parts&quot;: [[&quot;2013&quot;]]}, &quot;type&quot;: &quot;report&quot;, &quot;title&quot;: &quot;Rim Fire Final Update&quot;, &quot;id&quot;: &quot;ITEM-1&quot;, &quot;author&quot;: [{&quot;given&quot;: &quot;&quot;, &quot;suffix&quot;: &quot;&quot;, &quot;parse-names&quot;: false, &quot;dropping-particle&quot;: &quot;&quot;, &quot;family&quot;: &quot;National Wildfire Coordinating Group&quot;, &quot;non-dropping-particle&quot;: &quot;&quot;}]}, &quot;id&quot;: &quot;ITEM-1&quot;}], &quot;properties&quot;: {&quot;noteIndex&quot;: 0}, &quot;mendeley&quot;: {&quot;formattedCitation&quot;: &quot;(National Wildfire Coordinating Group 2013)&quot;, &quot;previouslyFormattedCitation&quot;: &quot;(National Wildfire Coordinating Group 2013)&quot;, &quot;plainTextFormattedCitation&quot;: &quot;(National Wildfire Coordinating Group 2013)&quot;}, &quot;schema&quot;: &quot;https://github.com/citation-style-language/schema/raw/master/csl-citation.json&quot;} RNDBLeSjkkwDH"/><text:span text:style-name="T127">⁠. <text:s/></text:span><text:span text:style-name="T133">Lake </text:span><text:span text:style-name="T130">Tahoe is bordered by several towns, with a total permanent population of approximately 50,000. </text:span><text:span text:style-name="T127"><text:s/></text:span><text:span text:style-name="T130">All four watersheds are on granitic substrate.</text:span><text:soft-page-break/></text:p>
      <text:p text:style-name="P66"/>
      <text:p text:style-name="P62">Acoustic data collection</text:p>
      <text:p text:style-name="P55"><text:span text:style-name="T485"><text:tab/></text:span><text:span text:style-name="T486">Surveys were run from outboard-powered boats trailered to each lake, and took place during daytime. <text:s/>Acoustic volume backscatte</text:span><text:span text:style-name="T490">r</text:span><text:span text:style-name="T486"> was recorded at two frequencies, 120 and 710 kHz. <text:s/>Volume backscatter </text:span><text:span text:style-name="T490">can be expressed either in logarithmic form as </text:span><text:span text:style-name="T486">“</text:span><text:span text:style-name="T490">mean volume backscattering strength,” </text:span><text:span text:style-name="T488"><text:s/></text:span><text:span text:style-name="T522">S</text:span><text:span text:style-name="T480">V</text:span><text:span text:style-name="T490">,</text:span><text:span text:style-name="T488"> </text:span><text:span text:style-name="T490">or a linear form as “</text:span><text:span text:style-name="T489">volume backscattering coefficient,” </text:span><text:span text:style-name="T523">s</text:span><text:span text:style-name="T479">V</text:span><text:span text:style-name="T414"> </text:span><text:reference-mark-start text:name="ADDIN CSL_CITATION {&quot;citationItems&quot;: [{&quot;uris&quot;: [&quot;http://www.mendeley.com/documents/?uuid=fd4ab91c-0d35-4b73-9fbc-deac289f16e1&quot;], &quot;itemData&quot;: {&quot;type&quot;: &quot;article-journal&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ISBN&quot;: &quot;1054-3139&quot;, &quot;container-title&quot;: &quot;ICES Journal of Marine Science&quot;, &quot;issued&quot;: {&quot;date-parts&quot;: [[&quot;2002&quot;]]}, &quot;DOI&quot;: &quot;10.1006/jmsc.2001.1158&quot;, &quot;title&quot;: &quot;A consistent approach to definitions and symbols in fisheries acoustics&quot;, &quot;id&quot;: &quot;ITEM-1&quot;, &quot;volume&quot;: &quot;59&quot;, &quot;page&quot;: &quot;365-369&quot;, &quot;author&quot;: [{&quot;given&quot;: &quot;David N&quot;, &quot;suffix&quot;: &quot;&quot;, &quot;parse-names&quot;: false, &quot;dropping-particle&quot;: &quot;&quot;, &quot;family&quot;: &quot;MacLennan&quot;, &quot;non-dropping-particle&quot;: &quot;&quot;}, {&quot;given&quot;: &quot;Paul G&quot;, &quot;suffix&quot;: &quot;&quot;, &quot;parse-names&quot;: false, &quot;dropping-particle&quot;: &quot;&quot;, &quot;family&quot;: &quot;Fernandes&quot;, &quot;non-dropping-particle&quot;: &quot;&quot;}, {&quot;given&quot;: &quot;John Dalen&quot;, &quot;suffix&quot;: &quot;&quot;, &quot;parse-names&quot;: false, &quot;dropping-particle&quot;: &quot;&quot;, &quot;family&quot;: &quot;Maclennan&quot;, &quot;non-dropping-particle&quot;: &quot;&quot;}, {&quot;given&quot;: &quot;D N&quot;, &quot;suffix&quot;: &quot;&quot;, &quot;parse-names&quot;: false, &quot;dropping-particle&quot;: &quot;&quot;, &quot;family&quot;: &quot;Fernandes&quot;, &quot;non-dropping-particle&quot;: &quot;&quot;}, {&quot;given&quot;: &quot;D M&quot;, &quot;suffix&quot;: &quot;&quot;, &quot;parse-names&quot;: false, &quot;dropping-particle&quot;: &quot;&quot;, &quot;family&quot;: &quot;Maclennan&quot;, &quot;non-dropping-particle&quot;: &quot;&quot;}, {&quot;given&quot;: &quot;P G&quot;, &quot;suffix&quot;: &quot;&quot;, &quot;parse-names&quot;: false, &quot;dropping-particle&quot;: &quot;&quot;, &quot;family&quot;: &quot;Fernandes&quot;, &quot;non-dropping-particle&quot;: &quot;&quot;}]}, &quot;id&quot;: &quot;ITEM-1&quot;}], &quot;properties&quot;: {&quot;noteIndex&quot;: 0}, &quot;mendeley&quot;: {&quot;formattedCitation&quot;: &quot;(MacLennan et al. 2002)&quot;, &quot;previouslyFormattedCitation&quot;: &quot;(MacLennan et al. 2002)&quot;, &quot;plainTextFormattedCitation&quot;: &quot;(MacLennan et al. 2002)&quot;}, &quot;schema&quot;: &quot;https://github.com/citation-style-language/schema/raw/master/csl-citation.json&quot;} RNDxQ4WuWbgf4"/><text:span text:style-name="T414">(MacLennan et al. 2002)</text:span><text:reference-mark-end text:name="ADDIN CSL_CITATION {&quot;citationItems&quot;: [{&quot;uris&quot;: [&quot;http://www.mendeley.com/documents/?uuid=fd4ab91c-0d35-4b73-9fbc-deac289f16e1&quot;], &quot;itemData&quot;: {&quot;type&quot;: &quot;article-journal&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ISBN&quot;: &quot;1054-3139&quot;, &quot;container-title&quot;: &quot;ICES Journal of Marine Science&quot;, &quot;issued&quot;: {&quot;date-parts&quot;: [[&quot;2002&quot;]]}, &quot;DOI&quot;: &quot;10.1006/jmsc.2001.1158&quot;, &quot;title&quot;: &quot;A consistent approach to definitions and symbols in fisheries acoustics&quot;, &quot;id&quot;: &quot;ITEM-1&quot;, &quot;volume&quot;: &quot;59&quot;, &quot;page&quot;: &quot;365-369&quot;, &quot;author&quot;: [{&quot;given&quot;: &quot;David N&quot;, &quot;suffix&quot;: &quot;&quot;, &quot;parse-names&quot;: false, &quot;dropping-particle&quot;: &quot;&quot;, &quot;family&quot;: &quot;MacLennan&quot;, &quot;non-dropping-particle&quot;: &quot;&quot;}, {&quot;given&quot;: &quot;Paul G&quot;, &quot;suffix&quot;: &quot;&quot;, &quot;parse-names&quot;: false, &quot;dropping-particle&quot;: &quot;&quot;, &quot;family&quot;: &quot;Fernandes&quot;, &quot;non-dropping-particle&quot;: &quot;&quot;}, {&quot;given&quot;: &quot;John Dalen&quot;, &quot;suffix&quot;: &quot;&quot;, &quot;parse-names&quot;: false, &quot;dropping-particle&quot;: &quot;&quot;, &quot;family&quot;: &quot;Maclennan&quot;, &quot;non-dropping-particle&quot;: &quot;&quot;}, {&quot;given&quot;: &quot;D N&quot;, &quot;suffix&quot;: &quot;&quot;, &quot;parse-names&quot;: false, &quot;dropping-particle&quot;: &quot;&quot;, &quot;family&quot;: &quot;Fernandes&quot;, &quot;non-dropping-particle&quot;: &quot;&quot;}, {&quot;given&quot;: &quot;D M&quot;, &quot;suffix&quot;: &quot;&quot;, &quot;parse-names&quot;: false, &quot;dropping-particle&quot;: &quot;&quot;, &quot;family&quot;: &quot;Maclennan&quot;, &quot;non-dropping-particle&quot;: &quot;&quot;}, {&quot;given&quot;: &quot;P G&quot;, &quot;suffix&quot;: &quot;&quot;, &quot;parse-names&quot;: false, &quot;dropping-particle&quot;: &quot;&quot;, &quot;family&quot;: &quot;Fernandes&quot;, &quot;non-dropping-particle&quot;: &quot;&quot;}]}, &quot;id&quot;: &quot;ITEM-1&quot;}], &quot;properties&quot;: {&quot;noteIndex&quot;: 0}, &quot;mendeley&quot;: {&quot;formattedCitation&quot;: &quot;(MacLennan et al. 2002)&quot;, &quot;previouslyFormattedCitation&quot;: &quot;(MacLennan et al. 2002)&quot;, &quot;plainTextFormattedCitation&quot;: &quot;(MacLennan et al. 2002)&quot;}, &quot;schema&quot;: &quot;https://github.com/citation-style-language/schema/raw/master/csl-citation.json&quot;} RNDxQ4WuWbgf4"/><text:span text:style-name="T414">⁠</text:span><text:span text:style-name="T489">. <text:s/>The latter </text:span><text:span text:style-name="T490">quantity </text:span><text:span text:style-name="T489">is proportional to the density of sound-scattering objects in the water.</text:span><text:span text:style-name="T486"> The 120 kHz echosounder was a Simrad ES60 with a split-beam transducer (7</text:span><text:span text:style-name="T140">°</text:span><text:span text:style-name="T553"> </text:span><text:span text:style-name="T554">beam width)</text:span><text:span text:style-name="T487">, which can accurately measure the target strength of individual fish in situ. <text:s/>The 710 kHz echosounder was a Simrad EK60 with a single-beam (2.8</text:span><text:span text:style-name="T140">° </text:span><text:span text:style-name="T141">beam width) transducer. <text:s/>This high-frequency system could detect small (&lt;1 mm) zooplankton </text:span><text:reference-mark-start text:name="ADDIN CSL_CITATION {&quot;citationItems&quot;: [{&quot;uris&quot;: [&quot;http://www.mendeley.com/documents/?uuid=e6ef6fa0-0241-4c96-846a-90275ac8fb2b&quot;], &quot;itemData&quot;: {&quot;type&quot;: &quot;article-journal&quot;, &quot;PMID&quot;: &quot;226&quot;, &quot;ISSN&quot;: &quot;10543139&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ISBN&quot;: &quot;1054-3139&quot;, &quot;container-title&quot;: &quot;ICES Journal of Marine Science&quot;, &quot;issued&quot;: {&quot;date-parts&quot;: [[&quot;1995&quot;]]}, &quot;DOI&quot;: &quot;10.1016/1054-3139(95)80044-1&quot;, &quot;title&quot;: &quot;Bioacoustical oceanography at high frequencies&quot;, &quot;id&quot;: &quot;ITEM-1&quot;, &quot;volume&quot;: &quot;52&quot;, &quot;page&quot;: &quot;279-296&quot;, &quot;author&quot;: [{&quot;given&quot;: &quot;D&quot;, &quot;suffix&quot;: &quot;&quot;, &quot;parse-names&quot;: false, &quot;dropping-particle&quot;: &quot;&quot;, &quot;family&quot;: &quot;Holliday&quot;, &quot;non-dropping-particle&quot;: &quot;&quot;}]}, &quot;id&quot;: &quot;ITEM-1&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2&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2&quot;}], &quot;properties&quot;: {&quot;noteIndex&quot;: 0}, &quot;mendeley&quot;: {&quot;formattedCitation&quot;: &quot;(Holliday 1995, Warren et al. 2016)&quot;, &quot;previouslyFormattedCitation&quot;: &quot;(Holliday 1995, Warren et al. 2016)&quot;, &quot;plainTextFormattedCitation&quot;: &quot;(Holliday 1995, Warren et al. 2016)&quot;}, &quot;schema&quot;: &quot;https://github.com/citation-style-language/schema/raw/master/csl-citation.json&quot;} RNDdqngtCnoh3"/><text:span text:style-name="T396">(Holliday 1995, Warren et al. 2016)</text:span><text:reference-mark-end text:name="ADDIN CSL_CITATION {&quot;citationItems&quot;: [{&quot;uris&quot;: [&quot;http://www.mendeley.com/documents/?uuid=e6ef6fa0-0241-4c96-846a-90275ac8fb2b&quot;], &quot;itemData&quot;: {&quot;type&quot;: &quot;article-journal&quot;, &quot;PMID&quot;: &quot;226&quot;, &quot;ISSN&quot;: &quot;10543139&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ISBN&quot;: &quot;1054-3139&quot;, &quot;container-title&quot;: &quot;ICES Journal of Marine Science&quot;, &quot;issued&quot;: {&quot;date-parts&quot;: [[&quot;1995&quot;]]}, &quot;DOI&quot;: &quot;10.1016/1054-3139(95)80044-1&quot;, &quot;title&quot;: &quot;Bioacoustical oceanography at high frequencies&quot;, &quot;id&quot;: &quot;ITEM-1&quot;, &quot;volume&quot;: &quot;52&quot;, &quot;page&quot;: &quot;279-296&quot;, &quot;author&quot;: [{&quot;given&quot;: &quot;D&quot;, &quot;suffix&quot;: &quot;&quot;, &quot;parse-names&quot;: false, &quot;dropping-particle&quot;: &quot;&quot;, &quot;family&quot;: &quot;Holliday&quot;, &quot;non-dropping-particle&quot;: &quot;&quot;}]}, &quot;id&quot;: &quot;ITEM-1&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2&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2&quot;}], &quot;properties&quot;: {&quot;noteIndex&quot;: 0}, &quot;mendeley&quot;: {&quot;formattedCitation&quot;: &quot;(Holliday 1995, Warren et al. 2016)&quot;, &quot;previouslyFormattedCitation&quot;: &quot;(Holliday 1995, Warren et al. 2016)&quot;, &quot;plainTextFormattedCitation&quot;: &quot;(Holliday 1995, Warren et al. 2016)&quot;}, &quot;schema&quot;: &quot;https://github.com/citation-style-language/schema/raw/master/csl-citation.json&quot;} RNDdqngtCnoh3"/><text:span text:style-name="T141">⁠, but its effective range was limited to approximately 30 m due to attenuation in water. <text:s/>Both transducers were deployed on a pole mount off the side of the survey boat at depths of approximately 30-50 cm depending on wave conditions</text:span><text:span text:style-name="T137">.</text:span></text:p>
      <text:p text:style-name="P55"><text:span text:style-name="T137"><text:tab/>Both systems were calibrated </text:span><text:span text:style-name="T138">in Lake Tahoe </text:span><text:span text:style-name="T137">on </text:span><text:span text:style-name="T138">21 October 2013</text:span><text:span text:style-name="T137"> with a </text:span><text:span text:style-name="T138">38.1 mm </text:span><text:span text:style-name="T137">tungsten </text:span><text:soft-page-break/><text:span text:style-name="T137">carbide standard target sphere </text:span><text:reference-mark-start text:name="ADDIN CSL_CITATION {&quot;citationItems&quot;: [{&quot;uris&quot;: [&quot;http://www.mendeley.com/documents/?uuid=5dab0d97-10a6-4cb1-a819-bba53b746840&quot;], &quot;itemData&quot;: {&quot;type&quot;: &quot;report&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ISBN&quot;: &quot;ICES Cooperative Research Report 144&quot;, &quot;number-of-pages&quot;: &quot;1-69&quot;, &quot;container-title&quot;: &quot;ICES Cooperative Research Report&quot;, &quot;issued&quot;: {&quot;date-parts&quot;: [[&quot;1987&quot;, &quot;11&quot;]]}, &quot;title&quot;: &quot;Calibration of acoustic instruments for fish density estimation: a practical guide&quot;, &quot;id&quot;: &quot;ITEM-1&quot;, &quot;volume&quot;: &quot;144&quot;, &quot;author&quot;: [{&quot;given&quot;: &quot;K.G.&quot;, &quot;suffix&quot;: &quot;&quot;, &quot;parse-names&quot;: false, &quot;dropping-particle&quot;: &quot;&quot;, &quot;family&quot;: &quot;Foote&quot;, &quot;non-dropping-particle&quot;: &quot;&quot;}, {&quot;given&quot;: &quot;H.P.&quot;, &quot;suffix&quot;: &quot;&quot;, &quot;parse-names&quot;: false, &quot;dropping-particle&quot;: &quot;&quot;, &quot;family&quot;: &quot;Knudsen&quot;, &quot;non-dropping-particle&quot;: &quot;&quot;}, {&quot;given&quot;: &quot;G.&quot;, &quot;suffix&quot;: &quot;&quot;, &quot;parse-names&quot;: false, &quot;dropping-particle&quot;: &quot;&quot;, &quot;family&quot;: &quot;Vestnes&quot;, &quot;non-dropping-particle&quot;: &quot;&quot;}, {&quot;given&quot;: &quot;D.N.&quot;, &quot;suffix&quot;: &quot;&quot;, &quot;parse-names&quot;: false, &quot;dropping-particle&quot;: &quot;&quot;, &quot;family&quot;: &quot;MacLennan&quot;, &quot;non-dropping-particle&quot;: &quot;&quot;}, {&quot;given&quot;: &quot;E.J.&quot;, &quot;suffix&quot;: &quot;&quot;, &quot;parse-names&quot;: false, &quot;dropping-particle&quot;: &quot;&quot;, &quot;family&quot;: &quot;Simmonds&quot;, &quot;non-dropping-particle&quot;: &quot;&quot;}]}, &quot;id&quot;: &quot;ITEM-1&quot;}], &quot;properties&quot;: {&quot;noteIndex&quot;: 0}, &quot;mendeley&quot;: {&quot;formattedCitation&quot;: &quot;(Foote et al. 1987)&quot;, &quot;previouslyFormattedCitation&quot;: &quot;(Foote et al. 1987)&quot;, &quot;plainTextFormattedCitation&quot;: &quot;(Foote et al. 1987)&quot;}, &quot;schema&quot;: &quot;https://github.com/citation-style-language/schema/raw/master/csl-citation.json&quot;} RNDOBLFCV75v2"/><text:span text:style-name="T397">(Foote et al. 1987)</text:span><text:reference-mark-end text:name="ADDIN CSL_CITATION {&quot;citationItems&quot;: [{&quot;uris&quot;: [&quot;http://www.mendeley.com/documents/?uuid=5dab0d97-10a6-4cb1-a819-bba53b746840&quot;], &quot;itemData&quot;: {&quot;type&quot;: &quot;report&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ISBN&quot;: &quot;ICES Cooperative Research Report 144&quot;, &quot;number-of-pages&quot;: &quot;1-69&quot;, &quot;container-title&quot;: &quot;ICES Cooperative Research Report&quot;, &quot;issued&quot;: {&quot;date-parts&quot;: [[&quot;1987&quot;, &quot;11&quot;]]}, &quot;title&quot;: &quot;Calibration of acoustic instruments for fish density estimation: a practical guide&quot;, &quot;id&quot;: &quot;ITEM-1&quot;, &quot;volume&quot;: &quot;144&quot;, &quot;author&quot;: [{&quot;given&quot;: &quot;K.G.&quot;, &quot;suffix&quot;: &quot;&quot;, &quot;parse-names&quot;: false, &quot;dropping-particle&quot;: &quot;&quot;, &quot;family&quot;: &quot;Foote&quot;, &quot;non-dropping-particle&quot;: &quot;&quot;}, {&quot;given&quot;: &quot;H.P.&quot;, &quot;suffix&quot;: &quot;&quot;, &quot;parse-names&quot;: false, &quot;dropping-particle&quot;: &quot;&quot;, &quot;family&quot;: &quot;Knudsen&quot;, &quot;non-dropping-particle&quot;: &quot;&quot;}, {&quot;given&quot;: &quot;G.&quot;, &quot;suffix&quot;: &quot;&quot;, &quot;parse-names&quot;: false, &quot;dropping-particle&quot;: &quot;&quot;, &quot;family&quot;: &quot;Vestnes&quot;, &quot;non-dropping-particle&quot;: &quot;&quot;}, {&quot;given&quot;: &quot;D.N.&quot;, &quot;suffix&quot;: &quot;&quot;, &quot;parse-names&quot;: false, &quot;dropping-particle&quot;: &quot;&quot;, &quot;family&quot;: &quot;MacLennan&quot;, &quot;non-dropping-particle&quot;: &quot;&quot;}, {&quot;given&quot;: &quot;E.J.&quot;, &quot;suffix&quot;: &quot;&quot;, &quot;parse-names&quot;: false, &quot;dropping-particle&quot;: &quot;&quot;, &quot;family&quot;: &quot;Simmonds&quot;, &quot;non-dropping-particle&quot;: &quot;&quot;}]}, &quot;id&quot;: &quot;ITEM-1&quot;}], &quot;properties&quot;: {&quot;noteIndex&quot;: 0}, &quot;mendeley&quot;: {&quot;formattedCitation&quot;: &quot;(Foote et al. 1987)&quot;, &quot;previouslyFormattedCitation&quot;: &quot;(Foote et al. 1987)&quot;, &quot;plainTextFormattedCitation&quot;: &quot;(Foote et al. 1987)&quot;}, &quot;schema&quot;: &quot;https://github.com/citation-style-language/schema/raw/master/csl-citation.json&quot;} RNDOBLFCV75v2"/><text:span text:style-name="T137">⁠. <text:s/></text:span><text:span text:style-name="T138">Because of the 710 kHz transducer’s narrow beam width, we were unable to center the sphere in the beam in the field, and so performed an additional, ex-situ calibration for this instrument in a tank on land. <text:s/></text:span><text:span text:style-name="T139">A 166 L </text:span><text:span text:style-name="T145">aquaria</text:span><text:span text:style-name="T139">, 80 cm deep and 50 cm across </text:span><text:span text:style-name="T142">(Rubbermaid, Atlanta GA)</text:span><text:span text:style-name="T139">, was filled with fresh water and the transducer mounted at the can’s center just below the surface. <text:s/>The calibration sphere could then be suspended </text:span><text:span text:style-name="T143">beyond</text:span><text:span text:style-name="T139"> the transducer’s 40 cm near field </text:span><text:span text:style-name="T144">and placed on the beam’s axis.</text:span></text:p>
      <text:p text:style-name="P45"><text:span text:style-name="T162"><text:tab/></text:span><text:span text:style-name="T146">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57">In the three smaller lakes, we attempted to perform a lengthwise transect from one end of the lake to the other. <text:s/>In Independence Lake, we were </text:span><text:span text:style-name="T158">also </text:span><text:span text:style-name="T157">able to add a series of zig-zag transects </text:span><text:span text:style-name="T146">across the main axis of the lake. <text:s/>The April 2014 transects in <text:s/>Cherry and Eleanor were shorter due to snowfall, which required slow travel on the mountain roads and </text:span><text:span text:style-name="T159">reduced</text:span><text:span text:style-name="T146"> the time available for sampling.</text:span></text:p>
      <text:p text:style-name="P62"/>
      <text:p text:style-name="P62"><text:span text:style-name="T150"><text:s/>Z</text:span><text:span text:style-name="T119">ooplankton sampling and target strength models</text:span></text:p>
      <text:p text:style-name="P12"><text:tab/><text:span text:style-name="T507">Zooplankton were collected on each sampling day near the center of the lake with a vertical tow from 50 m to the surface using a <text:s/>ring net with 0.3 or 0.73 m diameter and 153 </text:span><text:span text:style-name="T150">μ</text:span><text:span text:style-name="T507">m mesh. <text:s/>Due to an equipment problem with the ring net during the October 2013 trip to Cherry and Eleanor, we instead used a Van Dorn bottle (10 cm diameter) with an elastic nylon mesh (~100 </text:span><text:span text:style-name="T150">μ</text:span><text:span text:style-name="T555">m</text:span><text:span text:style-name="T507">) over one end.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6"><text:span text:style-name="T499"><text:tab/></text:span><text:span text:style-name="T502">To convert acoustic backscatter to animal densities it is necessary to know the backscattering cross-section, </text:span><text:span text:style-name="T153">σ</text:span><text:span text:style-name="T481">BS</text:span><text:span text:style-name="T393">, </text:span><text:span text:style-name="T394">of the scattering organism</text:span><text:span text:style-name="T395">s.</text:span><text:span text:style-name="T393"> <text:s/></text:span><text:span text:style-name="T395">The backscattering cross-section is also expressed in i</text:span><text:span text:style-name="T393">ts logarithmic form, the </text:span><text:span text:style-name="T394">target strength, TS = 10 log</text:span><text:span text:style-name="T482">10</text:span><text:span text:style-name="T394">(</text:span><text:span text:style-name="T392">σ</text:span><text:span text:style-name="T481">BS</text:span><text:span text:style-name="T394">) </text:span><text:reference-mark-start text:name="ADDIN CSL_CITATION {&quot;citationItems&quot;: [{&quot;uris&quot;: [&quot;http://www.mendeley.com/documents/?uuid=fd4ab91c-0d35-4b73-9fbc-deac289f16e1&quot;], &quot;itemData&quot;: {&quot;type&quot;: &quot;article-journal&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ISBN&quot;: &quot;1054-3139&quot;, &quot;container-title&quot;: &quot;ICES Journal of Marine Science&quot;, &quot;issued&quot;: {&quot;date-parts&quot;: [[&quot;2002&quot;]]}, &quot;DOI&quot;: &quot;10.1006/jmsc.2001.1158&quot;, &quot;title&quot;: &quot;A consistent approach to definitions and symbols in fisheries acoustics&quot;, &quot;id&quot;: &quot;ITEM-1&quot;, &quot;volume&quot;: &quot;59&quot;, &quot;page&quot;: &quot;365-369&quot;, &quot;author&quot;: [{&quot;given&quot;: &quot;David N&quot;, &quot;suffix&quot;: &quot;&quot;, &quot;parse-names&quot;: false, &quot;dropping-particle&quot;: &quot;&quot;, &quot;family&quot;: &quot;MacLennan&quot;, &quot;non-dropping-particle&quot;: &quot;&quot;}, {&quot;given&quot;: &quot;Paul G&quot;, &quot;suffix&quot;: &quot;&quot;, &quot;parse-names&quot;: false, &quot;dropping-particle&quot;: &quot;&quot;, &quot;family&quot;: &quot;Fernandes&quot;, &quot;non-dropping-particle&quot;: &quot;&quot;}, {&quot;given&quot;: &quot;John Dalen&quot;, &quot;suffix&quot;: &quot;&quot;, &quot;parse-names&quot;: false, &quot;dropping-particle&quot;: &quot;&quot;, &quot;family&quot;: &quot;Maclennan&quot;, &quot;non-dropping-particle&quot;: &quot;&quot;}, {&quot;given&quot;: &quot;D N&quot;, &quot;suffix&quot;: &quot;&quot;, &quot;parse-names&quot;: false, &quot;dropping-particle&quot;: &quot;&quot;, &quot;family&quot;: &quot;Fernandes&quot;, &quot;non-dropping-particle&quot;: &quot;&quot;}, {&quot;given&quot;: &quot;D M&quot;, &quot;suffix&quot;: &quot;&quot;, &quot;parse-names&quot;: false, &quot;dropping-particle&quot;: &quot;&quot;, &quot;family&quot;: &quot;Maclennan&quot;, &quot;non-dropping-particle&quot;: &quot;&quot;}, {&quot;given&quot;: &quot;P G&quot;, &quot;suffix&quot;: &quot;&quot;, &quot;parse-names&quot;: false, &quot;dropping-particle&quot;: &quot;&quot;, &quot;family&quot;: &quot;Fernandes&quot;, &quot;non-dropping-particle&quot;: &quot;&quot;}]}, &quot;id&quot;: &quot;ITEM-1&quot;}], &quot;properties&quot;: {&quot;noteIndex&quot;: 0}, &quot;mendeley&quot;: {&quot;formattedCitation&quot;: &quot;(MacLennan et al. 2002)&quot;, &quot;previouslyFormattedCitation&quot;: &quot;(MacLennan et al. 2002)&quot;, &quot;plainTextFormattedCitation&quot;: &quot;(MacLennan et al. 2002)&quot;}, &quot;schema&quot;: &quot;https://github.com/citation-style-language/schema/raw/master/csl-citation.json&quot;} RNDcoKEUopRSb"/><text:span text:style-name="T394">(MacLennan et al. 2002)</text:span><text:reference-mark-end text:name="ADDIN CSL_CITATION {&quot;citationItems&quot;: [{&quot;uris&quot;: [&quot;http://www.mendeley.com/documents/?uuid=fd4ab91c-0d35-4b73-9fbc-deac289f16e1&quot;], &quot;itemData&quot;: {&quot;type&quot;: &quot;article-journal&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ISBN&quot;: &quot;1054-3139&quot;, &quot;container-title&quot;: &quot;ICES Journal of Marine Science&quot;, &quot;issued&quot;: {&quot;date-parts&quot;: [[&quot;2002&quot;]]}, &quot;DOI&quot;: &quot;10.1006/jmsc.2001.1158&quot;, &quot;title&quot;: &quot;A consistent approach to definitions and symbols in fisheries acoustics&quot;, &quot;id&quot;: &quot;ITEM-1&quot;, &quot;volume&quot;: &quot;59&quot;, &quot;page&quot;: &quot;365-369&quot;, &quot;author&quot;: [{&quot;given&quot;: &quot;David N&quot;, &quot;suffix&quot;: &quot;&quot;, &quot;parse-names&quot;: false, &quot;dropping-particle&quot;: &quot;&quot;, &quot;family&quot;: &quot;MacLennan&quot;, &quot;non-dropping-particle&quot;: &quot;&quot;}, {&quot;given&quot;: &quot;Paul G&quot;, &quot;suffix&quot;: &quot;&quot;, &quot;parse-names&quot;: false, &quot;dropping-particle&quot;: &quot;&quot;, &quot;family&quot;: &quot;Fernandes&quot;, &quot;non-dropping-particle&quot;: &quot;&quot;}, {&quot;given&quot;: &quot;John Dalen&quot;, &quot;suffix&quot;: &quot;&quot;, &quot;parse-names&quot;: false, &quot;dropping-particle&quot;: &quot;&quot;, &quot;family&quot;: &quot;Maclennan&quot;, &quot;non-dropping-particle&quot;: &quot;&quot;}, {&quot;given&quot;: &quot;D N&quot;, &quot;suffix&quot;: &quot;&quot;, &quot;parse-names&quot;: false, &quot;dropping-particle&quot;: &quot;&quot;, &quot;family&quot;: &quot;Fernandes&quot;, &quot;non-dropping-particle&quot;: &quot;&quot;}, {&quot;given&quot;: &quot;D M&quot;, &quot;suffix&quot;: &quot;&quot;, &quot;parse-names&quot;: false, &quot;dropping-particle&quot;: &quot;&quot;, &quot;family&quot;: &quot;Maclennan&quot;, &quot;non-dropping-particle&quot;: &quot;&quot;}, {&quot;given&quot;: &quot;P G&quot;, &quot;suffix&quot;: &quot;&quot;, &quot;parse-names&quot;: false, &quot;dropping-particle&quot;: &quot;&quot;, &quot;family&quot;: &quot;Fernandes&quot;, &quot;non-dropping-particle&quot;: &quot;&quot;}]}, &quot;id&quot;: &quot;ITEM-1&quot;}], &quot;properties&quot;: {&quot;noteIndex&quot;: 0}, &quot;mendeley&quot;: {&quot;formattedCitation&quot;: &quot;(MacLennan et al. 2002)&quot;, &quot;previouslyFormattedCitation&quot;: &quot;(MacLennan et al. 2002)&quot;, &quot;plainTextFormattedCitation&quot;: &quot;(MacLennan et al. 2002)&quot;}, &quot;schema&quot;: &quot;https://github.com/citation-style-language/schema/raw/master/csl-citation.json&quot;} RNDcoKEUopRSb"/><text:span text:style-name="T394">⁠. </text:span><text:span text:style-name="T393"><text:s/></text:span><text:span text:style-name="T502">We calculated these </text:span><text:soft-page-break/><text:span text:style-name="T502">values using the stochastic distorted-wave born approximation </text:span><text:reference-mark-start text:name="ADDIN CSL_CITATION {&quot;citationItems&quot;: [{&quot;uris&quot;: [&quot;http://www.mendeley.com/documents/?uuid=c253eaa3-2d47-4531-a546-3bb93165cf79&quot;], &quot;itemData&quot;: {&quot;type&quot;: &quot;article-journal&quot;, &quot;PMID&quot;: &quot;9440326&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ISBN&quot;: &quot;0001-4966 (Print)&quot;, &quot;container-title&quot;: &quot;The Journal of the Acoustical Society of America&quot;, &quot;issued&quot;: {&quot;date-parts&quot;: [[&quot;1998&quot;]]}, &quot;DOI&quot;: &quot;10.1121/1.421110&quot;, &quot;title&quot;: &quot;Sound scattering by several zooplankton groups. II. Scattering models.&quot;, &quot;id&quot;: &quot;ITEM-1&quot;, &quot;volume&quot;: &quot;103&quot;, &quot;page&quot;: &quot;236-253&quot;, &quot;author&quot;: [{&quot;given&quot;: &quot;Timothy K.&quot;, &quot;suffix&quot;: &quot;&quot;, &quot;parse-names&quot;: false, &quot;dropping-particle&quot;: &quot;&quot;, &quot;family&quot;: &quot;Stanton&quot;, &quot;non-dropping-particle&quot;: &quot;&quot;}, {&quot;given&quot;: &quot;Dezhang&quot;, &quot;suffix&quot;: &quot;&quot;, &quot;parse-names&quot;: false, &quot;dropping-particle&quot;: &quot;&quot;, &quot;family&quot;: &quot;Chu&quot;, &quot;non-dropping-particle&quot;: &quot;&quot;}, {&quot;given&quot;: &quot;Peter H.&quot;, &quot;suffix&quot;: &quot;&quot;, &quot;parse-names&quot;: false, &quot;dropping-particle&quot;: &quot;&quot;, &quot;family&quot;: &quot;Wiebe&quot;, &quot;non-dropping-particle&quot;: &quot;&quot;}]}, &quot;id&quot;: &quot;ITEM-1&quot;}, {&quot;uris&quot;: [&quot;http://www.mendeley.com/documents/?uuid=63ba84c5-3834-4aff-b70f-3deea45f141f&quot;], &quot;itemData&quot;: {&quot;type&quot;: &quot;article-journal&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ISBN&quot;: &quot;0967-0645&quot;, &quot;container-title&quot;: &quot;Deep-Sea Research Part II: Topical Studies in Oceanography&quot;, &quot;issued&quot;: {&quot;date-parts&quot;: [[&quot;1998&quot;, &quot;7&quot;]]}, &quot;DOI&quot;: &quot;10.1016/S0967-0645(98)00036-8&quot;, &quot;title&quot;: &quot;Effects of orientation on acoustic scattering from Antarctic krill at 120 kHz&quot;, &quot;id&quot;: &quot;ITEM-2&quot;, &quot;volume&quot;: &quot;45&quot;, &quot;page&quot;: &quot;1273-1294&quot;, &quot;author&quot;: [{&quot;given&quot;: &quot;D. E.&quot;, &quot;suffix&quot;: &quot;&quot;, &quot;parse-names&quot;: false, &quot;dropping-particle&quot;: &quot;&quot;, &quot;family&quot;: &quot;McGehee&quot;, &quot;non-dropping-particle&quot;: &quot;&quot;}, {&quot;given&quot;: &quot;R. L.&quot;, &quot;suffix&quot;: &quot;&quot;, &quot;parse-names&quot;: false, &quot;dropping-particle&quot;: &quot;&quot;, &quot;family&quot;: &quot;O'Driscoll&quot;, &quot;non-dropping-particle&quot;: &quot;&quot;}, {&quot;given&quot;: &quot;L. V Martin&quot;, &quot;suffix&quot;: &quot;&quot;, &quot;parse-names&quot;: false, &quot;dropping-particle&quot;: &quot;&quot;, &quot;family&quot;: &quot;Traykovski&quot;, &quot;non-dropping-particle&quot;: &quot;&quot;}]}, &quot;id&quot;: &quot;ITEM-2&quot;}], &quot;properties&quot;: {&quot;noteIndex&quot;: 0}, &quot;mendeley&quot;: {&quot;formattedCitation&quot;: &quot;(Stanton et al. 1998, McGehee et al. 1998)&quot;, &quot;previouslyFormattedCitation&quot;: &quot;(Stanton et al. 1998, McGehee et al. 1998)&quot;, &quot;plainTextFormattedCitation&quot;: &quot;(Stanton et al. 1998, McGehee et al. 1998)&quot;, &quot;manualFormatting&quot;: &quot;(DWBA, Stanton et al. 1998, McGehee et al. 1998)&quot;}, &quot;schema&quot;: &quot;https://github.com/citation-style-language/schema/raw/master/csl-citation.json&quot;} RND8UNahTV3Gs"/><text:span text:style-name="T415">(DWBA, Stanton et al. 1998, McGehee et al. 1998)</text:span><text:reference-mark-end text:name="ADDIN CSL_CITATION {&quot;citationItems&quot;: [{&quot;uris&quot;: [&quot;http://www.mendeley.com/documents/?uuid=c253eaa3-2d47-4531-a546-3bb93165cf79&quot;], &quot;itemData&quot;: {&quot;type&quot;: &quot;article-journal&quot;, &quot;PMID&quot;: &quot;9440326&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ISBN&quot;: &quot;0001-4966 (Print)&quot;, &quot;container-title&quot;: &quot;The Journal of the Acoustical Society of America&quot;, &quot;issued&quot;: {&quot;date-parts&quot;: [[&quot;1998&quot;]]}, &quot;DOI&quot;: &quot;10.1121/1.421110&quot;, &quot;title&quot;: &quot;Sound scattering by several zooplankton groups. II. Scattering models.&quot;, &quot;id&quot;: &quot;ITEM-1&quot;, &quot;volume&quot;: &quot;103&quot;, &quot;page&quot;: &quot;236-253&quot;, &quot;author&quot;: [{&quot;given&quot;: &quot;Timothy K.&quot;, &quot;suffix&quot;: &quot;&quot;, &quot;parse-names&quot;: false, &quot;dropping-particle&quot;: &quot;&quot;, &quot;family&quot;: &quot;Stanton&quot;, &quot;non-dropping-particle&quot;: &quot;&quot;}, {&quot;given&quot;: &quot;Dezhang&quot;, &quot;suffix&quot;: &quot;&quot;, &quot;parse-names&quot;: false, &quot;dropping-particle&quot;: &quot;&quot;, &quot;family&quot;: &quot;Chu&quot;, &quot;non-dropping-particle&quot;: &quot;&quot;}, {&quot;given&quot;: &quot;Peter H.&quot;, &quot;suffix&quot;: &quot;&quot;, &quot;parse-names&quot;: false, &quot;dropping-particle&quot;: &quot;&quot;, &quot;family&quot;: &quot;Wiebe&quot;, &quot;non-dropping-particle&quot;: &quot;&quot;}]}, &quot;id&quot;: &quot;ITEM-1&quot;}, {&quot;uris&quot;: [&quot;http://www.mendeley.com/documents/?uuid=63ba84c5-3834-4aff-b70f-3deea45f141f&quot;], &quot;itemData&quot;: {&quot;type&quot;: &quot;article-journal&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ISBN&quot;: &quot;0967-0645&quot;, &quot;container-title&quot;: &quot;Deep-Sea Research Part II: Topical Studies in Oceanography&quot;, &quot;issued&quot;: {&quot;date-parts&quot;: [[&quot;1998&quot;, &quot;7&quot;]]}, &quot;DOI&quot;: &quot;10.1016/S0967-0645(98)00036-8&quot;, &quot;title&quot;: &quot;Effects of orientation on acoustic scattering from Antarctic krill at 120 kHz&quot;, &quot;id&quot;: &quot;ITEM-2&quot;, &quot;volume&quot;: &quot;45&quot;, &quot;page&quot;: &quot;1273-1294&quot;, &quot;author&quot;: [{&quot;given&quot;: &quot;D. E.&quot;, &quot;suffix&quot;: &quot;&quot;, &quot;parse-names&quot;: false, &quot;dropping-particle&quot;: &quot;&quot;, &quot;family&quot;: &quot;McGehee&quot;, &quot;non-dropping-particle&quot;: &quot;&quot;}, {&quot;given&quot;: &quot;R. L.&quot;, &quot;suffix&quot;: &quot;&quot;, &quot;parse-names&quot;: false, &quot;dropping-particle&quot;: &quot;&quot;, &quot;family&quot;: &quot;O'Driscoll&quot;, &quot;non-dropping-particle&quot;: &quot;&quot;}, {&quot;given&quot;: &quot;L. V Martin&quot;, &quot;suffix&quot;: &quot;&quot;, &quot;parse-names&quot;: false, &quot;dropping-particle&quot;: &quot;&quot;, &quot;family&quot;: &quot;Traykovski&quot;, &quot;non-dropping-particle&quot;: &quot;&quot;}]}, &quot;id&quot;: &quot;ITEM-2&quot;}], &quot;properties&quot;: {&quot;noteIndex&quot;: 0}, &quot;mendeley&quot;: {&quot;formattedCitation&quot;: &quot;(Stanton et al. 1998, McGehee et al. 1998)&quot;, &quot;previouslyFormattedCitation&quot;: &quot;(Stanton et al. 1998, McGehee et al. 1998)&quot;, &quot;plainTextFormattedCitation&quot;: &quot;(Stanton et al. 1998, McGehee et al. 1998)&quot;, &quot;manualFormatting&quot;: &quot;(DWBA, Stanton et al. 1998, McGehee et al. 1998)&quot;}, &quot;schema&quot;: &quot;https://github.com/citation-style-language/schema/raw/master/csl-citation.json&quot;} RND8UNahTV3Gs"/><text:span text:style-name="T502">⁠, </text:span><text:span text:style-name="T500">implemented as a package, SDWBA.jl </text:span><text:reference-mark-start text:name="ADDIN CSL_CITATION {&quot;citationItems&quot;: [{&quot;uris&quot;: [&quot;http://www.mendeley.com/documents/?uuid=852efa35-5ac9-40a5-9677-db5dfb2a2100&quot;], &quot;itemData&quot;: {&quot;issued&quot;: {&quot;date-parts&quot;: [[&quot;2016&quot;]]}, &quot;DOI&quot;: &quot;http://doi.org/10.5281/zenodo.56814&quot;, &quot;type&quot;: &quot;article&quot;, &quot;title&quot;: &quot;SDWBA.jl: A Julia package for modeling acoustic backscatter from zooplankton&quot;, &quot;id&quot;: &quot;ITEM-1&quot;, &quot;number&quot;: &quot;0.1.0&quot;, &quot;author&quot;: [{&quot;given&quot;: &quot;Samuel S&quot;, &quot;suffix&quot;: &quot;&quot;, &quot;parse-names&quot;: false, &quot;dropping-particle&quot;: &quot;&quot;, &quot;family&quot;: &quot;Urmy&quot;, &quot;non-dropping-particle&quot;: &quot;&quot;}]}, &quot;id&quot;: &quot;ITEM-1&quot;}], &quot;properties&quot;: {&quot;noteIndex&quot;: 0}, &quot;mendeley&quot;: {&quot;formattedCitation&quot;: &quot;(Urmy 2016)&quot;, &quot;previouslyFormattedCitation&quot;: &quot;(Urmy 2016)&quot;, &quot;plainTextFormattedCitation&quot;: &quot;(Urmy 2016)&quot;}, &quot;schema&quot;: &quot;https://github.com/citation-style-language/schema/raw/master/csl-citation.json&quot;} RNDvrZfUSSM8H"/><text:span text:style-name="T416">(Urmy 2016)</text:span><text:reference-mark-end text:name="ADDIN CSL_CITATION {&quot;citationItems&quot;: [{&quot;uris&quot;: [&quot;http://www.mendeley.com/documents/?uuid=852efa35-5ac9-40a5-9677-db5dfb2a2100&quot;], &quot;itemData&quot;: {&quot;issued&quot;: {&quot;date-parts&quot;: [[&quot;2016&quot;]]}, &quot;DOI&quot;: &quot;http://doi.org/10.5281/zenodo.56814&quot;, &quot;type&quot;: &quot;article&quot;, &quot;title&quot;: &quot;SDWBA.jl: A Julia package for modeling acoustic backscatter from zooplankton&quot;, &quot;id&quot;: &quot;ITEM-1&quot;, &quot;number&quot;: &quot;0.1.0&quot;, &quot;author&quot;: [{&quot;given&quot;: &quot;Samuel S&quot;, &quot;suffix&quot;: &quot;&quot;, &quot;parse-names&quot;: false, &quot;dropping-particle&quot;: &quot;&quot;, &quot;family&quot;: &quot;Urmy&quot;, &quot;non-dropping-particle&quot;: &quot;&quot;}]}, &quot;id&quot;: &quot;ITEM-1&quot;}], &quot;properties&quot;: {&quot;noteIndex&quot;: 0}, &quot;mendeley&quot;: {&quot;formattedCitation&quot;: &quot;(Urmy 2016)&quot;, &quot;previouslyFormattedCitation&quot;: &quot;(Urmy 2016)&quot;, &quot;plainTextFormattedCitation&quot;: &quot;(Urmy 2016)&quot;}, &quot;schema&quot;: &quot;https://github.com/citation-style-language/schema/raw/master/csl-citation.json&quot;} RNDvrZfUSSM8H"/><text:span text:style-name="T500">⁠ in the Julia </text:span><text:span text:style-name="T501">l</text:span><text:span text:style-name="T500">anguage </text:span><text:reference-mark-start text:name="ADDIN CSL_CITATION {&quot;citationItems&quot;: [{&quot;uris&quot;: [&quot;http://www.mendeley.com/documents/?uuid=c68344c6-02c5-4d82-9423-e8de5d51b3ba&quot;], &quot;itemData&quot;: {&quot;issued&quot;: {&quot;date-parts&quot;: [[&quot;2012&quot;]]}, &quot;DOI&quot;: &quot;10.1109/APS.2015.7305314&quot;, &quot;type&quot;: &quot;article-journal&quot;, &quot;volume&quot;: &quot;arXiv:1209&quot;, &quot;title&quot;: &quot;Julia: a fast, dynamic language for technical computing&quot;, &quot;id&quot;: &quot;ITEM-1&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container-title&quot;: &quot;arXiv preprint&quot;, &quot;ISBN&quot;: &quot;9781479978151&quot;, &quot;author&quot;: [{&quot;given&quot;: &quot;Jeff&quot;, &quot;suffix&quot;: &quot;&quot;, &quot;parse-names&quot;: false, &quot;dropping-particle&quot;: &quot;&quot;, &quot;family&quot;: &quot;Bezanson&quot;, &quot;non-dropping-particle&quot;: &quot;&quot;}, {&quot;given&quot;: &quot;Stefan&quot;, &quot;suffix&quot;: &quot;&quot;, &quot;parse-names&quot;: false, &quot;dropping-particle&quot;: &quot;&quot;, &quot;family&quot;: &quot;Karpinski&quot;, &quot;non-dropping-particle&quot;: &quot;&quot;}, {&quot;given&quot;: &quot;Viral B.&quot;, &quot;suffix&quot;: &quot;&quot;, &quot;parse-names&quot;: false, &quot;dropping-particle&quot;: &quot;&quot;, &quot;family&quot;: &quot;Shah&quot;, &quot;non-dropping-particle&quot;: &quot;&quot;}, {&quot;given&quot;: &quot;Alan&quot;, &quot;suffix&quot;: &quot;&quot;, &quot;parse-names&quot;: false, &quot;dropping-particle&quot;: &quot;&quot;, &quot;family&quot;: &quot;Edelman&quot;, &quot;non-dropping-particle&quot;: &quot;&quot;}]}, &quot;id&quot;: &quot;ITEM-1&quot;}], &quot;properties&quot;: {&quot;noteIndex&quot;: 0}, &quot;mendeley&quot;: {&quot;formattedCitation&quot;: &quot;(Bezanson et al. 2012)&quot;, &quot;previouslyFormattedCitation&quot;: &quot;(Bezanson et al. 2012)&quot;, &quot;plainTextFormattedCitation&quot;: &quot;(Bezanson et al. 2012)&quot;}, &quot;schema&quot;: &quot;https://github.com/citation-style-language/schema/raw/master/csl-citation.json&quot;} RNDriXgtzWpRQ"/><text:span text:style-name="T416">(Bezanson et al. 2012)</text:span><text:reference-mark-end text:name="ADDIN CSL_CITATION {&quot;citationItems&quot;: [{&quot;uris&quot;: [&quot;http://www.mendeley.com/documents/?uuid=c68344c6-02c5-4d82-9423-e8de5d51b3ba&quot;], &quot;itemData&quot;: {&quot;issued&quot;: {&quot;date-parts&quot;: [[&quot;2012&quot;]]}, &quot;DOI&quot;: &quot;10.1109/APS.2015.7305314&quot;, &quot;type&quot;: &quot;article-journal&quot;, &quot;volume&quot;: &quot;arXiv:1209&quot;, &quot;title&quot;: &quot;Julia: a fast, dynamic language for technical computing&quot;, &quot;id&quot;: &quot;ITEM-1&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container-title&quot;: &quot;arXiv preprint&quot;, &quot;ISBN&quot;: &quot;9781479978151&quot;, &quot;author&quot;: [{&quot;given&quot;: &quot;Jeff&quot;, &quot;suffix&quot;: &quot;&quot;, &quot;parse-names&quot;: false, &quot;dropping-particle&quot;: &quot;&quot;, &quot;family&quot;: &quot;Bezanson&quot;, &quot;non-dropping-particle&quot;: &quot;&quot;}, {&quot;given&quot;: &quot;Stefan&quot;, &quot;suffix&quot;: &quot;&quot;, &quot;parse-names&quot;: false, &quot;dropping-particle&quot;: &quot;&quot;, &quot;family&quot;: &quot;Karpinski&quot;, &quot;non-dropping-particle&quot;: &quot;&quot;}, {&quot;given&quot;: &quot;Viral B.&quot;, &quot;suffix&quot;: &quot;&quot;, &quot;parse-names&quot;: false, &quot;dropping-particle&quot;: &quot;&quot;, &quot;family&quot;: &quot;Shah&quot;, &quot;non-dropping-particle&quot;: &quot;&quot;}, {&quot;given&quot;: &quot;Alan&quot;, &quot;suffix&quot;: &quot;&quot;, &quot;parse-names&quot;: false, &quot;dropping-particle&quot;: &quot;&quot;, &quot;family&quot;: &quot;Edelman&quot;, &quot;non-dropping-particle&quot;: &quot;&quot;}]}, &quot;id&quot;: &quot;ITEM-1&quot;}], &quot;properties&quot;: {&quot;noteIndex&quot;: 0}, &quot;mendeley&quot;: {&quot;formattedCitation&quot;: &quot;(Bezanson et al. 2012)&quot;, &quot;previouslyFormattedCitation&quot;: &quot;(Bezanson et al. 2012)&quot;, &quot;plainTextFormattedCitation&quot;: &quot;(Bezanson et al. 2012)&quot;}, &quot;schema&quot;: &quot;https://github.com/citation-style-language/schema/raw/master/csl-citation.json&quot;} RNDriXgtzWpRQ"/><text:span text:style-name="T500">⁠</text:span><text:span text:style-name="T502">. </text:span><text:span text:style-name="T504">This package</text:span><text:span text:style-name="T502"> use</text:span><text:span text:style-name="T504">s</text:span><text:span text:style-name="T502"> models for the body shapes of cladocerans and calanoid copepods </text:span><text:span text:style-name="T505">from</text:span><text:span text:style-name="T502"> </text:span><text:reference-mark-start text:name="ADDIN CSL_CITATION {&quot;citationItems&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1&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1&quot;}], &quot;properties&quot;: {&quot;noteIndex&quot;: 0}, &quot;mendeley&quot;: {&quot;formattedCitation&quot;: &quot;(Warren et al. 2016)&quot;, &quot;previouslyFormattedCitation&quot;: &quot;(Warren et al. 2016)&quot;, &quot;plainTextFormattedCitation&quot;: &quot;(Warren et al. 2016)&quot;, &quot;manualFormatting&quot;: &quot;Warren et al. (2016)&quot;}, &quot;schema&quot;: &quot;https://github.com/citation-style-language/schema/raw/master/csl-citation.json&quot;} RNDvznU4Z8CJZ"/><text:span text:style-name="T415">Warren et al. (2016)</text:span><text:reference-mark-end text:name="ADDIN CSL_CITATION {&quot;citationItems&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1&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1&quot;}], &quot;properties&quot;: {&quot;noteIndex&quot;: 0}, &quot;mendeley&quot;: {&quot;formattedCitation&quot;: &quot;(Warren et al. 2016)&quot;, &quot;previouslyFormattedCitation&quot;: &quot;(Warren et al. 2016)&quot;, &quot;plainTextFormattedCitation&quot;: &quot;(Warren et al. 2016)&quot;, &quot;manualFormatting&quot;: &quot;Warren et al. (2016)&quot;}, &quot;schema&quot;: &quot;https://github.com/citation-style-language/schema/raw/master/csl-citation.json&quot;} RNDvznU4Z8CJZ"/><text:span text:style-name="T502">⁠, and </text:span><text:span text:style-name="T506">we</text:span><text:span text:style-name="T502"> assumed </text:span><text:span text:style-name="T503"><text:s/></text:span><text:span text:style-name="T502">density and sound-speed contrasts of 1.04 </text:span><text:reference-mark-start text:name="ADDIN CSL_CITATION {&quot;citationItems&quot;: [{&quot;uris&quot;: [&quot;http://www.mendeley.com/documents/?uuid=0f62569b-2404-49bc-90c6-f07a8a1b8f48&quot;], &quot;itemData&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ISBN&quot;: &quot;1054-3139&quot;, &quot;container-title&quot;: &quot;ICES Journal of Marine Science&quot;, &quot;issued&quot;: {&quot;date-parts&quot;: [[&quot;2000&quot;]]}, &quot;DOI&quot;: &quot;10.1006/jmsc.1999.0517&quot;, &quot;title&quot;: &quot;Review and recommendations for the modelling of acoustic scattering by fluid-like elongated zooplankton: euphausiids and copepods&quot;, &quot;id&quot;: &quot;ITEM-1&quot;, &quot;volume&quot;: &quot;57&quot;, &quot;page&quot;: &quot;793-807&quot;, &quot;author&quot;: [{&quot;given&quot;: &quot;Timothy K.&quot;, &quot;suffix&quot;: &quot;&quot;, &quot;parse-names&quot;: false, &quot;dropping-particle&quot;: &quot;&quot;, &quot;family&quot;: &quot;Stanton&quot;, &quot;non-dropping-particle&quot;: &quot;&quot;}, {&quot;given&quot;: &quot;Dezhang&quot;, &quot;suffix&quot;: &quot;&quot;, &quot;parse-names&quot;: false, &quot;dropping-particle&quot;: &quot;&quot;, &quot;family&quot;: &quot;Chu&quot;, &quot;non-dropping-particle&quot;: &quot;&quot;}]}, &quot;id&quot;: &quot;ITEM-1&quot;}], &quot;properties&quot;: {&quot;noteIndex&quot;: 0}, &quot;mendeley&quot;: {&quot;formattedCitation&quot;: &quot;(Stanton and Chu 2000)&quot;, &quot;previouslyFormattedCitation&quot;: &quot;(Stanton and Chu 2000)&quot;, &quot;plainTextFormattedCitation&quot;: &quot;(Stanton and Chu 2000)&quot;}, &quot;schema&quot;: &quot;https://github.com/citation-style-language/schema/raw/master/csl-citation.json&quot;} RNDZZkzISdkMq"/><text:span text:style-name="T415">(Stanton and Chu 2000)</text:span><text:reference-mark-end text:name="ADDIN CSL_CITATION {&quot;citationItems&quot;: [{&quot;uris&quot;: [&quot;http://www.mendeley.com/documents/?uuid=0f62569b-2404-49bc-90c6-f07a8a1b8f48&quot;], &quot;itemData&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ISBN&quot;: &quot;1054-3139&quot;, &quot;container-title&quot;: &quot;ICES Journal of Marine Science&quot;, &quot;issued&quot;: {&quot;date-parts&quot;: [[&quot;2000&quot;]]}, &quot;DOI&quot;: &quot;10.1006/jmsc.1999.0517&quot;, &quot;title&quot;: &quot;Review and recommendations for the modelling of acoustic scattering by fluid-like elongated zooplankton: euphausiids and copepods&quot;, &quot;id&quot;: &quot;ITEM-1&quot;, &quot;volume&quot;: &quot;57&quot;, &quot;page&quot;: &quot;793-807&quot;, &quot;author&quot;: [{&quot;given&quot;: &quot;Timothy K.&quot;, &quot;suffix&quot;: &quot;&quot;, &quot;parse-names&quot;: false, &quot;dropping-particle&quot;: &quot;&quot;, &quot;family&quot;: &quot;Stanton&quot;, &quot;non-dropping-particle&quot;: &quot;&quot;}, {&quot;given&quot;: &quot;Dezhang&quot;, &quot;suffix&quot;: &quot;&quot;, &quot;parse-names&quot;: false, &quot;dropping-particle&quot;: &quot;&quot;, &quot;family&quot;: &quot;Chu&quot;, &quot;non-dropping-particle&quot;: &quot;&quot;}]}, &quot;id&quot;: &quot;ITEM-1&quot;}], &quot;properties&quot;: {&quot;noteIndex&quot;: 0}, &quot;mendeley&quot;: {&quot;formattedCitation&quot;: &quot;(Stanton and Chu 2000)&quot;, &quot;previouslyFormattedCitation&quot;: &quot;(Stanton and Chu 2000)&quot;, &quot;plainTextFormattedCitation&quot;: &quot;(Stanton and Chu 2000)&quot;}, &quot;schema&quot;: &quot;https://github.com/citation-style-language/schema/raw/master/csl-citation.json&quot;} RNDZZkzISdkMq"/><text:span text:style-name="T502">⁠. <text:s/>For each lake, sampling date, and taxonomic group (i.e., cladocerans and copepods), we calculated the mean body length and its standard deviation (s.d). <text:s/>We then drew 1000 random lengths from a normal </text:span><text:span text:style-name="T5">distribution with these parameters</text:span><text:change-start text:change-id="ct45964720"/><text:span text:style-name="T5"> </text:span><text:span text:style-name="T172">(i.e., a parametric bootstrapping procedure, </text:span><text:change-end text:change-id="ct45964720"/><text:reference-mark-start text:name="ADDIN CSL_CITATION {&quot;citationItems&quot;: [{&quot;uris&quot;: [&quot;http://www.mendeley.com/documents/?uuid=9fac8695-00eb-44ec-ac69-080b8c8a5d04&quot;], &quot;itemData&quot;: {&quot;issued&quot;: {&quot;date-parts&quot;: [[&quot;1993&quot;]]}, &quot;type&quot;: &quot;book&quot;, &quot;publisher&quot;: &quot;Chapman &amp; Hall&quot;, &quot;title&quot;: &quot;An Introuction to the Bootstrap&quot;, &quot;publisher-place&quot;: &quot;New York&quot;, &quot;id&quot;: &quot;ITEM-1&quot;, &quot;number-of-pages&quot;: &quot;436&quot;, &quot;author&quot;: [{&quot;given&quot;: &quot;Bradley&quot;, &quot;suffix&quot;: &quot;&quot;, &quot;parse-names&quot;: false, &quot;dropping-particle&quot;: &quot;&quot;, &quot;family&quot;: &quot;Efron&quot;, &quot;non-dropping-particle&quot;: &quot;&quot;}, {&quot;given&quot;: &quot;Robert J&quot;, &quot;suffix&quot;: &quot;&quot;, &quot;parse-names&quot;: false, &quot;dropping-particle&quot;: &quot;&quot;, &quot;family&quot;: &quot;Tibshirani&quot;, &quot;non-dropping-particle&quot;: &quot;&quot;}]}, &quot;id&quot;: &quot;ITEM-1&quot;}], &quot;properties&quot;: {&quot;noteIndex&quot;: 0}, &quot;mendeley&quot;: {&quot;formattedCitation&quot;: &quot;(Efron and Tibshirani 1993)&quot;, &quot;previouslyFormattedCitation&quot;: &quot;(Efron and Tibshirani 1993)&quot;, &quot;plainTextFormattedCitation&quot;: &quot;(Efron and Tibshirani 1993)&quot;, &quot;manualFormatting&quot;: &quot;Efron and Tibshirani 1993&quot;}, &quot;schema&quot;: &quot;https://github.com/citation-style-language/schema/raw/master/csl-citation.json&quot;} RNDa4VWSp668W"/><text:span text:style-name="T177">Efron and Tibshirani 1993</text:span><text:reference-mark-end text:name="ADDIN CSL_CITATION {&quot;citationItems&quot;: [{&quot;uris&quot;: [&quot;http://www.mendeley.com/documents/?uuid=9fac8695-00eb-44ec-ac69-080b8c8a5d04&quot;], &quot;itemData&quot;: {&quot;issued&quot;: {&quot;date-parts&quot;: [[&quot;1993&quot;]]}, &quot;type&quot;: &quot;book&quot;, &quot;publisher&quot;: &quot;Chapman &amp; Hall&quot;, &quot;title&quot;: &quot;An Introuction to the Bootstrap&quot;, &quot;publisher-place&quot;: &quot;New York&quot;, &quot;id&quot;: &quot;ITEM-1&quot;, &quot;number-of-pages&quot;: &quot;436&quot;, &quot;author&quot;: [{&quot;given&quot;: &quot;Bradley&quot;, &quot;suffix&quot;: &quot;&quot;, &quot;parse-names&quot;: false, &quot;dropping-particle&quot;: &quot;&quot;, &quot;family&quot;: &quot;Efron&quot;, &quot;non-dropping-particle&quot;: &quot;&quot;}, {&quot;given&quot;: &quot;Robert J&quot;, &quot;suffix&quot;: &quot;&quot;, &quot;parse-names&quot;: false, &quot;dropping-particle&quot;: &quot;&quot;, &quot;family&quot;: &quot;Tibshirani&quot;, &quot;non-dropping-particle&quot;: &quot;&quot;}]}, &quot;id&quot;: &quot;ITEM-1&quot;}], &quot;properties&quot;: {&quot;noteIndex&quot;: 0}, &quot;mendeley&quot;: {&quot;formattedCitation&quot;: &quot;(Efron and Tibshirani 1993)&quot;, &quot;previouslyFormattedCitation&quot;: &quot;(Efron and Tibshirani 1993)&quot;, &quot;plainTextFormattedCitation&quot;: &quot;(Efron and Tibshirani 1993)&quot;, &quot;manualFormatting&quot;: &quot;Efron and Tibshirani 1993&quot;}, &quot;schema&quot;: &quot;https://github.com/citation-style-language/schema/raw/master/csl-citation.json&quot;} RNDa4VWSp668W"/><text:span text:style-name="T172">⁠</text:span><text:span text:style-name="T173">)</text:span><text:change-start text:change-id="ct46354368"/><text:span text:style-name="T5">.</text:span><text:change-end text:change-id="ct46354368"/><text:change text:change-id="ct46049088"/><text:change text:change-id="ct46354592"/><text:change-start text:change-id="ct46349568"/><text:span text:style-name="T169"> </text:span><text:change-end text:change-id="ct46349568"/><text:change-start text:change-id="ct46355520"/><text:span text:style-name="T170">T</text:span><text:change-end text:change-id="ct46355520"/><text:change text:change-id="ct46356192"/><text:change text:change-id="ct46355968"/><text:change text:change-id="ct46355744"/><text:span text:style-name="T5">he generic body shape </text:span><text:change-start text:change-id="ct46358288"/><text:span text:style-name="T170">was scaled </text:span><text:change-end text:change-id="ct46358288"/><text:change-start text:change-id="ct46362256"/><text:span text:style-name="T169">to</text:span><text:change-end text:change-id="ct46362256"/><text:change text:change-id="ct46379072"/><text:span text:style-name="T6"> </text:span><text:span text:style-name="T5">each</text:span><text:change-start text:change-id="ct46381872"/><text:span text:style-name="T5"> </text:span><text:span text:style-name="T169">length</text:span><text:change-end text:change-id="ct46381872"/><text:change text:change-id="ct46382096"/><text:span text:style-name="T5"> and </text:span><text:change text:change-id="ct46353792"/><text:change text:change-id="ct46359776"/><text:span text:style-name="T5"><text:s/>its backscattering cross-section </text:span><text:span text:style-name="T168">(</text:span><text:span text:style-name="T174">σ</text:span><text:span text:style-name="T178">BS</text:span><text:span text:style-name="T175">)</text:span><text:change-start text:change-id="ct46392544"/><text:span text:style-name="T175"> </text:span><text:span text:style-name="T176">calculated using the DWBA</text:span><text:change-end text:change-id="ct46392544"/><text:span text:style-name="T5">.</text:span><text:change-start text:change-id="ct46411248"/><text:span text:style-name="T5"> <text:s/></text:span><text:span text:style-name="T169">We also calculated its dry weight, </text:span><text:span text:style-name="T180">W</text:span><text:span text:style-name="T179">d</text:span><text:span text:style-name="T169"> using </text:span><text:span text:style-name="T171">a</text:span><text:span text:style-name="T255"> published regression for calanoid nauplii, the calanoid </text:span><text:span text:style-name="T240">Diaptomus oregonenis</text:span><text:span text:style-name="T244">, </text:span><text:span text:style-name="T245">or</text:span><text:span text:style-name="T244"> </text:span><text:span text:style-name="T240">Daphnia galeatea</text:span><text:span text:style-name="T244"> </text:span><text:change-end text:change-id="ct46411248"/><text:reference-mark-start text:name="ADDIN CSL_CITATION {&quot;citationItems&quot;: [{&quot;uris&quot;: [&quot;http://www.mendeley.com/documents/?uuid=687b2c79-3ea9-463a-808b-957ca24b3cbc&quot;], &quot;itemData&quot;: {&quot;type&quot;: &quot;article-journal&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DOI&quot;: &quot;10.1139/f85-173&quot;, &quot;title&quot;: &quot;Biomass of Freshwater Crustacean Zooplankton from Length\u2013Weight Regressions&quot;, &quot;id&quot;: &quot;ITEM-1&quot;, &quot;volume&quot;: &quot;42&quot;, &quot;page&quot;: &quot;1380-1390&quot;, &quot;author&quot;: [{&quot;given&quot;: &quot;David A.&quot;, &quot;suffix&quot;: &quot;&quot;, &quot;parse-names&quot;: false, &quot;dropping-particle&quot;: &quot;&quot;, &quot;family&quot;: &quot;Culver&quot;, &quot;non-dropping-particle&quot;: &quot;&quot;}, {&quot;given&quot;: &quot;Mary M.&quot;, &quot;suffix&quot;: &quot;&quot;, &quot;parse-names&quot;: false, &quot;dropping-particle&quot;: &quot;&quot;, &quot;family&quot;: &quot;Boucherle&quot;, &quot;non-dropping-particle&quot;: &quot;&quot;}, {&quot;given&quot;: &quot;David J.&quot;, &quot;suffix&quot;: &quot;&quot;, &quot;parse-names&quot;: false, &quot;dropping-particle&quot;: &quot;&quot;, &quot;family&quot;: &quot;Bean&quot;, &quot;non-dropping-particle&quot;: &quot;&quot;}, {&quot;given&quot;: &quot;James W.&quot;, &quot;suffix&quot;: &quot;&quot;, &quot;parse-names&quot;: false, &quot;dropping-particle&quot;: &quot;&quot;, &quot;family&quot;: &quot;Fletcher&quot;, &quot;non-dropping-particle&quot;: &quot;&quot;}]}, &quot;id&quot;: &quot;ITEM-1&quot;}], &quot;properties&quot;: {&quot;noteIndex&quot;: 0}, &quot;mendeley&quot;: {&quot;formattedCitation&quot;: &quot;(Culver et al. 1985)&quot;, &quot;previouslyFormattedCitation&quot;: &quot;(Culver et al. 1985)&quot;, &quot;plainTextFormattedCitation&quot;: &quot;(Culver et al. 1985)&quot;}, &quot;schema&quot;: &quot;https://github.com/citation-style-language/schema/raw/master/csl-citation.json&quot;} RND15Kfh6awLF"/><text:span text:style-name="T186">(Culver et al. 1985)</text:span><text:reference-mark-end text:name="ADDIN CSL_CITATION {&quot;citationItems&quot;: [{&quot;uris&quot;: [&quot;http://www.mendeley.com/documents/?uuid=687b2c79-3ea9-463a-808b-957ca24b3cbc&quot;], &quot;itemData&quot;: {&quot;type&quot;: &quot;article-journal&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DOI&quot;: &quot;10.1139/f85-173&quot;, &quot;title&quot;: &quot;Biomass of Freshwater Crustacean Zooplankton from Length\u2013Weight Regressions&quot;, &quot;id&quot;: &quot;ITEM-1&quot;, &quot;volume&quot;: &quot;42&quot;, &quot;page&quot;: &quot;1380-1390&quot;, &quot;author&quot;: [{&quot;given&quot;: &quot;David A.&quot;, &quot;suffix&quot;: &quot;&quot;, &quot;parse-names&quot;: false, &quot;dropping-particle&quot;: &quot;&quot;, &quot;family&quot;: &quot;Culver&quot;, &quot;non-dropping-particle&quot;: &quot;&quot;}, {&quot;given&quot;: &quot;Mary M.&quot;, &quot;suffix&quot;: &quot;&quot;, &quot;parse-names&quot;: false, &quot;dropping-particle&quot;: &quot;&quot;, &quot;family&quot;: &quot;Boucherle&quot;, &quot;non-dropping-particle&quot;: &quot;&quot;}, {&quot;given&quot;: &quot;David J.&quot;, &quot;suffix&quot;: &quot;&quot;, &quot;parse-names&quot;: false, &quot;dropping-particle&quot;: &quot;&quot;, &quot;family&quot;: &quot;Bean&quot;, &quot;non-dropping-particle&quot;: &quot;&quot;}, {&quot;given&quot;: &quot;James W.&quot;, &quot;suffix&quot;: &quot;&quot;, &quot;parse-names&quot;: false, &quot;dropping-particle&quot;: &quot;&quot;, &quot;family&quot;: &quot;Fletcher&quot;, &quot;non-dropping-particle&quot;: &quot;&quot;}]}, &quot;id&quot;: &quot;ITEM-1&quot;}], &quot;properties&quot;: {&quot;noteIndex&quot;: 0}, &quot;mendeley&quot;: {&quot;formattedCitation&quot;: &quot;(Culver et al. 1985)&quot;, &quot;previouslyFormattedCitation&quot;: &quot;(Culver et al. 1985)&quot;, &quot;plainTextFormattedCitation&quot;: &quot;(Culver et al. 1985)&quot;}, &quot;schema&quot;: &quot;https://github.com/citation-style-language/schema/raw/master/csl-citation.json&quot;} RND15Kfh6awLF"/><text:span text:style-name="T244">⁠</text:span><text:change-start text:change-id="ct46432192"/><text:span text:style-name="T186">, </text:span><text:span text:style-name="T188">and converted the </text:span><text:span text:style-name="T187">dry weight to </text:span><text:span text:style-name="T188">a</text:span><text:span text:style-name="T187"> wet weight, </text:span><text:span text:style-name="T204">W</text:span><text:span text:style-name="T214">w</text:span><text:span text:style-name="T187"> using a relationship from </text:span><text:change-end text:change-id="ct46432192"/><text:reference-mark-start text:name="ADDIN CSL_CITATION {&quot;citationItems&quot;: [{&quot;uris&quot;: [&quot;http://www.mendeley.com/documents/?uuid=de648a1a-b215-46a9-9530-cd0145da18c3&quot;], &quot;itemData&quot;: {&quot;type&quot;: &quot;article-journal&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ISBN&quot;: &quot;0090-0656&quot;, &quot;container-title&quot;: &quot;Fishery Bulletin&quot;, &quot;issued&quot;: {&quot;date-parts&quot;: [[&quot;1975&quot;]]}, &quot;title&quot;: &quot;Relationships between zooplankton displacement volume, wet weight, dry weight, and carbon&quot;, &quot;id&quot;: &quot;ITEM-1&quot;, &quot;volume&quot;: &quot;73&quot;, &quot;page&quot;: &quot;777-786&quot;, &quot;author&quot;: [{&quot;given&quot;: &quot;Peter H.&quot;, &quot;suffix&quot;: &quot;&quot;, &quot;parse-names&quot;: false, &quot;dropping-particle&quot;: &quot;&quot;, &quot;family&quot;: &quot;Wiebe&quot;, &quot;non-dropping-particle&quot;: &quot;&quot;}, {&quot;given&quot;: &quot;Steven&quot;, &quot;suffix&quot;: &quot;&quot;, &quot;parse-names&quot;: false, &quot;dropping-particle&quot;: &quot;&quot;, &quot;family&quot;: &quot;Boyd&quot;, &quot;non-dropping-particle&quot;: &quot;&quot;}, {&quot;given&quot;: &quot;James L.&quot;, &quot;suffix&quot;: &quot;&quot;, &quot;parse-names&quot;: false, &quot;dropping-particle&quot;: &quot;&quot;, &quot;family&quot;: &quot;Cox&quot;, &quot;non-dropping-particle&quot;: &quot;&quot;}]}, &quot;id&quot;: &quot;ITEM-1&quot;}], &quot;properties&quot;: {&quot;noteIndex&quot;: 0}, &quot;mendeley&quot;: {&quot;formattedCitation&quot;: &quot;(Wiebe et al. 1975)&quot;, &quot;previouslyFormattedCitation&quot;: &quot;(Wiebe et al. 1975)&quot;, &quot;plainTextFormattedCitation&quot;: &quot;(Wiebe et al. 1975)&quot;, &quot;manualFormatting&quot;: &quot;Wiebe et al. (1975)&quot;}, &quot;schema&quot;: &quot;https://github.com/citation-style-language/schema/raw/master/csl-citation.json&quot;} RNDA0mR6HLVYS"/><text:span text:style-name="T187">Wiebe et al. (1975)</text:span><text:reference-mark-end text:name="ADDIN CSL_CITATION {&quot;citationItems&quot;: [{&quot;uris&quot;: [&quot;http://www.mendeley.com/documents/?uuid=de648a1a-b215-46a9-9530-cd0145da18c3&quot;], &quot;itemData&quot;: {&quot;type&quot;: &quot;article-journal&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ISBN&quot;: &quot;0090-0656&quot;, &quot;container-title&quot;: &quot;Fishery Bulletin&quot;, &quot;issued&quot;: {&quot;date-parts&quot;: [[&quot;1975&quot;]]}, &quot;title&quot;: &quot;Relationships between zooplankton displacement volume, wet weight, dry weight, and carbon&quot;, &quot;id&quot;: &quot;ITEM-1&quot;, &quot;volume&quot;: &quot;73&quot;, &quot;page&quot;: &quot;777-786&quot;, &quot;author&quot;: [{&quot;given&quot;: &quot;Peter H.&quot;, &quot;suffix&quot;: &quot;&quot;, &quot;parse-names&quot;: false, &quot;dropping-particle&quot;: &quot;&quot;, &quot;family&quot;: &quot;Wiebe&quot;, &quot;non-dropping-particle&quot;: &quot;&quot;}, {&quot;given&quot;: &quot;Steven&quot;, &quot;suffix&quot;: &quot;&quot;, &quot;parse-names&quot;: false, &quot;dropping-particle&quot;: &quot;&quot;, &quot;family&quot;: &quot;Boyd&quot;, &quot;non-dropping-particle&quot;: &quot;&quot;}, {&quot;given&quot;: &quot;James L.&quot;, &quot;suffix&quot;: &quot;&quot;, &quot;parse-names&quot;: false, &quot;dropping-particle&quot;: &quot;&quot;, &quot;family&quot;: &quot;Cox&quot;, &quot;non-dropping-particle&quot;: &quot;&quot;}]}, &quot;id&quot;: &quot;ITEM-1&quot;}], &quot;properties&quot;: {&quot;noteIndex&quot;: 0}, &quot;mendeley&quot;: {&quot;formattedCitation&quot;: &quot;(Wiebe et al. 1975)&quot;, &quot;previouslyFormattedCitation&quot;: &quot;(Wiebe et al. 1975)&quot;, &quot;plainTextFormattedCitation&quot;: &quot;(Wiebe et al. 1975)&quot;, &quot;manualFormatting&quot;: &quot;Wiebe et al. (1975)&quot;}, &quot;schema&quot;: &quot;https://github.com/citation-style-language/schema/raw/master/csl-citation.json&quot;} RNDA0mR6HLVYS"/><text:span text:style-name="T187">⁠</text:span><text:change-start text:change-id="ct46464896"/><text:span text:style-name="T187">. <text:s/></text:span></text:p>
      <text:p text:style-name="P6"><text:span text:style-name="T187"><text:tab/></text:span><text:span text:style-name="T188">The backscattering cross-sections and wet weights were averaged </text:span><text:span text:style-name="T189">to get representative values for each survey date, lake, and taxonomic group. <text:s/></text:span><text:span text:style-name="T256">We </text:span><text:span text:style-name="T257">also </text:span><text:span text:style-name="T256">calculated </text:span><text:span text:style-name="T257">the</text:span><text:span text:style-name="T256"> </text:span><text:span text:style-name="T257">mean </text:span><text:span text:style-name="T258">backscattering cross-section </text:span><text:span text:style-name="T257">and wet weight across all three classes of scatterers using the weighted sums,</text:span></text:p>
      <text:p text:style-name="P61"><draw:frame draw:style-name="fr1" draw:name="Object2" text:anchor-type="as-char" svg:y="-0.2228in" svg:width="1.722in" svg:height="0.3154in" draw:z-index="1"><draw:object xlink:href="./Object 2" xlink:type="simple" xlink:show="embed" xlink:actuate="onLoad"/><draw:image xlink:href="./ObjectReplacements/Object 2" xlink:type="simple" xlink:show="embed" xlink:actuate="onLoad"/><svg:desc>formula</svg:desc></draw:frame></text:p>
      <text:p text:style-name="P61"><draw:frame draw:style-name="fr1" draw:name="Object3" text:anchor-type="as-char" svg:y="-0.2228in" svg:width="1.7311in" svg:height="0.3154in" draw:z-index="2"><draw:object xlink:href="./Object 3" xlink:type="simple" xlink:show="embed" xlink:actuate="onLoad"/><draw:image xlink:href="./ObjectReplacements/Object 3" xlink:type="simple" xlink:show="embed" xlink:actuate="onLoad"/><svg:desc>formula</svg:desc></draw:frame></text:p>
      <text:p text:style-name="P7"><text:span text:style-name="T193">where </text:span><text:span text:style-name="T208">p</text:span><text:span text:style-name="T215">i</text:span><text:span text:style-name="T200"> is the proportional numerical abundance of scattering class </text:span><text:span text:style-name="T205">i</text:span><text:span text:style-name="T193"> in the net sample. </text:span><text:span text:style-name="T194">The total numerical density of all zooplankton </text:span><text:span text:style-name="T198">(number m</text:span><text:span text:style-name="T223">-3</text:span><text:span text:style-name="T198">) </text:span><text:span text:style-name="T194">is then given by </text:span><text:span text:style-name="T206">n</text:span><text:span text:style-name="T216">tot</text:span><text:span text:style-name="T195"> = </text:span><text:span text:style-name="T206">s</text:span><text:span text:style-name="T217">V</text:span><text:span text:style-name="T195"> /〈</text:span><text:span text:style-name="T207">σ</text:span><text:span text:style-name="T218">BS, </text:span><text:span text:style-name="T216">tot</text:span><text:span text:style-name="T195">〉, </text:span><text:span text:style-name="T196">and the overall biomass density </text:span><text:span text:style-name="T197">(g </text:span><text:span text:style-name="T199">m</text:span><text:span text:style-name="T224">-3</text:span><text:span text:style-name="T199">) is</text:span><text:span text:style-name="T196"> given by </text:span><text:span text:style-name="T209">b</text:span><text:span text:style-name="T219">tot</text:span><text:span text:style-name="T197"> = </text:span><text:span text:style-name="T209">n</text:span><text:span text:style-name="T219">tot</text:span><text:span text:style-name="T197"> </text:span><text:span text:style-name="T195">〈</text:span><text:span text:style-name="T209">W</text:span><text:span text:style-name="T220">w</text:span><text:span text:style-name="T218">, </text:span><text:span text:style-name="T216">tot</text:span><text:span text:style-name="T195">〉.</text:span><text:change-end text:change-id="ct46464896"/><text:change text:change-id="ct46465120"/></text:p>
      <text:p text:style-name="P53"/>
      <text:p text:style-name="P65"><text:span text:style-name="T260">A</text:span><text:span text:style-name="T259">coustic data processing and analysis</text:span></text:p>
      <text:p text:style-name="P8"><text:span text:style-name="T154"><text:tab/>Acoustic data were preprocessed using Echoview Software version 7.0 </text:span><text:reference-mark-start text:name="ADDIN CSL_CITATION {&quot;citationItems&quot;: [{&quot;uris&quot;: [&quot;http://www.mendeley.com/documents/?uuid=cf73062a-f57a-4c33-abfe-edb39d949a64&quot;], &quot;itemData&quot;: {&quot;issued&quot;: {&quot;date-parts&quot;: [[&quot;2016&quot;]]}, &quot;type&quot;: &quot;article&quot;, &quot;title&quot;: &quot;Echoview&quot;, &quot;id&quot;: &quot;ITEM-1&quot;, &quot;number&quot;: &quot;7&quot;, &quot;publisher-place&quot;: &quot;Hobart, Tasmania&quot;, &quot;author&quot;: [{&quot;given&quot;: &quot;&quot;, &quot;suffix&quot;: &quot;&quot;, &quot;parse-names&quot;: false, &quot;dropping-particle&quot;: &quot;&quot;, &quot;family&quot;: &quot;Myriax Pty Ltd&quot;, &quot;non-dropping-particle&quot;: &quot;&quot;}]}, &quot;id&quot;: &quot;ITEM-1&quot;}], &quot;properties&quot;: {&quot;noteIndex&quot;: 0}, &quot;mendeley&quot;: {&quot;formattedCitation&quot;: &quot;(Myriax Pty Ltd 2016)&quot;, &quot;previouslyFormattedCitation&quot;: &quot;(Myriax Pty Ltd 2016)&quot;, &quot;plainTextFormattedCitation&quot;: &quot;(Myriax Pty Ltd 2016)&quot;}, &quot;schema&quot;: &quot;https://github.com/citation-style-language/schema/raw/master/csl-citation.json&quot;} RNDoQw7x9rjHv"/><text:span text:style-name="T391">(Myriax Pty Ltd 2016)</text:span><text:reference-mark-end text:name="ADDIN CSL_CITATION {&quot;citationItems&quot;: [{&quot;uris&quot;: [&quot;http://www.mendeley.com/documents/?uuid=cf73062a-f57a-4c33-abfe-edb39d949a64&quot;], &quot;itemData&quot;: {&quot;issued&quot;: {&quot;date-parts&quot;: [[&quot;2016&quot;]]}, &quot;type&quot;: &quot;article&quot;, &quot;title&quot;: &quot;Echoview&quot;, &quot;id&quot;: &quot;ITEM-1&quot;, &quot;number&quot;: &quot;7&quot;, &quot;publisher-place&quot;: &quot;Hobart, Tasmania&quot;, &quot;author&quot;: [{&quot;given&quot;: &quot;&quot;, &quot;suffix&quot;: &quot;&quot;, &quot;parse-names&quot;: false, &quot;dropping-particle&quot;: &quot;&quot;, &quot;family&quot;: &quot;Myriax Pty Ltd&quot;, &quot;non-dropping-particle&quot;: &quot;&quot;}]}, &quot;id&quot;: &quot;ITEM-1&quot;}], &quot;properties&quot;: {&quot;noteIndex&quot;: 0}, &quot;mendeley&quot;: {&quot;formattedCitation&quot;: &quot;(Myriax Pty Ltd 2016)&quot;, &quot;previouslyFormattedCitation&quot;: &quot;(Myriax Pty Ltd 2016)&quot;, &quot;plainTextFormattedCitation&quot;: &quot;(Myriax Pty Ltd 2016)&quot;}, &quot;schema&quot;: &quot;https://github.com/citation-style-language/schema/raw/master/csl-citation.json&quot;} RNDoQw7x9rjHv"/><text:span text:style-name="T154">⁠. <text:s/></text:span><text:span text:style-name="T147">Background noise was estimated and subtracted following </text:span><text:reference-mark-start text:name="ADDIN CSL_CITATION {&quot;citationItems&quot;: [{&quot;uris&quot;: [&quot;http://www.mendeley.com/documents/?uuid=3db6c386-65b7-48b9-95d2-565adb1c2dd6&quot;], &quot;itemData&quot;: {&quot;type&quot;: &quot;article-journal&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container-title&quot;: &quot;ICES Journal of Marine Science&quot;, &quot;issued&quot;: {&quot;date-parts&quot;: [[&quot;2007&quot;]]}, &quot;DOI&quot;: &quot;10.1093/icesjms/fsm112&quot;, &quot;title&quot;: &quot;A post-processing technique to estimate the signal-to-noise ratio and remove echosounder background noise&quot;, &quot;id&quot;: &quot;ITEM-1&quot;, &quot;volume&quot;: &quot;64&quot;, &quot;page&quot;: &quot;1282-1291&quot;, &quot;author&quot;: [{&quot;given&quot;: &quot;Alex&quot;, &quot;suffix&quot;: &quot;&quot;, &quot;parse-names&quot;: false, &quot;dropping-particle&quot;: &quot;&quot;, &quot;family&quot;: &quot;Robertis&quot;, &quot;non-dropping-particle&quot;: &quot;De&quot;}, {&quot;given&quot;: &quot;Ian&quot;, &quot;suffix&quot;: &quot;&quot;, &quot;parse-names&quot;: false, &quot;dropping-particle&quot;: &quot;&quot;, &quot;family&quot;: &quot;Higginbottom&quot;, &quot;non-dropping-particle&quot;: &quot;&quot;}]}, &quot;id&quot;: &quot;ITEM-1&quot;}], &quot;properties&quot;: {&quot;noteIndex&quot;: 0}, &quot;mendeley&quot;: {&quot;formattedCitation&quot;: &quot;(De Robertis and Higginbottom 2007)&quot;, &quot;previouslyFormattedCitation&quot;: &quot;(De Robertis and Higginbottom 2007)&quot;, &quot;plainTextFormattedCitation&quot;: &quot;(De Robertis and Higginbottom 2007)&quot;, &quot;manualFormatting&quot;: &quot;De Robertis and Higginbottom (2007)&quot;}, &quot;schema&quot;: &quot;https://github.com/citation-style-language/schema/raw/master/csl-citation.json&quot;} RNDTOIezwlcJI"/><text:span text:style-name="T398">De Robertis and Higginbottom (2007)</text:span><text:reference-mark-end text:name="ADDIN CSL_CITATION {&quot;citationItems&quot;: [{&quot;uris&quot;: [&quot;http://www.mendeley.com/documents/?uuid=3db6c386-65b7-48b9-95d2-565adb1c2dd6&quot;], &quot;itemData&quot;: {&quot;type&quot;: &quot;article-journal&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container-title&quot;: &quot;ICES Journal of Marine Science&quot;, &quot;issued&quot;: {&quot;date-parts&quot;: [[&quot;2007&quot;]]}, &quot;DOI&quot;: &quot;10.1093/icesjms/fsm112&quot;, &quot;title&quot;: &quot;A post-processing technique to estimate the signal-to-noise ratio and remove echosounder background noise&quot;, &quot;id&quot;: &quot;ITEM-1&quot;, &quot;volume&quot;: &quot;64&quot;, &quot;page&quot;: &quot;1282-1291&quot;, &quot;author&quot;: [{&quot;given&quot;: &quot;Alex&quot;, &quot;suffix&quot;: &quot;&quot;, &quot;parse-names&quot;: false, &quot;dropping-particle&quot;: &quot;&quot;, &quot;family&quot;: &quot;Robertis&quot;, &quot;non-dropping-particle&quot;: &quot;De&quot;}, {&quot;given&quot;: &quot;Ian&quot;, &quot;suffix&quot;: &quot;&quot;, &quot;parse-names&quot;: false, &quot;dropping-particle&quot;: &quot;&quot;, &quot;family&quot;: &quot;Higginbottom&quot;, &quot;non-dropping-particle&quot;: &quot;&quot;}]}, &quot;id&quot;: &quot;ITEM-1&quot;}], &quot;properties&quot;: {&quot;noteIndex&quot;: 0}, &quot;mendeley&quot;: {&quot;formattedCitation&quot;: &quot;(De Robertis and Higginbottom 2007)&quot;, &quot;previouslyFormattedCitation&quot;: &quot;(De Robertis and Higginbottom 2007)&quot;, &quot;plainTextFormattedCitation&quot;: &quot;(De Robertis and Higginbottom 2007)&quot;, &quot;manualFormatting&quot;: &quot;De Robertis and Higginbottom (2007)&quot;}, &quot;schema&quot;: &quot;https://github.com/citation-style-language/schema/raw/master/csl-citation.json&quot;} RNDTOIezwlcJI"/><text:span text:style-name="T147">⁠. <text:s/>Data were manually scrutinized to correct bottom </text:span><text:span text:style-name="T160">detection </text:span><text:span text:style-name="T147">lines, exclude echoes from </text:span><text:span text:style-name="T160">net and other </text:span><text:span text:style-name="T147">instrument casts, and eliminate intermittent interference, such as multipath and sidelobe echoes from the steep rocky sides of the lake </text:span><text:span text:style-name="T160">when close to shore</text:span><text:span text:style-name="T147">. <text:s/>Acoustic data were integrated in bins 1 m deep and 10 m wide along-track and exported for further analysis. <text:s/></text:span></text:p>
      <text:p text:style-name="P8"><text:soft-page-break/><text:span text:style-name="T147"><text:tab/>Single fish targets were detected </text:span><text:span text:style-name="T160">from</text:span><text:span text:style-name="T147"> the 120 kHz data using Echoview's </text:span><text:span text:style-name="T155">individual target detection</text:span><text:span text:style-name="T147"> operator </text:span><text:span text:style-name="T19">(split-beam method </text:span><text:change text:change-id="ct46250352"/><text:change-start text:change-id="ct46251232"/><text:span text:style-name="T165">2</text:span><text:change-end text:change-id="ct46251232"/><text:change text:change-id="ct46385568"/><text:span text:style-name="T19">)</text:span><text:span text:style-name="T147">, </text:span><text:span text:style-name="T156">using an uncompensated TS threshold of -70 dB, pulse length determination level of -6 dB, and minimum and maximum normalized pulse lengths of 0.5 and 2.0</text:span><text:span text:style-name="T147">. </text:span><text:span text:style-name="T156"><text:s/>Targets were rejected if their beam-pattern compensation was greater than 6 dB or if their angular standard deviation was greater than 0.5°. <text:s/></text:span><text:span text:style-name="T148">In Independence Lake, only the 710 kHz single-beam echosounder was operated, so we </text:span><text:span text:style-name="T164">did not measure fish TS in this lake.</text:span><text:span text:style-name="T148">. <text:s/></text:span><text:span text:style-name="T149">Fish target strengths were averaged (in the linear domain) by lake and survey. <text:s/></text:span></text:p>
      <text:p text:style-name="P8"><text:span text:style-name="T147"><text:tab/></text:span><text:span text:style-name="T163">Acoustic </text:span><text:span text:style-name="T161">i</text:span><text:span text:style-name="T29">ntegration cells were classified as fish if their backscatter was higher at 120 kHz than at 710 kHz, </text:span><text:span text:style-name="T248">since resonant scattering from fishes’ swim bladders makes them stronger targets </text:span><text:span text:style-name="T252">at </text:span><text:span text:style-name="T249">the</text:span><text:span text:style-name="T248"> lower frequenc</text:span><text:span text:style-name="T249">y.</text:span><text:span text:style-name="T248"> <text:s/></text:span><text:span text:style-name="T251">Zooplankton </text:span><text:span text:style-name="T230">b</text:span><text:span text:style-name="T20">ackscatter </text:span><text:span text:style-name="T28">at 710 kHz in each lake on each sampling date </text:span><text:span text:style-name="T20">was apportioned to copepods</text:span><text:change-start text:change-id="ct46395024"/><text:span text:style-name="T20">,</text:span><text:change-end text:change-id="ct46395024"/><text:change text:change-id="ct46395248"/><text:span text:style-name="T20"> cladocerans</text:span><text:change-start text:change-id="ct46453264"/><text:span text:style-name="T20">, </text:span><text:span text:style-name="T237">and nauplius larvae</text:span><text:change-end text:change-id="ct46453264"/><text:change-start text:change-id="ct46454064"/><text:span text:style-name="T237"> </text:span><text:span text:style-name="T238">using the proportional abundances in the net samples and converted to numerical and biomass densities based on the representative values for the overall zooplankton co</text:span><text:change-end text:change-id="ct46454064"/><text:change-start text:change-id="ct46456336"/><text:span text:style-name="T238">mmunity, as described above. <text:s/></text:span><text:change-end text:change-id="ct46456336"/><text:change text:change-id="ct46457680"/><text:change text:change-id="ct46457456"/><text:change text:change-id="ct46457232"/><text:change text:change-id="ct46457008"/><text:change text:change-id="ct46456784"/><text:change text:change-id="ct46456560"/><text:reference-mark-start text:name="ADDIN CSL_CITATION {&quot;citationItems&quot;: [{&quot;uris&quot;: [&quot;http://www.mendeley.com/documents/?uuid=687b2c79-3ea9-463a-808b-957ca24b3cbc&quot;], &quot;itemData&quot;: {&quot;type&quot;: &quot;article-journal&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DOI&quot;: &quot;10.1139/f85-173&quot;, &quot;title&quot;: &quot;Biomass of Freshwater Crustacean Zooplankton from Length\u2013Weight Regressions&quot;, &quot;id&quot;: &quot;ITEM-1&quot;, &quot;volume&quot;: &quot;42&quot;, &quot;page&quot;: &quot;1380-1390&quot;, &quot;author&quot;: [{&quot;given&quot;: &quot;David A.&quot;, &quot;suffix&quot;: &quot;&quot;, &quot;parse-names&quot;: false, &quot;dropping-particle&quot;: &quot;&quot;, &quot;family&quot;: &quot;Culver&quot;, &quot;non-dropping-particle&quot;: &quot;&quot;}, {&quot;given&quot;: &quot;Mary M.&quot;, &quot;suffix&quot;: &quot;&quot;, &quot;parse-names&quot;: false, &quot;dropping-particle&quot;: &quot;&quot;, &quot;family&quot;: &quot;Boucherle&quot;, &quot;non-dropping-particle&quot;: &quot;&quot;}, {&quot;given&quot;: &quot;David J.&quot;, &quot;suffix&quot;: &quot;&quot;, &quot;parse-names&quot;: false, &quot;dropping-particle&quot;: &quot;&quot;, &quot;family&quot;: &quot;Bean&quot;, &quot;non-dropping-particle&quot;: &quot;&quot;}, {&quot;given&quot;: &quot;James W.&quot;, &quot;suffix&quot;: &quot;&quot;, &quot;parse-names&quot;: false, &quot;dropping-particle&quot;: &quot;&quot;, &quot;family&quot;: &quot;Fletcher&quot;, &quot;non-dropping-particle&quot;: &quot;&quot;}]}, &quot;id&quot;: &quot;ITEM-1&quot;}], &quot;properties&quot;: {&quot;noteIndex&quot;: 0}, &quot;mendeley&quot;: {&quot;formattedCitation&quot;: &quot;(Culver et al. 1985)&quot;, &quot;previouslyFormattedCitation&quot;: &quot;(Culver et al. 1985)&quot;, &quot;plainTextFormattedCitation&quot;: &quot;(Culver et al. 1985)&quot;, &quot;manualFormatting&quot;: &quot;(Culver et al. 1985)\u2060.   Zooplankton biomasses were then converted to wet weight using another published scaling relationship (Wiebe et al. 1975)\u2060. &quot;}, &quot;schema&quot;: &quot;https://github.com/citation-style-language/schema/raw/master/csl-citation.json&quot;} RNDt89dGJlaV9"/><text:span text:style-name="T192">(Culver et al. 1985)⁠. <text:s text:c="2"/>Zooplankton biomasses were then converted to wet weight using another published scaling relationship (Wiebe et al. 1975)⁠. </text:span><text:reference-mark-end text:name="ADDIN CSL_CITATION {&quot;citationItems&quot;: [{&quot;uris&quot;: [&quot;http://www.mendeley.com/documents/?uuid=687b2c79-3ea9-463a-808b-957ca24b3cbc&quot;], &quot;itemData&quot;: {&quot;type&quot;: &quot;article-journal&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DOI&quot;: &quot;10.1139/f85-173&quot;, &quot;title&quot;: &quot;Biomass of Freshwater Crustacean Zooplankton from Length\u2013Weight Regressions&quot;, &quot;id&quot;: &quot;ITEM-1&quot;, &quot;volume&quot;: &quot;42&quot;, &quot;page&quot;: &quot;1380-1390&quot;, &quot;author&quot;: [{&quot;given&quot;: &quot;David A.&quot;, &quot;suffix&quot;: &quot;&quot;, &quot;parse-names&quot;: false, &quot;dropping-particle&quot;: &quot;&quot;, &quot;family&quot;: &quot;Culver&quot;, &quot;non-dropping-particle&quot;: &quot;&quot;}, {&quot;given&quot;: &quot;Mary M.&quot;, &quot;suffix&quot;: &quot;&quot;, &quot;parse-names&quot;: false, &quot;dropping-particle&quot;: &quot;&quot;, &quot;family&quot;: &quot;Boucherle&quot;, &quot;non-dropping-particle&quot;: &quot;&quot;}, {&quot;given&quot;: &quot;David J.&quot;, &quot;suffix&quot;: &quot;&quot;, &quot;parse-names&quot;: false, &quot;dropping-particle&quot;: &quot;&quot;, &quot;family&quot;: &quot;Bean&quot;, &quot;non-dropping-particle&quot;: &quot;&quot;}, {&quot;given&quot;: &quot;James W.&quot;, &quot;suffix&quot;: &quot;&quot;, &quot;parse-names&quot;: false, &quot;dropping-particle&quot;: &quot;&quot;, &quot;family&quot;: &quot;Fletcher&quot;, &quot;non-dropping-particle&quot;: &quot;&quot;}]}, &quot;id&quot;: &quot;ITEM-1&quot;}], &quot;properties&quot;: {&quot;noteIndex&quot;: 0}, &quot;mendeley&quot;: {&quot;formattedCitation&quot;: &quot;(Culver et al. 1985)&quot;, &quot;previouslyFormattedCitation&quot;: &quot;(Culver et al. 1985)&quot;, &quot;plainTextFormattedCitation&quot;: &quot;(Culver et al. 1985)&quot;, &quot;manualFormatting&quot;: &quot;(Culver et al. 1985)\u2060.   Zooplankton biomasses were then converted to wet weight using another published scaling relationship (Wiebe et al. 1975)\u2060. &quot;}, &quot;schema&quot;: &quot;https://github.com/citation-style-language/schema/raw/master/csl-citation.json&quot;} RNDt89dGJlaV9"/></text:p>
      <text:p text:style-name="P9"><text:span text:style-name="T253"><text:tab/></text:span><text:span text:style-name="T29">Fish densities were calculated from the integrated 120 kHz backscatter,</text:span><text:change text:change-id="ct46395472"/><text:span text:style-name="T29"> <text:s/></text:span><text:span text:style-name="T251">using t</text:span><text:span text:style-name="T29">he empirical mean TS of the </text:span><text:span text:style-name="T250">individual fish</text:span><text:span text:style-name="T29"> targets to convert backscatter to fish densities. <text:s/></text:span><text:span text:style-name="T262">To obtain approximate estimates </text:span><text:span text:style-name="T263">of</text:span><text:span text:style-name="T262"> fish </text:span><text:span text:style-name="T263">biomass</text:span><text:span text:style-name="T262">, we </text:span><text:span text:style-name="T30">first</text:span><text:span text:style-name="T262"> converted each </text:span><text:span text:style-name="T265">fish </text:span><text:span text:style-name="T262">target’</text:span><text:span text:style-name="T267">s</text:span><text:span text:style-name="T265"> TS </text:span><text:span text:style-name="T267">to a length (in cm) by solving the </text:span><text:span text:style-name="T265">relationship </text:span><text:span text:style-name="T266">TS = 20log</text:span><text:span text:style-name="T221">10</text:span><text:span text:style-name="T266">(</text:span><text:span text:style-name="T271">L</text:span><text:span text:style-name="T266">) – 67.4 </text:span><text:span text:style-name="T265">for physoclist fishes from </text:span><text:reference-mark-start text:name="ADDIN CSL_CITATION {&quot;citationItems&quot;: [{&quot;uris&quot;: [&quot;http://www.mendeley.com/documents/?uuid=6e08dae5-695c-4a6a-a0cc-760df3ca94c6&quot;], &quot;itemData&quot;: {&quot;type&quot;: &quot;article-journal&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container-title&quot;: &quot;The Journal of the Acoustical Society of America&quot;, &quot;issued&quot;: {&quot;date-parts&quot;: [[&quot;1987&quot;]]}, &quot;DOI&quot;: &quot;10.1121/1.395298&quot;, &quot;title&quot;: &quot;Fish target strengths for use in echo integrator surveys&quot;, &quot;id&quot;: &quot;ITEM-1&quot;, &quot;volume&quot;: &quot;82&quot;, &quot;page&quot;: &quot;981&quot;, &quot;author&quot;: [{&quot;given&quot;: &quot;Kenneth G.&quot;, &quot;suffix&quot;: &quot;&quot;, &quot;parse-names&quot;: false, &quot;dropping-particle&quot;: &quot;&quot;, &quot;family&quot;: &quot;Foote&quot;, &quot;non-dropping-particle&quot;: &quot;&quot;}]}, &quot;id&quot;: &quot;ITEM-1&quot;}], &quot;properties&quot;: {&quot;noteIndex&quot;: 0}, &quot;mendeley&quot;: {&quot;formattedCitation&quot;: &quot;(Foote 1987)&quot;, &quot;previouslyFormattedCitation&quot;: &quot;(Foote 1987)&quot;, &quot;plainTextFormattedCitation&quot;: &quot;(Foote 1987)&quot;}, &quot;schema&quot;: &quot;https://github.com/citation-style-language/schema/raw/master/csl-citation.json&quot;} RND3tDxi87smh"/><text:span text:style-name="T210">(Foote 1987)</text:span><text:reference-mark-end text:name="ADDIN CSL_CITATION {&quot;citationItems&quot;: [{&quot;uris&quot;: [&quot;http://www.mendeley.com/documents/?uuid=6e08dae5-695c-4a6a-a0cc-760df3ca94c6&quot;], &quot;itemData&quot;: {&quot;type&quot;: &quot;article-journal&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container-title&quot;: &quot;The Journal of the Acoustical Society of America&quot;, &quot;issued&quot;: {&quot;date-parts&quot;: [[&quot;1987&quot;]]}, &quot;DOI&quot;: &quot;10.1121/1.395298&quot;, &quot;title&quot;: &quot;Fish target strengths for use in echo integrator surveys&quot;, &quot;id&quot;: &quot;ITEM-1&quot;, &quot;volume&quot;: &quot;82&quot;, &quot;page&quot;: &quot;981&quot;, &quot;author&quot;: [{&quot;given&quot;: &quot;Kenneth G.&quot;, &quot;suffix&quot;: &quot;&quot;, &quot;parse-names&quot;: false, &quot;dropping-particle&quot;: &quot;&quot;, &quot;family&quot;: &quot;Foote&quot;, &quot;non-dropping-particle&quot;: &quot;&quot;}]}, &quot;id&quot;: &quot;ITEM-1&quot;}], &quot;properties&quot;: {&quot;noteIndex&quot;: 0}, &quot;mendeley&quot;: {&quot;formattedCitation&quot;: &quot;(Foote 1987)&quot;, &quot;previouslyFormattedCitation&quot;: &quot;(Foote 1987)&quot;, &quot;plainTextFormattedCitation&quot;: &quot;(Foote 1987)&quot;}, &quot;schema&quot;: &quot;https://github.com/citation-style-language/schema/raw/master/csl-citation.json&quot;} RND3tDxi87smh"/><text:span text:style-name="T265">⁠. <text:s/></text:span><text:span text:style-name="T30">These lengths were then converted to approximate </text:span><text:change-start text:change-id="ct46486448"/><text:span text:style-name="T268">wet </text:span><text:change-end text:change-id="ct46486448"/><text:span text:style-name="T30">weights</text:span><text:change text:change-id="ct46488688"/><text:span text:style-name="T30"> using</text:span><text:span text:style-name="T262"> published scaling relationships. <text:s/></text:span><text:span text:style-name="T264">Length-weight relationships for fish are usually assumed to follow a power law of the form </text:span><text:span text:style-name="T264"><draw:frame draw:style-name="fr1"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64">, where </text:span><text:span text:style-name="T269">a</text:span><text:span text:style-name="T272"> and </text:span><text:span text:style-name="T269">b</text:span><text:span text:style-name="T272"> are fitted empirically for a particular species or population. <text:s/>Because we could not identify fish targets to species, we averaged </text:span><text:span text:style-name="T273">the parameters </text:span><text:span text:style-name="T272">for rainbow trout (</text:span><text:span text:style-name="T269">a</text:span><text:span text:style-name="T272"> = -4.898, </text:span><text:span text:style-name="T269">b</text:span><text:span text:style-name="T272"> = 2.99, </text:span><text:reference-mark-start text:name="ADDIN CSL_CITATION {&quot;citationItems&quot;: [{&quot;uris&quot;: [&quot;http://www.mendeley.com/documents/?uuid=c55d6d80-7164-4d65-ad17-40f6e3f29149&quot;], &quot;itemData&quot;: {&quot;issued&quot;: {&quot;date-parts&quot;: [[&quot;1996&quot;]]}, &quot;type&quot;: &quot;article-journal&quot;, &quot;title&quot;: &quot;Proposed revision of the standard-weight equation for rainbow trout.&quot;, &quot;ISSN&quot;: &quot;02705060&quot;, &quot;id&quot;: &quot;ITEM-1&quot;, &quot;issue&quot;: &quot;3&quot;, &quot;page&quot;: &quot;3-9&quot;, &quot;volume&quot;: &quot;11&quot;, &quot;ISBN&quot;: &quot;0270-5060&quot;, &quot;author&quot;: [{&quot;given&quot;: &quot;D G&quot;, &quot;suffix&quot;: &quot;&quot;, &quot;parse-names&quot;: false, &quot;dropping-particle&quot;: &quot;&quot;, &quot;family&quot;: &quot;Simpkins&quot;, &quot;non-dropping-particle&quot;: &quot;&quot;}, {&quot;given&quot;: &quot;W A&quot;, &quot;suffix&quot;: &quot;&quot;, &quot;parse-names&quot;: false, &quot;dropping-particle&quot;: &quot;&quot;, &quot;family&quot;: &quot;Hubert&quot;, &quot;non-dropping-particle&quot;: &quot;&quot;}]}, &quot;id&quot;: &quot;ITEM-1&quot;}], &quot;properties&quot;: {&quot;noteIndex&quot;: 0}, &quot;mendeley&quot;: {&quot;formattedCitation&quot;: &quot;(Simpkins and Hubert 1996)&quot;, &quot;previouslyFormattedCitation&quot;: &quot;(Simpkins and Hubert 1996)&quot;, &quot;plainTextFormattedCitation&quot;: &quot;(Simpkins and Hubert 1996)&quot;, &quot;manualFormatting&quot;: &quot;Simpkins and Hubert 1996&quot;}, &quot;schema&quot;: &quot;https://github.com/citation-style-language/schema/raw/master/csl-citation.json&quot;} RNDeGTnbnbfCZ"/><text:span text:style-name="T211">Simpkins and Hubert 1996</text:span><text:reference-mark-end text:name="ADDIN CSL_CITATION {&quot;citationItems&quot;: [{&quot;uris&quot;: [&quot;http://www.mendeley.com/documents/?uuid=c55d6d80-7164-4d65-ad17-40f6e3f29149&quot;], &quot;itemData&quot;: {&quot;issued&quot;: {&quot;date-parts&quot;: [[&quot;1996&quot;]]}, &quot;type&quot;: &quot;article-journal&quot;, &quot;title&quot;: &quot;Proposed revision of the standard-weight equation for rainbow trout.&quot;, &quot;ISSN&quot;: &quot;02705060&quot;, &quot;id&quot;: &quot;ITEM-1&quot;, &quot;issue&quot;: &quot;3&quot;, &quot;page&quot;: &quot;3-9&quot;, &quot;volume&quot;: &quot;11&quot;, &quot;ISBN&quot;: &quot;0270-5060&quot;, &quot;author&quot;: [{&quot;given&quot;: &quot;D G&quot;, &quot;suffix&quot;: &quot;&quot;, &quot;parse-names&quot;: false, &quot;dropping-particle&quot;: &quot;&quot;, &quot;family&quot;: &quot;Simpkins&quot;, &quot;non-dropping-particle&quot;: &quot;&quot;}, {&quot;given&quot;: &quot;W A&quot;, &quot;suffix&quot;: &quot;&quot;, &quot;parse-names&quot;: false, &quot;dropping-particle&quot;: &quot;&quot;, &quot;family&quot;: &quot;Hubert&quot;, &quot;non-dropping-particle&quot;: &quot;&quot;}]}, &quot;id&quot;: &quot;ITEM-1&quot;}], &quot;properties&quot;: {&quot;noteIndex&quot;: 0}, &quot;mendeley&quot;: {&quot;formattedCitation&quot;: &quot;(Simpkins and Hubert 1996)&quot;, &quot;previouslyFormattedCitation&quot;: &quot;(Simpkins and Hubert 1996)&quot;, &quot;plainTextFormattedCitation&quot;: &quot;(Simpkins and Hubert 1996)&quot;, &quot;manualFormatting&quot;: &quot;Simpkins and Hubert 1996&quot;}, &quot;schema&quot;: &quot;https://github.com/citation-style-language/schema/raw/master/csl-citation.json&quot;} RNDeGTnbnbfCZ"/><text:span text:style-name="T272">), brook trout (</text:span><text:span text:style-name="T269">a</text:span><text:span text:style-name="T272"> = -5.186, </text:span><text:span text:style-name="T269">b</text:span><text:span text:style-name="T272"> = 3.103, </text:span><text:reference-mark-start text:name="ADDIN CSL_CITATION {&quot;citationItems&quot;: [{&quot;uris&quot;: [&quot;http://www.mendeley.com/documents/?uuid=994a9882-5c09-415d-ad02-5d78fbd23a77&quot;], &quot;itemData&quot;: {&quot;type&quot;: &quot;article-journal&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ISBN&quot;: &quot;0275-5947&quot;, &quot;container-title&quot;: &quot;North American Journal of Fisheries Management&quot;, &quot;issued&quot;: {&quot;date-parts&quot;: [[&quot;2001&quot;]]}, &quot;DOI&quot;: &quot;10.1577/1548-8675(2001)021&lt;0253:PSWEFB&gt;2.0.CO;2&quot;, &quot;title&quot;: &quot;Proposed Standard-Weight Equations for Brook Trout&quot;, &quot;id&quot;: &quot;ITEM-1&quot;, &quot;volume&quot;: &quot;21&quot;, &quot;page&quot;: &quot;253-254&quot;, &quot;author&quot;: [{&quot;given&quot;: &quot;Matthew W&quot;, &quot;suffix&quot;: &quot;&quot;, &quot;parse-names&quot;: false, &quot;dropping-particle&quot;: &quot;&quot;, &quot;family&quot;: &quot;Hyatt&quot;, &quot;non-dropping-particle&quot;: &quot;&quot;}, {&quot;given&quot;: &quot;Wayne a&quot;, &quot;suffix&quot;: &quot;&quot;, &quot;parse-names&quot;: false, &quot;dropping-particle&quot;: &quot;&quot;, &quot;family&quot;: &quot;Hubert&quot;, &quot;non-dropping-particle&quot;: &quot;&quot;}]}, &quot;id&quot;: &quot;ITEM-1&quot;}], &quot;properties&quot;: {&quot;noteIndex&quot;: 0}, &quot;mendeley&quot;: {&quot;formattedCitation&quot;: &quot;(Hyatt and Hubert 2001)&quot;, &quot;previouslyFormattedCitation&quot;: &quot;(Hyatt and Hubert 2001)&quot;, &quot;plainTextFormattedCitation&quot;: &quot;(Hyatt and Hubert 2001)&quot;, &quot;manualFormatting&quot;: &quot;Hyatt and Hubert 2001&quot;}, &quot;schema&quot;: &quot;https://github.com/citation-style-language/schema/raw/master/csl-citation.json&quot;} RNDwgWMOKEPQb"/><text:span text:style-name="T211">Hyatt and Hubert 2001</text:span><text:reference-mark-end text:name="ADDIN CSL_CITATION {&quot;citationItems&quot;: [{&quot;uris&quot;: [&quot;http://www.mendeley.com/documents/?uuid=994a9882-5c09-415d-ad02-5d78fbd23a77&quot;], &quot;itemData&quot;: {&quot;type&quot;: &quot;article-journal&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ISBN&quot;: &quot;0275-5947&quot;, &quot;container-title&quot;: &quot;North American Journal of Fisheries Management&quot;, &quot;issued&quot;: {&quot;date-parts&quot;: [[&quot;2001&quot;]]}, &quot;DOI&quot;: &quot;10.1577/1548-8675(2001)021&lt;0253:PSWEFB&gt;2.0.CO;2&quot;, &quot;title&quot;: &quot;Proposed Standard-Weight Equations for Brook Trout&quot;, &quot;id&quot;: &quot;ITEM-1&quot;, &quot;volume&quot;: &quot;21&quot;, &quot;page&quot;: &quot;253-254&quot;, &quot;author&quot;: [{&quot;given&quot;: &quot;Matthew W&quot;, &quot;suffix&quot;: &quot;&quot;, &quot;parse-names&quot;: false, &quot;dropping-particle&quot;: &quot;&quot;, &quot;family&quot;: &quot;Hyatt&quot;, &quot;non-dropping-particle&quot;: &quot;&quot;}, {&quot;given&quot;: &quot;Wayne a&quot;, &quot;suffix&quot;: &quot;&quot;, &quot;parse-names&quot;: false, &quot;dropping-particle&quot;: &quot;&quot;, &quot;family&quot;: &quot;Hubert&quot;, &quot;non-dropping-particle&quot;: &quot;&quot;}]}, &quot;id&quot;: &quot;ITEM-1&quot;}], &quot;properties&quot;: {&quot;noteIndex&quot;: 0}, &quot;mendeley&quot;: {&quot;formattedCitation&quot;: &quot;(Hyatt and Hubert 2001)&quot;, &quot;previouslyFormattedCitation&quot;: &quot;(Hyatt and Hubert 2001)&quot;, &quot;plainTextFormattedCitation&quot;: &quot;(Hyatt and Hubert 2001)&quot;, &quot;manualFormatting&quot;: &quot;Hyatt and Hubert 2001&quot;}, &quot;schema&quot;: &quot;https://github.com/citation-style-language/schema/raw/master/csl-citation.json&quot;} RNDwgWMOKEPQb"/><text:span text:style-name="T272">), and brown trout (</text:span><text:span text:style-name="T269">a</text:span><text:span text:style-name="T272"> = -4.867, </text:span><text:span text:style-name="T269">b</text:span><text:span text:style-name="T272"> = 2.96, </text:span><text:reference-mark-start text:name="ADDIN CSL_CITATION {&quot;citationItems&quot;: [{&quot;uris&quot;: [&quot;http://www.mendeley.com/documents/?uuid=7e4b9878-8654-421d-bd4c-2bf6aead5163&quot;], &quot;itemData&quot;: {&quot;type&quot;: &quot;article-journal&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container-title&quot;: &quot;Journal of Freshwater Ecology&quot;, &quot;issued&quot;: {&quot;date-parts&quot;: [[&quot;1994&quot;]]}, &quot;DOI&quot;: &quot;10.1080/02705060.1994.9664437&quot;, &quot;title&quot;: &quot;Proposed Standard Weight (Ws) Equation and Length-Categorization Standards for Stream-Dwelling Brown Trout (&lt;i&gt;Salmo trutta&lt;/i&gt;)&quot;, &quot;id&quot;: &quot;ITEM-1&quot;, &quot;volume&quot;: &quot;9&quot;, &quot;page&quot;: &quot;111-116&quot;, &quot;author&quot;: [{&quot;given&quot;: &quot;Craig L.&quot;, &quot;suffix&quot;: &quot;&quot;, &quot;parse-names&quot;: false, &quot;dropping-particle&quot;: &quot;&quot;, &quot;family&quot;: &quot;Milewski&quot;, &quot;non-dropping-particle&quot;: &quot;&quot;}, {&quot;given&quot;: &quot;Michael L.&quot;, &quot;suffix&quot;: &quot;&quot;, &quot;parse-names&quot;: false, &quot;dropping-particle&quot;: &quot;&quot;, &quot;family&quot;: &quot;Brown&quot;, &quot;non-dropping-particle&quot;: &quot;&quot;}]}, &quot;id&quot;: &quot;ITEM-1&quot;}], &quot;properties&quot;: {&quot;noteIndex&quot;: 0}, &quot;mendeley&quot;: {&quot;formattedCitation&quot;: &quot;(Milewski and Brown 1994)&quot;, &quot;previouslyFormattedCitation&quot;: &quot;(Milewski and Brown 1994)&quot;, &quot;plainTextFormattedCitation&quot;: &quot;(Milewski and Brown 1994)&quot;, &quot;manualFormatting&quot;: &quot;Milewski and Brown 1994&quot;}, &quot;schema&quot;: &quot;https://github.com/citation-style-language/schema/raw/master/csl-citation.json&quot;} RNDfEzRMkyOTd"/><text:span text:style-name="T211">Milewski and Brown 1994</text:span><text:reference-mark-end text:name="ADDIN CSL_CITATION {&quot;citationItems&quot;: [{&quot;uris&quot;: [&quot;http://www.mendeley.com/documents/?uuid=7e4b9878-8654-421d-bd4c-2bf6aead5163&quot;], &quot;itemData&quot;: {&quot;type&quot;: &quot;article-journal&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container-title&quot;: &quot;Journal of Freshwater Ecology&quot;, &quot;issued&quot;: {&quot;date-parts&quot;: [[&quot;1994&quot;]]}, &quot;DOI&quot;: &quot;10.1080/02705060.1994.9664437&quot;, &quot;title&quot;: &quot;Proposed Standard Weight (Ws) Equation and Length-Categorization Standards for Stream-Dwelling Brown Trout (&lt;i&gt;Salmo trutta&lt;/i&gt;)&quot;, &quot;id&quot;: &quot;ITEM-1&quot;, &quot;volume&quot;: &quot;9&quot;, &quot;page&quot;: &quot;111-116&quot;, &quot;author&quot;: [{&quot;given&quot;: &quot;Craig L.&quot;, &quot;suffix&quot;: &quot;&quot;, &quot;parse-names&quot;: false, &quot;dropping-particle&quot;: &quot;&quot;, &quot;family&quot;: &quot;Milewski&quot;, &quot;non-dropping-particle&quot;: &quot;&quot;}, {&quot;given&quot;: &quot;Michael L.&quot;, &quot;suffix&quot;: &quot;&quot;, &quot;parse-names&quot;: false, &quot;dropping-particle&quot;: &quot;&quot;, &quot;family&quot;: &quot;Brown&quot;, &quot;non-dropping-particle&quot;: &quot;&quot;}]}, &quot;id&quot;: &quot;ITEM-1&quot;}], &quot;properties&quot;: {&quot;noteIndex&quot;: 0}, &quot;mendeley&quot;: {&quot;formattedCitation&quot;: &quot;(Milewski and Brown 1994)&quot;, &quot;previouslyFormattedCitation&quot;: &quot;(Milewski and Brown 1994)&quot;, &quot;plainTextFormattedCitation&quot;: &quot;(Milewski and Brown 1994)&quot;, &quot;manualFormatting&quot;: &quot;Milewski and Brown 1994&quot;}, &quot;schema&quot;: &quot;https://github.com/citation-style-language/schema/raw/master/csl-citation.json&quot;} RNDfEzRMkyOTd"/><text:span text:style-name="T272">) </text:span><text:span text:style-name="T273">to get a single length-weight equation with </text:span><text:span text:style-name="T270">a</text:span><text:span text:style-name="T273"> = -4.98 and </text:span><text:span text:style-name="T270">b</text:span><text:span text:style-name="T273"> = 3.02. <text:s/></text:span><text:span text:style-name="T274">These lengths </text:span><text:span text:style-name="T275">and weights </text:span><text:span text:style-name="T274">were averaged into mean values for each lake and survey.</text:span></text:p>
      <text:p text:style-name="P48"><text:span text:style-name="T228"><text:tab/></text:span><text:span text:style-name="T236">Zooplankton and fish</text:span><text:span text:style-name="T228"> biomass densities were averaged across the survey track to give depth </text:span><text:soft-page-break/><text:span text:style-name="T228">profiles of zooplankton </text:span><text:span text:style-name="T231">and fish density</text:span><text:span text:style-name="T228">. <text:s/>They were also integrated through the water column from and multiplied by each lake’s area to give estimates of the total biomass of </text:span><text:span text:style-name="T232">fish and zooplankton </text:span><text:span text:style-name="T236">in each lake and survey</text:span><text:span text:style-name="T228">. <text:s text:c="2"/></text:span><text:span text:style-name="T235">W</text:span><text:span text:style-name="T233">e </text:span><text:span text:style-name="T235">also</text:span><text:span text:style-name="T233"> calculated the approximate ratio of zooplankton to fish biomass </text:span><text:span text:style-name="T234">in each lake and survey.</text:span></text:p>
      <text:p text:style-name="P60"/>
      <text:p text:style-name="P64"><text:span text:style-name="T254">C</text:span><text:span text:style-name="T246">omparison of net and acoustic biomass</text:span></text:p>
      <text:p text:style-name="P10"><text:span text:style-name="T517"><text:tab/></text:span><text:span text:style-name="T105">To test the agreement between acoustic estimates of </text:span><text:span text:style-name="T31">zooplankton </text:span><text:span text:style-name="T105">biomass and the direct net sampling, we regressed </text:span><text:span text:style-name="T31">the </text:span><text:span text:style-name="T105">acoustic </text:span><text:span text:style-name="T31">estimate of biomass density for each lake </text:span><text:span text:style-name="T105">on the</text:span><text:span text:style-name="T31"> biovolume</text:span><text:change text:change-id="ct46281088"/><text:span text:style-name="T31"> from the corresponding net sample. <text:s/>Net biovolumes were normalized by the total volume of water filtered to give a biovolume density, in mL m</text:span><text:span text:style-name="T531">-3</text:span><text:span text:style-name="T316">. <text:s/></text:span><text:span text:style-name="T318"><text:s/></text:span><text:span text:style-name="T317">The intercept in the linear regression was fixed at the origin, since a preliminary model showed it was not significantly different from zero </text:span><text:span text:style-name="T294">(at the </text:span><text:span text:style-name="T370">p</text:span><text:span text:style-name="T294">=0.05 level)</text:span><text:span text:style-name="T317">, and because it is physically reasonable</text:span><text:span text:style-name="T295">. <text:s/></text:span><text:span text:style-name="T318">Fitting the model without an intercept also added a degree of freedom, increasing power and precision for the slope estimate, which was advantageous given the small sample size </text:span><text:span text:style-name="T319">(</text:span><text:span text:style-name="T369">n</text:span><text:span text:style-name="T319">=</text:span><text:span text:style-name="T326">10</text:span><text:span text:style-name="T319">)</text:span><text:span text:style-name="T318">.</text:span><text:span text:style-name="T295"> <text:s/></text:span><text:span text:style-name="T327">When examining preliminary results, one data point (from Lake Eleanor in April 2014) appeared to be an outlier exerting undue influence on the slope, so we also fit the model without </text:span><text:span text:style-name="T328">it</text:span><text:span text:style-name="T327"> point for comparison.</text:span><text:span text:style-name="T295"> <text:s/></text:span><text:span text:style-name="T294">The significance of the slope</text:span><text:span text:style-name="T327">s</text:span><text:span text:style-name="T294"> </text:span><text:span text:style-name="T327">were</text:span><text:span text:style-name="T294"> assessed at the 0.05 level. <text:s/>These analyses were run </text:span><text:span text:style-name="T323">using</text:span><text:span text:style-name="T294"> R </text:span><text:reference-mark-start text:name="ADDIN CSL_CITATION {&quot;citationItems&quot;: [{&quot;uris&quot;: [&quot;http://www.mendeley.com/documents/?uuid=5ba6c9fc-e351-486c-8b00-c105a1043db9&quot;], &quot;itemData&quot;: {&quot;issued&quot;: {&quot;date-parts&quot;: [[&quot;2016&quot;]]}, &quot;type&quot;: &quot;article&quot;, &quot;publisher&quot;: &quot;R Foundation for Technical Computing&quot;, &quot;title&quot;: &quot;R: A Language and Environment for Statistical Computing&quot;, &quot;id&quot;: &quot;ITEM-1&quot;, &quot;publisher-place&quot;: &quot;Vienna, Austria&quot;, &quot;author&quot;: [{&quot;given&quot;: &quot;&quot;, &quot;suffix&quot;: &quot;&quot;, &quot;parse-names&quot;: false, &quot;dropping-particle&quot;: &quot;&quot;, &quot;family&quot;: &quot;R Development Core Team&quot;, &quot;non-dropping-particle&quot;: &quot;&quot;}]}, &quot;id&quot;: &quot;ITEM-1&quot;}], &quot;properties&quot;: {&quot;noteIndex&quot;: 0}, &quot;mendeley&quot;: {&quot;formattedCitation&quot;: &quot;(R Development Core Team 2016)&quot;, &quot;previouslyFormattedCitation&quot;: &quot;(R Development Core Team 2016)&quot;, &quot;plainTextFormattedCitation&quot;: &quot;(R Development Core Team 2016)&quot;}, &quot;schema&quot;: &quot;https://github.com/citation-style-language/schema/raw/master/csl-citation.json&quot;} RNDUA9QJcqmSg"/><text:span text:style-name="T294">(R Development Core Team 2016)</text:span><text:reference-mark-end text:name="ADDIN CSL_CITATION {&quot;citationItems&quot;: [{&quot;uris&quot;: [&quot;http://www.mendeley.com/documents/?uuid=5ba6c9fc-e351-486c-8b00-c105a1043db9&quot;], &quot;itemData&quot;: {&quot;issued&quot;: {&quot;date-parts&quot;: [[&quot;2016&quot;]]}, &quot;type&quot;: &quot;article&quot;, &quot;publisher&quot;: &quot;R Foundation for Technical Computing&quot;, &quot;title&quot;: &quot;R: A Language and Environment for Statistical Computing&quot;, &quot;id&quot;: &quot;ITEM-1&quot;, &quot;publisher-place&quot;: &quot;Vienna, Austria&quot;, &quot;author&quot;: [{&quot;given&quot;: &quot;&quot;, &quot;suffix&quot;: &quot;&quot;, &quot;parse-names&quot;: false, &quot;dropping-particle&quot;: &quot;&quot;, &quot;family&quot;: &quot;R Development Core Team&quot;, &quot;non-dropping-particle&quot;: &quot;&quot;}]}, &quot;id&quot;: &quot;ITEM-1&quot;}], &quot;properties&quot;: {&quot;noteIndex&quot;: 0}, &quot;mendeley&quot;: {&quot;formattedCitation&quot;: &quot;(R Development Core Team 2016)&quot;, &quot;previouslyFormattedCitation&quot;: &quot;(R Development Core Team 2016)&quot;, &quot;plainTextFormattedCitation&quot;: &quot;(R Development Core Team 2016)&quot;}, &quot;schema&quot;: &quot;https://github.com/citation-style-language/schema/raw/master/csl-citation.json&quot;} RNDUA9QJcqmSg"/><text:span text:style-name="T295">⁠.</text:span></text:p>
      <text:p text:style-name="P63">Distribution of zooplankton and fish</text:p>
      <text:p text:style-name="P11"><text:tab/><text:span text:style-name="T508">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483">10</text:span><text:span text:style-name="T508">-transformed and regressed on their distance from the shoreline and from each lake's main stream inlet. <text:s/>This was done to test whether there was any spatial trend in the density of zooplankton, that is a response to a supply of food or nutrients via runoff. <text:s/>Spatial autocorrelation was assessed by calculating empirical variograms for the residuals of each regression. <text:s text:c="2"/>Two key features of a variogram are its maximum value or </text:span><text:span text:style-name="T372">sill</text:span><text:span text:style-name="T406">, </text:span><text:span text:style-name="T407">indicating the expected absolute differences between biomass densities at widely separated locations. </text:span><text:span text:style-name="T406"><text:s/></text:span><text:span text:style-name="T439">The spatial lag at which the variogram reaches its sill is called the </text:span><text:span text:style-name="T371">range</text:span><text:span text:style-name="T439">, and characterizes the decorrelation distance. Because we calculated the variograms for</text:span><text:span text:style-name="T407"> log</text:span><text:span text:style-name="T484">10</text:span><text:span text:style-name="T407">-transformed units, </text:span><text:span text:style-name="T32">th</text:span><text:span text:style-name="T449">ey</text:span><text:span text:style-name="T32"> </text:span><text:span text:style-name="T403">impl</text:span><text:change-start text:change-id="ct46505904"/><text:span text:style-name="T458">y</text:span><text:change-end text:change-id="ct46505904"/><text:change text:change-id="ct46544992"/><text:span text:style-name="T403"> multiplicative differences (</text:span><text:span text:style-name="T389">×/÷) in zooplankton density </text:span><text:span text:style-name="T399">in the linear domain. <text:s/></text:span><text:span text:style-name="T400">Variograms were calculated a</text:span><text:span text:style-name="T402">t</text:span><text:span text:style-name="T400"> spatial lags from zero to half the distance spanned by the transect in each lake, in bins 0.25 km wide. <text:s/></text:span><text:span text:style-name="T508">Lake Tahoe was omitted from these</text:span><text:soft-page-break/><text:span text:style-name="T508"> spatial analyses, because it is much larger and fed by many small streams at inlets around its perimeter, and, because the sampling schedule did not permit extended transects, precluding the calculation of variograms.</text:span></text:p>
      <text:p text:style-name="P47"/>
      <text:p text:style-name="P59">Results<text:span text:style-name="T485"> </text:span></text:p>
      <text:p text:style-name="P12"><text:tab/><text:span text:style-name="T558">The zooplankton communities of the four lakes differed, both between lakes and, in the case of the repeated samples at Cherry and Eleanor, over time. <text:s/>Lake Tahoe’s zooplankton were numerically dominated by the calanoid copepods </text:span><text:span text:style-name="T513">Leptodiaptomus tyrelli</text:span><text:span text:style-name="T91"> </text:span><text:span text:style-name="T34">(56%) </text:span><text:span text:style-name="T91">and </text:span><text:span text:style-name="T513">Epischura nevadensis</text:span><text:span text:style-name="T91"> </text:span><text:span text:style-name="T34">(22%), with another 20% made up by unidentified copepods and copepodites (Figure </text:span><text:change-start text:change-id="ct46545296"/><text:span text:style-name="T115">2</text:span><text:change-end text:change-id="ct46545296"/><text:change text:change-id="ct46505680"/><text:span text:style-name="T34">). <text:s/></text:span><text:span text:style-name="T92">The zooplankton in Independence Lake were split </text:span><text:span text:style-name="T102">more </text:span><text:span text:style-name="T92">evenly between the cyclopoid copepod </text:span><text:span text:style-name="T514">Diacyclops thomasi</text:span><text:span text:style-name="T92"> (46%) and the cladoceran </text:span><text:span text:style-name="T514">Daphnia middendorffiana</text:span><text:span text:style-name="T92"> (44%), </text:span><text:span text:style-name="T93">with the remainder composed of <text:s/></text:span><text:span text:style-name="T514">Bosmina longirostris</text:span><text:span text:style-name="T92"> (6%) </text:span><text:span text:style-name="T93">and unidentified rotifers (4%).</text:span></text:p>
      <text:p text:style-name="P12"><text:span text:style-name="T93"><text:tab/></text:span><text:span text:style-name="T96">The zooplankton communities in</text:span><text:span text:style-name="T94"> </text:span><text:span text:style-name="T95">Cherry Lake and Lake Eleanor </text:span><text:span text:style-name="T96">were more diverse than those in Independence and Tahoe, </text:span><text:span text:style-name="T35">with </text:span><text:span text:style-name="T102">four to ten</text:span><text:span text:style-name="T35"> species present in each sample (Figure </text:span><text:change-start text:change-id="ct46562960"/><text:span text:style-name="T116">3</text:span><text:change-end text:change-id="ct46562960"/><text:change text:change-id="ct46467056"/><text:span text:style-name="T35">). <text:s/>In October 2013, the communit</text:span><text:span text:style-name="T102">ies</text:span><text:span text:style-name="T35"> in both lakes w</text:span><text:span text:style-name="T102">ere</text:span><text:span text:style-name="T35"> approximately 60% cladocerans in the genera </text:span><text:span text:style-name="T510">Daphnia</text:span><text:span text:style-name="T35"> and </text:span><text:span text:style-name="T510">Diplostraca,</text:span><text:span text:style-name="T106"> with the remainder mostly composed of cyclopoid copepods in the genus </text:span><text:span text:style-name="T518">Eurycyclops</text:span><text:span text:style-name="T510">,</text:span><text:span text:style-name="T35">. <text:s/>The following April, the community in Cherry Lake </text:span><text:span text:style-name="T80">remained</text:span><text:span text:style-name="T35"> similar, but </text:span><text:span text:style-name="T80">in Lake Eleanor it had shifted to 59% Copepods, mostly </text:span><text:span text:style-name="T515">Epischura nevadensis</text:span><text:span text:style-name="T80">. During the final two surveys, in June and September 2014, the communities in both lakes were between 59 and 77% copepods, a large proportion of which were copepodites of unknown calanoid species. <text:s/>The </text:span><text:span text:style-name="T102">cladocerans which composed </text:span><text:span text:style-name="T80">22-41% of the communities in June and September were again a mix of </text:span><text:span text:style-name="T515">Daphnia</text:span><text:span text:style-name="T80"> and </text:span><text:span text:style-name="T515">Diplostraca</text:span><text:span text:style-name="T80"> </text:span><text:span text:style-name="T36">(Figure </text:span><text:change-start text:change-id="ct46494704"/><text:span text:style-name="T116">3</text:span><text:change-end text:change-id="ct46494704"/><text:change text:change-id="ct46494928"/><text:span text:style-name="T36">). <text:s/></text:span><text:span text:style-name="T107">Biovolumes of zooplankton estimated from the nets ranged from 0.1 mL m</text:span><text:span text:style-name="T532">-3</text:span><text:span text:style-name="T320"> in Lake Tahoe to 2.5 mL m</text:span><text:span text:style-name="T532">-3</text:span><text:span text:style-name="T320"> in Lake Eleanor in April 2014 </text:span><text:span text:style-name="T37">(Figure </text:span><text:change-start text:change-id="ct46509728"/><text:span text:style-name="T357">4</text:span><text:change-end text:change-id="ct46509728"/><text:change text:change-id="ct46512976"/><text:span text:style-name="T37">)</text:span><text:span text:style-name="T320">. <text:s/></text:span><text:span text:style-name="T321">Biovolumes in both Cherry Lake and Lake Eleanor were highest in June </text:span><text:span text:style-name="T322">2014 </text:span><text:span text:style-name="T321">and lower in </text:span><text:span text:style-name="T335">the other months</text:span><text:span text:style-name="T321">.</text:span></text:p>
      <text:p text:style-name="P13"><text:span text:style-name="T36"><text:tab/></text:span><text:span text:style-name="T97">Target strengths for the different classes of zooplankton scatterers, </text:span><text:span text:style-name="T98">as calculated using the DWBA,</text:span><text:span text:style-name="T97"> varied widely </text:span><text:span text:style-name="T98">(Table </text:span><text:span text:style-name="T100">1</text:span><text:span text:style-name="T98">)</text:span><text:span text:style-name="T97">. <text:s/></text:span><text:span text:style-name="T98">The strongest scatterers were copepods in Cherry Lake in April 2014, with an average TS of -111 dB</text:span><text:span text:style-name="T38">.</text:span><text:span text:style-name="T98"> <text:s text:c="2"/>The weakest were nauplius larvae in Cherry Lake in October 2013, with a mean TS of -148 dB</text:span><text:span text:style-name="T38">. <text:s/>Cladoceran target strengths fell between -11</text:span><text:change-start text:change-id="ct46507648"/><text:span text:style-name="T361">1</text:span><text:change-end text:change-id="ct46507648"/><text:change text:change-id="ct46487632"/><text:span text:style-name="T38"> and -127 dB. <text:s/>Adult copepod target strengths fell in the same broad range, from -104 to -128 dB. <text:s/>Nauplii, due to their much smaller size, were predicted to scatter </text:span><text:span text:style-name="T296">much less </text:span><text:span text:style-name="T38">sound, with their mean TS falling between -120 and -148 dB (Table </text:span><text:span text:style-name="T315">1</text:span><text:span text:style-name="T38">). <text:s/></text:span><text:change-start text:change-id="ct46401296"/><text:span text:style-name="T363">After</text:span><text:change-end text:change-id="ct46401296"/><text:change-start text:change-id="ct46380992"/><text:span text:style-name="T362"> </text:span><text:change-end text:change-id="ct46380992"/><text:change-start text:change-id="ct46538192"/><text:span text:style-name="T362">averag</text:span><text:span text:style-name="T363">ing</text:span><text:span text:style-name="T362"> across all scattering classes, </text:span><text:change-end text:change-id="ct46538192"/><text:change-start text:change-id="ct46278608"/><text:span text:style-name="T363">overall mean TS ranged from -125 dB, in </text:span><text:change-end text:change-id="ct46278608"/><text:change-start text:change-id="ct46458768"/><text:span text:style-name="T363">Cherry Lake in September 2014, to -105 dB, in Lake Tahoe in October 2013 </text:span><text:span text:style-name="T364">(Table 1)</text:span><text:span text:style-name="T363">.</text:span><text:change-end text:change-id="ct46458768"/><text:change-start text:change-id="ct46453488"/><text:span text:style-name="T363"> <text:s/></text:span><text:change-end text:change-id="ct46453488"/><text:span text:style-name="T38">There were no systematic trends in </text:span><text:span text:style-name="T296">modeled </text:span><text:span text:style-name="T38">TS between the lakes, or through time.</text:span><text:change text:change-id="ct46562176"/><text:change-start text:change-id="ct46495152"/></text:p>
      <text:p text:style-name="P13"><text:change-end text:change-id="ct46495152"/><text:change-start text:change-id="ct46390128"/><text:span text:style-name="T38"><text:tab/></text:span><text:change-end text:change-id="ct46390128"/><text:span text:style-name="T39">Mean fish target strengths, measured in situ, ranged between -</text:span><text:change-start text:change-id="ct46530288"/><text:span text:style-name="T352">39</text:span><text:change-end text:change-id="ct46530288"/><text:change text:change-id="ct46178784"/><text:span text:style-name="T39"> and -3</text:span><text:change-start text:change-id="ct46562640"/><text:span text:style-name="T352">6</text:span><text:change-end text:change-id="ct46562640"/><text:change text:change-id="ct46454288"/><text:span text:style-name="T39"> dB re m</text:span><text:span text:style-name="T526">2</text:span><text:span text:style-name="T39">, corresponding to mean lengths from </text:span><text:change text:change-id="ct45963552"/><text:change-start text:change-id="ct46493408"/><text:span text:style-name="T351">21</text:span><text:change-end text:change-id="ct46493408"/><text:span text:style-name="T39"> to </text:span><text:change text:change-id="ct46490512"/><text:change-start text:change-id="ct46494336"/><text:span text:style-name="T351">31</text:span><text:change-end text:change-id="ct46494336"/><text:span text:style-name="T39"> cm, </text:span><text:span text:style-name="T329">and mean </text:span><text:span text:style-name="T329"><office:annotation><dc:creator>Joe Warren</dc:creator><dc:date>2016-11-21T16:27:15</dc:date><text:p text:style-name="P95"><text:span text:style-name="T570">Wet or dry ? <text:s text:c="2"/>Just going with our bunker samples, those are 15-20 cm in length and weigh (wet) about 1/2 kg, so these numbers seem small (unless they're dry weights).</text:span></text:p></office:annotation></text:span><text:change-start text:change-id="ct46529856"/><text:span text:style-name="T329"><office:annotation><dc:creator>Unknown Author</dc:creator><dc:date>2016-11-28T15:32:21</dc:date><text:p text:style-name="P95"><text:span text:style-name="T572">Reply to Joe Warren (11/21/2016, 16:27): "..."</text:span></text:p><text:p><text:span text:style-name="T568">I’d calculated the weights <text:s/>using the uncompensated TS instead of the compensated TS.</text:span></text:p></office:annotation></text:span><text:change-end text:change-id="ct46529856"/><text:span text:style-name="T329">weights from</text:span><text:span text:style-name="T39"> </text:span><text:change text:change-id="ct46518560"/><text:change-start text:change-id="ct46503840"/><text:span text:style-name="T351">198</text:span><text:change-end text:change-id="ct46503840"/><text:span text:style-name="T40"> to </text:span><text:change-start text:change-id="ct46386464"/><text:span text:style-name="T351">719</text:span><text:change-end text:change-id="ct46386464"/><text:change text:change-id="ct46250784"/><text:span text:style-name="T40"> g </text:span><text:span text:style-name="T39">(Table </text:span><text:span text:style-name="T332">2</text:span><text:span text:style-name="T39">). <text:s/></text:span><text:span text:style-name="T41">In October 2013, the mean TS (and the mean lengths and weights derived from them) were roughly equal in </text:span><text:change text:change-id="ct46490096"/><text:span text:style-name="T41">Lake</text:span><text:change-start text:change-id="ct46491280"/><text:span text:style-name="T41"> </text:span><text:span text:style-name="T353">Eleanor</text:span><text:change-end text:change-id="ct46491280"/><text:span text:style-name="T41"> and Lake Tahoe and slightly </text:span><text:change text:change-id="ct46577744"/><text:change-start text:change-id="ct46558480"/><text:span text:style-name="T354">higher</text:span><text:change-end text:change-id="ct46558480"/><text:span text:style-name="T41"> in </text:span><text:change-start text:change-id="ct46396416"/><text:span text:style-name="T353">Cherry </text:span><text:change-end text:change-id="ct46396416"/><text:span text:style-name="T41">Lake</text:span><text:change text:change-id="ct46511168"/><text:span text:style-name="T41">. <text:s/>In the following three </text:span><text:span text:style-name="T42">surveys, however, mean TS was </text:span><text:change-start text:change-id="ct46609456"/><text:span text:style-name="T354">1</text:span><text:change-end text:change-id="ct46609456"/><text:change text:change-id="ct46508096"/><text:span text:style-name="T42">-3 dB higher in Lake Eleanor, with corresponding length and weight differences of 2-</text:span><text:change text:change-id="ct46496000"/><text:change-start text:change-id="ct46541936"/><text:span text:style-name="T355">8</text:span><text:change-end text:change-id="ct46541936"/><text:span text:style-name="T42"> cm and </text:span><text:change text:change-id="ct46542160"/><text:change-start text:change-id="ct46516656"/><text:span text:style-name="T356">140</text:span><text:change-end text:change-id="ct46516656"/><text:span text:style-name="T42">-</text:span><text:change-start text:change-id="ct46516224"/><text:span text:style-name="T356">380</text:span><text:change-end text:change-id="ct46516224"/><text:change text:change-id="ct46584192"/><text:span text:style-name="T42"> g.</text:span></text:p>
      <text:p text:style-name="P14"><text:span text:style-name="T80"><text:tab/></text:span><text:span text:style-name="T43">The 710 kHz echosounder was able to detect the small zooplankton in the lakes, and the frequency-differencing procedure could clearly separate them from fish echoes (Figure </text:span><text:change-start text:change-id="ct46566624"/><text:span text:style-name="T117">5</text:span><text:change-end text:change-id="ct46566624"/><text:change text:change-id="ct46279040"/><text:span text:style-name="T43">), <text:s/></text:span><text:span text:style-name="T103">Mean z</text:span><text:span text:style-name="T44">ooplankton </text:span><text:span text:style-name="T112">wet</text:span><text:span text:style-name="T81">-weight </text:span><text:span text:style-name="T44">biomass densities </text:span><text:span text:style-name="T104">measured acoustically </text:span><text:span text:style-name="T44">were </text:span><text:change-start text:change-id="ct46584704"/><text:span text:style-name="T117">relatively </text:span><text:change-end text:change-id="ct46584704"/><text:span text:style-name="T44">low (&lt; </text:span><text:change-start text:change-id="ct46567424"/><text:span text:style-name="T117">20</text:span><text:change-end text:change-id="ct46567424"/><text:change text:change-id="ct46567648"/><text:span text:style-name="T44"> g m</text:span><text:span text:style-name="T529">-3</text:span><text:span text:style-name="T297">) in all lakes, </text:span><text:change text:change-id="ct46580240"/><text:change-start text:change-id="ct46600208"/><text:span text:style-name="T358">and</text:span><text:change-end text:change-id="ct46600208"/><text:span text:style-name="T45"> varied seasonally</text:span><text:span text:style-name="T297"> (Figure </text:span><text:change-start text:change-id="ct46599584"/><text:span text:style-name="T358">4</text:span><text:change-end text:change-id="ct46599584"/><text:change text:change-id="ct46599808"/><text:span text:style-name="T298">). <text:s/></text:span><text:span text:style-name="T45">In October 2013, </text:span><text:span text:style-name="T299">the </text:span><text:span text:style-name="T338">mean </text:span><text:span text:style-name="T299">zooplankton density in all four lakes was low, with less than </text:span><text:span text:style-name="T337">5</text:span><text:span text:style-name="T299"> g of zooplankton </text:span><text:span text:style-name="T336">wet</text:span><text:span text:style-name="T300">-weight </text:span><text:span text:style-name="T299">biomass m</text:span><text:span text:style-name="T524">-3</text:span><text:span text:style-name="T299"> </text:span><text:span text:style-name="T47">(Figure </text:span><text:change-start text:change-id="ct46579968"/><text:span text:style-name="T359">4</text:span><text:change-end text:change-id="ct46579968"/><text:change text:change-id="ct46480176"/><text:span text:style-name="T47">)</text:span><text:span text:style-name="T299">. <text:s/>Lake Eleanor had a weak sound-scattering layer extending from the surface to 15 m, corresponding to an estimated peak zooplankton </text:span><text:span text:style-name="T325">biomass </text:span><text:span text:style-name="T299">density of just over </text:span><text:span text:style-name="T47">4 </text:span><text:span text:style-name="T299">g m</text:span><text:span text:style-name="T524">-3</text:span><text:span text:style-name="T299"> </text:span><text:span text:style-name="T301">(Figure </text:span><text:change-start text:change-id="ct46583440"/><text:span text:style-name="T360">6</text:span><text:change-end text:change-id="ct46583440"/><text:change text:change-id="ct46468784"/><text:span text:style-name="T301">)</text:span><text:span text:style-name="T299">. <text:s/></text:span><text:span text:style-name="T45">In April 2014, Cherry Lake </text:span><text:span text:style-name="T299">again </text:span><text:span text:style-name="T45">contained zooplankton </text:span><text:span text:style-name="T313">at similarly low </text:span><text:span text:style-name="T45">densities, though Lake Eleanor had a zooplankton layer near the surface, increasing from near-zero density </text:span><text:span text:style-name="T302">at 10 m depth </text:span><text:span text:style-name="T45">to a maximum of </text:span><text:span text:style-name="T339">125 </text:span><text:span text:style-name="T302">g m</text:span><text:span text:style-name="T525">-3</text:span><text:span text:style-name="T302"> at </text:span><text:span text:style-name="T303">2 m depth, </text:span><text:span text:style-name="T302">the bottom of the echosounder’s blind zone (Figure </text:span><text:change-start text:change-id="ct46642144"/><text:span text:style-name="T360">6</text:span><text:change-end text:change-id="ct46642144"/><text:change text:change-id="ct46642368"/><text:span text:style-name="T302">). <text:s/>Two months later, this layer was still present, though </text:span><text:span text:style-name="T340">not quite as deep</text:span><text:span text:style-name="T302"> as in April. <text:s/>During this time, a similar layer had also appeared in Cherry Lake, with a maximum density, at 2 m depth, of </text:span><text:span text:style-name="T341">200</text:span><text:span text:style-name="T302">g m</text:span><text:span text:style-name="T525">-3</text:span><text:span text:style-name="T302"> </text:span><text:span text:style-name="T49">(Figure </text:span><text:change-start text:change-id="ct46640160"/><text:span text:style-name="T360">6</text:span><text:change-end text:change-id="ct46640160"/><text:change text:change-id="ct46630272"/><text:span text:style-name="T49">)</text:span><text:span text:style-name="T302">. <text:s/></text:span><text:span text:style-name="T304">By September, the surface zooplankton layer in Lake </text:span><text:span text:style-name="T342">Eleanor</text:span><text:span text:style-name="T304"> had mostly disappeared. <text:s/>The layer in </text:span><text:span text:style-name="T342">Cherry </text:span><text:span text:style-name="T304">Lake was much less dense (maximum </text:span><text:span text:style-name="T343">4</text:span><text:span text:style-name="T304"> g m</text:span><text:span text:style-name="T530">-3</text:span><text:span text:style-name="T304">) and slightly deeper, with its lower limit at approximately 11 m depth </text:span><text:span text:style-name="T305">(Figure </text:span><text:change-start text:change-id="ct46673120"/><text:span text:style-name="T360">6</text:span><text:change-end text:change-id="ct46673120"/><text:change text:change-id="ct46673344"/><text:span text:style-name="T305">). <text:s/></text:span></text:p>
      <text:p text:style-name="P15"><text:span text:style-name="T307"><text:tab/></text:span><text:span text:style-name="T344">Peak f</text:span><text:span text:style-name="T307">ish densities in </text:span><text:span text:style-name="T308">the lakes</text:span><text:span text:style-name="T307"> ranged between </text:span><text:span text:style-name="T308">0.007 and 1.6 fish per 1000 m</text:span><text:span text:style-name="T527">-3</text:span><text:span text:style-name="T308">, </text:span><text:span text:style-name="T331">corresponding to biomass densities of </text:span><text:span text:style-name="T345">0.04 to 0.7 g m</text:span><text:span text:style-name="T535">-3</text:span><text:span text:style-name="T345"> </text:span><text:span text:style-name="T50">(Figure </text:span><text:change-start text:change-id="ct46280544"/><text:span text:style-name="T360">6</text:span><text:change-end text:change-id="ct46280544"/><text:change text:change-id="ct45613424"/><text:span text:style-name="T50">)</text:span><text:span text:style-name="T308">. <text:s/>These fish were mostly found below the zooplankton layers </text:span><text:span text:style-name="T330">(Figure </text:span><text:change-start text:change-id="ct46399840"/><text:span text:style-name="T360">6</text:span><text:change-end text:change-id="ct46399840"/><text:change text:change-id="ct46558704"/><text:span text:style-name="T330">)</text:span><text:span text:style-name="T308">. <text:s/>In the first surveys in October 2013, fish in Cherry Lake were concentrated in a layer centered at </text:span><text:span text:style-name="T309">3</text:span><text:span text:style-name="T308">5 m depth, </text:span><text:span text:style-name="T310">with much higher densities than the other three lakes</text:span><text:span text:style-name="T308"> </text:span><text:span text:style-name="T53">(Figure </text:span><text:change-start text:change-id="ct46486144"/><text:span text:style-name="T360">6</text:span><text:change-end text:change-id="ct46486144"/><text:change text:change-id="ct46650880"/><text:span text:style-name="T53">). <text:s/>The overall mean fish density in October in Cherry Lake was 1.6 per 1000 m</text:span><text:span text:style-name="T528">-3</text:span><text:span text:style-name="T53">, compared to 0.007 in Lake Eleanor. <text:s/>The next April, the fish in both lakes were grouped in two layers. <text:s/>These layers were shallower in Cherry Lake, at depths of 10 and 25 m, than in Lake Eleanor, where they were at depths of 20 and 40 m (Figure </text:span><text:change-start text:change-id="ct46583664"/><text:span text:style-name="T360">6</text:span><text:change-end text:change-id="ct46583664"/><text:change text:change-id="ct46461136"/><text:span text:style-name="T53">). <text:s/>In June, fish in both lakes were concentrated in the upper 10-15 m and were more abundant overall than in April, with mean densities of 0.</text:span><text:span text:style-name="T346">3</text:span><text:span text:style-name="T53"> (Cherry) and 0.</text:span><text:span text:style-name="T346">5</text:span><text:span text:style-name="T53"> (Eleanor) fish per 1000 m</text:span><text:span text:style-name="T528">-3</text:span><text:span text:style-name="T53">. <text:s/>In September, the fish in each lake were in one broad layer, </text:span><text:span text:style-name="T347">between </text:span><text:span text:style-name="T53">5 to 20 m de</text:span><text:span text:style-name="T347">pth</text:span><text:span text:style-name="T53"> in Lake Eleanor and from 10 to 30 m in Cherry Lake. <text:s/>Overall densities were lower than in June, at 0.2 fish per 1000 m</text:span><text:span text:style-name="T528">-3</text:span><text:span text:style-name="T53"> in Cherry Lake and 0.1 fish per 1000 m</text:span><text:span text:style-name="T528">-3</text:span><text:span text:style-name="T53"> in Lake Eleanor.</text:span><text:soft-page-break/></text:p>
      <text:p text:style-name="P12"><text:tab/><text:span text:style-name="T54">When depth-integrated and scaled by their respective lake areas, these densities yielded a wide range of estimates for the total biomasses in the different lakes. <text:s/>In October 2013, Lake Tahoe contained an estimated 2,200 kg of small zooplankton. <text:s/>Zooplankton in the three smaller lakes was 60-240 times denser than in Tahoe, but their much smaller areas led to similar or smaller total biomass estimates (Table </text:span><text:change-start text:change-id="ct45714480"/><text:span text:style-name="T54">3</text:span><text:change-end text:change-id="ct45714480"/><text:change text:change-id="ct45737232"/><text:span text:style-name="T54">). <text:s/>In April 2014, the zooplankton wet-weight biomass density in Lake Eleanor had increased to 13 g m</text:span><text:span text:style-name="T536">-</text:span><text:span text:style-name="T540">3</text:span><text:span text:style-name="T54">, raising its total biomass estimate to over 51,000 kg, , higher than that of Lake Tahoe in October 2013. <text:s/>Total zooplankton biomass in Cherry Lake in April was 1</text:span><text:change-start text:change-id="ct46493184"/><text:span text:style-name="T54">4</text:span><text:change-end text:change-id="ct46493184"/><text:change text:change-id="ct46559024"/><text:span text:style-name="T54">% of its level in the October survey. By June, however, it had increased dramatically, to 110,000 kg, while the zooplankton biomass in Eleanor dropped to 31,000 kg. <text:s/>During the September 2014 survey, zooplankton populations in both lakes had dropped back to low levels, similar to the previous autumn (Table 3).</text:span><text:change-start text:change-id="ct46675536"/><text:span text:style-name="T54"> <text:s/></text:span><text:change-end text:change-id="ct46675536"/><text:change-start text:change-id="ct45696720"/><text:span text:style-name="T54">Estimates for total fish biomass </text:span><text:change-end text:change-id="ct45696720"/><text:change-start text:change-id="ct45715312"/><text:span text:style-name="T54">were</text:span><text:change-end text:change-id="ct45715312"/><text:change-start text:change-id="ct46665280"/><text:span text:style-name="T54"> much lower than those for zooplankton.</text:span><text:change-end text:change-id="ct46665280"/><text:change-start text:change-id="ct46584928"/><text:span text:style-name="T54"> <text:s/>The highest estimate was 2,200 kg in Lake Tahoe, followed by 1,700 kg in Cherry Lake</text:span><text:change-end text:change-id="ct46584928"/><text:change-start text:change-id="ct46490736"/><text:span text:style-name="T54">, both in October 2013. <text:s/></text:span><text:change-end text:change-id="ct46490736"/><text:change-start text:change-id="ct46653040"/><text:span text:style-name="T54">Fish biomass was lowest the following April, incre</text:span><text:change-end text:change-id="ct46653040"/><text:change-start text:change-id="ct46513200"/><text:span text:style-name="T54">asing somewhat in the following two surveys. <text:s/>Fish biomass did not </text:span><text:change-end text:change-id="ct46513200"/><text:change-start text:change-id="ct46279264"/><text:span text:style-name="T54">vary as widely as zooplankton biomass</text:span><text:change-end text:change-id="ct46279264"/><text:change-start text:change-id="ct46310016"/><text:span text:style-name="T54">, and in all surveys, zooplankton</text:span><text:change-end text:change-id="ct46310016"/><text:change-start text:change-id="ct46487984"/><text:span text:style-name="T54"> outweighed fish by a factor between 3.4 and 850.</text:span><text:change-end text:change-id="ct46487984"/></text:p>
      <text:p text:style-name="P12"><text:tab/><text:span text:style-name="T55">Net and acoustic estimates of zooplankton density were positively related (Figure </text:span><text:change text:change-id="ct46577488"/><text:change-start text:change-id="ct46572112"/><text:span text:style-name="T55">7</text:span><text:change-end text:change-id="ct46572112"/><text:span text:style-name="T55">). <text:s/>The regression of net-caught zooplankton biovolume on acoustically estimated biomass was not statistically significant when all data points were included (</text:span><text:span text:style-name="T519">p</text:span><text:span text:style-name="T108">=0.</text:span><text:span text:style-name="T113">1</text:span><text:span text:style-name="T109">, </text:span><text:span text:style-name="T521">R</text:span><text:span text:style-name="T534">2</text:span><text:span text:style-name="T333">=0.</text:span><text:span text:style-name="T348">19</text:span><text:span text:style-name="T108">), </text:span><text:span text:style-name="T110">though fitted slope was positive</text:span><text:span text:style-name="T108">. <text:s/></text:span><text:span text:style-name="T110">When the outlying measurement from Lake Eleanor in April 2014 was excluded, t</text:span><text:span text:style-name="T108">he </text:span><text:span text:style-name="T110">fitted </text:span><text:span text:style-name="T108">slope was </text:span><text:span text:style-name="T110">significantly different from </text:span><text:span text:style-name="T111">zero, with a fitted value of</text:span><text:span text:style-name="T108"> </text:span><text:span text:style-name="T114">0.29</text:span><text:span text:style-name="T108"> mL mg</text:span><text:span text:style-name="T533">-1</text:span><text:span text:style-name="T306">, with a 95% confidence interval from </text:span><text:span text:style-name="T349">0.1</text:span><text:span text:style-name="T306"> to </text:span><text:span text:style-name="T349">0.4</text:span><text:span text:style-name="T306"> mL mg</text:span><text:span text:style-name="T533">-1</text:span><text:span text:style-name="T306">. <text:s/></text:span><text:span text:style-name="T334">T</text:span><text:span text:style-name="T306">h</text:span><text:span text:style-name="T334">is</text:span><text:span text:style-name="T306"> model </text:span><text:span text:style-name="T334">fit</text:span><text:span text:style-name="T306"> the data </text:span><text:span text:style-name="T334">fairly well</text:span><text:span text:style-name="T306">, with an adjusted </text:span><text:span text:style-name="T373">R</text:span><text:span text:style-name="T533">2</text:span><text:span text:style-name="T306"> </text:span><text:span text:style-name="T334">of 0.8</text:span><text:span text:style-name="T350">2</text:span><text:span text:style-name="T334">.</text:span></text:p>
      <text:p text:style-name="P46"><text:tab/><text:span text:style-name="T56">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coefficients for distance from shore and distance from the inlet were the same; Independence Lake was the exception. <text:s/>In three of the four surveys in Cherry Lake, zooplankton </text:span><text:soft-page-break/><text:span text:style-name="T56">density increased towards the shore and inlet. <text:s/>In Lake Eleanor, the reverse was true: three out of four surveys showed zooplankton density higher away from shore and the inlet (Table 4). <text:s/>These spatial regressions explained a low-to-moderate amount of the variability in th data, with </text:span><text:span text:style-name="T520">R</text:span><text:span text:style-name="T544">2</text:span><text:span text:style-name="T324"> values ranging from approximately zero in Lake Eleanor in October 2013, to 0.63 in Cherry Lake in June 2014 (Table 4).</text:span></text:p>
      <text:p text:style-name="P16"><text:tab/>The residuals from these regressions were spatially autocorrelated in some, but not all, lakes and surveys. <text:s/>In September 2013, when biomass densities in all lakes were low, Lake Eleanor’s variogram reached its sill of 0.1 at a range of about 2 km. <text:s/>Cherry Lake’s variogram was flat, showing little evidence for spatial autocorrelation, and in Independence Lake, the variogram was higher at shorter lags, suggesting short-range anticorrelation (Figure <text:change text:change-id="ct46666896"/><text:change-start text:change-id="ct46508320"/><text:span text:style-name="T563">8</text:span><text:change-end text:change-id="ct46508320"/>).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limited the spatial information available for that variogram. </text:p>
      <text:p text:style-name="P17"><text:span text:style-name="T56"><text:s/>In June, the sill of the variogram in Lake Eleanor had increased to 0.15 at a range of 2 km (Figure </text:span><text:change text:change-id="ct46667136"/><text:change-start text:change-id="ct45812064"/><text:span text:style-name="T56">8</text:span><text:change-end text:change-id="ct45812064"/><text:span text:style-name="T56">), implying an expected difference in biomass on the order of 50% when transformed back to linear units. <text:s/>In Cherry Lake, the variogram was <text:s/>relatively flat, showing little evidence for spatial structure other than the lakewide trends descibed above (Figure </text:span><text:change text:change-id="ct45813456"/><text:change-start text:change-id="ct46582368"/><text:span text:style-name="T56">8</text:span><text:change-end text:change-id="ct46582368"/><text:span text:style-name="T56">).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405"><text:s text:c="2"/></text:span><text:span text:style-name="T440">Overall, the</text:span><text:span text:style-name="T404"> </text:span><text:span text:style-name="T406">variogram </text:span><text:span text:style-name="T314">sill</text:span><text:span text:style-name="T406"> valuesranged from approximately 0.</text:span><text:span text:style-name="T440">1</text:span><text:span text:style-name="T406"> to 0.</text:span><text:span text:style-name="T440">2</text:span><text:span text:style-name="T406"> . <text:s/></text:span><text:span text:style-name="T407">These values,</text:span><text:span text:style-name="T406"> </text:span><text:span text:style-name="T407">in log</text:span><text:span text:style-name="T484">10</text:span><text:span text:style-name="T407">-transformed units, </text:span><text:span text:style-name="T403"><text:s/>imply multiplicative differences (</text:span><text:span text:style-name="T389">×/÷) in zooplankton density from </text:span><text:span text:style-name="T401">0.25</text:span><text:span text:style-name="T389"> to </text:span><text:span text:style-name="T401">1.6</text:span><text:span text:style-name="T389"> at long ranges, </text:span><text:span text:style-name="T401">where</text:span><text:span text:style-name="T389"> “long ranges,” as defined by the vario</text:span><text:span text:style-name="T390">grams, are between </text:span><text:span text:style-name="T401">1</text:span><text:span text:style-name="T390"> and </text:span><text:span text:style-name="T401">2</text:span><text:span text:style-name="T390"> </text:span><text:span text:style-name="T401">km</text:span><text:span text:style-name="T390">. <text:s/></text:span></text:p>
      <text:p text:style-name="P12"/>
      <text:p text:style-name="P59">Discussion</text:p>
      <text:p text:style-name="P18"><text:tab/><text:span text:style-name="T546">A spring bloom of zooplankton occurred in both Cherry Lake and Lake Eleanor, with peak biomass densities of 4-6 g m</text:span><text:span text:style-name="T541">-</text:span><text:span text:style-name="T542">3</text:span><text:span text:style-name="T57">.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text:span><text:soft-page-break/><text:span text:style-name="T57">suggesting that the bloom there, which started later, also took longer to collapse in the fall.</text:span><text:change text:change-id="ct45822080"/><text:span text:style-name="T57"> <text:s/>This pattern, of a spring and summer increase in zooplankton as they respond to </text:span><text:span text:style-name="T420">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type&quot;: &quot;article-journal&quot;, &quot;ISSN&quot;: &quot;1469185X&quot;, &quot;issue&quot;: &quot;4&quot;, &quot;PMID&quot;: &quot;227&quot;, &quot;ISBN&quot;: &quot;0003-9136&quot;, &quot;container-title&quot;: &quot;Archive fur Hydrobiologie&quot;, &quot;issued&quot;: {&quot;date-parts&quot;: [[&quot;1986&quot;]]}, &quot;DOI&quot;: &quot;10.1111/j.1469-185X.1969.tb01218.x&quot;, &quot;title&quot;: &quot;The PEG-model of seasonal succession of plantkonic events in fresh waters&quot;, &quot;id&quot;: &quot;ITEM-1&quot;, &quot;volume&quot;: &quot;106&quot;, &quot;page&quot;: &quot;433-471&quot;, &quot;author&quot;: [{&quot;given&quot;: &quot;Ulrich&quot;, &quot;suffix&quot;: &quot;&quot;, &quot;parse-names&quot;: false, &quot;dropping-particle&quot;: &quot;&quot;, &quot;family&quot;: &quot;Sommer&quot;, &quot;non-dropping-particle&quot;: &quot;&quot;}, {&quot;given&quot;: &quot;Z. Maciej&quot;, &quot;suffix&quot;: &quot;&quot;, &quot;parse-names&quot;: false, &quot;dropping-particle&quot;: &quot;&quot;, &quot;family&quot;: &quot;Gliwicz&quot;, &quot;non-dropping-particle&quot;: &quot;&quot;}, {&quot;given&quot;: &quot;Winfried&quot;, &quot;suffix&quot;: &quot;&quot;, &quot;parse-names&quot;: false, &quot;dropping-particle&quot;: &quot;&quot;, &quot;family&quot;: &quot;Lampert&quot;, &quot;non-dropping-particle&quot;: &quot;&quot;}, {&quot;given&quot;: &quot;Annie&quot;, &quot;suffix&quot;: &quot;&quot;, &quot;parse-names&quot;: false, &quot;dropping-particle&quot;: &quot;&quot;, &quot;family&quot;: &quot;Duncan&quot;, &quot;non-dropping-particle&quot;: &quot;&quot;}]}, &quot;id&quot;: &quot;ITEM-1&quot;}], &quot;properties&quot;: {&quot;noteIndex&quot;: 0}, &quot;mendeley&quot;: {&quot;formattedCitation&quot;: &quot;(Sommer et al. 1986)&quot;, &quot;previouslyFormattedCitation&quot;: &quot;(Sommer et al. 1986)&quot;, &quot;plainTextFormattedCitation&quot;: &quot;(Sommer et al. 1986)&quot;}, &quot;schema&quot;: &quot;https://github.com/citation-style-language/schema/raw/master/csl-citation.json&quot;} RNDgewNJnMQyS"/><text:span text:style-name="T420">(Sommer et al. 1986)</text:span><text:reference-mark-end text:name="ADDIN CSL_CITATION {&quot;citationItems&quot;: [{&quot;uris&quot;: [&quot;http://www.mendeley.com/documents/?uuid=d69dcfd3-4104-4b08-9a66-4281fe6be689&quot;], &quot;itemData&quot;: {&quot;type&quot;: &quot;article-journal&quot;, &quot;ISSN&quot;: &quot;1469185X&quot;, &quot;issue&quot;: &quot;4&quot;, &quot;PMID&quot;: &quot;227&quot;, &quot;ISBN&quot;: &quot;0003-9136&quot;, &quot;container-title&quot;: &quot;Archive fur Hydrobiologie&quot;, &quot;issued&quot;: {&quot;date-parts&quot;: [[&quot;1986&quot;]]}, &quot;DOI&quot;: &quot;10.1111/j.1469-185X.1969.tb01218.x&quot;, &quot;title&quot;: &quot;The PEG-model of seasonal succession of plantkonic events in fresh waters&quot;, &quot;id&quot;: &quot;ITEM-1&quot;, &quot;volume&quot;: &quot;106&quot;, &quot;page&quot;: &quot;433-471&quot;, &quot;author&quot;: [{&quot;given&quot;: &quot;Ulrich&quot;, &quot;suffix&quot;: &quot;&quot;, &quot;parse-names&quot;: false, &quot;dropping-particle&quot;: &quot;&quot;, &quot;family&quot;: &quot;Sommer&quot;, &quot;non-dropping-particle&quot;: &quot;&quot;}, {&quot;given&quot;: &quot;Z. Maciej&quot;, &quot;suffix&quot;: &quot;&quot;, &quot;parse-names&quot;: false, &quot;dropping-particle&quot;: &quot;&quot;, &quot;family&quot;: &quot;Gliwicz&quot;, &quot;non-dropping-particle&quot;: &quot;&quot;}, {&quot;given&quot;: &quot;Winfried&quot;, &quot;suffix&quot;: &quot;&quot;, &quot;parse-names&quot;: false, &quot;dropping-particle&quot;: &quot;&quot;, &quot;family&quot;: &quot;Lampert&quot;, &quot;non-dropping-particle&quot;: &quot;&quot;}, {&quot;given&quot;: &quot;Annie&quot;, &quot;suffix&quot;: &quot;&quot;, &quot;parse-names&quot;: false, &quot;dropping-particle&quot;: &quot;&quot;, &quot;family&quot;: &quot;Duncan&quot;, &quot;non-dropping-particle&quot;: &quot;&quot;}]}, &quot;id&quot;: &quot;ITEM-1&quot;}], &quot;properties&quot;: {&quot;noteIndex&quot;: 0}, &quot;mendeley&quot;: {&quot;formattedCitation&quot;: &quot;(Sommer et al. 1986)&quot;, &quot;previouslyFormattedCitation&quot;: &quot;(Sommer et al. 1986)&quot;, &quot;plainTextFormattedCitation&quot;: &quot;(Sommer et al. 1986)&quot;}, &quot;schema&quot;: &quot;https://github.com/citation-style-language/schema/raw/master/csl-citation.json&quot;} RNDgewNJnMQyS"/><text:span text:style-name="T420">⁠. <text:s/></text:span><text:span text:style-name="T421">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span text:style-name="T408">T</text:span><text:span text:style-name="T409">his study </text:span><text:span text:style-name="T443">also </text:span><text:span text:style-name="T409">only covers one year, leaving longer-term trends unknown.</text:span><text:change-start text:change-id="ct45690032"/></text:p>
      <text:p text:style-name="P18"><text:span text:style-name="T409"><text:tab/></text:span><text:span text:style-name="T465">Two longer-term </text:span><text:change-end text:change-id="ct45690032"/><text:change-start text:change-id="ct46495712"/><text:span text:style-name="T465">environmental changes </text:span><text:span text:style-name="T466">were under way </text:span><text:span text:style-name="T465">during this study which deserve </text:span><text:span text:style-name="T471">particular</text:span><text:span text:style-name="T465"> mention. <text:s/>The first was the Rim Wildfire, which </text:span><text:change-end text:change-id="ct46495712"/><text:change-start text:change-id="ct46449248"/><text:span text:style-name="T465">started approximately 20 km southwest of Cherry Lake and Lake Eleanor on 17 August 2013</text:span><text:change-end text:change-id="ct46449248"/><text:change-start text:change-id="ct46513648"/><text:span text:style-name="T465">. <text:s/>The fire spread rapidly, becoming the third-largest wildfire on record in California, and burned portions of both lakes’ watersheds</text:span><text:change-end text:change-id="ct46513648"/><text:change-start text:change-id="ct45815312"/><text:span text:style-name="T465">. <text:s/></text:span><text:span text:style-name="T466">The fire was not fully contained until several days after the first surveys in October 2013</text:span><text:change-end text:change-id="ct45815312"/><text:span text:style-name="T466"> </text:span><text:reference-mark-start text:name="ADDIN CSL_CITATION {&quot;citationItems&quot;: [{&quot;uris&quot;: [&quot;http://www.mendeley.com/documents/?uuid=34896e7a-2304-40c9-ab3d-80dbc49cc272&quot;], &quot;itemData&quot;: {&quot;issued&quot;: {&quot;date-parts&quot;: [[&quot;2013&quot;]]}, &quot;type&quot;: &quot;report&quot;, &quot;title&quot;: &quot;Rim Fire Final Update&quot;, &quot;id&quot;: &quot;ITEM-1&quot;, &quot;author&quot;: [{&quot;given&quot;: &quot;&quot;, &quot;suffix&quot;: &quot;&quot;, &quot;parse-names&quot;: false, &quot;dropping-particle&quot;: &quot;&quot;, &quot;family&quot;: &quot;National Wildfire Coordinating Group&quot;, &quot;non-dropping-particle&quot;: &quot;&quot;}]}, &quot;id&quot;: &quot;ITEM-1&quot;}], &quot;properties&quot;: {&quot;noteIndex&quot;: 0}, &quot;mendeley&quot;: {&quot;formattedCitation&quot;: &quot;(National Wildfire Coordinating Group 2013)&quot;, &quot;plainTextFormattedCitation&quot;: &quot;(National Wildfire Coordinating Group 2013)&quot;}, &quot;schema&quot;: &quot;https://github.com/citation-style-language/schema/raw/master/csl-citation.json&quot;} RNDPOWp2hnA68"/><text:span text:style-name="T466">(National Wildfire Coordinating Group 2013)</text:span><text:reference-mark-end text:name="ADDIN CSL_CITATION {&quot;citationItems&quot;: [{&quot;uris&quot;: [&quot;http://www.mendeley.com/documents/?uuid=34896e7a-2304-40c9-ab3d-80dbc49cc272&quot;], &quot;itemData&quot;: {&quot;issued&quot;: {&quot;date-parts&quot;: [[&quot;2013&quot;]]}, &quot;type&quot;: &quot;report&quot;, &quot;title&quot;: &quot;Rim Fire Final Update&quot;, &quot;id&quot;: &quot;ITEM-1&quot;, &quot;author&quot;: [{&quot;given&quot;: &quot;&quot;, &quot;suffix&quot;: &quot;&quot;, &quot;parse-names&quot;: false, &quot;dropping-particle&quot;: &quot;&quot;, &quot;family&quot;: &quot;National Wildfire Coordinating Group&quot;, &quot;non-dropping-particle&quot;: &quot;&quot;}]}, &quot;id&quot;: &quot;ITEM-1&quot;}], &quot;properties&quot;: {&quot;noteIndex&quot;: 0}, &quot;mendeley&quot;: {&quot;formattedCitation&quot;: &quot;(National Wildfire Coordinating Group 2013)&quot;, &quot;plainTextFormattedCitation&quot;: &quot;(National Wildfire Coordinating Group 2013)&quot;}, &quot;schema&quot;: &quot;https://github.com/citation-style-language/schema/raw/master/csl-citation.json&quot;} RNDPOWp2hnA68"/><text:span text:style-name="T466">⁠</text:span><text:change-start text:change-id="ct45760048"/><text:span text:style-name="T466">. </text:span><text:span text:style-name="T465">Fires may have a number of effects on lakes and the animals in them, </text:span><text:change-end text:change-id="ct45760048"/><text:change-start text:change-id="ct46491504"/><text:span text:style-name="T465">for instance by increasing runoff from burned watersheds, depositing ash from the air, or altering the ch</text:span><text:change-end text:change-id="ct46491504"/><text:change-start text:change-id="ct46542384"/><text:span text:style-name="T465">aracteristics of incident solar radiation via drifting smoke plumes </text:span><text:change-end text:change-id="ct46542384"/><text:reference-mark-start text:name="ADDIN CSL_CITATION {&quot;citationItems&quot;: [{&quot;uris&quot;: [&quot;http://www.mendeley.com/documents/?uuid=1349c5a5-bdc2-4873-8e5e-258d64064932&quot;], &quot;itemData&quot;: {&quot;type&quot;: &quot;article-journal&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container-title&quot;: &quot;Frontiers in Ecology and the Environment&quot;, &quot;issued&quot;: {&quot;date-parts&quot;: [[&quot;2016&quot;]]}, &quot;DOI&quot;: &quot;10.1002/fee.1228&quot;, &quot;title&quot;: &quot;Sentinel responses to droughts, wildfires, and floods: Effects of UV radiation on lakes and their ecosystem services&quot;, &quot;id&quot;: &quot;ITEM-1&quot;, &quot;volume&quot;: &quot;14&quot;, &quot;page&quot;: &quot;102-109&quot;, &quot;author&quot;: [{&quot;given&quot;: &quot;Craig E.&quot;, &quot;suffix&quot;: &quot;&quot;, &quot;parse-names&quot;: false, &quot;dropping-particle&quot;: &quot;&quot;, &quot;family&quot;: &quot;Williamson&quot;, &quot;non-dropping-particle&quot;: &quot;&quot;}, {&quot;given&quot;: &quot;Erin P.&quot;, &quot;suffix&quot;: &quot;&quot;, &quot;parse-names&quot;: false, &quot;dropping-particle&quot;: &quot;&quot;, &quot;family&quot;: &quot;Overholt&quot;, &quot;non-dropping-particle&quot;: &quot;&quot;}, {&quot;given&quot;: &quot;Jennifer A.&quot;, &quot;suffix&quot;: &quot;&quot;, &quot;parse-names&quot;: false, &quot;dropping-particle&quot;: &quot;&quot;, &quot;family&quot;: &quot;Brentrup&quot;, &quot;non-dropping-particle&quot;: &quot;&quot;}, {&quot;given&quot;: &quot;Rachel M.&quot;, &quot;suffix&quot;: &quot;&quot;, &quot;parse-names&quot;: false, &quot;dropping-particle&quot;: &quot;&quot;, &quot;family&quot;: &quot;Pilla&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Joseph D.&quot;, &quot;suffix&quot;: &quot;&quot;, &quot;parse-names&quot;: false, &quot;dropping-particle&quot;: &quot;&quot;, &quot;family&quot;: &quot;Warren&quot;, &quot;non-dropping-particle&quot;: &quot;&quot;}, {&quot;given&quot;: &quot;Samuel S.&quot;, &quot;suffix&quot;: &quot;&quot;, &quot;parse-names&quot;: false, &quot;dropping-particle&quot;: &quot;&quot;, &quot;family&quot;: &quot;Urmy&quot;, &quot;non-dropping-particle&quot;: &quot;&quot;}, {&quot;given&quot;: &quot;Steven&quot;, &quot;suffix&quot;: &quot;&quot;, &quot;parse-names&quot;: false, &quot;dropping-particle&quot;: &quot;&quot;, &quot;family&quot;: &quot;Sadro&quot;, &quot;non-dropping-particle&quot;: &quot;&quot;}, {&quot;given&quot;: &quot;Sudeep&quot;, &quot;suffix&quot;: &quot;&quot;, &quot;parse-names&quot;: false, &quot;dropping-particle&quot;: &quot;&quot;, &quot;family&quot;: &quot;Chandra&quot;, &quot;non-dropping-particle&quot;: &quot;&quot;}, {&quot;given&quot;: &quot;Patrick J.&quot;, &quot;suffix&quot;: &quot;&quot;, &quot;parse-names&quot;: false, &quot;dropping-particle&quot;: &quot;&quot;, &quot;family&quot;: &quot;Neale&quot;, &quot;non-dropping-particle&quot;: &quot;&quot;}]}, &quot;id&quot;: &quot;ITEM-1&quot;}, {&quot;uris&quot;: [&quot;http://www.mendeley.com/documents/?uuid=11670bda-7af6-454b-8651-0349be297ae5&quot;], &quot;itemData&quot;: {&quot;type&quot;: &quot;article-journal&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container-title&quot;: &quot;Geophysical Research Letters&quot;, &quot;issued&quot;: {&quot;date-parts&quot;: [[&quot;2016&quot;]]}, &quot;DOI&quot;: &quot;10.1002/2016GL068533&quot;, &quot;title&quot;: &quot;Vertical redistribution of zooplankton in an oligotrophic lake associated with reduction in ultraviolet radiation by wildfire smoke&quot;, &quot;id&quot;: &quot;ITEM-2&quot;, &quot;volume&quot;: &quot;43&quot;, &quot;page&quot;: &quot;3746-3753&quot;, &quot;author&quot;: [{&quot;given&quot;: &quot;Samuel S.&quot;, &quot;suffix&quot;: &quot;&quot;, &quot;parse-names&quot;: false, &quot;dropping-particle&quot;: &quot;&quot;, &quot;family&quot;: &quot;Urmy&quot;, &quot;non-dropping-particle&quot;: &quot;&quot;}, {&quot;given&quot;: &quot;Craig E.&quot;, &quot;suffix&quot;: &quot;&quot;, &quot;parse-names&quot;: false, &quot;dropping-particle&quot;: &quot;&quot;, &quot;family&quot;: &quot;Williamson&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Erin P.&quot;, &quot;suffix&quot;: &quot;&quot;, &quot;parse-names&quot;: false, &quot;dropping-particle&quot;: &quot;&quot;, &quot;family&quot;: &quot;Overholt&quot;, &quot;non-dropping-particle&quot;: &quot;&quot;}, {&quot;given&quot;: &quot;Joseph D.&quot;, &quot;suffix&quot;: &quot;&quot;, &quot;parse-names&quot;: false, &quot;dropping-particle&quot;: &quot;&quot;, &quot;family&quot;: &quot;Warren&quot;, &quot;non-dropping-particle&quot;: &quot;&quot;}]}, &quot;id&quot;: &quot;ITEM-2&quot;}], &quot;properties&quot;: {&quot;noteIndex&quot;: 0}, &quot;mendeley&quot;: {&quot;formattedCitation&quot;: &quot;(Urmy et al. 2016, Williamson et al. 2016)&quot;, &quot;previouslyFormattedCitation&quot;: &quot;(Urmy et al. 2016, Williamson et al. 2016)&quot;, &quot;plainTextFormattedCitation&quot;: &quot;(Urmy et al. 2016, Williamson et al. 2016)&quot;}, &quot;schema&quot;: &quot;https://github.com/citation-style-language/schema/raw/master/csl-citation.json&quot;} RND226H0OFIIa"/><text:span text:style-name="T465">(Urmy et al. 2016, Williamson et al. 2016)</text:span><text:reference-mark-end text:name="ADDIN CSL_CITATION {&quot;citationItems&quot;: [{&quot;uris&quot;: [&quot;http://www.mendeley.com/documents/?uuid=1349c5a5-bdc2-4873-8e5e-258d64064932&quot;], &quot;itemData&quot;: {&quot;type&quot;: &quot;article-journal&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container-title&quot;: &quot;Frontiers in Ecology and the Environment&quot;, &quot;issued&quot;: {&quot;date-parts&quot;: [[&quot;2016&quot;]]}, &quot;DOI&quot;: &quot;10.1002/fee.1228&quot;, &quot;title&quot;: &quot;Sentinel responses to droughts, wildfires, and floods: Effects of UV radiation on lakes and their ecosystem services&quot;, &quot;id&quot;: &quot;ITEM-1&quot;, &quot;volume&quot;: &quot;14&quot;, &quot;page&quot;: &quot;102-109&quot;, &quot;author&quot;: [{&quot;given&quot;: &quot;Craig E.&quot;, &quot;suffix&quot;: &quot;&quot;, &quot;parse-names&quot;: false, &quot;dropping-particle&quot;: &quot;&quot;, &quot;family&quot;: &quot;Williamson&quot;, &quot;non-dropping-particle&quot;: &quot;&quot;}, {&quot;given&quot;: &quot;Erin P.&quot;, &quot;suffix&quot;: &quot;&quot;, &quot;parse-names&quot;: false, &quot;dropping-particle&quot;: &quot;&quot;, &quot;family&quot;: &quot;Overholt&quot;, &quot;non-dropping-particle&quot;: &quot;&quot;}, {&quot;given&quot;: &quot;Jennifer A.&quot;, &quot;suffix&quot;: &quot;&quot;, &quot;parse-names&quot;: false, &quot;dropping-particle&quot;: &quot;&quot;, &quot;family&quot;: &quot;Brentrup&quot;, &quot;non-dropping-particle&quot;: &quot;&quot;}, {&quot;given&quot;: &quot;Rachel M.&quot;, &quot;suffix&quot;: &quot;&quot;, &quot;parse-names&quot;: false, &quot;dropping-particle&quot;: &quot;&quot;, &quot;family&quot;: &quot;Pilla&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Joseph D.&quot;, &quot;suffix&quot;: &quot;&quot;, &quot;parse-names&quot;: false, &quot;dropping-particle&quot;: &quot;&quot;, &quot;family&quot;: &quot;Warren&quot;, &quot;non-dropping-particle&quot;: &quot;&quot;}, {&quot;given&quot;: &quot;Samuel S.&quot;, &quot;suffix&quot;: &quot;&quot;, &quot;parse-names&quot;: false, &quot;dropping-particle&quot;: &quot;&quot;, &quot;family&quot;: &quot;Urmy&quot;, &quot;non-dropping-particle&quot;: &quot;&quot;}, {&quot;given&quot;: &quot;Steven&quot;, &quot;suffix&quot;: &quot;&quot;, &quot;parse-names&quot;: false, &quot;dropping-particle&quot;: &quot;&quot;, &quot;family&quot;: &quot;Sadro&quot;, &quot;non-dropping-particle&quot;: &quot;&quot;}, {&quot;given&quot;: &quot;Sudeep&quot;, &quot;suffix&quot;: &quot;&quot;, &quot;parse-names&quot;: false, &quot;dropping-particle&quot;: &quot;&quot;, &quot;family&quot;: &quot;Chandra&quot;, &quot;non-dropping-particle&quot;: &quot;&quot;}, {&quot;given&quot;: &quot;Patrick J.&quot;, &quot;suffix&quot;: &quot;&quot;, &quot;parse-names&quot;: false, &quot;dropping-particle&quot;: &quot;&quot;, &quot;family&quot;: &quot;Neale&quot;, &quot;non-dropping-particle&quot;: &quot;&quot;}]}, &quot;id&quot;: &quot;ITEM-1&quot;}, {&quot;uris&quot;: [&quot;http://www.mendeley.com/documents/?uuid=11670bda-7af6-454b-8651-0349be297ae5&quot;], &quot;itemData&quot;: {&quot;type&quot;: &quot;article-journal&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container-title&quot;: &quot;Geophysical Research Letters&quot;, &quot;issued&quot;: {&quot;date-parts&quot;: [[&quot;2016&quot;]]}, &quot;DOI&quot;: &quot;10.1002/2016GL068533&quot;, &quot;title&quot;: &quot;Vertical redistribution of zooplankton in an oligotrophic lake associated with reduction in ultraviolet radiation by wildfire smoke&quot;, &quot;id&quot;: &quot;ITEM-2&quot;, &quot;volume&quot;: &quot;43&quot;, &quot;page&quot;: &quot;3746-3753&quot;, &quot;author&quot;: [{&quot;given&quot;: &quot;Samuel S.&quot;, &quot;suffix&quot;: &quot;&quot;, &quot;parse-names&quot;: false, &quot;dropping-particle&quot;: &quot;&quot;, &quot;family&quot;: &quot;Urmy&quot;, &quot;non-dropping-particle&quot;: &quot;&quot;}, {&quot;given&quot;: &quot;Craig E.&quot;, &quot;suffix&quot;: &quot;&quot;, &quot;parse-names&quot;: false, &quot;dropping-particle&quot;: &quot;&quot;, &quot;family&quot;: &quot;Williamson&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Erin P.&quot;, &quot;suffix&quot;: &quot;&quot;, &quot;parse-names&quot;: false, &quot;dropping-particle&quot;: &quot;&quot;, &quot;family&quot;: &quot;Overholt&quot;, &quot;non-dropping-particle&quot;: &quot;&quot;}, {&quot;given&quot;: &quot;Joseph D.&quot;, &quot;suffix&quot;: &quot;&quot;, &quot;parse-names&quot;: false, &quot;dropping-particle&quot;: &quot;&quot;, &quot;family&quot;: &quot;Warren&quot;, &quot;non-dropping-particle&quot;: &quot;&quot;}]}, &quot;id&quot;: &quot;ITEM-2&quot;}], &quot;properties&quot;: {&quot;noteIndex&quot;: 0}, &quot;mendeley&quot;: {&quot;formattedCitation&quot;: &quot;(Urmy et al. 2016, Williamson et al. 2016)&quot;, &quot;previouslyFormattedCitation&quot;: &quot;(Urmy et al. 2016, Williamson et al. 2016)&quot;, &quot;plainTextFormattedCitation&quot;: &quot;(Urmy et al. 2016, Williamson et al. 2016)&quot;}, &quot;schema&quot;: &quot;https://github.com/citation-style-language/schema/raw/master/csl-citation.json&quot;} RND226H0OFIIa"/><text:span text:style-name="T465">⁠</text:span><text:change-start text:change-id="ct46673568"/><text:span text:style-name="T465">. <text:s/></text:span><text:change-end text:change-id="ct46673568"/><text:change-start text:change-id="ct46279952"/><text:span text:style-name="T466">The second major en</text:span><text:change-end text:change-id="ct46279952"/><text:change-start text:change-id="ct45810816"/><text:span text:style-name="T467">vironmental trend was an ongoing drought affecting </text:span><text:change-end text:change-id="ct45810816"/><text:change-start text:change-id="ct45814864"/><text:span text:style-name="T467">the western United States</text:span><text:change-end text:change-id="ct45814864"/><text:change-start text:change-id="ct46509952"/><text:span text:style-name="T467">. <text:s/></text:span><text:change-end text:change-id="ct46509952"/><text:change-start text:change-id="ct46515264"/><text:span text:style-name="T468">One consequence of the drought</text:span><text:change-end text:change-id="ct46515264"/><text:change-start text:change-id="ct46496320"/><text:span text:style-name="T469"> was a </text:span><text:change-end text:change-id="ct46496320"/><text:change-start text:change-id="ct46489440"/><text:span text:style-name="T469">decline in the water levels of Cherry Lake and Lake Eleanor,</text:span><text:change-end text:change-id="ct46489440"/><text:change-start text:change-id="ct46650176"/><text:span text:style-name="T469"> </text:span><text:change-end text:change-id="ct46650176"/><text:change-start text:change-id="ct46658064"/><text:span text:style-name="T469">which were nearly 8 m lower </text:span><text:change-end text:change-id="ct46658064"/><text:change-start text:change-id="ct46480656"/><text:span text:style-name="T469">in the final survey in September 2014 than they were in the first survey, in Oc</text:span><text:change-end text:change-id="ct46480656"/><text:change-start text:change-id="ct46638272"/><text:span text:style-name="T469">tober 2013. <text:s/>(Both lakes are reservoirs supplying water and electricity to the </text:span><text:change-end text:change-id="ct46638272"/><text:change-start text:change-id="ct46519536"/><text:span text:style-name="T469">San Francisco, and their levels are managed by th</text:span><text:change-end text:change-id="ct46519536"/><text:change-start text:change-id="ct46469008"/><text:span text:style-name="T469">a</text:span><text:change-end text:change-id="ct46469008"/><text:change-start text:change-id="ct46512320"/><text:span text:style-name="T469">t city’s Public Utilities</text:span><text:change-end text:change-id="ct46512320"/><text:change-start text:change-id="ct46658672"/><text:span text:style-name="T469"> </text:span><text:span text:style-name="T470">Commission). <text:s/>The drought probably played a role in the spread of the Rim Fire: most of California’s largest wildfires, inlcuding the Rim Fire, have occurred during droughts </text:span><text:change-end text:change-id="ct46658672"/><text:reference-mark-start text:name="ADDIN CSL_CITATION {&quot;citationItems&quot;: [{&quot;uris&quot;: [&quot;http://www.mendeley.com/documents/?uuid=1349c5a5-bdc2-4873-8e5e-258d64064932&quot;], &quot;itemData&quot;: {&quot;type&quot;: &quot;article-journal&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container-title&quot;: &quot;Frontiers in Ecology and the Environment&quot;, &quot;issued&quot;: {&quot;date-parts&quot;: [[&quot;2016&quot;]]}, &quot;DOI&quot;: &quot;10.1002/fee.1228&quot;, &quot;title&quot;: &quot;Sentinel responses to droughts, wildfires, and floods: Effects of UV radiation on lakes and their ecosystem services&quot;, &quot;id&quot;: &quot;ITEM-1&quot;, &quot;volume&quot;: &quot;14&quot;, &quot;page&quot;: &quot;102-109&quot;, &quot;author&quot;: [{&quot;given&quot;: &quot;Craig E.&quot;, &quot;suffix&quot;: &quot;&quot;, &quot;parse-names&quot;: false, &quot;dropping-particle&quot;: &quot;&quot;, &quot;family&quot;: &quot;Williamson&quot;, &quot;non-dropping-particle&quot;: &quot;&quot;}, {&quot;given&quot;: &quot;Erin P.&quot;, &quot;suffix&quot;: &quot;&quot;, &quot;parse-names&quot;: false, &quot;dropping-particle&quot;: &quot;&quot;, &quot;family&quot;: &quot;Overholt&quot;, &quot;non-dropping-particle&quot;: &quot;&quot;}, {&quot;given&quot;: &quot;Jennifer A.&quot;, &quot;suffix&quot;: &quot;&quot;, &quot;parse-names&quot;: false, &quot;dropping-particle&quot;: &quot;&quot;, &quot;family&quot;: &quot;Brentrup&quot;, &quot;non-dropping-particle&quot;: &quot;&quot;}, {&quot;given&quot;: &quot;Rachel M.&quot;, &quot;suffix&quot;: &quot;&quot;, &quot;parse-names&quot;: false, &quot;dropping-particle&quot;: &quot;&quot;, &quot;family&quot;: &quot;Pilla&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Joseph D.&quot;, &quot;suffix&quot;: &quot;&quot;, &quot;parse-names&quot;: false, &quot;dropping-particle&quot;: &quot;&quot;, &quot;family&quot;: &quot;Warren&quot;, &quot;non-dropping-particle&quot;: &quot;&quot;}, {&quot;given&quot;: &quot;Samuel S.&quot;, &quot;suffix&quot;: &quot;&quot;, &quot;parse-names&quot;: false, &quot;dropping-particle&quot;: &quot;&quot;, &quot;family&quot;: &quot;Urmy&quot;, &quot;non-dropping-particle&quot;: &quot;&quot;}, {&quot;given&quot;: &quot;Steven&quot;, &quot;suffix&quot;: &quot;&quot;, &quot;parse-names&quot;: false, &quot;dropping-particle&quot;: &quot;&quot;, &quot;family&quot;: &quot;Sadro&quot;, &quot;non-dropping-particle&quot;: &quot;&quot;}, {&quot;given&quot;: &quot;Sudeep&quot;, &quot;suffix&quot;: &quot;&quot;, &quot;parse-names&quot;: false, &quot;dropping-particle&quot;: &quot;&quot;, &quot;family&quot;: &quot;Chandra&quot;, &quot;non-dropping-particle&quot;: &quot;&quot;}, {&quot;given&quot;: &quot;Patrick J.&quot;, &quot;suffix&quot;: &quot;&quot;, &quot;parse-names&quot;: false, &quot;dropping-particle&quot;: &quot;&quot;, &quot;family&quot;: &quot;Neale&quot;, &quot;non-dropping-particle&quot;: &quot;&quot;}]}, &quot;id&quot;: &quot;ITEM-1&quot;}], &quot;properties&quot;: {&quot;noteIndex&quot;: 0}, &quot;mendeley&quot;: {&quot;formattedCitation&quot;: &quot;(Williamson et al. 2016)&quot;, &quot;previouslyFormattedCitation&quot;: &quot;(Williamson et al. 2016)&quot;, &quot;plainTextFormattedCitation&quot;: &quot;(Williamson et al. 2016)&quot;}, &quot;schema&quot;: &quot;https://github.com/citation-style-language/schema/raw/master/csl-citation.json&quot;} RND6HcX5mJO5p"/><text:span text:style-name="T470">(Williamson et al. 2016)</text:span><text:reference-mark-end text:name="ADDIN CSL_CITATION {&quot;citationItems&quot;: [{&quot;uris&quot;: [&quot;http://www.mendeley.com/documents/?uuid=1349c5a5-bdc2-4873-8e5e-258d64064932&quot;], &quot;itemData&quot;: {&quot;type&quot;: &quot;article-journal&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container-title&quot;: &quot;Frontiers in Ecology and the Environment&quot;, &quot;issued&quot;: {&quot;date-parts&quot;: [[&quot;2016&quot;]]}, &quot;DOI&quot;: &quot;10.1002/fee.1228&quot;, &quot;title&quot;: &quot;Sentinel responses to droughts, wildfires, and floods: Effects of UV radiation on lakes and their ecosystem services&quot;, &quot;id&quot;: &quot;ITEM-1&quot;, &quot;volume&quot;: &quot;14&quot;, &quot;page&quot;: &quot;102-109&quot;, &quot;author&quot;: [{&quot;given&quot;: &quot;Craig E.&quot;, &quot;suffix&quot;: &quot;&quot;, &quot;parse-names&quot;: false, &quot;dropping-particle&quot;: &quot;&quot;, &quot;family&quot;: &quot;Williamson&quot;, &quot;non-dropping-particle&quot;: &quot;&quot;}, {&quot;given&quot;: &quot;Erin P.&quot;, &quot;suffix&quot;: &quot;&quot;, &quot;parse-names&quot;: false, &quot;dropping-particle&quot;: &quot;&quot;, &quot;family&quot;: &quot;Overholt&quot;, &quot;non-dropping-particle&quot;: &quot;&quot;}, {&quot;given&quot;: &quot;Jennifer A.&quot;, &quot;suffix&quot;: &quot;&quot;, &quot;parse-names&quot;: false, &quot;dropping-particle&quot;: &quot;&quot;, &quot;family&quot;: &quot;Brentrup&quot;, &quot;non-dropping-particle&quot;: &quot;&quot;}, {&quot;given&quot;: &quot;Rachel M.&quot;, &quot;suffix&quot;: &quot;&quot;, &quot;parse-names&quot;: false, &quot;dropping-particle&quot;: &quot;&quot;, &quot;family&quot;: &quot;Pilla&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Joseph D.&quot;, &quot;suffix&quot;: &quot;&quot;, &quot;parse-names&quot;: false, &quot;dropping-particle&quot;: &quot;&quot;, &quot;family&quot;: &quot;Warren&quot;, &quot;non-dropping-particle&quot;: &quot;&quot;}, {&quot;given&quot;: &quot;Samuel S.&quot;, &quot;suffix&quot;: &quot;&quot;, &quot;parse-names&quot;: false, &quot;dropping-particle&quot;: &quot;&quot;, &quot;family&quot;: &quot;Urmy&quot;, &quot;non-dropping-particle&quot;: &quot;&quot;}, {&quot;given&quot;: &quot;Steven&quot;, &quot;suffix&quot;: &quot;&quot;, &quot;parse-names&quot;: false, &quot;dropping-particle&quot;: &quot;&quot;, &quot;family&quot;: &quot;Sadro&quot;, &quot;non-dropping-particle&quot;: &quot;&quot;}, {&quot;given&quot;: &quot;Sudeep&quot;, &quot;suffix&quot;: &quot;&quot;, &quot;parse-names&quot;: false, &quot;dropping-particle&quot;: &quot;&quot;, &quot;family&quot;: &quot;Chandra&quot;, &quot;non-dropping-particle&quot;: &quot;&quot;}, {&quot;given&quot;: &quot;Patrick J.&quot;, &quot;suffix&quot;: &quot;&quot;, &quot;parse-names&quot;: false, &quot;dropping-particle&quot;: &quot;&quot;, &quot;family&quot;: &quot;Neale&quot;, &quot;non-dropping-particle&quot;: &quot;&quot;}]}, &quot;id&quot;: &quot;ITEM-1&quot;}], &quot;properties&quot;: {&quot;noteIndex&quot;: 0}, &quot;mendeley&quot;: {&quot;formattedCitation&quot;: &quot;(Williamson et al. 2016)&quot;, &quot;previouslyFormattedCitation&quot;: &quot;(Williamson et al. 2016)&quot;, &quot;plainTextFormattedCitation&quot;: &quot;(Williamson et al. 2016)&quot;}, &quot;schema&quot;: &quot;https://github.com/citation-style-language/schema/raw/master/csl-citation.json&quot;} RND6HcX5mJO5p"/><text:span text:style-name="T470">⁠</text:span><text:change-start text:change-id="ct46649856"/><text:span text:style-name="T470">. <text:s/>However, the drought may </text:span><text:span text:style-name="T471">also </text:span><text:span text:style-name="T470">have mitigated some of the fire’s effects on Cherry and Eleanor: </text:span><text:span text:style-name="T468">precipitation during the winter of 2013-2014 </text:span><text:span text:style-name="T470">was well below normal</text:span><text:span text:style-name="T468">, meaning </text:span><text:span text:style-name="T470">that</text:span><text:span text:style-name="T468"> runoff and erosion in the burned areas were much less than they might have been in a more normal year.</text:span><text:change-end text:change-id="ct46649856"/><text:change-start text:change-id="ct46633904"/><text:span text:style-name="T468"> <text:s/></text:span><text:change-end text:change-id="ct46633904"/><text:change-start text:change-id="ct46217104"/><text:span text:style-name="T471">Both the drought and fire are likely to have effected the lakes i</text:span><text:change-end text:change-id="ct46217104"/><text:change-start text:change-id="ct46219664"/><text:span text:style-name="T471">n some way, but </text:span><text:span text:style-name="T472">the limited sampling schedule makes it impossible to separate these effects from the </text:span><text:change-end text:change-id="ct46219664"/><text:change-start text:change-id="ct46605808"/><text:span text:style-name="T472">expected seasonal cycle for a temperate lake.</text:span><text:change-end text:change-id="ct46605808"/></text:p>
      <text:p text:style-name="P22"><text:span text:style-name="T409"><text:tab/></text:span><text:span text:style-name="T446">Fish target strengths, and the corresponding estimated lengths, were in the expected range for <text:s/>lake salmonids. <text:s/></text:span><text:span text:style-name="T444">The vertical distribution of fish in Cherry Lake and Lake Eleanor was qualitatively similar in the every survey but the first, suggesting similar</text:span><text:span text:style-name="T445"> </text:span><text:span text:style-name="T447">dynamics in the </text:span><text:span text:style-name="T444">fish </text:span><text:span text:style-name="T447">community of </text:span><text:span text:style-name="T444">both lakes. <text:s/></text:span><text:span text:style-name="T447">These drivers cannot be determined from the limited information available in this study, but the </text:span><text:soft-page-break/><text:span text:style-name="T447">similar vertical patterns of fish density, offset in some cases by up to 10 m, suggest that Cherry Lake and Lake Eleanor could be an interesting setting for further comparative studies of fish behavior. <text:s/></text:span><text:span text:style-name="T446">The vertical distributions of fish and zooplankton did not coincide except in June 2014, though this is not particularly surprising, since our surveys were only run in the daytime and many fish migrate vertically. <text:s text:c="2"/></text:span></text:p>
      <text:p text:style-name="P19"><text:span text:style-name="T409"><text:tab/></text:span><text:span text:style-name="T431">There was fair agreement between the acoustic and net-based estimates of zooplankton biomass. <text:s/></text:span><text:span text:style-name="T452">However, the data from Lake Eleanor in April 2014 formed a notable outlier, with the net-based biovolume much lower relative to the acoustic biomass than expected, based on the other samples. </text:span><text:span text:style-name="T453"><text:s/></text:span><text:span text:style-name="T455">A</text:span><text:span text:style-name="T453"> </text:span><text:span text:style-name="T455">relatively strong scattering layer</text:span><text:span text:style-name="T453"> was </text:span><text:span text:style-name="T455">visible</text:span><text:span text:style-name="T453"> </text:span><text:span text:style-name="T455">near the surface</text:span><text:span text:style-name="T453"> </text:span><text:span text:style-name="T454">along the entire survey track. <text:s/></text:span><text:span text:style-name="T455">This layer, along with weaker-than-average zooplankton TS </text:span><text:span text:style-name="T456">(Table 1)</text:span><text:span text:style-name="T455">, accounted for the high acoustic biomass. <text:s/></text:span><text:span text:style-name="T457">T</text:span><text:span text:style-name="T455">he small biovolume </text:span><text:span text:style-name="T456">estimate is accurate, </text:span><text:span text:style-name="T457">at least </text:span><text:span text:style-name="T456">based on the net sample</text:span><text:span text:style-name="T455"> (0.5 mL of zooplankton from a total filtered volume of 15 m</text:span><text:span text:style-name="T545">3</text:span><text:span text:style-name="T455">). <text:s/></text:span><text:span text:style-name="T457">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 and its value, </text:span><text:span text:style-name="T450">0.29</text:span><text:span text:style-name="T435"> mL mg</text:span><text:span text:style-name="T543">-1</text:span><text:span text:style-name="T435">, is a physically reasonable number. </text:span><text:span text:style-name="T432">Though not measured in the same units, </text:span><text:span text:style-name="T433">we can </text:span><text:span text:style-name="T62">express them in</text:span><text:span text:style-name="T433"> rough</text:span><text:span text:style-name="T62">ly equivalent terms </text:span><text:span text:style-name="T433">using </text:span><text:span text:style-name="T58">a </text:span><text:span text:style-name="T434">published</text:span><text:span text:style-name="T62"> </text:span><text:span text:style-name="T436">scaling </text:span><text:span text:style-name="T435">relationship between</text:span><text:span text:style-name="T434"> zooplankton </text:span><text:change text:change-id="ct46626448"/><text:change-start text:change-id="ct46677024"/><text:span text:style-name="T463">wet</text:span><text:change-end text:change-id="ct46677024"/><text:span text:style-name="T58"> weight</text:span><text:change text:change-id="ct46640608"/><text:change text:change-id="ct46640384"/><text:change text:change-id="ct46693760"/><text:span text:style-name="T58"> and displacement volume</text:span><text:change text:change-id="ct46641264"/><text:change text:change-id="ct46664784"/><text:change text:change-id="ct46664480"/><text:span text:style-name="T62"> </text:span><text:reference-mark-start text:name="ADDIN CSL_CITATION {&quot;citationItems&quot;: [{&quot;uris&quot;: [&quot;http://www.mendeley.com/documents/?uuid=92a93296-6250-4c31-88c7-888c7029d02b&quot;, &quot;http://www.mendeley.com/documents/?uuid=de648a1a-b215-46a9-9530-cd0145da18c3&quot;], &quot;itemData&quot;: {&quot;type&quot;: &quot;article-journal&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ISBN&quot;: &quot;0090-0656&quot;, &quot;container-title&quot;: &quot;Fishery Bulletin&quot;, &quot;issued&quot;: {&quot;date-parts&quot;: [[&quot;1975&quot;]]}, &quot;title&quot;: &quot;Relationships between zooplankton displacement volume, wet weight, dry weight, and carbon&quot;, &quot;id&quot;: &quot;ITEM-1&quot;, &quot;volume&quot;: &quot;73&quot;, &quot;page&quot;: &quot;777-786&quot;, &quot;author&quot;: [{&quot;given&quot;: &quot;Peter H.&quot;, &quot;suffix&quot;: &quot;&quot;, &quot;parse-names&quot;: false, &quot;dropping-particle&quot;: &quot;&quot;, &quot;family&quot;: &quot;Wiebe&quot;, &quot;non-dropping-particle&quot;: &quot;&quot;}, {&quot;given&quot;: &quot;Steven&quot;, &quot;suffix&quot;: &quot;&quot;, &quot;parse-names&quot;: false, &quot;dropping-particle&quot;: &quot;&quot;, &quot;family&quot;: &quot;Boyd&quot;, &quot;non-dropping-particle&quot;: &quot;&quot;}, {&quot;given&quot;: &quot;James L.&quot;, &quot;suffix&quot;: &quot;&quot;, &quot;parse-names&quot;: false, &quot;dropping-particle&quot;: &quot;&quot;, &quot;family&quot;: &quot;Cox&quot;, &quot;non-dropping-particle&quot;: &quot;&quot;}]}, &quot;id&quot;: &quot;ITEM-1&quot;}], &quot;properties&quot;: {&quot;noteIndex&quot;: 0}, &quot;mendeley&quot;: {&quot;formattedCitation&quot;: &quot;(Wiebe et al. 1975)&quot;, &quot;previouslyFormattedCitation&quot;: &quot;(Wiebe et al. 1975)&quot;, &quot;plainTextFormattedCitation&quot;: &quot;(Wiebe et al. 1975)&quot;}, &quot;schema&quot;: &quot;https://github.com/citation-style-language/schema/raw/master/csl-citation.json&quot;} RNDt272uAmSTK"/><text:span text:style-name="T62">(Wiebe et al. 1975)</text:span><text:reference-mark-end text:name="ADDIN CSL_CITATION {&quot;citationItems&quot;: [{&quot;uris&quot;: [&quot;http://www.mendeley.com/documents/?uuid=92a93296-6250-4c31-88c7-888c7029d02b&quot;, &quot;http://www.mendeley.com/documents/?uuid=de648a1a-b215-46a9-9530-cd0145da18c3&quot;], &quot;itemData&quot;: {&quot;type&quot;: &quot;article-journal&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ISBN&quot;: &quot;0090-0656&quot;, &quot;container-title&quot;: &quot;Fishery Bulletin&quot;, &quot;issued&quot;: {&quot;date-parts&quot;: [[&quot;1975&quot;]]}, &quot;title&quot;: &quot;Relationships between zooplankton displacement volume, wet weight, dry weight, and carbon&quot;, &quot;id&quot;: &quot;ITEM-1&quot;, &quot;volume&quot;: &quot;73&quot;, &quot;page&quot;: &quot;777-786&quot;, &quot;author&quot;: [{&quot;given&quot;: &quot;Peter H.&quot;, &quot;suffix&quot;: &quot;&quot;, &quot;parse-names&quot;: false, &quot;dropping-particle&quot;: &quot;&quot;, &quot;family&quot;: &quot;Wiebe&quot;, &quot;non-dropping-particle&quot;: &quot;&quot;}, {&quot;given&quot;: &quot;Steven&quot;, &quot;suffix&quot;: &quot;&quot;, &quot;parse-names&quot;: false, &quot;dropping-particle&quot;: &quot;&quot;, &quot;family&quot;: &quot;Boyd&quot;, &quot;non-dropping-particle&quot;: &quot;&quot;}, {&quot;given&quot;: &quot;James L.&quot;, &quot;suffix&quot;: &quot;&quot;, &quot;parse-names&quot;: false, &quot;dropping-particle&quot;: &quot;&quot;, &quot;family&quot;: &quot;Cox&quot;, &quot;non-dropping-particle&quot;: &quot;&quot;}]}, &quot;id&quot;: &quot;ITEM-1&quot;}], &quot;properties&quot;: {&quot;noteIndex&quot;: 0}, &quot;mendeley&quot;: {&quot;formattedCitation&quot;: &quot;(Wiebe et al. 1975)&quot;, &quot;previouslyFormattedCitation&quot;: &quot;(Wiebe et al. 1975)&quot;, &quot;plainTextFormattedCitation&quot;: &quot;(Wiebe et al. 1975)&quot;}, &quot;schema&quot;: &quot;https://github.com/citation-style-language/schema/raw/master/csl-citation.json&quot;} RNDt272uAmSTK"/><text:span text:style-name="T62">⁠</text:span><text:change text:change-id="ct46694928"/><text:span text:style-name="T62">. <text:s/></text:span><text:span text:style-name="T63">Across the range of </text:span><text:change text:change-id="ct46648304"/><text:span text:style-name="T63"><text:s/>weights estimated from the acoustics, this equation predicts biovolumes </text:span><text:change text:change-id="ct46649392"/><text:change-start text:change-id="ct46608624"/><text:span text:style-name="T464">4-5</text:span><text:change-end text:change-id="ct46608624"/><text:span text:style-name="T63"> times higher than our fitted regression. <text:s/></text:span><text:span text:style-name="T64">This</text:span><text:span text:style-name="T63"> multi-step conversion </text:span><text:span text:style-name="T64">process</text:span><text:span text:style-name="T63"> from acoustic backscatter to </text:span><text:span text:style-name="T64">biovolume introduces a number of uncertainties, and should be interpreted with caution. <text:s/>However, it does produce reasonable values, especially given tha</text:span><text:span text:style-name="T438">t</text:span><text:span text:style-name="T64"> acoustic estimates of biomass are often several times higher than corresponding net-based estimates. <text:s/></text:span><text:span text:style-name="T451">Such discrepancies are usually attributed to </text:span><text:span text:style-name="T437">net avoidance by the animals</text:span><text:span text:style-name="T64"> </text:span><text:reference-mark-start text:name="ADDIN CSL_CITATION {&quot;citationItems&quot;: [{&quot;uris&quot;: [&quot;http://www.mendeley.com/documents/?uuid=7628809c-32a6-40f5-a314-2f82ffb1504a&quot;], &quot;itemData&quot;: {&quot;type&quot;: &quot;article-journal&quot;, &quot;ISSN&quot;: &quot;0706-652X&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ISBN&quot;: &quot;1631632507&quot;, &quot;container-title&quot;: &quot;Canadian Journal of Fisheries and Aquatic Sciences&quot;, &quot;issued&quot;: {&quot;date-parts&quot;: [[&quot;2008&quot;, &quot;7&quot;]]}, &quot;DOI&quot;: &quot;10.1139/F08-047&quot;, &quot;title&quot;: &quot;Accounting for biological and physical sources of acoustic backscatter improves estimates of zooplankton biomass&quot;, &quot;id&quot;: &quot;ITEM-1&quot;, &quot;volume&quot;: &quot;65&quot;, &quot;page&quot;: &quot;1321-1333&quot;, &quot;author&quot;: [{&quot;given&quot;: &quot;Joseph D.&quot;, &quot;suffix&quot;: &quot;&quot;, &quot;parse-names&quot;: false, &quot;dropping-particle&quot;: &quot;&quot;, &quot;family&quot;: &quot;Warren&quot;, &quot;non-dropping-particle&quot;: &quot;&quot;}, {&quot;given&quot;: &quot;Peter H.&quot;, &quot;suffix&quot;: &quot;&quot;, &quot;parse-names&quot;: false, &quot;dropping-particle&quot;: &quot;&quot;, &quot;family&quot;: &quot;Wiebe&quot;, &quot;non-dropping-particle&quot;: &quot;&quot;}]}, &quot;id&quot;: &quot;ITEM-1&quot;}, {&quot;uris&quot;: [&quot;http://www.mendeley.com/documents/?uuid=383227c5-5db6-4ff1-8c50-6e19dcbf4a6f&quot;], &quot;itemData&quot;: {&quot;type&quot;: &quot;article-journal&quot;, &quot;ISSN&quot;: &quot;10543139&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ISBN&quot;: &quot;1631632507&quot;, &quot;container-title&quot;: &quot;ICES Journal of Marine Science&quot;, &quot;issued&quot;: {&quot;date-parts&quot;: [[&quot;2013&quot;]]}, &quot;DOI&quot;: &quot;10.1093/icesjms/fst005&quot;, &quot;title&quot;: &quot;Improved agreement of net and acoustical methods for surveying euphausiids by mitigating avoidance using a net-based LED strobe light system&quot;, &quot;id&quot;: &quot;ITEM-2&quot;, &quot;volume&quot;: &quot;70&quot;, &quot;page&quot;: &quot;650-664&quot;, &quot;author&quot;: [{&quot;given&quot;: &quot;Peter H.&quot;, &quot;suffix&quot;: &quot;&quot;, &quot;parse-names&quot;: false, &quot;dropping-particle&quot;: &quot;&quot;, &quot;family&quot;: &quot;Wiebe&quot;, &quot;non-dropping-particle&quot;: &quot;&quot;}, {&quot;given&quot;: &quot;Gareth L.&quot;, &quot;suffix&quot;: &quot;&quot;, &quot;parse-names&quot;: false, &quot;dropping-particle&quot;: &quot;&quot;, &quot;family&quot;: &quot;Lawson&quot;, &quot;non-dropping-particle&quot;: &quot;&quot;}, {&quot;given&quot;: &quot;Andone C.&quot;, &quot;suffix&quot;: &quot;&quot;, &quot;parse-names&quot;: false, &quot;dropping-particle&quot;: &quot;&quot;, &quot;family&quot;: &quot;Lavery&quot;, &quot;non-dropping-particle&quot;: &quot;&quot;}, {&quot;given&quot;: &quot;Nancy J.&quot;, &quot;suffix&quot;: &quot;&quot;, &quot;parse-names&quot;: false, &quot;dropping-particle&quot;: &quot;&quot;, &quot;family&quot;: &quot;Copley&quot;, &quot;non-dropping-particle&quot;: &quot;&quot;}, {&quot;given&quot;: &quot;Erich&quot;, &quot;suffix&quot;: &quot;&quot;, &quot;parse-names&quot;: false, &quot;dropping-particle&quot;: &quot;&quot;, &quot;family&quot;: &quot;Horgan&quot;, &quot;non-dropping-particle&quot;: &quot;&quot;}, {&quot;given&quot;: &quot;Albert&quot;, &quot;suffix&quot;: &quot;&quot;, &quot;parse-names&quot;: false, &quot;dropping-particle&quot;: &quot;&quot;, &quot;family&quot;: &quot;Bradley&quot;, &quot;non-dropping-particle&quot;: &quot;&quot;}]}, &quot;id&quot;: &quot;ITEM-2&quot;}], &quot;properties&quot;: {&quot;noteIndex&quot;: 0}, &quot;mendeley&quot;: {&quot;formattedCitation&quot;: &quot;(Warren and Wiebe 2008, Wiebe et al. 2013)&quot;, &quot;previouslyFormattedCitation&quot;: &quot;(Warren and Wiebe 2008, Wiebe et al. 2013)&quot;, &quot;plainTextFormattedCitation&quot;: &quot;(Warren and Wiebe 2008, Wiebe et al. 2013)&quot;}, &quot;schema&quot;: &quot;https://github.com/citation-style-language/schema/raw/master/csl-citation.json&quot;} RND3LUqErv9ic"/><text:span text:style-name="T64">(Warren and Wiebe 2008, Wiebe et al. 2013)</text:span><text:reference-mark-end text:name="ADDIN CSL_CITATION {&quot;citationItems&quot;: [{&quot;uris&quot;: [&quot;http://www.mendeley.com/documents/?uuid=7628809c-32a6-40f5-a314-2f82ffb1504a&quot;], &quot;itemData&quot;: {&quot;type&quot;: &quot;article-journal&quot;, &quot;ISSN&quot;: &quot;0706-652X&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ISBN&quot;: &quot;1631632507&quot;, &quot;container-title&quot;: &quot;Canadian Journal of Fisheries and Aquatic Sciences&quot;, &quot;issued&quot;: {&quot;date-parts&quot;: [[&quot;2008&quot;, &quot;7&quot;]]}, &quot;DOI&quot;: &quot;10.1139/F08-047&quot;, &quot;title&quot;: &quot;Accounting for biological and physical sources of acoustic backscatter improves estimates of zooplankton biomass&quot;, &quot;id&quot;: &quot;ITEM-1&quot;, &quot;volume&quot;: &quot;65&quot;, &quot;page&quot;: &quot;1321-1333&quot;, &quot;author&quot;: [{&quot;given&quot;: &quot;Joseph D.&quot;, &quot;suffix&quot;: &quot;&quot;, &quot;parse-names&quot;: false, &quot;dropping-particle&quot;: &quot;&quot;, &quot;family&quot;: &quot;Warren&quot;, &quot;non-dropping-particle&quot;: &quot;&quot;}, {&quot;given&quot;: &quot;Peter H.&quot;, &quot;suffix&quot;: &quot;&quot;, &quot;parse-names&quot;: false, &quot;dropping-particle&quot;: &quot;&quot;, &quot;family&quot;: &quot;Wiebe&quot;, &quot;non-dropping-particle&quot;: &quot;&quot;}]}, &quot;id&quot;: &quot;ITEM-1&quot;}, {&quot;uris&quot;: [&quot;http://www.mendeley.com/documents/?uuid=383227c5-5db6-4ff1-8c50-6e19dcbf4a6f&quot;], &quot;itemData&quot;: {&quot;type&quot;: &quot;article-journal&quot;, &quot;ISSN&quot;: &quot;10543139&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ISBN&quot;: &quot;1631632507&quot;, &quot;container-title&quot;: &quot;ICES Journal of Marine Science&quot;, &quot;issued&quot;: {&quot;date-parts&quot;: [[&quot;2013&quot;]]}, &quot;DOI&quot;: &quot;10.1093/icesjms/fst005&quot;, &quot;title&quot;: &quot;Improved agreement of net and acoustical methods for surveying euphausiids by mitigating avoidance using a net-based LED strobe light system&quot;, &quot;id&quot;: &quot;ITEM-2&quot;, &quot;volume&quot;: &quot;70&quot;, &quot;page&quot;: &quot;650-664&quot;, &quot;author&quot;: [{&quot;given&quot;: &quot;Peter H.&quot;, &quot;suffix&quot;: &quot;&quot;, &quot;parse-names&quot;: false, &quot;dropping-particle&quot;: &quot;&quot;, &quot;family&quot;: &quot;Wiebe&quot;, &quot;non-dropping-particle&quot;: &quot;&quot;}, {&quot;given&quot;: &quot;Gareth L.&quot;, &quot;suffix&quot;: &quot;&quot;, &quot;parse-names&quot;: false, &quot;dropping-particle&quot;: &quot;&quot;, &quot;family&quot;: &quot;Lawson&quot;, &quot;non-dropping-particle&quot;: &quot;&quot;}, {&quot;given&quot;: &quot;Andone C.&quot;, &quot;suffix&quot;: &quot;&quot;, &quot;parse-names&quot;: false, &quot;dropping-particle&quot;: &quot;&quot;, &quot;family&quot;: &quot;Lavery&quot;, &quot;non-dropping-particle&quot;: &quot;&quot;}, {&quot;given&quot;: &quot;Nancy J.&quot;, &quot;suffix&quot;: &quot;&quot;, &quot;parse-names&quot;: false, &quot;dropping-particle&quot;: &quot;&quot;, &quot;family&quot;: &quot;Copley&quot;, &quot;non-dropping-particle&quot;: &quot;&quot;}, {&quot;given&quot;: &quot;Erich&quot;, &quot;suffix&quot;: &quot;&quot;, &quot;parse-names&quot;: false, &quot;dropping-particle&quot;: &quot;&quot;, &quot;family&quot;: &quot;Horgan&quot;, &quot;non-dropping-particle&quot;: &quot;&quot;}, {&quot;given&quot;: &quot;Albert&quot;, &quot;suffix&quot;: &quot;&quot;, &quot;parse-names&quot;: false, &quot;dropping-particle&quot;: &quot;&quot;, &quot;family&quot;: &quot;Bradley&quot;, &quot;non-dropping-particle&quot;: &quot;&quot;}]}, &quot;id&quot;: &quot;ITEM-2&quot;}], &quot;properties&quot;: {&quot;noteIndex&quot;: 0}, &quot;mendeley&quot;: {&quot;formattedCitation&quot;: &quot;(Warren and Wiebe 2008, Wiebe et al. 2013)&quot;, &quot;previouslyFormattedCitation&quot;: &quot;(Warren and Wiebe 2008, Wiebe et al. 2013)&quot;, &quot;plainTextFormattedCitation&quot;: &quot;(Warren and Wiebe 2008, Wiebe et al. 2013)&quot;}, &quot;schema&quot;: &quot;https://github.com/citation-style-language/schema/raw/master/csl-citation.json&quot;} RND3LUqErv9ic"/><text:span text:style-name="T64">⁠.</text:span></text:p>
      <text:p text:style-name="P20"><text:change text:change-id="ct45872352"/><text:span text:style-name="T33">]</text:span><text:span text:style-name="T33"><office:annotation><dc:creator>Joe Warren</dc:creator><dc:date>2016-11-21T16:46:04</dc:date><text:p text:style-name="P95"><text:span text:style-name="T570">I think we need a paragraph in the discussion touting the capability of censusing lake-wide ecosystem parameters – can cite some EBM (ecosystem based management) papers where having multiple tropihc levels measured at the same spatial/temporal scale is a very powerful tool for studying lake environments.</text:span></text:p></office:annotation></text:span><text:span text:style-name="T33"><office:annotation><dc:creator>Unknown Author</dc:creator><dc:date>2016-11-28T19:15:18</dc:date><text:p text:style-name="P95"><text:span text:style-name="T572">Reply to Joe Warren (11/21/2016, 16:46): "..."</text:span></text:p><text:p><text:span text:style-name="T568">I put this below for a stronger ending</text:span></text:p></office:annotation></text:span></text:p>
      <text:p text:style-name="P21"><text:span text:style-name="T409"><text:tab/></text:span><text:span text:style-name="T441">The variable spatial trends in zooplankton density in the</text:span><text:span text:style-name="T410"> three small lakes </text:span><text:span text:style-name="T441">defy a single explanation, given the short surveys and limited set of spatial covariates available.</text:span><text:span text:style-name="T410"> <text:s/></text:span><text:span text:style-name="T441">The clearest</text:span><text:span text:style-name="T410"> trend </text:span><text:span text:style-name="T441">was</text:span><text:span text:style-name="T410"> increasing zooplankton </text:span><text:span text:style-name="T411">density</text:span><text:span text:style-name="T410"> </text:span><text:span text:style-name="T441">close</text:span><text:span text:style-name="T411"> to</text:span><text:span text:style-name="T410"> the </text:span><text:span text:style-name="T441">Cherry L</text:span><text:span text:style-name="T410">ake’s main stream inlet </text:span><text:span text:style-name="T441">in June 2014</text:span><text:span text:style-name="T410">. <text:s/></text:span><text:span text:style-name="T412">One</text:span><text:span text:style-name="T411"> reasonable explanation for this trend is that the stream transport</text:span><text:span text:style-name="T66">s</text:span><text:span text:style-name="T411"> nutrients, detritus, or other exogenous resources into the lake near its inlet, supporting higher </text:span><text:span text:style-name="T408">primary </text:span><text:span text:style-name="T411">production, and maintaining a higher </text:span><text:soft-page-break/><text:span text:style-name="T411">rate of zooplankton growth at the upstream end of the lake. <text:s/>Alternatively, the higher biomass estimates near the inlets could be an artifact due to </text:span><text:span text:style-name="T422">acoustic scattering from </text:span><text:span text:style-name="T411">sediments introduced by the streams</text:span><text:span text:style-name="T65"> </text:span><text:reference-mark-start text:name="ADDIN CSL_CITATION {&quot;citationItems&quot;: [{&quot;uris&quot;: [&quot;http://www.mendeley.com/documents/?uuid=fc1de956-855b-4bde-b9a8-83cc8e001576&quot;], &quot;itemData&quot;: {&quot;type&quot;: &quot;article-journal&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ISBN&quot;: &quot;0278-4343&quot;, &quot;container-title&quot;: &quot;Continental Shelf Research&quot;, &quot;issued&quot;: {&quot;date-parts&quot;: [[&quot;2002&quot;]]}, &quot;DOI&quot;: &quot;10.1016/S0278-4343(01)00101-7&quot;, &quot;title&quot;: &quot;A review of acoustic measurement of small-scale sediment processes&quot;, &quot;id&quot;: &quot;ITEM-1&quot;, &quot;volume&quot;: &quot;22&quot;, &quot;page&quot;: &quot;603-632&quot;, &quot;author&quot;: [{&quot;given&quot;: &quot;Peter D.&quot;, &quot;suffix&quot;: &quot;&quot;, &quot;parse-names&quot;: false, &quot;dropping-particle&quot;: &quot;&quot;, &quot;family&quot;: &quot;Thorne&quot;, &quot;non-dropping-particle&quot;: &quot;&quot;}, {&quot;given&quot;: &quot;Daniel M.&quot;, &quot;suffix&quot;: &quot;&quot;, &quot;parse-names&quot;: false, &quot;dropping-particle&quot;: &quot;&quot;, &quot;family&quot;: &quot;Hanes&quot;, &quot;non-dropping-particle&quot;: &quot;&quot;}]}, &quot;id&quot;: &quot;ITEM-1&quot;}], &quot;properties&quot;: {&quot;noteIndex&quot;: 0}, &quot;mendeley&quot;: {&quot;formattedCitation&quot;: &quot;(Thorne and Hanes 2002)&quot;, &quot;previouslyFormattedCitation&quot;: &quot;(Thorne and Hanes 2002)&quot;, &quot;plainTextFormattedCitation&quot;: &quot;(Thorne and Hanes 2002)&quot;}, &quot;schema&quot;: &quot;https://github.com/citation-style-language/schema/raw/master/csl-citation.json&quot;} RNDbYpWEpW70z"/><text:span text:style-name="T65">(Thorne and Hanes 2002)</text:span><text:reference-mark-end text:name="ADDIN CSL_CITATION {&quot;citationItems&quot;: [{&quot;uris&quot;: [&quot;http://www.mendeley.com/documents/?uuid=fc1de956-855b-4bde-b9a8-83cc8e001576&quot;], &quot;itemData&quot;: {&quot;type&quot;: &quot;article-journal&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ISBN&quot;: &quot;0278-4343&quot;, &quot;container-title&quot;: &quot;Continental Shelf Research&quot;, &quot;issued&quot;: {&quot;date-parts&quot;: [[&quot;2002&quot;]]}, &quot;DOI&quot;: &quot;10.1016/S0278-4343(01)00101-7&quot;, &quot;title&quot;: &quot;A review of acoustic measurement of small-scale sediment processes&quot;, &quot;id&quot;: &quot;ITEM-1&quot;, &quot;volume&quot;: &quot;22&quot;, &quot;page&quot;: &quot;603-632&quot;, &quot;author&quot;: [{&quot;given&quot;: &quot;Peter D.&quot;, &quot;suffix&quot;: &quot;&quot;, &quot;parse-names&quot;: false, &quot;dropping-particle&quot;: &quot;&quot;, &quot;family&quot;: &quot;Thorne&quot;, &quot;non-dropping-particle&quot;: &quot;&quot;}, {&quot;given&quot;: &quot;Daniel M.&quot;, &quot;suffix&quot;: &quot;&quot;, &quot;parse-names&quot;: false, &quot;dropping-particle&quot;: &quot;&quot;, &quot;family&quot;: &quot;Hanes&quot;, &quot;non-dropping-particle&quot;: &quot;&quot;}]}, &quot;id&quot;: &quot;ITEM-1&quot;}], &quot;properties&quot;: {&quot;noteIndex&quot;: 0}, &quot;mendeley&quot;: {&quot;formattedCitation&quot;: &quot;(Thorne and Hanes 2002)&quot;, &quot;previouslyFormattedCitation&quot;: &quot;(Thorne and Hanes 2002)&quot;, &quot;plainTextFormattedCitation&quot;: &quot;(Thorne and Hanes 2002)&quot;}, &quot;schema&quot;: &quot;https://github.com/citation-style-language/schema/raw/master/csl-citation.json&quot;} RNDbYpWEpW70z"/><text:span text:style-name="T65">⁠</text:span><text:change text:change-id="ct46455328"/><text:span text:style-name="T65">. </text:span><text:change text:change-id="ct46691312"/><text:span text:style-name="T65"><text:s/></text:span><text:span text:style-name="T412">This explanation is consistent with the </text:span><text:span text:style-name="T442">fact that the steepest gradient was observed</text:span><text:span text:style-name="T412"> in June, near the peak of the seasonal snow melt and runoff.</text:span><text:change-start text:change-id="ct46729344"/><text:span text:style-name="T412"> </text:span><text:change-end text:change-id="ct46729344"/><text:change-start text:change-id="ct46631600"/><text:span text:style-name="T412"><text:s/></text:span><text:span text:style-name="T460">While </text:span><text:change-end text:change-id="ct46631600"/><text:change-start text:change-id="ct46728288"/><text:span text:style-name="T461">sediments</text:span><text:span text:style-name="T66"> might remain suspended near the stream mouth, </text:span><text:span text:style-name="T461">they</text:span><text:span text:style-name="T66"> would settle out rapidly</text:span><text:change-end text:change-id="ct46728288"/><text:change-start text:change-id="ct46775728"/><text:span text:style-name="T66"> </text:span><text:span text:style-name="T461">farther into the lake basin,</text:span><text:change-end text:change-id="ct46775728"/><text:change-start text:change-id="ct46772320"/><text:span text:style-name="T462"> and we do not expect the effect o</text:span><text:change-end text:change-id="ct46772320"/><text:change-start text:change-id="ct46776736"/><text:span text:style-name="T462">n our lakewide biomass estimates to be large.</text:span><text:change-end text:change-id="ct46776736"/></text:p>
      <text:p text:style-name="P22"><text:span text:style-name="T412"><text:tab/></text:span><text:span text:style-name="T413">Even a</text:span><text:span text:style-name="T423">fter subtracting the lake-scale trend in zooplankton density, spatial autocorrelation </text:span><text:span text:style-name="T413">was <text:s/>evident in the residuals, as illustrated by the empirical variograms (Figure </text:span><text:change text:change-id="ct45859840"/><text:change-start text:change-id="ct45871776"/><text:span text:style-name="T459">8</text:span><text:change-end text:change-id="ct45871776"/><text:span text:style-name="T413">). These should be interpreted with caution, since they were based in most cases on single reciprocal transects down the main axis of each lake </text:span><text:span text:style-name="T425">which may not have captured any spatial anisotropy present</text:span><text:span text:style-name="T413">. <text:s/>In particular, </text:span><text:span text:style-name="T424">the restricted time available to survey Cherry Lake on 2 April 2013 meant that the transect was only about 1 km long, limiting our ability to draw conclusions about the spatial distribution of zooplankton. <text:s/></text:span><text:span text:style-name="T427">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428">In the ocean, patchiness in zooplankton appears to be driven mostly by bottom-up processes, with scales of </text:span><text:span text:style-name="T429">biological</text:span><text:span text:style-name="T428"> variability </text:span><text:span text:style-name="T429">mirroring scales of physical variability </text:span><text:reference-mark-start text:name="ADDIN CSL_CITATION {&quot;citationItems&quot;: [{&quot;uris&quot;: [&quot;http://www.mendeley.com/documents/?uuid=42a02095-c28f-4b61-b9b4-1ece6fae34fe&quot;], &quot;itemData&quot;: {&quot;type&quot;: &quot;article-journal&quot;, &quot;PMID&quot;: &quot;1216&quot;, &quot;ISSN&quot;: &quot;00074977&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ISBN&quot;: &quot;0007-4977&quot;, &quot;container-title&quot;: &quot;Bulletin of Marine Science&quot;, &quot;issued&quot;: {&quot;date-parts&quot;: [[&quot;1985&quot;, &quot;1&quot;]]}, &quot;title&quot;: &quot;Plankton patchiness: biology in the physical vernacular.&quot;, &quot;id&quot;: &quot;ITEM-1&quot;, &quot;volume&quot;: &quot;37&quot;, &quot;page&quot;: &quot;653-674&quot;, &quot;author&quot;: [{&quot;given&quot;: &quot;D. L.&quot;, &quot;suffix&quot;: &quot;&quot;, &quot;parse-names&quot;: false, &quot;dropping-particle&quot;: &quot;&quot;, &quot;family&quot;: &quot;Mackas&quot;, &quot;non-dropping-particle&quot;: &quot;&quot;}, {&quot;given&quot;: &quot;K. L.&quot;, &quot;suffix&quot;: &quot;&quot;, &quot;parse-names&quot;: false, &quot;dropping-particle&quot;: &quot;&quot;, &quot;family&quot;: &quot;Denman&quot;, &quot;non-dropping-particle&quot;: &quot;&quot;}, {&quot;given&quot;: &quot;M. R.&quot;, &quot;suffix&quot;: &quot;&quot;, &quot;parse-names&quot;: false, &quot;dropping-particle&quot;: &quot;&quot;, &quot;family&quot;: &quot;Abbott&quot;, &quot;non-dropping-particle&quot;: &quot;&quot;}]}, &quot;id&quot;: &quot;ITEM-1&quot;}, {&quot;uris&quot;: [&quot;http://www.mendeley.com/documents/?uuid=1dd0b34d-f1ce-41fe-9fd7-2d09b9cc360e&quot;], &quot;itemData&quot;: {&quot;issued&quot;: {&quot;date-parts&quot;: [[&quot;1977&quot;]]}, &quot;DOI&quot;: &quot;10.4319/lo.1977.22.6.1033&quot;, &quot;type&quot;: &quot;article-journal&quot;, &quot;volume&quot;: &quot;22&quot;, &quot;title&quot;: &quot;The chlorophyll function spectrum in the sea&quot;, &quot;ISSN&quot;: &quot;19395590&quot;, &quot;id&quot;: &quot;ITEM-2&quot;, &quot;issue&quot;: &quot;6&quot;, &quot;page&quot;: &quot;1033-1038&quot;, &quot;author&quot;: [{&quot;given&quot;: &quot;Kenneth&quot;, &quot;suffix&quot;: &quot;&quot;, &quot;parse-names&quot;: false, &quot;dropping-particle&quot;: &quot;&quot;, &quot;family&quot;: &quot;Denman&quot;, &quot;non-dropping-particle&quot;: &quot;&quot;}, {&quot;given&quot;: &quot;Akira&quot;, &quot;suffix&quot;: &quot;&quot;, &quot;parse-names&quot;: false, &quot;dropping-particle&quot;: &quot;&quot;, &quot;family&quot;: &quot;Okubo&quot;, &quot;non-dropping-particle&quot;: &quot;&quot;}, {&quot;given&quot;: &quot;Trevor&quot;, &quot;suffix&quot;: &quot;&quot;, &quot;parse-names&quot;: false, &quot;dropping-particle&quot;: &quot;&quot;, &quot;family&quot;: &quot;Platt&quot;, &quot;non-dropping-particle&quot;: &quot;&quot;}], &quot;container-title&quot;: &quot;Limnology and Oceanography&quot;}, &quot;id&quot;: &quot;ITEM-2&quot;}, {&quot;uris&quot;: [&quot;http://www.mendeley.com/documents/?uuid=53534f36-a52c-482f-8089-b4db7ea8ddaa&quot;], &quot;itemData&quot;: {&quot;type&quot;: &quot;article-journal&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ISBN&quot;: &quot;1054-3139&quot;, &quot;container-title&quot;: &quot;ICES Journal of Marine Science&quot;, &quot;issued&quot;: {&quot;date-parts&quot;: [[&quot;2012&quot;, &quot;1&quot;, &quot;20&quot;]]}, &quot;DOI&quot;: &quot;10.1093/icesjms/fsr205&quot;, &quot;title&quot;: &quot;Measuring the vertical distributional variability of pelagic fauna in Monterey Bay&quot;, &quot;id&quot;: &quot;ITEM-3&quot;, &quot;volume&quot;: &quot;69&quot;, &quot;page&quot;: &quot;184-196&quot;, &quot;author&quot;: [{&quot;given&quot;: &quot;Samuel S.&quot;, &quot;suffix&quot;: &quot;&quot;, &quot;parse-names&quot;: false, &quot;dropping-particle&quot;: &quot;&quot;, &quot;family&quot;: &quot;Urmy&quot;, &quot;non-dropping-particle&quot;: &quot;&quot;}, {&quot;given&quot;: &quot;John K.&quot;, &quot;suffix&quot;: &quot;&quot;, &quot;parse-names&quot;: false, &quot;dropping-particle&quot;: &quot;&quot;, &quot;family&quot;: &quot;Horne&quot;, &quot;non-dropping-particle&quot;: &quot;&quot;}, {&quot;given&quot;: &quot;David H.&quot;, &quot;suffix&quot;: &quot;&quot;, &quot;parse-names&quot;: false, &quot;dropping-particle&quot;: &quot;&quot;, &quot;family&quot;: &quot;Barbee&quot;, &quot;non-dropping-particle&quot;: &quot;&quot;}]}, &quot;id&quot;: &quot;ITEM-3&quot;}], &quot;properties&quot;: {&quot;noteIndex&quot;: 0},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schema&quot;: &quot;https://github.com/citation-style-language/schema/raw/master/csl-citation.json&quot;} RNDM4quwdJUMt"/><text:span text:style-name="T429">(Denman et al. 1977, Mackas et al. 1985, Urmy et al. 2012)</text:span><text:reference-mark-end text:name="ADDIN CSL_CITATION {&quot;citationItems&quot;: [{&quot;uris&quot;: [&quot;http://www.mendeley.com/documents/?uuid=42a02095-c28f-4b61-b9b4-1ece6fae34fe&quot;], &quot;itemData&quot;: {&quot;type&quot;: &quot;article-journal&quot;, &quot;PMID&quot;: &quot;1216&quot;, &quot;ISSN&quot;: &quot;00074977&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ISBN&quot;: &quot;0007-4977&quot;, &quot;container-title&quot;: &quot;Bulletin of Marine Science&quot;, &quot;issued&quot;: {&quot;date-parts&quot;: [[&quot;1985&quot;, &quot;1&quot;]]}, &quot;title&quot;: &quot;Plankton patchiness: biology in the physical vernacular.&quot;, &quot;id&quot;: &quot;ITEM-1&quot;, &quot;volume&quot;: &quot;37&quot;, &quot;page&quot;: &quot;653-674&quot;, &quot;author&quot;: [{&quot;given&quot;: &quot;D. L.&quot;, &quot;suffix&quot;: &quot;&quot;, &quot;parse-names&quot;: false, &quot;dropping-particle&quot;: &quot;&quot;, &quot;family&quot;: &quot;Mackas&quot;, &quot;non-dropping-particle&quot;: &quot;&quot;}, {&quot;given&quot;: &quot;K. L.&quot;, &quot;suffix&quot;: &quot;&quot;, &quot;parse-names&quot;: false, &quot;dropping-particle&quot;: &quot;&quot;, &quot;family&quot;: &quot;Denman&quot;, &quot;non-dropping-particle&quot;: &quot;&quot;}, {&quot;given&quot;: &quot;M. R.&quot;, &quot;suffix&quot;: &quot;&quot;, &quot;parse-names&quot;: false, &quot;dropping-particle&quot;: &quot;&quot;, &quot;family&quot;: &quot;Abbott&quot;, &quot;non-dropping-particle&quot;: &quot;&quot;}]}, &quot;id&quot;: &quot;ITEM-1&quot;}, {&quot;uris&quot;: [&quot;http://www.mendeley.com/documents/?uuid=1dd0b34d-f1ce-41fe-9fd7-2d09b9cc360e&quot;], &quot;itemData&quot;: {&quot;issued&quot;: {&quot;date-parts&quot;: [[&quot;1977&quot;]]}, &quot;DOI&quot;: &quot;10.4319/lo.1977.22.6.1033&quot;, &quot;type&quot;: &quot;article-journal&quot;, &quot;volume&quot;: &quot;22&quot;, &quot;title&quot;: &quot;The chlorophyll function spectrum in the sea&quot;, &quot;ISSN&quot;: &quot;19395590&quot;, &quot;id&quot;: &quot;ITEM-2&quot;, &quot;issue&quot;: &quot;6&quot;, &quot;page&quot;: &quot;1033-1038&quot;, &quot;author&quot;: [{&quot;given&quot;: &quot;Kenneth&quot;, &quot;suffix&quot;: &quot;&quot;, &quot;parse-names&quot;: false, &quot;dropping-particle&quot;: &quot;&quot;, &quot;family&quot;: &quot;Denman&quot;, &quot;non-dropping-particle&quot;: &quot;&quot;}, {&quot;given&quot;: &quot;Akira&quot;, &quot;suffix&quot;: &quot;&quot;, &quot;parse-names&quot;: false, &quot;dropping-particle&quot;: &quot;&quot;, &quot;family&quot;: &quot;Okubo&quot;, &quot;non-dropping-particle&quot;: &quot;&quot;}, {&quot;given&quot;: &quot;Trevor&quot;, &quot;suffix&quot;: &quot;&quot;, &quot;parse-names&quot;: false, &quot;dropping-particle&quot;: &quot;&quot;, &quot;family&quot;: &quot;Platt&quot;, &quot;non-dropping-particle&quot;: &quot;&quot;}], &quot;container-title&quot;: &quot;Limnology and Oceanography&quot;}, &quot;id&quot;: &quot;ITEM-2&quot;}, {&quot;uris&quot;: [&quot;http://www.mendeley.com/documents/?uuid=53534f36-a52c-482f-8089-b4db7ea8ddaa&quot;], &quot;itemData&quot;: {&quot;type&quot;: &quot;article-journal&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ISBN&quot;: &quot;1054-3139&quot;, &quot;container-title&quot;: &quot;ICES Journal of Marine Science&quot;, &quot;issued&quot;: {&quot;date-parts&quot;: [[&quot;2012&quot;, &quot;1&quot;, &quot;20&quot;]]}, &quot;DOI&quot;: &quot;10.1093/icesjms/fsr205&quot;, &quot;title&quot;: &quot;Measuring the vertical distributional variability of pelagic fauna in Monterey Bay&quot;, &quot;id&quot;: &quot;ITEM-3&quot;, &quot;volume&quot;: &quot;69&quot;, &quot;page&quot;: &quot;184-196&quot;, &quot;author&quot;: [{&quot;given&quot;: &quot;Samuel S.&quot;, &quot;suffix&quot;: &quot;&quot;, &quot;parse-names&quot;: false, &quot;dropping-particle&quot;: &quot;&quot;, &quot;family&quot;: &quot;Urmy&quot;, &quot;non-dropping-particle&quot;: &quot;&quot;}, {&quot;given&quot;: &quot;John K.&quot;, &quot;suffix&quot;: &quot;&quot;, &quot;parse-names&quot;: false, &quot;dropping-particle&quot;: &quot;&quot;, &quot;family&quot;: &quot;Horne&quot;, &quot;non-dropping-particle&quot;: &quot;&quot;}, {&quot;given&quot;: &quot;David H.&quot;, &quot;suffix&quot;: &quot;&quot;, &quot;parse-names&quot;: false, &quot;dropping-particle&quot;: &quot;&quot;, &quot;family&quot;: &quot;Barbee&quot;, &quot;non-dropping-particle&quot;: &quot;&quot;}]}, &quot;id&quot;: &quot;ITEM-3&quot;}], &quot;properties&quot;: {&quot;noteIndex&quot;: 0},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schema&quot;: &quot;https://github.com/citation-style-language/schema/raw/master/csl-citation.json&quot;} RNDM4quwdJUMt"/><text:span text:style-name="T429">⁠.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type&quot;: &quot;article-journal&quot;, &quot;ISSN&quot;: &quot;00243590&quot;, &quot;issue&quot;: &quot;2&quot;, &quot;ISBN&quot;: &quot;0024-3590&quot;, &quot;container-title&quot;: &quot;Limnology and Oceanography&quot;, &quot;issued&quot;: {&quot;date-parts&quot;: [[&quot;1983&quot;]]}, &quot;DOI&quot;: &quot;10.4319/lo.1983.28.2.0378&quot;, &quot;title&quot;: &quot;Observation of copepod swarms in Lake Tahoe&quot;, &quot;id&quot;: &quot;ITEM-1&quot;, &quot;volume&quot;: &quot;28&quot;, &quot;page&quot;: &quot;378-382&quot;, &quot;author&quot;: [{&quot;given&quot;: &quot;E. R.&quot;, &quot;suffix&quot;: &quot;&quot;, &quot;parse-names&quot;: false, &quot;dropping-particle&quot;: &quot;&quot;, &quot;family&quot;: &quot;Byron&quot;, &quot;non-dropping-particle&quot;: &quot;&quot;}, {&quot;given&quot;: &quot;P. T.&quot;, &quot;suffix&quot;: &quot;&quot;, &quot;parse-names&quot;: false, &quot;dropping-particle&quot;: &quot;&quot;, &quot;family&quot;: &quot;Whitman&quot;, &quot;non-dropping-particle&quot;: &quot;&quot;}, {&quot;given&quot;: &quot;C. R.&quot;, &quot;suffix&quot;: &quot;&quot;, &quot;parse-names&quot;: false, &quot;dropping-particle&quot;: &quot;&quot;, &quot;family&quot;: &quot;Goldman&quot;, &quot;non-dropping-particle&quot;: &quot;&quot;}]}, &quot;id&quot;: &quot;ITEM-1&quot;}], &quot;properties&quot;: {&quot;noteIndex&quot;: 0}, &quot;mendeley&quot;: {&quot;formattedCitation&quot;: &quot;(Byron et al. 1983)&quot;, &quot;previouslyFormattedCitation&quot;: &quot;(Byron et al. 1983)&quot;, &quot;plainTextFormattedCitation&quot;: &quot;(Byron et al. 1983)&quot;}, &quot;schema&quot;: &quot;https://github.com/citation-style-language/schema/raw/master/csl-citation.json&quot;} RNDElVNCeuPDe"/><text:span text:style-name="T429">(Byron et al. 1983)</text:span><text:reference-mark-end text:name="ADDIN CSL_CITATION {&quot;citationItems&quot;: [{&quot;uris&quot;: [&quot;http://www.mendeley.com/documents/?uuid=d878d59a-24d6-461b-8840-d676b5486cff&quot;], &quot;itemData&quot;: {&quot;type&quot;: &quot;article-journal&quot;, &quot;ISSN&quot;: &quot;00243590&quot;, &quot;issue&quot;: &quot;2&quot;, &quot;ISBN&quot;: &quot;0024-3590&quot;, &quot;container-title&quot;: &quot;Limnology and Oceanography&quot;, &quot;issued&quot;: {&quot;date-parts&quot;: [[&quot;1983&quot;]]}, &quot;DOI&quot;: &quot;10.4319/lo.1983.28.2.0378&quot;, &quot;title&quot;: &quot;Observation of copepod swarms in Lake Tahoe&quot;, &quot;id&quot;: &quot;ITEM-1&quot;, &quot;volume&quot;: &quot;28&quot;, &quot;page&quot;: &quot;378-382&quot;, &quot;author&quot;: [{&quot;given&quot;: &quot;E. R.&quot;, &quot;suffix&quot;: &quot;&quot;, &quot;parse-names&quot;: false, &quot;dropping-particle&quot;: &quot;&quot;, &quot;family&quot;: &quot;Byron&quot;, &quot;non-dropping-particle&quot;: &quot;&quot;}, {&quot;given&quot;: &quot;P. T.&quot;, &quot;suffix&quot;: &quot;&quot;, &quot;parse-names&quot;: false, &quot;dropping-particle&quot;: &quot;&quot;, &quot;family&quot;: &quot;Whitman&quot;, &quot;non-dropping-particle&quot;: &quot;&quot;}, {&quot;given&quot;: &quot;C. R.&quot;, &quot;suffix&quot;: &quot;&quot;, &quot;parse-names&quot;: false, &quot;dropping-particle&quot;: &quot;&quot;, &quot;family&quot;: &quot;Goldman&quot;, &quot;non-dropping-particle&quot;: &quot;&quot;}]}, &quot;id&quot;: &quot;ITEM-1&quot;}], &quot;properties&quot;: {&quot;noteIndex&quot;: 0}, &quot;mendeley&quot;: {&quot;formattedCitation&quot;: &quot;(Byron et al. 1983)&quot;, &quot;previouslyFormattedCitation&quot;: &quot;(Byron et al. 1983)&quot;, &quot;plainTextFormattedCitation&quot;: &quot;(Byron et al. 1983)&quot;}, &quot;schema&quot;: &quot;https://github.com/citation-style-language/schema/raw/master/csl-citation.json&quot;} RNDElVNCeuPDe"/><text:span text:style-name="T429">⁠ or predation by schooling fish.</text:span></text:p>
      <text:p text:style-name="P28"><text:tab/><text:span text:style-name="T68">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516">g</text:span><text:span text:style-name="T99"> and </text:span><text:span text:style-name="T516">h</text:span><text:span text:style-name="T68">. <text:s/>To our </text:span><text:soft-page-break/><text:span text:style-name="T68">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ISBN&quot;: &quot;1054-3139&quot;, &quot;container-title&quot;: &quot;ICES Journal of Marine Science&quot;, &quot;issued&quot;: {&quot;date-parts&quot;: [[&quot;2000&quot;]]}, &quot;DOI&quot;: &quot;10.1006/jmsc.1999.0517&quot;, &quot;title&quot;: &quot;Review and recommendations for the modelling of acoustic scattering by fluid-like elongated zooplankton: euphausiids and copepods&quot;, &quot;id&quot;: &quot;ITEM-1&quot;, &quot;volume&quot;: &quot;57&quot;, &quot;page&quot;: &quot;793-807&quot;, &quot;author&quot;: [{&quot;given&quot;: &quot;Timothy K.&quot;, &quot;suffix&quot;: &quot;&quot;, &quot;parse-names&quot;: false, &quot;dropping-particle&quot;: &quot;&quot;, &quot;family&quot;: &quot;Stanton&quot;, &quot;non-dropping-particle&quot;: &quot;&quot;}, {&quot;given&quot;: &quot;Dezhang&quot;, &quot;suffix&quot;: &quot;&quot;, &quot;parse-names&quot;: false, &quot;dropping-particle&quot;: &quot;&quot;, &quot;family&quot;: &quot;Chu&quot;, &quot;non-dropping-particle&quot;: &quot;&quot;}]}, &quot;id&quot;: &quot;ITEM-1&quot;}], &quot;properties&quot;: {&quot;noteIndex&quot;: 0}, &quot;mendeley&quot;: {&quot;formattedCitation&quot;: &quot;(Stanton and Chu 2000)&quot;, &quot;previouslyFormattedCitation&quot;: &quot;(Stanton and Chu 2000)&quot;, &quot;plainTextFormattedCitation&quot;: &quot;(Stanton and Chu 2000)&quot;}, &quot;schema&quot;: &quot;https://github.com/citation-style-language/schema/raw/master/csl-citation.json&quot;} RNDsqrjAbHJr5"/><text:span text:style-name="T426">(Stanton and Chu 2000)</text:span><text:reference-mark-end text:name="ADDIN CSL_CITATION {&quot;citationItems&quot;: [{&quot;uris&quot;: [&quot;http://www.mendeley.com/documents/?uuid=0f62569b-2404-49bc-90c6-f07a8a1b8f48&quot;], &quot;itemData&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ISBN&quot;: &quot;1054-3139&quot;, &quot;container-title&quot;: &quot;ICES Journal of Marine Science&quot;, &quot;issued&quot;: {&quot;date-parts&quot;: [[&quot;2000&quot;]]}, &quot;DOI&quot;: &quot;10.1006/jmsc.1999.0517&quot;, &quot;title&quot;: &quot;Review and recommendations for the modelling of acoustic scattering by fluid-like elongated zooplankton: euphausiids and copepods&quot;, &quot;id&quot;: &quot;ITEM-1&quot;, &quot;volume&quot;: &quot;57&quot;, &quot;page&quot;: &quot;793-807&quot;, &quot;author&quot;: [{&quot;given&quot;: &quot;Timothy K.&quot;, &quot;suffix&quot;: &quot;&quot;, &quot;parse-names&quot;: false, &quot;dropping-particle&quot;: &quot;&quot;, &quot;family&quot;: &quot;Stanton&quot;, &quot;non-dropping-particle&quot;: &quot;&quot;}, {&quot;given&quot;: &quot;Dezhang&quot;, &quot;suffix&quot;: &quot;&quot;, &quot;parse-names&quot;: false, &quot;dropping-particle&quot;: &quot;&quot;, &quot;family&quot;: &quot;Chu&quot;, &quot;non-dropping-particle&quot;: &quot;&quot;}]}, &quot;id&quot;: &quot;ITEM-1&quot;}], &quot;properties&quot;: {&quot;noteIndex&quot;: 0}, &quot;mendeley&quot;: {&quot;formattedCitation&quot;: &quot;(Stanton and Chu 2000)&quot;, &quot;previouslyFormattedCitation&quot;: &quot;(Stanton and Chu 2000)&quot;, &quot;plainTextFormattedCitation&quot;: &quot;(Stanton and Chu 2000)&quot;}, &quot;schema&quot;: &quot;https://github.com/citation-style-language/schema/raw/master/csl-citation.json&quot;} RNDsqrjAbHJr5"/><text:span text:style-name="T68">⁠.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23"><text:span text:style-name="T68"><text:tab/>Despite these uncertainties, acoustic methods for surveying zooplankton have several</text:span><text:change-start text:change-id="ct46750960"/><text:span text:style-name="T68"> compelling</text:span><text:change-end text:change-id="ct46750960"/><text:span text:style-name="T68"> advantages. <text:s/></text:span><text:change-start text:change-id="ct46777440"/><text:span text:style-name="T68">Acoustic methods provide high-resolution vertical profiles of fish and zooplankton densities, offering insights into the biotic and abiotic processes structuring lake ecosystems </text:span><text:change-end text:change-id="ct46777440"/><text:reference-mark-start text:name="ADDIN CSL_CITATION {&quot;citationItems&quot;: [{&quot;uris&quot;: [&quot;http://www.mendeley.com/documents/?uuid=fb84ddcf-e35f-49ce-b03d-7ab4b851e1b8&quot;], &quot;itemData&quot;: {&quot;type&quot;: &quot;article-journal&quot;, &quot;PMID&quot;: &quot;2206013154731626671&quot;, &quot;ISSN&quot;: &quot;0706-652X&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ISBN&quot;: &quot;0706-652X&quot;, &quot;container-title&quot;: &quot;Canadian Journal of Fisheries and Aquatic Sciences&quot;, &quot;issued&quot;: {&quot;date-parts&quot;: [[&quot;1999&quot;, &quot;12&quot;]]}, &quot;DOI&quot;: &quot;10.1139/f99-217&quot;, &quot;title&quot;: &quot;Estimating diel, depth-specific foraging opportunities with a visual encounter rate model for pelagic piscivores&quot;, &quot;id&quot;: &quot;ITEM-1&quot;, &quot;volume&quot;: &quot;56&quot;, &quot;page&quot;: &quot;128-139&quot;, &quot;author&quot;: [{&quot;given&quot;: &quot;David a&quot;, &quot;suffix&quot;: &quot;&quot;, &quot;parse-names&quot;: false, &quot;dropping-particle&quot;: &quot;&quot;, &quot;family&quot;: &quot;Beauchamp&quot;, &quot;non-dropping-particle&quot;: &quot;&quot;}, {&quot;given&quot;: &quot;Casey M&quot;, &quot;suffix&quot;: &quot;&quot;, &quot;parse-names&quot;: false, &quot;dropping-particle&quot;: &quot;&quot;, &quot;family&quot;: &quot;Baldwin&quot;, &quot;non-dropping-particle&quot;: &quot;&quot;}, {&quot;given&quot;: &quot;Jason L&quot;, &quot;suffix&quot;: &quot;&quot;, &quot;parse-names&quot;: false, &quot;dropping-particle&quot;: &quot;&quot;, &quot;family&quot;: &quot;Vogel&quot;, &quot;non-dropping-particle&quot;: &quot;&quot;}, {&quot;given&quot;: &quot;Chad P&quot;, &quot;suffix&quot;: &quot;&quot;, &quot;parse-names&quot;: false, &quot;dropping-particle&quot;: &quot;&quot;, &quot;family&quot;: &quot;Gubala&quot;, &quot;non-dropping-particle&quot;: &quot;&quot;}]}, &quot;id&quot;: &quot;ITEM-1&quot;}, {&quot;uris&quot;: [&quot;http://www.mendeley.com/documents/?uuid=11670bda-7af6-454b-8651-0349be297ae5&quot;], &quot;itemData&quot;: {&quot;type&quot;: &quot;article-journal&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container-title&quot;: &quot;Geophysical Research Letters&quot;, &quot;issued&quot;: {&quot;date-parts&quot;: [[&quot;2016&quot;]]}, &quot;DOI&quot;: &quot;10.1002/2016GL068533&quot;, &quot;title&quot;: &quot;Vertical redistribution of zooplankton in an oligotrophic lake associated with reduction in ultraviolet radiation by wildfire smoke&quot;, &quot;id&quot;: &quot;ITEM-2&quot;, &quot;volume&quot;: &quot;43&quot;, &quot;page&quot;: &quot;3746-3753&quot;, &quot;author&quot;: [{&quot;given&quot;: &quot;Samuel S.&quot;, &quot;suffix&quot;: &quot;&quot;, &quot;parse-names&quot;: false, &quot;dropping-particle&quot;: &quot;&quot;, &quot;family&quot;: &quot;Urmy&quot;, &quot;non-dropping-particle&quot;: &quot;&quot;}, {&quot;given&quot;: &quot;Craig E.&quot;, &quot;suffix&quot;: &quot;&quot;, &quot;parse-names&quot;: false, &quot;dropping-particle&quot;: &quot;&quot;, &quot;family&quot;: &quot;Williamson&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Erin P.&quot;, &quot;suffix&quot;: &quot;&quot;, &quot;parse-names&quot;: false, &quot;dropping-particle&quot;: &quot;&quot;, &quot;family&quot;: &quot;Overholt&quot;, &quot;non-dropping-particle&quot;: &quot;&quot;}, {&quot;given&quot;: &quot;Joseph D.&quot;, &quot;suffix&quot;: &quot;&quot;, &quot;parse-names&quot;: false, &quot;dropping-particle&quot;: &quot;&quot;, &quot;family&quot;: &quot;Warren&quot;, &quot;non-dropping-particle&quot;: &quot;&quot;}]}, &quot;id&quot;: &quot;ITEM-2&quot;}], &quot;properties&quot;: {&quot;noteIndex&quot;: 0}, &quot;mendeley&quot;: {&quot;formattedCitation&quot;: &quot;(Beauchamp et al. 1999, Urmy et al. 2016)&quot;, &quot;previouslyFormattedCitation&quot;: &quot;(Beauchamp et al. 1999, Urmy et al. 2016)&quot;, &quot;plainTextFormattedCitation&quot;: &quot;(Beauchamp et al. 1999, Urmy et al. 2016)&quot;}, &quot;schema&quot;: &quot;https://github.com/citation-style-language/schema/raw/master/csl-citation.json&quot;} RND0SYeu98hr8"/><text:span text:style-name="T426">(Beauchamp et al. 1999, Urmy et al. 2016)</text:span><text:reference-mark-end text:name="ADDIN CSL_CITATION {&quot;citationItems&quot;: [{&quot;uris&quot;: [&quot;http://www.mendeley.com/documents/?uuid=fb84ddcf-e35f-49ce-b03d-7ab4b851e1b8&quot;], &quot;itemData&quot;: {&quot;type&quot;: &quot;article-journal&quot;, &quot;PMID&quot;: &quot;2206013154731626671&quot;, &quot;ISSN&quot;: &quot;0706-652X&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ISBN&quot;: &quot;0706-652X&quot;, &quot;container-title&quot;: &quot;Canadian Journal of Fisheries and Aquatic Sciences&quot;, &quot;issued&quot;: {&quot;date-parts&quot;: [[&quot;1999&quot;, &quot;12&quot;]]}, &quot;DOI&quot;: &quot;10.1139/f99-217&quot;, &quot;title&quot;: &quot;Estimating diel, depth-specific foraging opportunities with a visual encounter rate model for pelagic piscivores&quot;, &quot;id&quot;: &quot;ITEM-1&quot;, &quot;volume&quot;: &quot;56&quot;, &quot;page&quot;: &quot;128-139&quot;, &quot;author&quot;: [{&quot;given&quot;: &quot;David a&quot;, &quot;suffix&quot;: &quot;&quot;, &quot;parse-names&quot;: false, &quot;dropping-particle&quot;: &quot;&quot;, &quot;family&quot;: &quot;Beauchamp&quot;, &quot;non-dropping-particle&quot;: &quot;&quot;}, {&quot;given&quot;: &quot;Casey M&quot;, &quot;suffix&quot;: &quot;&quot;, &quot;parse-names&quot;: false, &quot;dropping-particle&quot;: &quot;&quot;, &quot;family&quot;: &quot;Baldwin&quot;, &quot;non-dropping-particle&quot;: &quot;&quot;}, {&quot;given&quot;: &quot;Jason L&quot;, &quot;suffix&quot;: &quot;&quot;, &quot;parse-names&quot;: false, &quot;dropping-particle&quot;: &quot;&quot;, &quot;family&quot;: &quot;Vogel&quot;, &quot;non-dropping-particle&quot;: &quot;&quot;}, {&quot;given&quot;: &quot;Chad P&quot;, &quot;suffix&quot;: &quot;&quot;, &quot;parse-names&quot;: false, &quot;dropping-particle&quot;: &quot;&quot;, &quot;family&quot;: &quot;Gubala&quot;, &quot;non-dropping-particle&quot;: &quot;&quot;}]}, &quot;id&quot;: &quot;ITEM-1&quot;}, {&quot;uris&quot;: [&quot;http://www.mendeley.com/documents/?uuid=11670bda-7af6-454b-8651-0349be297ae5&quot;], &quot;itemData&quot;: {&quot;type&quot;: &quot;article-journal&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container-title&quot;: &quot;Geophysical Research Letters&quot;, &quot;issued&quot;: {&quot;date-parts&quot;: [[&quot;2016&quot;]]}, &quot;DOI&quot;: &quot;10.1002/2016GL068533&quot;, &quot;title&quot;: &quot;Vertical redistribution of zooplankton in an oligotrophic lake associated with reduction in ultraviolet radiation by wildfire smoke&quot;, &quot;id&quot;: &quot;ITEM-2&quot;, &quot;volume&quot;: &quot;43&quot;, &quot;page&quot;: &quot;3746-3753&quot;, &quot;author&quot;: [{&quot;given&quot;: &quot;Samuel S.&quot;, &quot;suffix&quot;: &quot;&quot;, &quot;parse-names&quot;: false, &quot;dropping-particle&quot;: &quot;&quot;, &quot;family&quot;: &quot;Urmy&quot;, &quot;non-dropping-particle&quot;: &quot;&quot;}, {&quot;given&quot;: &quot;Craig E.&quot;, &quot;suffix&quot;: &quot;&quot;, &quot;parse-names&quot;: false, &quot;dropping-particle&quot;: &quot;&quot;, &quot;family&quot;: &quot;Williamson&quot;, &quot;non-dropping-particle&quot;: &quot;&quot;}, {&quot;given&quot;: &quot;Taylor H.&quot;, &quot;suffix&quot;: &quot;&quot;, &quot;parse-names&quot;: false, &quot;dropping-particle&quot;: &quot;&quot;, &quot;family&quot;: &quot;Leach&quot;, &quot;non-dropping-particle&quot;: &quot;&quot;}, {&quot;given&quot;: &quot;S. Geoffrey&quot;, &quot;suffix&quot;: &quot;&quot;, &quot;parse-names&quot;: false, &quot;dropping-particle&quot;: &quot;&quot;, &quot;family&quot;: &quot;Schladow&quot;, &quot;non-dropping-particle&quot;: &quot;&quot;}, {&quot;given&quot;: &quot;Erin P.&quot;, &quot;suffix&quot;: &quot;&quot;, &quot;parse-names&quot;: false, &quot;dropping-particle&quot;: &quot;&quot;, &quot;family&quot;: &quot;Overholt&quot;, &quot;non-dropping-particle&quot;: &quot;&quot;}, {&quot;given&quot;: &quot;Joseph D.&quot;, &quot;suffix&quot;: &quot;&quot;, &quot;parse-names&quot;: false, &quot;dropping-particle&quot;: &quot;&quot;, &quot;family&quot;: &quot;Warren&quot;, &quot;non-dropping-particle&quot;: &quot;&quot;}]}, &quot;id&quot;: &quot;ITEM-2&quot;}], &quot;properties&quot;: {&quot;noteIndex&quot;: 0}, &quot;mendeley&quot;: {&quot;formattedCitation&quot;: &quot;(Beauchamp et al. 1999, Urmy et al. 2016)&quot;, &quot;previouslyFormattedCitation&quot;: &quot;(Beauchamp et al. 1999, Urmy et al. 2016)&quot;, &quot;plainTextFormattedCitation&quot;: &quot;(Beauchamp et al. 1999, Urmy et al. 2016)&quot;}, &quot;schema&quot;: &quot;https://github.com/citation-style-language/schema/raw/master/csl-citation.json&quot;} RND0SYeu98hr8"/><text:span text:style-name="T68">⁠</text:span><text:change-start text:change-id="ct45870336"/><text:span text:style-name="T68"> <text:s/>Acoustics are also an excellent method for recording the diel vertical migration of lake zooplankton </text:span><text:change-end text:change-id="ct45870336"/><text:reference-mark-start text:name="ADDIN CSL_CITATION {&quot;citationItems&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1&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1&quot;}], &quot;properties&quot;: {&quot;noteIndex&quot;: 0}, &quot;mendeley&quot;: {&quot;formattedCitation&quot;: &quot;(Warren et al. 2016)&quot;, &quot;previouslyFormattedCitation&quot;: &quot;(Warren et al. 2016)&quot;, &quot;plainTextFormattedCitation&quot;: &quot;(Warren et al. 2016)&quot;}, &quot;schema&quot;: &quot;https://github.com/citation-style-language/schema/raw/master/csl-citation.json&quot;} RNDRlldtoYtmN"/><text:span text:style-name="T426">(Warren et al. 2016)</text:span><text:reference-mark-end text:name="ADDIN CSL_CITATION {&quot;citationItems&quot;: [{&quot;uris&quot;: [&quot;http://www.mendeley.com/documents/?uuid=b770ceeb-795b-4bdc-9bda-a50a17f6561c&quot;], &quot;itemData&quot;: {&quot;type&quot;: &quot;article-journal&quot;, &quot;ISSN&quot;: &quot;15415856&quot;, &quot;issue&quot;: &quot;4&quot;, &quot;ISBN&quot;: &quot;8153244698&quot;, &quot;container-title&quot;: &quot;Limnology and Oceanography: Methods&quot;, &quot;issued&quot;: {&quot;date-parts&quot;: [[&quot;2016&quot;]]}, &quot;DOI&quot;: &quot;10.1002/lom3.10084&quot;, &quot;title&quot;: &quot;Measuring the distribution, abundance, and biovolume of zooplankton in an oligotrophic freshwater lake with a 710 kHz scientific echosounder&quot;, &quot;id&quot;: &quot;ITEM-1&quot;, &quot;volume&quot;: &quot;14&quot;, &quot;page&quot;: &quot;231\u2013244&quot;, &quot;author&quot;: [{&quot;given&quot;: &quot;Joseph D.&quot;, &quot;suffix&quot;: &quot;&quot;, &quot;parse-names&quot;: false, &quot;dropping-particle&quot;: &quot;&quot;, &quot;family&quot;: &quot;Warren&quot;, &quot;non-dropping-particle&quot;: &quot;&quot;}, {&quot;given&quot;: &quot;Taylor H.&quot;, &quot;suffix&quot;: &quot;&quot;, &quot;parse-names&quot;: false, &quot;dropping-particle&quot;: &quot;&quot;, &quot;family&quot;: &quot;Leach&quot;, &quot;non-dropping-particle&quot;: &quot;&quot;}, {&quot;given&quot;: &quot;Craig E.&quot;, &quot;suffix&quot;: &quot;&quot;, &quot;parse-names&quot;: false, &quot;dropping-particle&quot;: &quot;&quot;, &quot;family&quot;: &quot;Williamson&quot;, &quot;non-dropping-particle&quot;: &quot;&quot;}]}, &quot;id&quot;: &quot;ITEM-1&quot;}], &quot;properties&quot;: {&quot;noteIndex&quot;: 0}, &quot;mendeley&quot;: {&quot;formattedCitation&quot;: &quot;(Warren et al. 2016)&quot;, &quot;previouslyFormattedCitation&quot;: &quot;(Warren et al. 2016)&quot;, &quot;plainTextFormattedCitation&quot;: &quot;(Warren et al. 2016)&quot;}, &quot;schema&quot;: &quot;https://github.com/citation-style-language/schema/raw/master/csl-citation.json&quot;} RNDRlldtoYtmN"/><text:span text:style-name="T68">⁠</text:span><text:change-start text:change-id="ct46737008"/><text:span text:style-name="T68">. <text:s/>Although DVM was not part of this study, it would be a worthwhile topic for further investigation in these lakes. <text:s/></text:span><text:change-end text:change-id="ct46737008"/><text:change text:change-id="ct46509200"/><text:change text:change-id="ct46646784"/><text:change text:change-id="ct46631824"/><text:change text:change-id="ct46600624"/><text:change text:change-id="ct46729568"/><text:change text:change-id="ct46652240"/><text:change-start text:change-id="ct46469232"/><text:span text:style-name="T68">Acoustics can also </text:span><text:change-end text:change-id="ct46469232"/><text:span text:style-name="T68">reveal</text:span><text:change text:change-id="ct46412336"/><text:span text:style-name="T68">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type&quot;: &quot;article-journal&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ISBN&quot;: &quot;0706-652X&quot;, &quot;container-title&quot;: &quot;Canadian Journal of Fisheries and Aquatic Sciences&quot;, &quot;issued&quot;: {&quot;date-parts&quot;: [[&quot;1999&quot;]]}, &quot;DOI&quot;: &quot;10.1139/cjfas-56-8-1437&quot;, &quot;title&quot;: &quot;Large-scale spatial heterogeneity of macrozooplankton in Lake of Geneva&quot;, &quot;id&quot;: &quot;ITEM-1&quot;, &quot;volume&quot;: &quot;56&quot;, &quot;page&quot;: &quot;1437-1451&quot;, &quot;author&quot;: [{&quot;given&quot;: &quot;B&quot;, &quot;suffix&quot;: &quot;&quot;, &quot;parse-names&quot;: false, &quot;dropping-particle&quot;: &quot;&quot;, &quot;family&quot;: &quot;Pinel-Alloul&quot;, &quot;non-dropping-particle&quot;: &quot;&quot;}, {&quot;given&quot;: &quot;C&quot;, &quot;suffix&quot;: &quot;&quot;, &quot;parse-names&quot;: false, &quot;dropping-particle&quot;: &quot;&quot;, &quot;family&quot;: &quot;Guay&quot;, &quot;non-dropping-particle&quot;: &quot;&quot;}, {&quot;given&quot;: &quot;N&quot;, &quot;suffix&quot;: &quot;&quot;, &quot;parse-names&quot;: false, &quot;dropping-particle&quot;: &quot;&quot;, &quot;family&quot;: &quot;Angeli&quot;, &quot;non-dropping-particle&quot;: &quot;&quot;}, {&quot;given&quot;: &quot;P&quot;, &quot;suffix&quot;: &quot;&quot;, &quot;parse-names&quot;: false, &quot;dropping-particle&quot;: &quot;&quot;, &quot;family&quot;: &quot;Legendre&quot;, &quot;non-dropping-particle&quot;: &quot;&quot;}, {&quot;given&quot;: &quot;P&quot;, &quot;suffix&quot;: &quot;&quot;, &quot;parse-names&quot;: false, &quot;dropping-particle&quot;: &quot;&quot;, &quot;family&quot;: &quot;Dutilleul&quot;, &quot;non-dropping-particle&quot;: &quot;&quot;}, {&quot;given&quot;: &quot;G&quot;, &quot;suffix&quot;: &quot;&quot;, &quot;parse-names&quot;: false, &quot;dropping-particle&quot;: &quot;&quot;, &quot;family&quot;: &quot;Balvay&quot;, &quot;non-dropping-particle&quot;: &quot;&quot;}, {&quot;given&quot;: &quot;D&quot;, &quot;suffix&quot;: &quot;&quot;, &quot;parse-names&quot;: false, &quot;dropping-particle&quot;: &quot;&quot;, &quot;family&quot;: &quot;Gerdeaux&quot;, &quot;non-dropping-particle&quot;: &quot;&quot;}, {&quot;given&quot;: &quot;J&quot;, &quot;suffix&quot;: &quot;&quot;, &quot;parse-names&quot;: false, &quot;dropping-particle&quot;: &quot;&quot;, &quot;family&quot;: &quot;Guillard&quot;, &quot;non-dropping-particle&quot;: &quot;&quot;}]}, &quot;id&quot;: &quot;ITEM-1&quot;}, {&quot;uris&quot;: [&quot;http://www.mendeley.com/documents/?uuid=a3e4a669-f56f-44dc-aa9e-af973fa33e3c&quot;], &quot;itemData&quot;: {&quot;type&quot;: &quot;article-journal&quot;, &quot;PMID&quot;: &quot;318&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ISBN&quot;: &quot;0024-3590&quot;, &quot;container-title&quot;: &quot;Limnology and Oceanography&quot;, &quot;issued&quot;: {&quot;date-parts&quot;: [[&quot;2003&quot;]]}, &quot;DOI&quot;: &quot;10.4319/lo.2003.48.6.2221&quot;, &quot;title&quot;: &quot;Seasonal and diel patchiness of a Daphnia population: An acoustic analysis&quot;, &quot;id&quot;: &quot;ITEM-2&quot;, &quot;volume&quot;: &quot;48&quot;, &quot;page&quot;: &quot;2221-2233&quot;, &quot;author&quot;: [{&quot;given&quot;: &quot;Leif K.&quot;, &quot;suffix&quot;: &quot;&quot;, &quot;parse-names&quot;: false, &quot;dropping-particle&quot;: &quot;&quot;, &quot;family&quot;: &quot;Hembre&quot;, &quot;non-dropping-particle&quot;: &quot;&quot;}, {&quot;given&quot;: &quot;Robert O.&quot;, &quot;suffix&quot;: &quot;&quot;, &quot;parse-names&quot;: false, &quot;dropping-particle&quot;: &quot;&quot;, &quot;family&quot;: &quot;Megard&quot;, &quot;non-dropping-particle&quot;: &quot;&quot;}]}, &quot;id&quot;: &quot;ITEM-2&quot;}], &quot;properties&quot;: {&quot;noteIndex&quot;: 0},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schema&quot;: &quot;https://github.com/citation-style-language/schema/raw/master/csl-citation.json&quot;} RNDh1GFWuy3xk"/><text:span text:style-name="T426">(Pinel-Alloul et al. 1999, Hembre and Megard 2003)</text:span><text:reference-mark-end text:name="ADDIN CSL_CITATION {&quot;citationItems&quot;: [{&quot;uris&quot;: [&quot;http://www.mendeley.com/documents/?uuid=65947f9e-b89c-4ab5-aab3-2048cbed2aad&quot;], &quot;itemData&quot;: {&quot;type&quot;: &quot;article-journal&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ISBN&quot;: &quot;0706-652X&quot;, &quot;container-title&quot;: &quot;Canadian Journal of Fisheries and Aquatic Sciences&quot;, &quot;issued&quot;: {&quot;date-parts&quot;: [[&quot;1999&quot;]]}, &quot;DOI&quot;: &quot;10.1139/cjfas-56-8-1437&quot;, &quot;title&quot;: &quot;Large-scale spatial heterogeneity of macrozooplankton in Lake of Geneva&quot;, &quot;id&quot;: &quot;ITEM-1&quot;, &quot;volume&quot;: &quot;56&quot;, &quot;page&quot;: &quot;1437-1451&quot;, &quot;author&quot;: [{&quot;given&quot;: &quot;B&quot;, &quot;suffix&quot;: &quot;&quot;, &quot;parse-names&quot;: false, &quot;dropping-particle&quot;: &quot;&quot;, &quot;family&quot;: &quot;Pinel-Alloul&quot;, &quot;non-dropping-particle&quot;: &quot;&quot;}, {&quot;given&quot;: &quot;C&quot;, &quot;suffix&quot;: &quot;&quot;, &quot;parse-names&quot;: false, &quot;dropping-particle&quot;: &quot;&quot;, &quot;family&quot;: &quot;Guay&quot;, &quot;non-dropping-particle&quot;: &quot;&quot;}, {&quot;given&quot;: &quot;N&quot;, &quot;suffix&quot;: &quot;&quot;, &quot;parse-names&quot;: false, &quot;dropping-particle&quot;: &quot;&quot;, &quot;family&quot;: &quot;Angeli&quot;, &quot;non-dropping-particle&quot;: &quot;&quot;}, {&quot;given&quot;: &quot;P&quot;, &quot;suffix&quot;: &quot;&quot;, &quot;parse-names&quot;: false, &quot;dropping-particle&quot;: &quot;&quot;, &quot;family&quot;: &quot;Legendre&quot;, &quot;non-dropping-particle&quot;: &quot;&quot;}, {&quot;given&quot;: &quot;P&quot;, &quot;suffix&quot;: &quot;&quot;, &quot;parse-names&quot;: false, &quot;dropping-particle&quot;: &quot;&quot;, &quot;family&quot;: &quot;Dutilleul&quot;, &quot;non-dropping-particle&quot;: &quot;&quot;}, {&quot;given&quot;: &quot;G&quot;, &quot;suffix&quot;: &quot;&quot;, &quot;parse-names&quot;: false, &quot;dropping-particle&quot;: &quot;&quot;, &quot;family&quot;: &quot;Balvay&quot;, &quot;non-dropping-particle&quot;: &quot;&quot;}, {&quot;given&quot;: &quot;D&quot;, &quot;suffix&quot;: &quot;&quot;, &quot;parse-names&quot;: false, &quot;dropping-particle&quot;: &quot;&quot;, &quot;family&quot;: &quot;Gerdeaux&quot;, &quot;non-dropping-particle&quot;: &quot;&quot;}, {&quot;given&quot;: &quot;J&quot;, &quot;suffix&quot;: &quot;&quot;, &quot;parse-names&quot;: false, &quot;dropping-particle&quot;: &quot;&quot;, &quot;family&quot;: &quot;Guillard&quot;, &quot;non-dropping-particle&quot;: &quot;&quot;}]}, &quot;id&quot;: &quot;ITEM-1&quot;}, {&quot;uris&quot;: [&quot;http://www.mendeley.com/documents/?uuid=a3e4a669-f56f-44dc-aa9e-af973fa33e3c&quot;], &quot;itemData&quot;: {&quot;type&quot;: &quot;article-journal&quot;, &quot;PMID&quot;: &quot;318&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ISBN&quot;: &quot;0024-3590&quot;, &quot;container-title&quot;: &quot;Limnology and Oceanography&quot;, &quot;issued&quot;: {&quot;date-parts&quot;: [[&quot;2003&quot;]]}, &quot;DOI&quot;: &quot;10.4319/lo.2003.48.6.2221&quot;, &quot;title&quot;: &quot;Seasonal and diel patchiness of a Daphnia population: An acoustic analysis&quot;, &quot;id&quot;: &quot;ITEM-2&quot;, &quot;volume&quot;: &quot;48&quot;, &quot;page&quot;: &quot;2221-2233&quot;, &quot;author&quot;: [{&quot;given&quot;: &quot;Leif K.&quot;, &quot;suffix&quot;: &quot;&quot;, &quot;parse-names&quot;: false, &quot;dropping-particle&quot;: &quot;&quot;, &quot;family&quot;: &quot;Hembre&quot;, &quot;non-dropping-particle&quot;: &quot;&quot;}, {&quot;given&quot;: &quot;Robert O.&quot;, &quot;suffix&quot;: &quot;&quot;, &quot;parse-names&quot;: false, &quot;dropping-particle&quot;: &quot;&quot;, &quot;family&quot;: &quot;Megard&quot;, &quot;non-dropping-particle&quot;: &quot;&quot;}]}, &quot;id&quot;: &quot;ITEM-2&quot;}], &quot;properties&quot;: {&quot;noteIndex&quot;: 0},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schema&quot;: &quot;https://github.com/citation-style-language/schema/raw/master/csl-citation.json&quot;} RNDh1GFWuy3xk"/><text:span text:style-name="T68">⁠. <text:s/>In this case, these included</text:span><text:change text:change-id="ct46780896"/><text:span text:style-name="T68"> trends in zooplankton biomass density with distance from shore or from the stream inlet. <text:s/>Accounting for spatial trends and patchiness</text:span><text:change-start text:change-id="ct46606608"/><text:span text:style-name="T68"> in turn</text:span><text:change-end text:change-id="ct46606608"/><text:span text:style-name="T68"> reduces uncertainty in the biomass estimates</text:span><text:change-start text:change-id="ct46732544"/><text:span text:style-name="T68">.</text:span><text:change-end text:change-id="ct46732544"/><text:change-start text:change-id="ct46728928"/></text:p>
      <text:p text:style-name="P23"><text:tab/><text:change-end text:change-id="ct46728928"/><text:change-start text:change-id="ct46394240"/><text:span text:style-name="T564">Perhaps most notably, multi-frequency echosounders allow the biomass of multiple trophic levels to be </text:span><text:change-end text:change-id="ct46394240"/><text:change-start text:change-id="ct46605168"/><text:span text:style-name="T564">measured</text:span><text:change-end text:change-id="ct46605168"/><text:change-start text:change-id="ct46605392"/><text:span text:style-name="T564"> </text:span><text:change-end text:change-id="ct46605392"/><text:change-start text:change-id="ct46261696"/><text:span text:style-name="T564">efficiently</text:span><text:change-end text:change-id="ct46261696"/><text:change-start text:change-id="ct46261920"/><text:span text:style-name="T564">,</text:span><text:change-end text:change-id="ct46261920"/><text:change-start text:change-id="ct46641488"/><text:span text:style-name="T564"> and at the same spatial resolution</text:span><text:change-end text:change-id="ct46641488"/><text:change-start text:change-id="ct46641712"/><text:span text:style-name="T564">. <text:s/></text:span><office:annotation office:name="__Annotation__20975_779286336"><dc:creator>Unknown Author</dc:creator><dc:date>2016-11-28T19:59:59</dc:date><text:p text:style-name="P95"><text:span text:style-name="T571">Before I go looking, did you have any particular references in mind?</text:span></text:p></office:annotation><text:span text:style-name="T564">[Refer to any EBM papers here]</text:span><office:annotation-end office:name="__Annotation__20975_779286336"/><text:span text:style-name="T564">. <text:s/></text:span><text:change-end text:change-id="ct46641712"/><text:change-start text:change-id="ct46651824"/><text:span text:style-name="T564">In </text:span><text:change-end text:change-id="ct46651824"/><text:change-start text:change-id="ct46705856"/><text:span text:style-name="T564">a </text:span><text:change-end text:change-id="ct46705856"/><text:change-start text:change-id="ct46735136"/><text:span text:style-name="T564">relatively </text:span><text:change-end text:change-id="ct46735136"/><text:change-start text:change-id="ct46752096"/><text:span text:style-name="T564">small lake such as Cherry, Eleanor</text:span><text:change-end text:change-id="ct46752096"/><text:change-start text:change-id="ct45871200"/><text:span text:style-name="T564">, or Independence, </text:span><text:change-end text:change-id="ct45871200"/><text:change-start text:change-id="ct46511392"/><text:span text:style-name="T564">the ability to survey large volumes</text:span><text:change-end text:change-id="ct46511392"/><text:change-start text:change-id="ct46631248"/><text:span text:style-name="T564"> of water quickly means that </text:span><text:change-end text:change-id="ct46631248"/><text:change-start text:change-id="ct46219056"/><text:span text:style-name="T564">a virtual census of the lake’s fauna is</text:span><text:change-end text:change-id="ct46219056"/><text:change-start text:change-id="ct46659840"/><text:span text:style-name="T564"> feasible</text:span><text:change-end text:change-id="ct46659840"/><text:change-start text:change-id="ct46660064"/><text:span text:style-name="T564">. <text:s/></text:span><text:change-end text:change-id="ct46660064"/><text:change-start text:change-id="ct46788096"/><text:span text:style-name="T564">The time available for o</text:span><text:change-end text:change-id="ct46788096"/><text:change-start text:change-id="ct46774976"/><text:span text:style-name="T564">ur</text:span><text:change-end text:change-id="ct46774976"/><text:change-start text:change-id="ct46766240"/><text:span text:style-name="T564"> acoustic surveys was somewhat </text:span><text:change-end text:change-id="ct46766240"/><text:change-start text:change-id="ct46818832"/><text:span text:style-name="T564">constrained by </text:span><text:change-end text:change-id="ct46818832"/><text:change-start text:change-id="ct42433040"/><text:span text:style-name="T564">the need to collect a variety of other optical, chemical, and biological data</text:span><text:change-end text:change-id="ct42433040"/><text:change-start text:change-id="ct45934960"/><text:span text:style-name="T564"> not reported in this study, as well as the time required to trailer the boat </text:span><text:change-end text:change-id="ct45934960"/><text:change-start text:change-id="ct46607792"/><text:span text:style-name="T564">to each lake</text:span><text:change-end text:change-id="ct46607792"/><text:change-start text:change-id="ct46011024"/><text:span text:style-name="T564">. <text:s/></text:span><text:change-end text:change-id="ct46011024"/><text:change-start text:change-id="ct46727744"/><text:span text:style-name="T564">However, we were still able to run full-</text:span><text:change-end text:change-id="ct46727744"/><text:change-start text:change-id="ct46010304"/><text:span text:style-name="T564">length transects of the lakes in most of the surveys, and with just a few more hours it would be possible to survey </text:span><text:change-end text:change-id="ct46010304"/><text:change-start text:change-id="ct46012048"/><text:span text:style-name="T564">the lakes quite thoroughly, producing</text:span><text:change-end text:change-id="ct46012048"/><text:change-start text:change-id="ct45940400"/><text:span text:style-name="T564"> detailed three-dimensional map</text:span><text:change-end text:change-id="ct45940400"/><text:change-start text:change-id="ct46748560"/><text:span text:style-name="T564">s of the distribution of fish and zooplankton as well as accurate estimates of their numbers and biomass.</text:span><text:change-end text:change-id="ct46748560"/><text:change-start text:change-id="ct46011328"/><text:span text:style-name="T564"> <text:s/></text:span><text:change-end text:change-id="ct46011328"/><text:change-start text:change-id="ct45941424"/><text:span text:style-name="T564">As this study demonstrates, </text:span><text:change-end text:change-id="ct45941424"/><text:change-start text:change-id="ct45940704"/><text:span text:style-name="T564">such a goal is realizable and offers </text:span><text:change-end text:change-id="ct45940704"/><text:change-start text:change-id="ct45942208"/><text:span text:style-name="T564">an </text:span><text:change-end text:change-id="ct45942208"/><text:change-start text:change-id="ct45965248"/><text:span text:style-name="T564">exciting prospect for studies of predator-prey interactions</text:span><text:change-end text:change-id="ct45965248"/><text:change-start text:change-id="ct46726960"/><text:span text:style-name="T564"> and lake food webs.</text:span><text:change-end text:change-id="ct46726960"/><text:change-start text:change-id="ct46607568"/></text:p>
      <text:p text:style-name="P23"><text:change-end text:change-id="ct46607568"/></text:p>
      <text:p text:style-name="P69">References</text:p>
      <text:section text:style-name="Sect1" text:name="ADDIN Mendeley Bibliography CSL_BIBLIOGRAPHY  RND6rqCmXmu3b">
        <text:p text:style-name="P71">Beauchamp, D. a, C. M. Baldwin, J. L. Vogel, and C. P. Gubala. 1999. Estimating diel, depth-specific foraging opportunities with a visual encounter rate model for pelagic piscivores. Canadian Journal of Fisheries and Aquatic Sciences 56:128–139.</text:p>
        <text:p text:style-name="P71">Bezanson, J., S. Karpinski, V. B. Shah, and A. Edelman. 2012. Julia: a fast, dynamic language for technical computing. arXiv preprint arXiv:1209.</text:p>
        <text:p text:style-name="P71">Bingaman, J. W. 1961. Guardians of the Yosemite: A Story of the First Rangers. First edition. Desert Printers.</text:p>
        <text:p text:style-name="P71">Bradford, D. F., S. D. Cooper, T. M. Jenkins, Jr., K. Kratz, O. Sarnelle, A. D. Brown, T. M. Jenkins, K. Kratz, O. Sarnelle, and A. D. Brown. 1998. Influences of natural acidity and introduced fish on faunal assemblages in California alpine lakes. Canadian Journal of Fisheries and Aquatic Sciences 55:2478–2491.</text:p>
        <text:p text:style-name="P71">Brandt, S. B., D. M. Mason, E. V Patrick, R. L. Argyle, L. Wells, P. A. Unger, and D. J. Stewart. 1991. Acoustic measures of the abundance and size of pelagic planktivores in Lake Michigan. Canadian Journal of Fisheries and Aquatic Science 48:894–908.</text:p>
        <text:p text:style-name="P71">Byron, E. R., P. T. Whitman, and C. R. Goldman. 1983. Observation of copepod swarms in Lake Tahoe. Limnology and Oceanography 28:378–382.</text:p>
        <text:p text:style-name="P71">Culver, D. A., M. M. Boucherle, D. J. Bean, and J. W. Fletcher. 1985. Biomass of Freshwater Crustacean Zooplankton from Length–Weight Regressions. Canadian Journal of Fisheries and Aquatic Sciences 42:1380–1390.</text:p>
        <text:p text:style-name="P71">Denman, K., A. Okubo, and T. Platt. 1977. The chlorophyll function spectrum in the sea. Limnology and Oceanography 22:1033–1038.</text:p>
        <text:p text:style-name="P71">Eckart, N. A. 1940. The Water Supply System of San Francisco. Journal (American Water Works Association) 32:751–794.</text:p>
        <text:p text:style-name="P71">Efron, B., and R. J. Tibshirani. 1993. An Introuction to the Bootstrap. Chapman &amp; Hall, New York.</text:p>
        <text:p text:style-name="P71">Finlay, K., B. E. Beisner, and <text:s/>a J. D. Barnett. 2007. The use of the Laser Optical Plankton Counter to measure zooplankton size, abundance, and biomass in small freshwater lakes. Limnology and Oceanography-Methods 5:41–49.</text:p>
        <text:p text:style-name="P71">Foote, K. G. 1987. Fish target strengths for use in echo integrator surveys. The Journal of the Acoustical Society of America 82:981.</text:p>
        <text:p text:style-name="P71">Foote, K. G., H. P. Knudsen, G. Vestnes, D. N. MacLennan, and E. J. Simmonds. 1987. Calibration of acoustic instruments for fish density estimation: a practical guide. Page ICES Cooperative Research Report.</text:p>
        <text:p text:style-name="P71"><text:soft-page-break/>Grünbaum, D. 2012. The logic of ecological patchiness. Interface Focus 2:150–155.</text:p>
        <text:p text:style-name="P71">Hembre, L. K., and R. O. Megard. 2003. Seasonal and diel patchiness of a Daphnia population: An acoustic analysis. Limnology and Oceanography 48:2221–2233.</text:p>
        <text:p text:style-name="P71">Holliday, D. 1995. Bioacoustical oceanography at high frequencies. ICES Journal of Marine Science 52:279–296.</text:p>
        <text:p text:style-name="P71">Hyatt, M. W., and W. a Hubert. 2001. Proposed Standard-Weight Equations for Brook Trout. North American Journal of Fisheries Management 21:253–254.</text:p>
        <text:p text:style-name="P71">Knapp, R. a, K. R. Matthews, and O. Sarnelle. 2001. Resistance and resilience of alpine lake fauna tofish introductions. Ecological Monographs 71:401–421.</text:p>
        <text:p text:style-name="P71">Mackas, D. L., K. L. Denman, and M. R. Abbott. 1985. Plankton patchiness: biology in the physical vernacular. Bulletin of Marine Science 37:653–674.</text:p>
        <text:p text:style-name="P71">MacLennan, D. N., P. G. Fernandes, J. D. Maclennan, D. N. Fernandes, D. M. Maclennan, and P. G. Fernandes. 2002. A consistent approach to definitions and symbols in fisheries acoustics. ICES Journal of Marine Science 59:365–369.</text:p>
        <text:p text:style-name="P71">Masson, S., N. Angeli, J. Guillard, and B. Pinel-Alloul. 2001. Diel vertical and horizontal distribution of crustacean zooplankton and young of the year fish in a sub-alpine lake: an approach based on high frequency sampling. Journal of Plankton Research 23:1041–1060.</text:p>
        <text:p text:style-name="P71">McGehee, D. E., R. L. O’Driscoll, and L. V. M. Traykovski. 1998. Effects of orientation on acoustic scattering from Antarctic krill at 120 kHz. Deep-Sea Research Part II: Topical Studies in Oceanography 45:1273–1294.</text:p>
        <text:p text:style-name="P71">Melnik, N. G., O. A. Timoshkin, V. G. Sidleva, S. V. Pushkin, and V. S. Mamylov. 1993. Hydroacoustic measurement of the density of the Baikal macrozooplankter Macrohectopus branickii. Limnology and Oceanography 38:425–434.</text:p>
        <text:p text:style-name="P71">Milewski, C. L., and M. L. Brown. 1994. Proposed Standard Weight (Ws) Equation and Length-Categorization Standards for Stream-Dwelling Brown Trout (<text:span text:style-name="T509">Salmo trutta</text:span>). Journal of Freshwater Ecology 9:111–116.</text:p>
        <text:p text:style-name="P71">Myriax Pty Ltd. 2016. Echoview. Hobart, Tasmania.</text:p>
        <text:p text:style-name="P71">National Wildfire Coordinating Group. 2013. Rim Fire Final Update.</text:p>
        <text:p text:style-name="P71">Nielsen, J. L., and G. K. Sage. 2002. Population Genetic Structure in Lahontan Cutthroat Trout. Transactions of the American Fisheries Society 131:376–388.</text:p>
        <text:p text:style-name="P71">Northcote, T. G. 1964. Use of a high-frequency echo sounder to record distribution and migration of Chaoborus larvae. Limnology and Oceanography 9:87–91.</text:p>
        <text:p text:style-name="P71">Parks, S. E., J. D. Warren, K. Stamieszkin, C. A. Mayo, and D. Wiley. 2012. Dangerous dining: surface <text:soft-page-break/>foraging of North Atlantic right whales increases risk of vessel collisions. Biol Lett 8:57–60.</text:p>
        <text:p text:style-name="P71">Pinel-Alloul, B., C. Guay, N. Angeli, P. Legendre, P. Dutilleul, G. Balvay, D. Gerdeaux, and J. Guillard. 1999. Large-scale spatial heterogeneity of macrozooplankton in Lake of Geneva. Canadian Journal of Fisheries and Aquatic Sciences 56:1437–1451.</text:p>
        <text:p text:style-name="P71">R Development Core Team. 2016. R: A Language and Environment for Statistical Computing. R Foundation for Technical Computing, Vienna, Austria.</text:p>
        <text:p text:style-name="P71">De Robertis, A., and I. Higginbottom. 2007. A post-processing technique to estimate the signal-to-noise ratio and remove echosounder background noise. ICES Journal of Marine Science 64:1282–1291.</text:p>
        <text:p text:style-name="P71">Roman, M. R., D. V. Holliday, and L. P. Sanford. 2001. Temporal and spatial patterns of zooplankton in the Chesapeake Bay turbidity maximum. Marine Ecology Progress Series 213:215–227.</text:p>
        <text:p text:style-name="P71">Rudstam, L. G., F. R. Knudsen, H. Balk, G. Gal, B. T. Boscarino, and T. Axenrot. 2008. Acoustic characterization of Mysis relicta at multiple frequencies. Canadian Journal of Fisheries and Aquatic Sciences 65:2769–2779.</text:p>
        <text:p text:style-name="P71">Rudstam, L. G., S. L. Parker-Stetter, P. J. Sullivan, and D. M. Warner. 2009. Towards a standard operating procedure for fishery acoustic surveys in the Laurentian Great Lakes, North America. ICES Journal of Marine Science.</text:p>
        <text:p text:style-name="P71">Schabetsberger, R., M. S. Luger, G. Drozdowski, and A. Jagsch. 2009. Only the small survive: Monitoring long-term changes in the zooplankton community of an Alpine lake after fish introduction. Biological Invasions 11:1335–1345.</text:p>
        <text:p text:style-name="P71">Simonin, P. W., D. L. Parrish, L. G. Rudstam, P. J. Sullivan, and B. Pientka. 2012. Native rainbow smelt and nonnative alewife distribution related to temperature and light gradients in Lake Champlain. Journal of Great Lakes Research 38:115–122.</text:p>
        <text:p text:style-name="P71">Simpkins, D. G., and W. A. Hubert. 1996. Proposed revision of the standard-weight equation for rainbow trout. 11:3–9.</text:p>
        <text:p text:style-name="P71">Sommer, U., Z. M. Gliwicz, W. Lampert, and A. Duncan. 1986. The PEG-model of seasonal succession of plantkonic events in fresh waters. Archive fur Hydrobiologie 106:433–471.</text:p>
        <text:p text:style-name="P71">Stanton, T. K., and D. Chu. 2000. Review and recommendations for the modelling of acoustic scattering by fluid-like elongated zooplankton: euphausiids and copepods. ICES Journal of Marine Science 57:793–807.</text:p>
        <text:p text:style-name="P71">Stanton, T. K., D. Chu, and P. H. Wiebe. 1998. Sound scattering by several zooplankton groups. II. Scattering models. The Journal of the Acoustical Society of America 103:236–253.</text:p>
        <text:p text:style-name="P71">Temming, A., J. Floeter, and S. Ehrich. 2007. Predation hot spots: Large scale impact of local aggregations. Ecosystems 10:865–876.</text:p>
        <text:p text:style-name="P71"><text:soft-page-break/>Teraguchi, M., and T. G. Northcote. 1966. Teraguchi_and_Northcote_1966.Pdf. Limnology and Oceanography 11:164–176.</text:p>
        <text:p text:style-name="P71">Thorne, P. D., and D. M. Hanes. 2002. A review of acoustic measurement of small-scale sediment processes. Continental Shelf Research 22:603–632.</text:p>
        <text:p text:style-name="P71">United States Forest Service. 2016. Stanislaus National Forest - Cherry Lake. http://www.fs.usda.gov/recarea/stanislaus/recarea/?recid=14973.</text:p>
        <text:p text:style-name="P71">Urmy, S. S. 2016. SDWBA.jl: A Julia package for modeling acoustic backscatter from zooplankton.</text:p>
        <text:p text:style-name="P71">Urmy, S. S., J. K. Horne, and D. H. Barbee. 2012. Measuring the vertical distributional variability of pelagic fauna in Monterey Bay. ICES Journal of Marine Science 69:184–196.</text:p>
        <text:p text:style-name="P71">Urmy, S. S., C. E. Williamson, T. H. Leach, S. G. Schladow, E. P. Overholt, and J. D. Warren. 2016. Vertical redistribution of zooplankton in an oligotrophic lake associated with reduction in ultraviolet radiation by wildfire smoke. Geophysical Research Letters 43:3746–3753.</text:p>
        <text:p text:style-name="P71">Warren, J. D., T. H. Leach, and C. E. Williamson. 2016. Measuring the distribution, abundance, and biovolume of zooplankton in an oligotrophic freshwater lake with a 710 kHz scientific echosounder. Limnology and Oceanography: Methods 14:231–244.</text:p>
        <text:p text:style-name="P71">Warren, J. D., and P. H. Wiebe. 2008. Accounting for biological and physical sources of acoustic backscatter improves estimates of zooplankton biomass. Canadian Journal of Fisheries and Aquatic Sciences 65:1321–1333.</text:p>
        <text:p text:style-name="P71">Wiebe, P. H., S. Boyd, and J. L. Cox. 1975. Relationships between zooplankton displacement volume, wet weight, dry weight, and carbon. Fishery Bulletin 73:777–786.</text:p>
        <text:p text:style-name="P71">Wiebe, P. H., G. L. Lawson, A. C. Lavery, N. J. Copley, E. Horgan, and A. Bradley. 2013. Improved agreement of net and acoustical methods for surveying euphausiids by mitigating avoidance using a net-based LED strobe light system. ICES Journal of Marine Science 70:650–664.</text:p>
        <text:p text:style-name="P71">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67">Williamson, C. E., E. P. Overholt, J. A. Brentrup, R. M. Pilla, T. H. Leach, S. G. Schladow, J. D. Warren, S. S. Urmy, S. Sadro, S. Chandra, and P. J. Neale. 2016. Sentinel responses to droughts, wildfires, and floods: Effects of UV radiation on lakes and their ecosystem services. Frontiers in Ecology and the Environment 14:102–109.</text:p>
      </text:section>
      <text:p text:style-name="P70">Acknowledgements</text:p>
      <text:p text:style-name="P57"><text:span text:style-name="T491"><text:tab/></text:span><text:span text:style-name="T492">Many of the logistical aspects of this project were planned and executed on short notice, and could not have succeeded without help from a number of people. <text:s/>T</text:span><text:span text:style-name="T491">he staff of the UC Davis Tahoe Environmental Research Center, in particular Raph Townsend, Katie Webb, and Brant Allen, </text:span><text:span text:style-name="T492">got</text:span><text:span text:style-name="T491"> us in and out of the lakes </text:span><text:span text:style-name="T493">safely in conditions that were </text:span><text:span text:style-name="T498">usually</text:span><text:span text:style-name="T493"> difficult and at times dangerous. <text:s/>Taylor Leach </text:span><text:span text:style-name="T496">and Jennifer Brentrup</text:span><text:span text:style-name="T493"> assisted with field work in Independence Lake and Lake Tahoe and helped process some of the zooplankton samples. <text:s/></text:span><text:span text:style-name="T491">Maria Anderson, Kayla Hartigan, Michaela Miller, and Helena Nierer </text:span><text:span text:style-name="T494">identified, </text:span><text:span text:style-name="T491">counted and measured </text:span><text:span text:style-name="T494">the zooplankton</text:span><text:span text:style-name="T491">. <text:s/>Erin Overholt </text:span><text:span text:style-name="T493">maintained her good humor wh</text:span><text:span text:style-name="T497">ile</text:span><text:span text:style-name="T493"> dealing with reimbursements for a dozen cross-country flights, booked on short notice. <text:s/></text:span><text:span text:style-name="T495">This project was funded by the National Science Foundation’s Division of Environmental Biology RAPID grant 13-60066</text:span><text:change-start text:change-id="ct45418704"/><text:span text:style-name="T495">,</text:span><text:change-end text:change-id="ct45418704"/><text:span text:style-name="T495"> </text:span><text:span text:style-name="T496">awarded to Craig E. Williamson and S. Geoffrey Schladow</text:span><text:span text:style-name="T4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1-28T21:49:46.381854489</dc:date>
    <meta:editing-duration>P10DT18H34M21S</meta:editing-duration>
    <meta:editing-cycles>611</meta:editing-cycles>
    <meta:generator>LibreOffice/5.1.4.2$Linux_X86_64 LibreOffice_project/10m0$Build-2</meta:generator>
    <meta:document-statistic meta:table-count="0" meta:image-count="0" meta:object-count="3" meta:page-count="22" meta:paragraph-count="121" meta:word-count="8607" meta:character-count="54640" meta:non-whitespace-character-count="45877"/>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